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9.31pt"/>
    </style:style>
    <style:style style:family="table-column" style:name="co2">
      <style:table-column-properties fo:break-before="auto" style:column-width="55.5pt"/>
    </style:style>
    <style:style style:family="table-column" style:name="co3">
      <style:table-column-properties fo:break-before="auto" style:column-width="187.09pt"/>
    </style:style>
    <style:style style:family="table-column" style:name="co4">
      <style:table-column-properties fo:break-before="auto" style:column-width="68.94pt"/>
    </style:style>
    <style:style style:family="table-column" style:name="co5">
      <style:table-column-properties fo:break-before="auto" style:column-width="87.99pt"/>
    </style:style>
    <style:style style:family="table-column" style:name="co6">
      <style:table-column-properties fo:break-before="auto" style:column-width="49.95pt"/>
    </style:style>
    <style:style style:family="table-column" style:name="co7">
      <style:table-column-properties fo:break-before="auto" style:column-width="88.81pt"/>
    </style:style>
    <style:style style:family="table-column" style:name="co8">
      <style:table-column-properties fo:break-before="auto" style:column-width="30.1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33.31pt"/>
    </style:style>
    <style:style style:family="table-column" style:name="co13">
      <style:table-column-properties fo:break-before="auto" style:column-width="36.45pt"/>
    </style:style>
    <style:style style:family="table-column" style:name="co14">
      <style:table-column-properties fo:break-before="auto" style:column-width="35.66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34.89pt"/>
    </style:style>
    <style:style style:family="table-column" style:name="co17">
      <style:table-column-properties fo:break-before="auto" style:column-width="66.61pt"/>
    </style:style>
    <style:style style:family="table-column" style:name="co18">
      <style:table-column-properties fo:break-before="auto" style:column-width="29.34pt"/>
    </style:style>
    <style:style style:family="table-column" style:name="co19">
      <style:table-column-properties fo:break-before="auto" style:column-width="24.5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25.51pt"/>
    </style:style>
    <style:style style:family="table-row" style:name="ro4">
      <style:table-row-properties fo:break-before="auto" style:use-optimal-row-height="false" style:row-height="38.24pt"/>
    </style:style>
    <style:style style:family="table-row" style:name="ro5">
      <style:table-row-properties fo:break-before="auto" style:use-optimal-row-height="false" style:row-height="51pt"/>
    </style:style>
    <style:style style:family="table-row" style:name="ro6">
      <style:table-row-properties fo:break-before="auto" style:use-optimal-row-height="false" style:row-height="89.26pt"/>
    </style:style>
    <style:style style:family="table-row" style:name="ro7">
      <style:table-row-properties fo:break-before="auto" style:use-optimal-row-height="false" style:row-height="63.75pt"/>
    </style:style>
    <style:style style:family="table-row" style:name="ro8">
      <style:table-row-properties fo:break-before="auto" style:use-optimal-row-height="false" style:row-height="76.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178.5pt"/>
    </style:style>
    <style:style style:family="table-row" style:name="ro11">
      <style:table-row-properties fo:break-before="auto" style:use-optimal-row-height="false" style:row-height="127.5pt"/>
    </style:style>
    <style:style style:family="table-row" style:name="ro12">
      <style:table-row-properties fo:break-before="auto" style:use-optimal-row-height="false" style:row-height="39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10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2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7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3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2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fo:border-left="1.76pt solid #000000" style:text-align-source="value-type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4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6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6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Data" style:name="ce6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0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0.74pt solid #000000" style:text-align-source="value-type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2">
      <style:table-cell-properties style:glyph-orientation-vertical="0" fo:padding="2.01pt" fo:border-left="0.74pt solid #000000" style:text-align-source="value-type" style:direction="ltr" fo:border-top="0.74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6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9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0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4" table:default-cell-style-name="ce12"/>
        <table:table-column table:style-name="co15" table:default-cell-style-name="ce12"/>
        <table:table-column table:style-name="co16" table:default-cell-style-name="ce87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9" table:default-cell-style-name="ce12" table:number-columns-repeated="2"/>
        <table:table-column table:style-name="co9" table:default-cell-style-name="ce24" table:number-columns-repeated="230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Overijssel Eerste gedeelte</text:p>
          </table:table-cell>
          <table:table-cell table:style-name="ce13" table:number-columns-repeated="4"/>
          <table:table-cell table:style-name="ce27" table:number-columns-repeated="16"/>
          <table:table-cell table:style-name="ce78"/>
          <table:table-cell table:style-name="ce88" table:number-columns-repeated="4"/>
          <table:table-cell table:style-name="ce97"/>
          <table:table-cell table:style-name="ce25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28" table:number-columns-repeated="16"/>
          <table:table-cell table:style-name="ce79"/>
          <table:table-cell table:style-name="ce25" table:number-columns-repeated="1002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9"/>
          <table:covered-table-cell table:style-name="ce37"/>
          <table:table-cell table:style-name="ce28"/>
          <table:table-cell ns42:value-type="string" table:number-rows-spanned="2" table:style-name="ce46" table:number-columns-spanned="4" office:value-type="string">
            <text:p>Woningen in de gemeente</text:p>
          </table:table-cell>
          <table:covered-table-cell table:style-name="ce55" table:number-columns-repeated="3"/>
          <table:table-cell ns42:value-type="string" table:number-rows-spanned="9" table:style-name="ce64" table:number-columns-spanned="1" office:value-type="string">
            <text:p>Tijdelijk aanwezige schepen</text:p>
          </table:table-cell>
          <table:table-cell ns42:value-type="string" table:number-rows-spanned="2" table:style-name="ce68" table:number-columns-spanned="6" office:value-type="string">
            <text:p>Bevolking</text:p>
          </table:table-cell>
          <table:covered-table-cell table:style-name="ce55" table:number-columns-repeated="5"/>
          <table:table-cell ns42:value-type="string" table:number-rows-spanned="8" table:style-name="ce70" table:number-columns-spanned="2" office:value-type="string">
            <text:p>Tijdelijk aanwezig</text:p>
          </table:table-cell>
          <table:covered-table-cell table:style-name="ce71"/>
          <table:table-cell ns42:value-type="string" table:number-rows-spanned="9" table:style-name="ce80" table:number-columns-spanned="1" office:value-type="string">
            <text:p>Telling</text:p>
          </table:table-cell>
          <table:table-cell ns42:value-type="string" table:number-rows-spanned="9" table:style-name="ce89" table:number-columns-spanned="1" office:value-type="string">
            <text:p>Tabel</text:p>
          </table:table-cell>
          <table:table-cell ns42:value-type="string" table:number-rows-spanned="9" table:style-name="ce89" table:number-columns-spanned="1" office:value-type="string">
            <text:p>Pagina links</text:p>
          </table:table-cell>
          <table:table-cell ns42:value-type="string" table:number-rows-spanned="9" table:style-name="ce93" table:number-columns-spanned="1" office:value-type="string">
            <text:p>Pagina rechts</text:p>
          </table:table-cell>
          <table:table-cell ns42:value-type="string" table:number-rows-spanned="9" table:style-name="ce89" table:number-columns-spanned="1" office:value-type="string">
            <text:p>Provincie</text:p>
          </table:table-cell>
          <table:table-cell ns42:value-type="string" table:number-rows-spanned="9" table:style-name="ce98" table:number-columns-spanned="1" office:value-type="string">
            <text:p>Image nr</text:p>
          </table:table-cell>
          <table:table-cell table:style-name="ce25"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0" table:number-columns-spanned="1" office:value-type="string">
            <text:p>Woningtype (schepen, tehuizen, etc.)</text:p>
          </table:table-cell>
          <table:table-cell ns42:value-type="string" table:number-rows-spanned="8" table:style-name="ce38" table:number-columns-spanned="1" office:value-type="string">
            <text:p>Kom, Buiten de kom, (tijdelijk aanwezige) Schepen, Personen zonder vaste verblijfplaats</text:p>
          </table:table-cell>
          <table:table-cell table:style-name="ce44"/>
          <table:covered-table-cell table:style-name="ce47"/>
          <table:covered-table-cell table:style-name="ce56" table:number-columns-repeated="11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31" table:number-columns-repeated="2"/>
          <table:table-cell ns42:value-type="string" table:number-rows-spanned="7" table:style-name="ce57" table:number-columns-spanned="1" office:value-type="string">
            <text:p>Bewoonde schepen</text:p>
          </table:table-cell>
          <table:covered-table-cell table:style-name="ce56"/>
          <table:table-cell ns42:value-type="string" table:number-rows-spanned="6" table:style-name="ce31" table:number-columns-spanned="2" office:value-type="string">
            <text:p>Bij de telling aanwezig</text:p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ijdelijk afwezig</text:p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otaal</text:p>
          </table:table-cell>
          <table:covered-table-cell table:style-name="ce31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5"/>
          <table:covered-table-cell table:style-name="ce31" table:number-columns-repeated="2"/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5" table:style-name="ce48" table:number-columns-spanned="1" office:value-type="string">
            <text:p>Bewoond</text:p>
          </table:table-cell>
          <table:table-cell ns42:value-type="string" table:number-rows-spanned="5" table:style-name="ce57" table:number-columns-spanned="1" office:value-type="string">
            <text:p>Onbewoond</text:p>
          </table:table-cell>
          <table:table-cell ns42:value-type="string" table:number-rows-spanned="5" table:style-name="ce57" table:number-columns-spanned="1" office:value-type="string">
            <text:p>In aanbouw</text:p>
          </table:table-cell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30"/>
          <table:covered-table-cell table:style-name="ce38"/>
          <table:table-cell table:style-name="ce44"/>
          <table:covered-table-cell table:style-name="ce48"/>
          <table:covered-table-cell table:style-name="ce57" table:number-columns-repeated="3"/>
          <table:covered-table-cell table:style-name="ce65"/>
          <table:table-cell ns42:value-type="string" table:style-name="ce69" office:value-type="string">
            <text:p>M</text:p>
          </table:table-cell>
          <table:table-cell ns42:value-type="string" table:style-name="ce69" office:value-type="string">
            <text:p>V</text:p>
          </table:table-cell>
          <table:table-cell ns42:value-type="string" table:style-name="ce69" office:value-type="string">
            <text:p>M</text:p>
          </table:table-cell>
          <table:table-cell ns42:value-type="string" table:style-name="ce69" office:value-type="string">
            <text:p>V</text:p>
          </table:table-cell>
          <table:table-cell ns42:value-type="string" table:style-name="ce69" office:value-type="string">
            <text:p>M</text:p>
          </table:table-cell>
          <table:table-cell ns42:value-type="string" table:style-name="ce69" office:value-type="string">
            <text:p>V</text:p>
          </table:table-cell>
          <table:table-cell ns42:value-type="string" table:style-name="ce69" office:value-type="string">
            <text:p>M</text:p>
          </table:table-cell>
          <table:table-cell ns42:value-type="string" table:style-name="ce73" office:value-type="string">
            <text:p>V</text:p>
          </table:table-cell>
          <table:covered-table-cell table:style-name="ce82"/>
          <table:covered-table-cell table:style-name="ce65" table:number-columns-repeated="4"/>
          <table:covered-table-cell table:style-name="ce100"/>
          <table:table-cell table:style-name="ce25"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44"/>
          <table:table-cell table:style-name="ce50" table:number-columns-repeated="4"/>
          <table:table-cell table:style-name="ce66"/>
          <table:table-cell table:style-name="ce6" table:number-columns-repeated="8"/>
          <table:table-cell table:style-name="ce83"/>
          <table:table-cell table:style-name="ce66" table:number-columns-repeated="5"/>
          <table:table-cell table:style-name="ce25" table:number-columns-repeated="997"/>
        </table:table-row>
        <table:table-row table:style-name="ro2">
          <table:table-cell ns42:value-type="string" table:style-name="ce7" office:value-type="string">
            <text:p>Stad Almelo</text:p>
          </table:table-cell>
          <table:table-cell table:style-name="ce19" table:number-columns-repeated="2"/>
          <table:table-cell ns42:value-type="string" table:style-name="ce19" office:value-type="string">
            <text:p>Wijk I</text:p>
          </table:table-cell>
          <table:table-cell table:style-name="ce19"/>
          <table:table-cell table:style-name="ce32"/>
          <table:table-cell ns42:value-type="string" table:style-name="ce40" office:value-type="string">
            <text:p>Kom</text:p>
          </table:table-cell>
          <table:table-cell table:style-name="ce28"/>
          <table:table-cell ns42:value-type="float" table:style-name="ce51" office:value="185" office:value-type="float">
            <text:p>185</text:p>
          </table:table-cell>
          <table:table-cell ns42:value-type="float" table:style-name="ce59" office:value="11" office:value-type="float">
            <text:p>11</text:p>
          </table:table-cell>
          <table:table-cell table:style-name="ce63" table:number-columns-repeated="2"/>
          <table:table-cell table:style-name="ce67"/>
          <table:table-cell ns42:value-type="float" table:style-name="ce59" office:value="397" office:value-type="float">
            <text:p>397</text:p>
          </table:table-cell>
          <table:table-cell ns42:value-type="float" table:style-name="ce59" office:value="443" office:value-type="float">
            <text:p>443</text:p>
          </table:table-cell>
          <table:table-cell ns42:value-type="float" table:style-name="ce59" office:value="15" office:value-type="float">
            <text:p>15</text:p>
          </table:table-cell>
          <table:table-cell ns42:value-type="float" table:style-name="ce59" office:value="11" office:value-type="float">
            <text:p>11</text:p>
          </table:table-cell>
          <table:table-cell ns42:value-type="float" table:style-name="ce59" office:value="412" office:value-type="float">
            <text:p>412</text:p>
          </table:table-cell>
          <table:table-cell ns42:value-type="float" table:style-name="ce59" office:value="454" office:value-type="float">
            <text:p>454</text:p>
          </table:table-cell>
          <table:table-cell ns42:value-type="float" table:style-name="ce59" office:value="13" office:value-type="float">
            <text:p>13</text:p>
          </table:table-cell>
          <table:table-cell ns42:value-type="float" table:style-name="ce74" office:value="8" office:value-type="float">
            <text:p>8</text:p>
          </table:table-cell>
          <table:table-cell ns42:value-type="string" table:style-name="ce84" office:value-type="string">
            <text:p>VT</text:p>
          </table:table-cell>
          <table:table-cell ns42:value-type="string" table:style-name="ce90" office:value-type="string">
            <text:p>1879_02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4" office:value-type="string">
            <text:p>Overijssel</text:p>
          </table:table-cell>
          <table:table-cell ns42:value-type="string" table:style-name="ce101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211" office:value-type="float">
            <text:p>211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71" office:value-type="float">
            <text:p>471</text:p>
          </table:table-cell>
          <table:table-cell ns42:value-type="float" table:style-name="ce61" office:value="513" office:value-type="float">
            <text:p>513</text:p>
          </table:table-cell>
          <table:table-cell ns42:value-type="float" table:style-name="ce60" office:value="15" office:value-type="float">
            <text:p>15</text:p>
          </table:table-cell>
          <table:table-cell ns42:value-type="float" table:style-name="ce60" office:value="11" office:value-type="float">
            <text:p>11</text:p>
          </table:table-cell>
          <table:table-cell table:formula="of:=[.N14]+[.P14]" ns42:value-type="float" table:style-name="ce61" office:value-type="float" office:value="486">
            <text:p>486</text:p>
          </table:table-cell>
          <table:table-cell table:formula="of:=[.O14]+[.Q14]" ns42:value-type="float" table:style-name="ce61" office:value-type="float" office:value="524">
            <text:p>52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41" office:value-type="float">
            <text:p>141</text:p>
          </table:table-cell>
          <table:table-cell table:style-name="ce60"/>
          <table:table-cell table:style-name="ce61" table:number-columns-repeated="3"/>
          <table:table-cell ns42:value-type="float" table:style-name="ce61" office:value="332" office:value-type="float">
            <text:p>332</text:p>
          </table:table-cell>
          <table:table-cell ns42:value-type="float" table:style-name="ce61" office:value="346" office:value-type="float">
            <text:p>346</text:p>
          </table:table-cell>
          <table:table-cell ns42:value-type="float" table:style-name="ce60" office:value="9" office:value-type="float">
            <text:p>9</text:p>
          </table:table-cell>
          <table:table-cell ns42:value-type="float" table:style-name="ce60" office:value="3" office:value-type="float">
            <text:p>3</text:p>
          </table:table-cell>
          <table:table-cell table:formula="of:=[.N15]+[.P15]" ns42:value-type="float" table:style-name="ce61" office:value-type="float" office:value="341">
            <text:p>341</text:p>
          </table:table-cell>
          <table:table-cell table:formula="of:=[.O15]+[.Q15]" ns42:value-type="float" table:style-name="ce61" office:value-type="float" office:value="349">
            <text:p>349</text:p>
          </table:table-cell>
          <table:table-cell ns42:value-type="float" table:style-name="ce61" office:value="4" office:value-type="float">
            <text:p>4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Huis van Arrest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0" table:number-columns-repeated="2"/>
          <table:table-cell table:formula="of:=[.N16]+[.P16]" ns42:value-type="float" table:style-name="ce61" office:value-type="float" office:value="4">
            <text:p>4</text:p>
          </table:table-cell>
          <table:table-cell table:formula="of:=[.O16]+[.Q16]" ns42:value-type="float" table:style-name="ce61" office:value-type="float" office:value="3">
            <text:p>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5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Weeshuis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0" table:number-columns-repeated="2"/>
          <table:table-cell table:formula="of:=[.N17]+[.P17]" ns42:value-type="float" table:style-name="ce61" office:value-type="float" office:value="17">
            <text:p>17</text:p>
          </table:table-cell>
          <table:table-cell table:formula="of:=[.O17]+[.Q17]" ns42:value-type="float" table:style-name="ce61" office:value-type="float" office:value="12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51" office:value-type="float">
            <text:p>15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8" office:value-type="float">
            <text:p>348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0" office:value="11" office:value-type="float">
            <text:p>11</text:p>
          </table:table-cell>
          <table:table-cell ns42:value-type="float" table:style-name="ce60" office:value="10" office:value-type="float">
            <text:p>10</text:p>
          </table:table-cell>
          <table:table-cell table:formula="of:=[.N18]+[.P18]" ns42:value-type="float" table:style-name="ce61" office:value-type="float" office:value="359">
            <text:p>359</text:p>
          </table:table-cell>
          <table:table-cell table:formula="of:=[.O18]+[.Q18]" ns42:value-type="float" table:style-name="ce61" office:value-type="float" office:value="359">
            <text:p>35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</table:table-cell>
          <table:table-cell table:style-name="ce20" table:number-columns-repeated="2"/>
          <table:table-cell ns42:value-type="string" table:style-name="ce20" office:value-type="string">
            <text:p>Wijk 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86" office:value-type="float">
            <text:p>86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0" office:value="10" office:value-type="float">
            <text:p>10</text:p>
          </table:table-cell>
          <table:table-cell ns42:value-type="float" table:style-name="ce60" office:value="11" office:value-type="float">
            <text:p>11</text:p>
          </table:table-cell>
          <table:table-cell table:formula="of:=[.N19]+[.P19]" ns42:value-type="float" table:style-name="ce61" office:value-type="float" office:value="207">
            <text:p>207</text:p>
          </table:table-cell>
          <table:table-cell table:formula="of:=[.O19]+[.Q19]" ns42:value-type="float" table:style-name="ce61" office:value-type="float" office:value="233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St. Anthony Gasthuis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style-name="ce60" table:number-columns-repeated="2"/>
          <table:table-cell table:formula="of:=[.N20]+[.P20]" ns42:value-type="float" table:style-name="ce61" office:value-type="float" office:value="3">
            <text:p>3</text:p>
          </table:table-cell>
          <table:table-cell table:formula="of:=[.O20]+[.Q20]" ns42:value-type="float" table:style-name="ce61" office:value-type="float" office:value="8">
            <text:p>8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243" office:value-type="float">
            <text:p>243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540" office:value-type="float">
            <text:p>540</text:p>
          </table:table-cell>
          <table:table-cell ns42:value-type="float" table:style-name="ce61" office:value="547" office:value-type="float">
            <text:p>547</text:p>
          </table:table-cell>
          <table:table-cell ns42:value-type="float" table:style-name="ce60" office:value="17" office:value-type="float">
            <text:p>17</text:p>
          </table:table-cell>
          <table:table-cell ns42:value-type="float" table:style-name="ce60" office:value="10" office:value-type="float">
            <text:p>10</text:p>
          </table:table-cell>
          <table:table-cell table:formula="of:=[.N21]+[.P21]" ns42:value-type="float" table:style-name="ce61" office:value-type="float" office:value="557">
            <text:p>557</text:p>
          </table:table-cell>
          <table:table-cell table:formula="of:=[.O21]+[.Q21]" ns42:value-type="float" table:style-name="ce61" office:value-type="float" office:value="557">
            <text:p>557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Hotel "de Gouden Leeuw"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office:value="8" table:style-name="ce61" table:number-columns-repeated="2" office:value-type="float">
            <text:p>8</text:p>
          </table:table-cell>
          <table:table-cell ns42:value-type="float" table:style-name="ce60" office:value="2" office:value-type="float">
            <text:p>2</text:p>
          </table:table-cell>
          <table:table-cell table:style-name="ce60"/>
          <table:table-cell table:formula="of:=[.N22]+[.P22]" ns42:value-type="float" table:style-name="ce61" office:value-type="float" office:value="10">
            <text:p>10</text:p>
          </table:table-cell>
          <table:table-cell table:formula="of:=[.O22]+[.Q22]" ns42:value-type="float" table:style-name="ce61" office:value-type="float" office:value="8">
            <text:p>8</text:p>
          </table:table-cell>
          <table:table-cell table:style-name="ce61"/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50" office:value-type="float">
            <text:p>650</text:p>
          </table:table-cell>
          <table:table-cell ns42:value-type="float" table:style-name="ce61" office:value="703" office:value-type="float">
            <text:p>703</text:p>
          </table:table-cell>
          <table:table-cell ns42:value-type="float" table:style-name="ce60" office:value="23" office:value-type="float">
            <text:p>23</text:p>
          </table:table-cell>
          <table:table-cell ns42:value-type="float" table:style-name="ce60" office:value="17" office:value-type="float">
            <text:p>17</text:p>
          </table:table-cell>
          <table:table-cell table:formula="of:=[.N23]+[.P23]" ns42:value-type="float" table:style-name="ce61" office:value-type="float" office:value="673">
            <text:p>673</text:p>
          </table:table-cell>
          <table:table-cell table:formula="of:=[.O23]+[.Q23]" ns42:value-type="float" table:style-name="ce61" office:value-type="float" office:value="720">
            <text:p>72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Stad Almelo</text:p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Klooster der Franciscan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table:style-name="ce60" table:number-columns-repeated="2"/>
          <table:table-cell table:formula="of:=[.N24]+[.P24]" ns42:value-type="float" table:style-name="ce61" office:value-type="float" office:value="0">
            <text:p>0</text:p>
          </table:table-cell>
          <table:table-cell table:formula="of:=[.O24]+[.Q24]" ns42:value-type="float" table:style-name="ce61" office:value-type="float" office:value="9">
            <text:p>9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268" office:value-type="float">
            <text:p>268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68" office:value-type="float">
            <text:p>668</text:p>
          </table:table-cell>
          <table:table-cell ns42:value-type="float" table:style-name="ce61" office:value="679" office:value-type="float">
            <text:p>679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0" office:value="4" office:value-type="float">
            <text:p>4</text:p>
          </table:table-cell>
          <table:table-cell table:formula="of:=[.N25]+[.P25]" ns42:value-type="float" table:style-name="ce61" office:value-type="float" office:value="676">
            <text:p>676</text:p>
          </table:table-cell>
          <table:table-cell table:formula="of:=[.O25]+[.Q25]" ns42:value-type="float" table:style-name="ce61" office:value-type="float" office:value="683">
            <text:p>68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5" office:value-type="float">
            <text:p>15</text:p>
          </table:table-cell>
          <table:table-cell table:formula="of:=[.N26]+[.P26]" ns42:value-type="float" table:style-name="ce61" office:value-type="float" office:value="38">
            <text:p>38</text:p>
          </table:table-cell>
          <table:table-cell table:formula="of:=[.O26]+[.Q26]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</table:table-cell>
          <table:table-cell table:style-name="ce28"/>
          <table:table-cell table:formula="of:=SUM([.I13:.I26])" ns42:value-type="float" table:style-name="ce52" office:value-type="float" office:value="1585">
            <text:p>1585</text:p>
          </table:table-cell>
          <table:table-cell table:formula="of:=SUM([.J13:.J26])" ns42:value-type="float" table:style-name="ce60" office:value-type="float" office:value="39">
            <text:p>39</text:p>
          </table:table-cell>
          <table:table-cell table:formula="of:=SUM([.K13:.K26])" ns42:value-type="float" table:style-name="ce60" office:value-type="float" office:value="3">
            <text:p>3</text:p>
          </table:table-cell>
          <table:table-cell table:formula="of:=SUM([.L13:.L26])" ns42:value-type="float" table:style-name="ce60" office:value-type="float" office:value="14">
            <text:p>14</text:p>
          </table:table-cell>
          <table:table-cell table:formula="of:=SUM([.M13:.M26])" ns42:value-type="float" table:style-name="ce60" office:value-type="float" office:value="0">
            <text:p>0</text:p>
          </table:table-cell>
          <table:table-cell table:formula="of:=SUM([.N13:.N26])" ns42:value-type="float" table:style-name="ce60" office:value-type="float" office:value="3653">
            <text:p>3653</text:p>
          </table:table-cell>
          <table:table-cell table:formula="of:=SUM([.O13:.O26])" ns42:value-type="float" table:style-name="ce60" office:value-type="float" office:value="3855">
            <text:p>3855</text:p>
          </table:table-cell>
          <table:table-cell table:formula="of:=SUM([.P13:.P26])" ns42:value-type="float" table:style-name="ce60" office:value-type="float" office:value="130">
            <text:p>130</text:p>
          </table:table-cell>
          <table:table-cell table:formula="of:=SUM([.Q13:.Q26])" ns42:value-type="float" table:style-name="ce60" office:value-type="float" office:value="92">
            <text:p>92</text:p>
          </table:table-cell>
          <table:table-cell table:formula="of:=SUM([.R13:.R26])" ns42:value-type="float" table:style-name="ce60" office:value-type="float" office:value="3783">
            <text:p>3783</text:p>
          </table:table-cell>
          <table:table-cell table:formula="of:=SUM([.S13:.S26])" ns42:value-type="float" table:style-name="ce60" office:value-type="float" office:value="3947">
            <text:p>3947</text:p>
          </table:table-cell>
          <table:table-cell table:formula="of:=SUM([.T13:.T26])" ns42:value-type="float" table:style-name="ce60" office:value-type="float" office:value="117">
            <text:p>117</text:p>
          </table:table-cell>
          <table:table-cell table:formula="of:=SUM([.U13:.U26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Stad Almelo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0" office:value="15" office:value-type="float">
            <text:p>15</text:p>
          </table:table-cell>
          <table:table-cell ns42:value-type="float" table:style-name="ce60" office:value="13" office:value-type="float">
            <text:p>13</text:p>
          </table:table-cell>
          <table:table-cell table:formula="of:=[.N28]+[.P28]" ns42:value-type="float" table:style-name="ce61" office:value-type="float" office:value="15">
            <text:p>15</text:p>
          </table:table-cell>
          <table:table-cell table:formula="of:=[.O28]+[.Q28]" ns42:value-type="float" table:style-name="ce61" office:value-type="float" office:value="13">
            <text:p>13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</table:table-cell>
          <table:table-cell table:style-name="ce28"/>
          <table:table-cell table:formula="of:=SUM([.I27:.I28])" ns42:value-type="float" table:style-name="ce52" office:value-type="float" office:value="1585">
            <text:p>1585</text:p>
          </table:table-cell>
          <table:table-cell table:formula="of:=SUM([.J27:.J28])" ns42:value-type="float" table:style-name="ce60" office:value-type="float" office:value="39">
            <text:p>39</text:p>
          </table:table-cell>
          <table:table-cell table:formula="of:=SUM([.K27:.K28])" ns42:value-type="float" table:style-name="ce60" office:value-type="float" office:value="3">
            <text:p>3</text:p>
          </table:table-cell>
          <table:table-cell table:formula="of:=SUM([.L27:.L28])" ns42:value-type="float" table:style-name="ce60" office:value-type="float" office:value="14">
            <text:p>14</text:p>
          </table:table-cell>
          <table:table-cell table:formula="of:=SUM([.M27:.M28])" ns42:value-type="float" table:style-name="ce60" office:value-type="float" office:value="0">
            <text:p>0</text:p>
          </table:table-cell>
          <table:table-cell table:formula="of:=SUM([.N27:.N28])" ns42:value-type="float" table:style-name="ce60" office:value-type="float" office:value="3653">
            <text:p>3653</text:p>
          </table:table-cell>
          <table:table-cell table:formula="of:=SUM([.O27:.O28])" ns42:value-type="float" table:style-name="ce60" office:value-type="float" office:value="3855">
            <text:p>3855</text:p>
          </table:table-cell>
          <table:table-cell table:formula="of:=SUM([.P27:.P28])" ns42:value-type="float" table:style-name="ce60" office:value-type="float" office:value="145">
            <text:p>145</text:p>
          </table:table-cell>
          <table:table-cell table:formula="of:=SUM([.Q27:.Q28])" ns42:value-type="float" table:style-name="ce60" office:value-type="float" office:value="105">
            <text:p>105</text:p>
          </table:table-cell>
          <table:table-cell table:formula="of:=SUM([.R27:.R28])" ns42:value-type="float" table:style-name="ce60" office:value-type="float" office:value="3798">
            <text:p>3798</text:p>
          </table:table-cell>
          <table:table-cell table:formula="of:=SUM([.S27:.S28])" ns42:value-type="float" table:style-name="ce60" office:value-type="float" office:value="3960">
            <text:p>3960</text:p>
          </table:table-cell>
          <table:table-cell table:formula="of:=SUM([.T27:.T28])" ns42:value-type="float" table:style-name="ce60" office:value-type="float" office:value="117">
            <text:p>117</text:p>
          </table:table-cell>
          <table:table-cell table:formula="of:=SUM([.U27:.U28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[.N30]+[.P30]" ns42:value-type="float" table:style-name="ce61" office:value-type="float" office:value="0">
            <text:p>0</text:p>
          </table:table-cell>
          <table:table-cell table:formula="of:=[.O30]+[.Q30]" ns42:value-type="float" table:style-name="ce61" office:value-type="float" office:value="0">
            <text:p>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5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</table:table-cell>
          <table:table-cell table:style-name="ce20"/>
          <table:table-cell table:style-name="ce25"/>
          <table:table-cell ns42:value-type="string" table:style-name="ce26" office:value-type="string">
            <text:p>Wijk A</text:p>
          </table:table-cell>
          <table:table-cell ns42:value-type="string" table:style-name="ce20" office:value-type="string">
            <text:p>Wateregge, Bolkshoek en Boomshoek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62" office:value-type="float">
            <text:p>162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0" office:value="16" office:value-type="float">
            <text:p>16</text:p>
          </table:table-cell>
          <table:table-cell ns42:value-type="float" table:style-name="ce60" office:value="8" office:value-type="float">
            <text:p>8</text:p>
          </table:table-cell>
          <table:table-cell table:formula="of:=[.N31]+[.P31]" ns42:value-type="float" table:style-name="ce61" office:value-type="float" office:value="483">
            <text:p>483</text:p>
          </table:table-cell>
          <table:table-cell table:formula="of:=[.O31]+[.Q31]" ns42:value-type="float" table:style-name="ce61" office:value-type="float" office:value="409">
            <text:p>4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mbt Almelo</text:p>
          </table:table-cell>
          <table:table-cell table:style-name="ce20"/>
          <table:table-cell table:style-name="ce25"/>
          <table:table-cell ns42:value-type="string" table:style-name="ce26" office:value-type="string">
            <text:p>Wijk B</text:p>
          </table:table-cell>
          <table:table-cell ns42:value-type="string" table:style-name="ce20" office:value-type="string">
            <text:p>Bellinkhof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80" office:value-type="float">
            <text:p>280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32" office:value-type="float">
            <text:p>732</text:p>
          </table:table-cell>
          <table:table-cell ns42:value-type="float" table:style-name="ce61" office:value="700" office:value-type="float">
            <text:p>700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1" office:value-type="float">
            <text:p>11</text:p>
          </table:table-cell>
          <table:table-cell table:formula="of:=[.N32]+[.P32]" ns42:value-type="float" table:style-name="ce61" office:value-type="float" office:value="752">
            <text:p>752</text:p>
          </table:table-cell>
          <table:table-cell table:formula="of:=[.O32]+[.Q32]" ns42:value-type="float" table:style-name="ce61" office:value-type="float" office:value="711">
            <text:p>71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Ambt Almelo</text:p>
          </table:table-cell>
          <table:table-cell table:style-name="ce20"/>
          <table:table-cell table:style-name="ce25"/>
          <table:table-cell ns42:value-type="string" table:style-name="ce26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Gesticht "de Goede Herder"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ns42:value-type="float" table:style-name="ce61" office:value="45" office:value-type="float">
            <text:p>45</text:p>
          </table:table-cell>
          <table:table-cell table:style-name="ce61" table:number-columns-repeated="2"/>
          <table:table-cell table:formula="of:=[.N33]+[.P33]" ns42:value-type="float" table:style-name="ce61" office:value-type="float" office:value="1">
            <text:p>1</text:p>
          </table:table-cell>
          <table:table-cell table:formula="of:=[.O33]+[.Q33]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mbt Almelo</text:p>
          </table:table-cell>
          <table:table-cell table:style-name="ce20"/>
          <table:table-cell table:style-name="ce25"/>
          <table:table-cell ns42:value-type="string" table:style-name="ce20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1" office:value-type="float">
            <text:p>71</text:p>
          </table:table-cell>
          <table:table-cell table:style-name="ce60"/>
          <table:table-cell table:style-name="ce61" table:number-columns-repeated="3"/>
          <table:table-cell ns42:value-type="float" table:style-name="ce61" office:value="217" office:value-type="float">
            <text:p>217</text:p>
          </table:table-cell>
          <table:table-cell ns42:value-type="float" table:style-name="ce61" office:value="207" office:value-type="float">
            <text:p>2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[.N34]+[.P34]" ns42:value-type="float" table:style-name="ce61" office:value-type="float" office:value="221">
            <text:p>221</text:p>
          </table:table-cell>
          <table:table-cell table:formula="of:=[.O34]+[.Q34]" ns42:value-type="float" table:style-name="ce61" office:value-type="float" office:value="210">
            <text:p>21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Ambt Almelo</text:p>
          </table:table-cell>
          <table:table-cell table:style-name="ce21"/>
          <table:table-cell table:style-name="ce25"/>
          <table:table-cell ns42:value-type="string" table:style-name="ce20" office:value-type="string">
            <text:p>Wijk D</text:p>
          </table:table-cell>
          <table:table-cell ns42:value-type="string" table:style-name="ce21" office:value-type="string">
            <text:p>Schelfhorst, Kluppelhuizen, Krommendijk, Achterhoek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215" office:value-type="float">
            <text:p>21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580" office:value-type="float">
            <text:p>58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[.N35]+[.P35]" ns42:value-type="float" table:style-name="ce61" office:value-type="float" office:value="590">
            <text:p>590</text:p>
          </table:table-cell>
          <table:table-cell table:formula="of:=[.O35]+[.Q35]" ns42:value-type="float" table:style-name="ce61" office:value-type="float" office:value="589">
            <text:p>5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</table:table-cell>
          <table:table-cell table:style-name="ce28"/>
          <table:table-cell table:formula="of:=SUM([.I31:.I35])" ns42:value-type="float" table:style-name="ce52" office:value-type="float" office:value="729">
            <text:p>729</text:p>
          </table:table-cell>
          <table:table-cell table:formula="of:=SUM([.J31:.J35])" ns42:value-type="float" table:style-name="ce60" office:value-type="float" office:value="8">
            <text:p>8</text:p>
          </table:table-cell>
          <table:table-cell table:formula="of:=SUM([.K31:.K35])" ns42:value-type="float" table:style-name="ce60" office:value-type="float" office:value="0">
            <text:p>0</text:p>
          </table:table-cell>
          <table:table-cell table:formula="of:=SUM([.L31:.L35])" ns42:value-type="float" table:style-name="ce60" office:value-type="float" office:value="0">
            <text:p>0</text:p>
          </table:table-cell>
          <table:table-cell table:formula="of:=SUM([.M31:.M35])" ns42:value-type="float" table:style-name="ce60" office:value-type="float" office:value="0">
            <text:p>0</text:p>
          </table:table-cell>
          <table:table-cell table:formula="of:=SUM([.N31:.N35])" ns42:value-type="float" table:style-name="ce60" office:value-type="float" office:value="2000">
            <text:p>2000</text:p>
          </table:table-cell>
          <table:table-cell table:formula="of:=SUM([.O31:.O35])" ns42:value-type="float" table:style-name="ce60" office:value-type="float" office:value="1933">
            <text:p>1933</text:p>
          </table:table-cell>
          <table:table-cell table:formula="of:=SUM([.P31:.P35])" ns42:value-type="float" table:style-name="ce60" office:value-type="float" office:value="47">
            <text:p>47</text:p>
          </table:table-cell>
          <table:table-cell table:formula="of:=SUM([.Q31:.Q35])" ns42:value-type="float" table:style-name="ce60" office:value-type="float" office:value="31">
            <text:p>31</text:p>
          </table:table-cell>
          <table:table-cell table:formula="of:=SUM([.R31:.R35])" ns42:value-type="float" table:style-name="ce60" office:value-type="float" office:value="2047">
            <text:p>2047</text:p>
          </table:table-cell>
          <table:table-cell table:formula="of:=SUM([.S31:.S35])" ns42:value-type="float" table:style-name="ce60" office:value-type="float" office:value="1964">
            <text:p>1964</text:p>
          </table:table-cell>
          <table:table-cell table:formula="of:=SUM([.T31:.T35])" ns42:value-type="float" table:style-name="ce60" office:value-type="float" office:value="25">
            <text:p>25</text:p>
          </table:table-cell>
          <table:table-cell table:formula="of:=SUM([.U31:.U35])" ns42:value-type="float" table:style-name="ce75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A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37]+[.P37]" ns42:value-type="float" table:style-name="ce61" office:value-type="float" office:value="99">
            <text:p>99</text:p>
          </table:table-cell>
          <table:table-cell table:formula="of:=[.O37]+[.Q37]" ns42:value-type="float" table:style-name="ce61" office:value-type="float" office:value="82">
            <text:p>8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B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35" office:value-type="float">
            <text:p>135</text:p>
          </table:table-cell>
          <table:table-cell ns42:value-type="float" table:style-name="ce60" office:value="1" office:value-type="float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[.N38]+[.P38]" ns42:value-type="float" table:style-name="ce61" office:value-type="float" office:value="354">
            <text:p>354</text:p>
          </table:table-cell>
          <table:table-cell table:formula="of:=[.O38]+[.Q38]" ns42:value-type="float" table:style-name="ce61" office:value-type="float" office:value="325">
            <text:p>32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</table:table-cell>
          <table:table-cell table:style-name="ce20"/>
          <table:table-cell ns42:value-type="string" table:style-name="ce20" office:value-type="string">
            <text:p>Langewijk en Achterveld</text:p>
          </table:table-cell>
          <table:table-cell ns42:value-type="string" table:style-name="ce20" office:value-type="string">
            <text:p>Wijk C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42" office:value-type="float">
            <text:p>142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07" office:value-type="float">
            <text:p>307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[.N39]+[.P39]" ns42:value-type="float" table:style-name="ce61" office:value-type="float" office:value="313">
            <text:p>313</text:p>
          </table:table-cell>
          <table:table-cell table:formula="of:=[.O39]+[.Q39]" ns42:value-type="float" table:style-name="ce61" office:value-type="float" office:value="311">
            <text:p>3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</table:table-cell>
          <table:table-cell table:style-name="ce20"/>
          <table:table-cell ns42:value-type="string" table:style-name="ce20" office:value-type="string">
            <text:p>Diffelerveld</text:p>
          </table:table-cell>
          <table:table-cell ns42:value-type="string" table:style-name="ce20" office:value-type="string">
            <text:p>Wijk D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65" office:value-type="float">
            <text:p>2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34" office:value-type="float">
            <text:p>634</text:p>
          </table:table-cell>
          <table:table-cell ns42:value-type="float" table:style-name="ce61" office:value="646" office:value-type="float">
            <text:p>64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[.N40]+[.P40]" ns42:value-type="float" table:style-name="ce61" office:value-type="float" office:value="646">
            <text:p>646</text:p>
          </table:table-cell>
          <table:table-cell table:formula="of:=[.O40]+[.Q40]" ns42:value-type="float" table:style-name="ce61" office:value-type="float" office:value="652">
            <text:p>65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</table:table-cell>
          <table:table-cell table:style-name="ce20"/>
          <table:table-cell ns42:value-type="string" table:style-name="ce20" office:value-type="string">
            <text:p>Langewijk</text:p>
          </table:table-cell>
          <table:table-cell ns42:value-type="string" table:style-name="ce20" office:value-type="string">
            <text:p>Wijk E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03" office:value-type="float">
            <text:p>103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0" office:value-type="float">
            <text:p>260</text:p>
          </table:table-cell>
          <table:table-cell ns42:value-type="float" table:style-name="ce61" office:value="250" office:value-type="float">
            <text:p>25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[.N41]+[.P41]" ns42:value-type="float" table:style-name="ce61" office:value-type="float" office:value="264">
            <text:p>264</text:p>
          </table:table-cell>
          <table:table-cell table:formula="of:=[.O41]+[.Q41]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</table:table-cell>
          <table:table-cell table:style-name="ce20"/>
          <table:table-cell ns42:value-type="string" table:style-name="ce20" office:value-type="string">
            <text:p>Dedemsvaart</text:p>
          </table:table-cell>
          <table:table-cell ns42:value-type="string" table:style-name="ce20" office:value-type="string">
            <text:p>Wijk F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76" office:value-type="float">
            <text:p>17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0" office:value-type="float">
            <text:p>380</text:p>
          </table:table-cell>
          <table:table-cell ns42:value-type="float" table:style-name="ce61" office:value="396" office:value-type="float">
            <text:p>396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7" office:value-type="float">
            <text:p>7</text:p>
          </table:table-cell>
          <table:table-cell table:formula="of:=[.N42]+[.P42]" ns42:value-type="float" table:style-name="ce61" office:value-type="float" office:value="407">
            <text:p>407</text:p>
          </table:table-cell>
          <table:table-cell table:formula="of:=[.O42]+[.Q42]" ns42:value-type="float" table:style-name="ce61" office:value-type="float" office:value="403">
            <text:p>40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</table:table-cell>
          <table:table-cell table:style-name="ce20"/>
          <table:table-cell ns42:value-type="string" table:style-name="ce20" office:value-type="string">
            <text:p>Arriërveld</text:p>
          </table:table-cell>
          <table:table-cell ns42:value-type="string" table:style-name="ce20" office:value-type="string">
            <text:p>Wijk G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5" office:value-type="float">
            <text:p>95</text:p>
          </table:table-cell>
          <table:table-cell table:style-name="ce60"/>
          <table:table-cell table:style-name="ce61" table:number-columns-repeated="3"/>
          <table:table-cell ns42:value-type="float" table:style-name="ce61" office:value="228" office:value-type="float">
            <text:p>228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3]+[.P43]" ns42:value-type="float" table:style-name="ce61" office:value-type="float" office:value="236">
            <text:p>236</text:p>
          </table:table-cell>
          <table:table-cell table:formula="of:=[.O43]+[.Q43]" ns42:value-type="float" table:style-name="ce61" office:value-type="float" office:value="196">
            <text:p>19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</table:table-cell>
          <table:table-cell table:style-name="ce20"/>
          <table:table-cell ns42:value-type="string" table:style-name="ce20" office:value-type="string">
            <text:p>den Oosterhuis</text:p>
          </table:table-cell>
          <table:table-cell ns42:value-type="string" table:style-name="ce20" office:value-type="string">
            <text:p>Wijk H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44]+[.P44]" ns42:value-type="float" table:style-name="ce61" office:value-type="float" office:value="129">
            <text:p>129</text:p>
          </table:table-cell>
          <table:table-cell table:formula="of:=[.O44]+[.Q44]" ns42:value-type="float" table:style-name="ce61" office:value-type="float" office:value="132">
            <text:p>13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Gesticht Ommerschans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8" office:value-type="float">
            <text:p>8</text:p>
          </table:table-cell>
          <table:table-cell table:style-name="ce60"/>
          <table:table-cell table:style-name="ce61" table:number-columns-repeated="3"/>
          <table:table-cell ns42:value-type="float" table:style-name="ce61" office:value="22" office:value-type="float">
            <text:p>2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[.N45]+[.P45]" ns42:value-type="float" table:style-name="ce61" office:value-type="float" office:value="22">
            <text:p>22</text:p>
          </table:table-cell>
          <table:table-cell table:formula="of:=[.O45]+[.Q45]" ns42:value-type="float" table:style-name="ce61" office:value-type="float" office:value="23">
            <text:p>23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19" office:value-type="float">
            <text:p>119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74" office:value-type="float">
            <text:p>27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8" office:value-type="float">
            <text:p>8</text:p>
          </table:table-cell>
          <table:table-cell table:formula="of:=[.N46]+[.P46]" ns42:value-type="float" table:style-name="ce61" office:value-type="float" office:value="296">
            <text:p>296</text:p>
          </table:table-cell>
          <table:table-cell table:formula="of:=[.O46]+[.Q46]" ns42:value-type="float" table:style-name="ce61" office:value-type="float" office:value="282">
            <text:p>28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</table:table-cell>
          <table:table-cell table:style-name="ce20"/>
          <table:table-cell ns42:value-type="string" table:style-name="ce20" office:value-type="string">
            <text:p>Kievitshaar en Oud-Avereest</text:p>
          </table:table-cell>
          <table:table-cell ns42:value-type="string" table:style-name="ce20" office:value-type="string">
            <text:p>Wijk K</text:p>
          </table:table-cell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8" office:value-type="float">
            <text:p>7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7]+[.P47]" ns42:value-type="float" table:style-name="ce61" office:value-type="float" office:value="243">
            <text:p>243</text:p>
          </table:table-cell>
          <table:table-cell table:formula="of:=[.O47]+[.Q47]" ns42:value-type="float" table:style-name="ce61" office:value-type="float" office:value="214">
            <text:p>2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8" office:value-type="float">
            <text:p>148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316" office:value-type="float">
            <text:p>316</text:p>
          </table:table-cell>
          <table:table-cell ns42:value-type="float" table:style-name="ce61" office:value="294" office:value-type="float">
            <text:p>294</text:p>
          </table:table-cell>
          <table:table-cell table:formula="of:=[.N48]+[.P48]" ns42:value-type="float" table:style-name="ce61" office:value-type="float" office:value="334">
            <text:p>334</text:p>
          </table:table-cell>
          <table:table-cell table:formula="of:=[.O48]+[.Q48]" ns42:value-type="float" table:style-name="ce61" office:value-type="float" office:value="313">
            <text:p>3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</table:table-cell>
          <table:table-cell table:style-name="ce28"/>
          <table:table-cell table:formula="of:=SUM([.I37:.I48])" ns42:value-type="float" table:style-name="ce52" office:value-type="float" office:value="1212">
            <text:p>1212</text:p>
          </table:table-cell>
          <table:table-cell table:formula="of:=SUM([.J37:.J48])" ns42:value-type="float" table:style-name="ce60" office:value-type="float" office:value="19">
            <text:p>19</text:p>
          </table:table-cell>
          <table:table-cell table:formula="of:=SUM([.K37:.K48])" ns42:value-type="float" table:style-name="ce60" office:value-type="float" office:value="1">
            <text:p>1</text:p>
          </table:table-cell>
          <table:table-cell table:formula="of:=SUM([.L37:.L48])" ns42:value-type="float" table:style-name="ce60" office:value-type="float" office:value="148">
            <text:p>148</text:p>
          </table:table-cell>
          <table:table-cell table:formula="of:=SUM([.M37:.M48])" ns42:value-type="float" table:style-name="ce60" office:value-type="float" office:value="0">
            <text:p>0</text:p>
          </table:table-cell>
          <table:table-cell table:formula="of:=SUM([.N37:.N48])" ns42:value-type="float" table:style-name="ce60" office:value-type="float" office:value="2930">
            <text:p>2930</text:p>
          </table:table-cell>
          <table:table-cell table:formula="of:=SUM([.O37:.O48])" ns42:value-type="float" table:style-name="ce60" office:value-type="float" office:value="2852">
            <text:p>2852</text:p>
          </table:table-cell>
          <table:table-cell table:formula="of:=SUM([.P37:.P48])" ns42:value-type="float" table:style-name="ce60" office:value-type="float" office:value="413">
            <text:p>413</text:p>
          </table:table-cell>
          <table:table-cell table:formula="of:=SUM([.Q37:.Q48])" ns42:value-type="float" table:style-name="ce60" office:value-type="float" office:value="333">
            <text:p>333</text:p>
          </table:table-cell>
          <table:table-cell table:formula="of:=SUM([.R37:.R48])" ns42:value-type="float" table:style-name="ce60" office:value-type="float" office:value="3343">
            <text:p>3343</text:p>
          </table:table-cell>
          <table:table-cell table:formula="of:=SUM([.S37:.S48])" ns42:value-type="float" table:style-name="ce60" office:value-type="float" office:value="3185">
            <text:p>3185</text:p>
          </table:table-cell>
          <table:table-cell table:formula="of:=SUM([.T37:.T48])" ns42:value-type="float" table:style-name="ce60" office:value-type="float" office:value="56">
            <text:p>56</text:p>
          </table:table-cell>
          <table:table-cell table:formula="of:=SUM([.U37:.U48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Avereest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[.N50]+[.P50]" ns42:value-type="float" table:style-name="ce61" office:value-type="float" office:value="3">
            <text:p>3</text:p>
          </table:table-cell>
          <table:table-cell table:formula="of:=[.O50]+[.Q50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</table:table-cell>
          <table:table-cell table:style-name="ce28"/>
          <table:table-cell table:formula="of:=SUM([.I49:.I50])" ns42:value-type="float" table:style-name="ce52" office:value-type="float" office:value="1212">
            <text:p>1212</text:p>
          </table:table-cell>
          <table:table-cell table:formula="of:=SUM([.J49:.J50])" ns42:value-type="float" table:style-name="ce60" office:value-type="float" office:value="19">
            <text:p>19</text:p>
          </table:table-cell>
          <table:table-cell table:formula="of:=SUM([.K49:.K50])" ns42:value-type="float" table:style-name="ce60" office:value-type="float" office:value="1">
            <text:p>1</text:p>
          </table:table-cell>
          <table:table-cell table:formula="of:=SUM([.L49:.L50])" ns42:value-type="float" table:style-name="ce60" office:value-type="float" office:value="148">
            <text:p>148</text:p>
          </table:table-cell>
          <table:table-cell table:formula="of:=SUM([.M49:.M50])" ns42:value-type="float" table:style-name="ce60" office:value-type="float" office:value="0">
            <text:p>0</text:p>
          </table:table-cell>
          <table:table-cell table:formula="of:=SUM([.N49:.N50])" ns42:value-type="float" table:style-name="ce60" office:value-type="float" office:value="2930">
            <text:p>2930</text:p>
          </table:table-cell>
          <table:table-cell table:formula="of:=SUM([.O49:.O50])" ns42:value-type="float" table:style-name="ce60" office:value-type="float" office:value="2852">
            <text:p>2852</text:p>
          </table:table-cell>
          <table:table-cell table:formula="of:=SUM([.P49:.P50])" ns42:value-type="float" table:style-name="ce60" office:value-type="float" office:value="416">
            <text:p>416</text:p>
          </table:table-cell>
          <table:table-cell table:formula="of:=SUM([.Q49:.Q50])" ns42:value-type="float" table:style-name="ce60" office:value-type="float" office:value="334">
            <text:p>334</text:p>
          </table:table-cell>
          <table:table-cell table:formula="of:=SUM([.R49:.R50])" ns42:value-type="float" table:style-name="ce60" office:value-type="float" office:value="3346">
            <text:p>3346</text:p>
          </table:table-cell>
          <table:table-cell table:formula="of:=SUM([.S49:.S50])" ns42:value-type="float" table:style-name="ce60" office:value-type="float" office:value="3186">
            <text:p>3186</text:p>
          </table:table-cell>
          <table:table-cell table:formula="of:=SUM([.T49:.T50])" ns42:value-type="float" table:style-name="ce60" office:value-type="float" office:value="56">
            <text:p>56</text:p>
          </table:table-cell>
          <table:table-cell table:formula="of:=SUM([.U49:.U50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table:style-name="ce61" table:number-columns-repeated="4"/>
          <table:table-cell table:formula="of:=[.N52]+[.P52]" ns42:value-type="float" table:style-name="ce61" office:value-type="float" office:value="0">
            <text:p>0</text:p>
          </table:table-cell>
          <table:table-cell table:formula="of:=[.O52]+[.Q52]" ns42:value-type="float" table:style-name="ce61" office:value-type="float" office:value="0">
            <text:p>0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76" office:value="30" office:value-type="float">
            <text:p>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30" office:value-type="float">
            <text:p>30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53]+[.P53]" ns42:value-type="float" table:style-name="ce61" office:value-type="float" office:value="90">
            <text:p>90</text:p>
          </table:table-cell>
          <table:table-cell table:formula="of:=[.O53]+[.Q53]" ns42:value-type="float" table:style-name="ce61" office:value-type="float" office:value="87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58" office:value-type="float">
            <text:p>58</text:p>
          </table:table-cell>
          <table:table-cell table:style-name="ce60"/>
          <table:table-cell table:style-name="ce61" table:number-columns-repeated="3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3" office:value-type="float">
            <text:p>153</text:p>
          </table:table-cell>
          <table:table-cell table:style-name="ce61" table:number-columns-repeated="2"/>
          <table:table-cell table:formula="of:=[.N54]+[.P54]" ns42:value-type="float" table:style-name="ce61" office:value-type="float" office:value="152">
            <text:p>152</text:p>
          </table:table-cell>
          <table:table-cell table:formula="of:=[.O54]+[.Q54]" ns42:value-type="float" table:style-name="ce61" office:value-type="float" office:value="153">
            <text:p>1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</table:table-cell>
          <table:table-cell table:style-name="ce20"/>
          <table:table-cell ns42:value-type="string" table:style-name="ce20" office:value-type="string">
            <text:p>Buurtschap 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72" office:value-type="float">
            <text:p>72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[.N55]+[.P55]" ns42:value-type="float" table:style-name="ce61" office:value-type="float" office:value="192">
            <text:p>192</text:p>
          </table:table-cell>
          <table:table-cell table:formula="of:=[.O55]+[.Q55]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</table:table-cell>
          <table:table-cell table:style-name="ce20"/>
          <table:table-cell ns42:value-type="string" table:style-name="ce20" office:value-type="string">
            <text:p>Buurtschap Dortherbroek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56]+[.P56]" ns42:value-type="float" table:style-name="ce61" office:value-type="float" office:value="145">
            <text:p>145</text:p>
          </table:table-cell>
          <table:table-cell table:formula="of:=[.O56]+[.Q56]" ns42:value-type="float" table:style-name="ce61" office:value-type="float" office:value="140">
            <text:p>14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</table:table-cell>
          <table:table-cell table:style-name="ce20"/>
          <table:table-cell ns42:value-type="string" table:style-name="ce20" office:value-type="string">
            <text:p>Buurtschap Zuid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48" office:value-type="float">
            <text:p>48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[.N57]+[.P57]" ns42:value-type="float" table:style-name="ce61" office:value-type="float" office:value="131">
            <text:p>131</text:p>
          </table:table-cell>
          <table:table-cell table:formula="of:=[.O57]+[.Q57]" ns42:value-type="float" table:style-name="ce61" office:value-type="float" office:value="136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</table:table-cell>
          <table:table-cell table:style-name="ce28"/>
          <table:table-cell table:formula="of:=SUM([.I53])" ns42:value-type="float" table:style-name="ce52" office:value-type="float" office:value="30">
            <text:p>30</text:p>
          </table:table-cell>
          <table:table-cell table:formula="of:=SUM([.J53])" ns42:value-type="float" table:style-name="ce60" office:value-type="float" office:value="4">
            <text:p>4</text:p>
          </table:table-cell>
          <table:table-cell table:formula="of:=SUM([.K53])" ns42:value-type="float" table:style-name="ce60" office:value-type="float" office:value="0">
            <text:p>0</text:p>
          </table:table-cell>
          <table:table-cell table:formula="of:=SUM([.L53])" ns42:value-type="float" table:style-name="ce60" office:value-type="float" office:value="0">
            <text:p>0</text:p>
          </table:table-cell>
          <table:table-cell table:formula="of:=SUM([.M53])" ns42:value-type="float" table:style-name="ce60" office:value-type="float" office:value="0">
            <text:p>0</text:p>
          </table:table-cell>
          <table:table-cell table:formula="of:=SUM([.N53])" ns42:value-type="float" table:style-name="ce60" office:value-type="float" office:value="87">
            <text:p>87</text:p>
          </table:table-cell>
          <table:table-cell table:formula="of:=SUM([.O53])" ns42:value-type="float" table:style-name="ce60" office:value-type="float" office:value="85">
            <text:p>85</text:p>
          </table:table-cell>
          <table:table-cell table:formula="of:=SUM([.P53])" ns42:value-type="float" table:style-name="ce60" office:value-type="float" office:value="3">
            <text:p>3</text:p>
          </table:table-cell>
          <table:table-cell table:formula="of:=SUM([.Q53])" ns42:value-type="float" table:style-name="ce60" office:value-type="float" office:value="2">
            <text:p>2</text:p>
          </table:table-cell>
          <table:table-cell table:formula="of:=SUM([.R53])" ns42:value-type="float" table:style-name="ce60" office:value-type="float" office:value="90">
            <text:p>90</text:p>
          </table:table-cell>
          <table:table-cell table:formula="of:=SUM([.S53])" ns42:value-type="float" table:style-name="ce60" office:value-type="float" office:value="87">
            <text:p>87</text:p>
          </table:table-cell>
          <table:table-cell table:formula="of:=SUM([.T53])" ns42:value-type="float" table:style-name="ce60" office:value-type="float" office:value="2">
            <text:p>2</text:p>
          </table:table-cell>
          <table:table-cell table:formula="of:=SUM([.U53])" ns42:value-type="float" table:style-name="ce75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</table:table-cell>
          <table:table-cell table:style-name="ce20" table:number-columns-repeated="3"/>
          <table:table-cell table:style-name="ce21"/>
          <table:table-cell table:style-name="ce33"/>
          <table:table-cell ns42:value-type="string" table:style-name="ce41" office:value-type="string">
            <text:p>Totaal buiten de kom</text:p>
          </table:table-cell>
          <table:table-cell table:style-name="ce28"/>
          <table:table-cell table:formula="of:=SUM([.I54:.I57])" ns42:value-type="float" table:style-name="ce52" office:value-type="float" office:value="223">
            <text:p>223</text:p>
          </table:table-cell>
          <table:table-cell table:formula="of:=SUM([.J54:.J57])" ns42:value-type="float" table:style-name="ce60" office:value-type="float" office:value="12">
            <text:p>12</text:p>
          </table:table-cell>
          <table:table-cell table:formula="of:=SUM([.K54:.K57])" ns42:value-type="float" table:style-name="ce60" office:value-type="float" office:value="0">
            <text:p>0</text:p>
          </table:table-cell>
          <table:table-cell table:formula="of:=SUM([.L54:.L57])" ns42:value-type="float" table:style-name="ce60" office:value-type="float" office:value="0">
            <text:p>0</text:p>
          </table:table-cell>
          <table:table-cell table:formula="of:=SUM([.M54:.M57])" ns42:value-type="float" table:style-name="ce60" office:value-type="float" office:value="0">
            <text:p>0</text:p>
          </table:table-cell>
          <table:table-cell table:formula="of:=SUM([.N54:.N57])" ns42:value-type="float" table:style-name="ce60" office:value-type="float" office:value="612">
            <text:p>612</text:p>
          </table:table-cell>
          <table:table-cell table:formula="of:=SUM([.O54:.O57])" ns42:value-type="float" table:style-name="ce60" office:value-type="float" office:value="602">
            <text:p>602</text:p>
          </table:table-cell>
          <table:table-cell table:formula="of:=SUM([.P54:.P57])" ns42:value-type="float" table:style-name="ce60" office:value-type="float" office:value="8">
            <text:p>8</text:p>
          </table:table-cell>
          <table:table-cell table:formula="of:=SUM([.Q54:.Q57])" ns42:value-type="float" table:style-name="ce60" office:value-type="float" office:value="4">
            <text:p>4</text:p>
          </table:table-cell>
          <table:table-cell table:formula="of:=SUM([.R54:.R57])" ns42:value-type="float" table:style-name="ce60" office:value-type="float" office:value="620">
            <text:p>620</text:p>
          </table:table-cell>
          <table:table-cell table:formula="of:=SUM([.S54:.S57])" ns42:value-type="float" table:style-name="ce60" office:value-type="float" office:value="606">
            <text:p>606</text:p>
          </table:table-cell>
          <table:table-cell table:formula="of:=SUM([.T54:.T57])" ns42:value-type="float" table:style-name="ce60" office:value-type="float" office:value="9">
            <text:p>9</text:p>
          </table:table-cell>
          <table:table-cell table:formula="of:=SUM([.U54:.U57])" ns42:value-type="float" table:style-name="ce75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athmen</text:p>
          </table:table-cell>
          <table:table-cell table:style-name="ce20"/>
          <table:table-cell table:style-name="ce21"/>
          <table:table-cell table:style-name="ce20" table:number-columns-repeated="2"/>
          <table:table-cell table:style-name="ce33"/>
          <table:table-cell ns42:value-type="string" table:style-name="ce41" office:value-type="string">
            <text:p>Totaal voor de woningen in de gemeente</text:p>
          </table:table-cell>
          <table:table-cell table:style-name="ce28"/>
          <table:table-cell table:formula="of:=SUM([.I58:.I59])" ns42:value-type="float" table:style-name="ce52" office:value-type="float" office:value="253">
            <text:p>253</text:p>
          </table:table-cell>
          <table:table-cell table:formula="of:=SUM([.J58:.J59])" ns42:value-type="float" table:style-name="ce60" office:value-type="float" office:value="16">
            <text:p>16</text:p>
          </table:table-cell>
          <table:table-cell table:formula="of:=SUM([.K58:.K59])" ns42:value-type="float" table:style-name="ce60" office:value-type="float" office:value="0">
            <text:p>0</text:p>
          </table:table-cell>
          <table:table-cell table:formula="of:=SUM([.L58:.L59])" ns42:value-type="float" table:style-name="ce60" office:value-type="float" office:value="0">
            <text:p>0</text:p>
          </table:table-cell>
          <table:table-cell table:formula="of:=SUM([.M58:.M59])" ns42:value-type="float" table:style-name="ce60" office:value-type="float" office:value="0">
            <text:p>0</text:p>
          </table:table-cell>
          <table:table-cell table:formula="of:=SUM([.N58:.N59])" ns42:value-type="float" table:style-name="ce60" office:value-type="float" office:value="699">
            <text:p>699</text:p>
          </table:table-cell>
          <table:table-cell table:formula="of:=SUM([.O58:.O59])" ns42:value-type="float" table:style-name="ce60" office:value-type="float" office:value="687">
            <text:p>687</text:p>
          </table:table-cell>
          <table:table-cell table:formula="of:=SUM([.P58:.P59])" ns42:value-type="float" table:style-name="ce60" office:value-type="float" office:value="11">
            <text:p>11</text:p>
          </table:table-cell>
          <table:table-cell table:formula="of:=SUM([.Q58:.Q59])" ns42:value-type="float" table:style-name="ce60" office:value-type="float" office:value="6">
            <text:p>6</text:p>
          </table:table-cell>
          <table:table-cell table:formula="of:=SUM([.R58:.R59])" ns42:value-type="float" table:style-name="ce60" office:value-type="float" office:value="710">
            <text:p>710</text:p>
          </table:table-cell>
          <table:table-cell table:formula="of:=SUM([.S58:.S59])" ns42:value-type="float" table:style-name="ce60" office:value-type="float" office:value="693">
            <text:p>693</text:p>
          </table:table-cell>
          <table:table-cell table:formula="of:=SUM([.T58:.T59])" ns42:value-type="float" table:style-name="ce60" office:value-type="float" office:value="11">
            <text:p>11</text:p>
          </table:table-cell>
          <table:table-cell table:formula="of:=SUM([.U58:.U59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athmen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office:value="1" table:style-name="ce61" table:number-columns-repeated="2" office:value-type="float">
            <text:p>1</text:p>
          </table:table-cell>
          <table:table-cell table:formula="of:=[.N61]+[.P61]" ns42:value-type="float" table:style-name="ce61" office:value-type="float" office:value="1">
            <text:p>1</text:p>
          </table:table-cell>
          <table:table-cell table:formula="of:=[.O61]+[.Q61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</table:table-cell>
          <table:table-cell table:style-name="ce28"/>
          <table:table-cell table:formula="of:=SUM([.I60:.I61])" ns42:value-type="float" table:style-name="ce52" office:value-type="float" office:value="253">
            <text:p>253</text:p>
          </table:table-cell>
          <table:table-cell table:formula="of:=SUM([.J60:.J61])" ns42:value-type="float" table:style-name="ce60" office:value-type="float" office:value="16">
            <text:p>16</text:p>
          </table:table-cell>
          <table:table-cell table:formula="of:=SUM([.K60:.K61])" ns42:value-type="float" table:style-name="ce60" office:value-type="float" office:value="0">
            <text:p>0</text:p>
          </table:table-cell>
          <table:table-cell table:formula="of:=SUM([.L60:.L61])" ns42:value-type="float" table:style-name="ce60" office:value-type="float" office:value="0">
            <text:p>0</text:p>
          </table:table-cell>
          <table:table-cell table:formula="of:=SUM([.M60:.M61])" ns42:value-type="float" table:style-name="ce60" office:value-type="float" office:value="0">
            <text:p>0</text:p>
          </table:table-cell>
          <table:table-cell table:formula="of:=SUM([.N60:.N61])" ns42:value-type="float" table:style-name="ce60" office:value-type="float" office:value="699">
            <text:p>699</text:p>
          </table:table-cell>
          <table:table-cell table:formula="of:=SUM([.O60:.O61])" ns42:value-type="float" table:style-name="ce60" office:value-type="float" office:value="687">
            <text:p>687</text:p>
          </table:table-cell>
          <table:table-cell table:formula="of:=SUM([.P60:.P61])" ns42:value-type="float" table:style-name="ce60" office:value-type="float" office:value="12">
            <text:p>12</text:p>
          </table:table-cell>
          <table:table-cell table:formula="of:=SUM([.Q60:.Q61])" ns42:value-type="float" table:style-name="ce60" office:value-type="float" office:value="7">
            <text:p>7</text:p>
          </table:table-cell>
          <table:table-cell table:formula="of:=SUM([.R60:.R61])" ns42:value-type="float" table:style-name="ce60" office:value-type="float" office:value="711">
            <text:p>711</text:p>
          </table:table-cell>
          <table:table-cell table:formula="of:=SUM([.S60:.S61])" ns42:value-type="float" table:style-name="ce60" office:value-type="float" office:value="694">
            <text:p>694</text:p>
          </table:table-cell>
          <table:table-cell table:formula="of:=SUM([.T60:.T61])" ns42:value-type="float" table:style-name="ce60" office:value-type="float" office:value="11">
            <text:p>11</text:p>
          </table:table-cell>
          <table:table-cell table:formula="of:=SUM([.U60:.U61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ankenham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3" office:value-type="float">
            <text:p>9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[.N63]+[.P63]" ns42:value-type="float" table:style-name="ce61" office:value-type="float" office:value="259">
            <text:p>259</text:p>
          </table:table-cell>
          <table:table-cell table:formula="of:=[.O63]+[.Q63]" ns42:value-type="float" table:style-name="ce61" office:value-type="float" office:value="259">
            <text:p>25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02" office:value-type="float">
            <text:p>20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97" office:value-type="float">
            <text:p>197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Blokzijl</text:p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Ned. Herv. Weeshuis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65" office:value-type="float">
            <text:p>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42" office:value-type="float">
            <text:p>142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67" office:value-type="float">
            <text:p>67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45" office:value-type="float">
            <text:p>145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66" office:value-type="float">
            <text:p>66</text:p>
          </table:table-cell>
          <table:table-cell table:style-name="ce61"/>
          <table:table-cell ns42:value-type="float" table:style-name="ce61" office:value="28" office:value-type="float">
            <text:p>28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21" office:value-type="float">
            <text:p>1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</table:table-cell>
          <table:table-cell table:style-name="ce28"/>
          <table:table-cell table:formula="of:=SUM([.I64:.I69])" ns42:value-type="float" table:style-name="ce52" office:value-type="float" office:value="335">
            <text:p>335</text:p>
          </table:table-cell>
          <table:table-cell table:formula="of:=SUM([.J64:.J69])" ns42:value-type="float" table:style-name="ce60" office:value-type="float" office:value="18">
            <text:p>18</text:p>
          </table:table-cell>
          <table:table-cell table:formula="of:=SUM([.K64:.K69])" ns42:value-type="float" table:style-name="ce60" office:value-type="float" office:value="0">
            <text:p>0</text:p>
          </table:table-cell>
          <table:table-cell table:formula="of:=SUM([.L64:.L69])" ns42:value-type="float" table:style-name="ce60" office:value-type="float" office:value="66">
            <text:p>66</text:p>
          </table:table-cell>
          <table:table-cell table:formula="of:=SUM([.M64:.M69])" ns42:value-type="float" table:style-name="ce60" office:value-type="float" office:value="0">
            <text:p>0</text:p>
          </table:table-cell>
          <table:table-cell table:formula="of:=SUM([.N64:.N69])" ns42:value-type="float" table:style-name="ce60" office:value-type="float" office:value="687">
            <text:p>687</text:p>
          </table:table-cell>
          <table:table-cell table:formula="of:=SUM([.O64:.O69])" ns42:value-type="float" table:style-name="ce60" office:value-type="float" office:value="707">
            <text:p>707</text:p>
          </table:table-cell>
          <table:table-cell table:formula="of:=SUM([.P64:.P69])" ns42:value-type="float" table:style-name="ce60" office:value-type="float" office:value="129">
            <text:p>129</text:p>
          </table:table-cell>
          <table:table-cell table:formula="of:=SUM([.Q64:.Q69])" ns42:value-type="float" table:style-name="ce60" office:value-type="float" office:value="104">
            <text:p>104</text:p>
          </table:table-cell>
          <table:table-cell table:formula="of:=SUM([.R64:.R69])" ns42:value-type="float" table:style-name="ce60" office:value-type="float" office:value="816">
            <text:p>816</text:p>
          </table:table-cell>
          <table:table-cell table:formula="of:=SUM([.S64:.S69])" ns42:value-type="float" table:style-name="ce60" office:value-type="float" office:value="811">
            <text:p>811</text:p>
          </table:table-cell>
          <table:table-cell table:formula="of:=SUM([.T64:.T69])" ns42:value-type="float" table:style-name="ce60" office:value-type="float" office:value="40">
            <text:p>40</text:p>
          </table:table-cell>
          <table:table-cell table:formula="of:=SUM([.U64:.U69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lokzijl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</table:table-cell>
          <table:table-cell table:style-name="ce28"/>
          <table:table-cell table:formula="of:=SUM([.I70:.I71])" ns42:value-type="float" table:style-name="ce52" office:value-type="float" office:value="335">
            <text:p>335</text:p>
          </table:table-cell>
          <table:table-cell table:formula="of:=SUM([.J70:.J71])" ns42:value-type="float" table:style-name="ce60" office:value-type="float" office:value="18">
            <text:p>18</text:p>
          </table:table-cell>
          <table:table-cell table:formula="of:=SUM([.K70:.K71])" ns42:value-type="float" table:style-name="ce60" office:value-type="float" office:value="0">
            <text:p>0</text:p>
          </table:table-cell>
          <table:table-cell table:formula="of:=SUM([.L70:.L71])" ns42:value-type="float" table:style-name="ce60" office:value-type="float" office:value="66">
            <text:p>66</text:p>
          </table:table-cell>
          <table:table-cell table:formula="of:=SUM([.M70:.M71])" ns42:value-type="float" table:style-name="ce60" office:value-type="float" office:value="0">
            <text:p>0</text:p>
          </table:table-cell>
          <table:table-cell table:formula="of:=SUM([.N70:.N71])" ns42:value-type="float" table:style-name="ce60" office:value-type="float" office:value="687">
            <text:p>687</text:p>
          </table:table-cell>
          <table:table-cell table:formula="of:=SUM([.O70:.O71])" ns42:value-type="float" table:style-name="ce60" office:value-type="float" office:value="707">
            <text:p>707</text:p>
          </table:table-cell>
          <table:table-cell table:formula="of:=SUM([.P70:.P71])" ns42:value-type="float" table:style-name="ce60" office:value-type="float" office:value="132">
            <text:p>132</text:p>
          </table:table-cell>
          <table:table-cell table:formula="of:=SUM([.Q70:.Q71])" ns42:value-type="float" table:style-name="ce60" office:value-type="float" office:value="104">
            <text:p>104</text:p>
          </table:table-cell>
          <table:table-cell table:formula="of:=SUM([.R70:.R71])" ns42:value-type="float" table:style-name="ce60" office:value-type="float" office:value="819">
            <text:p>819</text:p>
          </table:table-cell>
          <table:table-cell table:formula="of:=SUM([.S70:.S71])" ns42:value-type="float" table:style-name="ce60" office:value-type="float" office:value="811">
            <text:p>811</text:p>
          </table:table-cell>
          <table:table-cell table:formula="of:=SUM([.T70:.T71])" ns42:value-type="float" table:style-name="ce60" office:value-type="float" office:value="40">
            <text:p>40</text:p>
          </table:table-cell>
          <table:table-cell table:formula="of:=SUM([.U70:.U71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[.N73]+[.P73]" ns42:value-type="float" table:style-name="ce61" office:value-type="float" office:value="0">
            <text:p>0</text:p>
          </table:table-cell>
          <table:table-cell table:formula="of:=[.O73]+[.Q73]" ns42:value-type="float" table:style-name="ce61" office:value-type="float" office:value="0">
            <text:p>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</table:table-cell>
          <table:table-cell table:style-name="ce20" table:number-columns-repeated="3"/>
          <table:table-cell ns42:value-type="string" table:style-name="ce20" office:value-type="string">
            <text:p>Dorp Borne</text:p>
          </table:table-cell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660" office:value-type="float">
            <text:p>660</text:p>
          </table:table-cell>
          <table:table-cell ns42:value-type="float" table:style-name="ce61" office:value="644" office:value-type="float">
            <text:p>644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7" office:value-type="float">
            <text:p>7</text:p>
          </table:table-cell>
          <table:table-cell table:formula="of:=[.N74]+[.P74]" ns42:value-type="float" table:style-name="ce61" office:value-type="float" office:value="678">
            <text:p>678</text:p>
          </table:table-cell>
          <table:table-cell table:formula="of:=[.O74]+[.Q74]" ns42:value-type="float" table:style-name="ce61" office:value-type="float" office:value="651">
            <text:p>65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Karmelieten klooster</text:p>
          </table:table-cell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[.N75]+[.P75]" ns42:value-type="float" table:style-name="ce61" office:value-type="float" office:value="20">
            <text:p>20</text:p>
          </table:table-cell>
          <table:table-cell table:formula="of:=[.O75]+[.Q75]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339" office:value-type="float">
            <text:p>339</text:p>
          </table:table-cell>
          <table:table-cell ns42:value-type="float" table:style-name="ce60" office:value="21" office:value-type="float">
            <text:p>21</text:p>
          </table:table-cell>
          <table:table-cell table:style-name="ce61" table:number-columns-repeated="3"/>
          <table:table-cell ns42:value-type="float" table:style-name="ce61" office:value="809" office:value-type="float">
            <text:p>809</text:p>
          </table:table-cell>
          <table:table-cell ns42:value-type="float" table:style-name="ce61" office:value="819" office:value-type="float">
            <text:p>819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23" office:value-type="float">
            <text:p>23</text:p>
          </table:table-cell>
          <table:table-cell table:formula="of:=[.N76]+[.P76]" ns42:value-type="float" table:style-name="ce61" office:value-type="float" office:value="839">
            <text:p>839</text:p>
          </table:table-cell>
          <table:table-cell table:formula="of:=[.O76]+[.Q76]" ns42:value-type="float" table:style-name="ce61" office:value-type="float" office:value="842">
            <text:p>84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ornerbroek</text:p>
          </table:table-cell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126" office:value-type="float">
            <text:p>126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308" office:value-type="float">
            <text:p>30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5" office:value-type="float">
            <text:p>15</text:p>
          </table:table-cell>
          <table:table-cell table:formula="of:=[.N77]+[.P77]" ns42:value-type="float" table:style-name="ce61" office:value-type="float" office:value="315">
            <text:p>315</text:p>
          </table:table-cell>
          <table:table-cell table:formula="of:=[.O77]+[.Q77]" ns42:value-type="float" table:style-name="ce61" office:value-type="float" office:value="323">
            <text:p>32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Hertme</text:p>
          </table:table-cell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2" office:value-type="float">
            <text:p>162</text:p>
          </table:table-cell>
          <table:table-cell ns42:value-type="float" table:style-name="ce61" office:value="131" office:value-type="float">
            <text:p>131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table:formula="of:=[.N78]+[.P78]" ns42:value-type="float" table:style-name="ce61" office:value-type="float" office:value="165">
            <text:p>165</text:p>
          </table:table-cell>
          <table:table-cell table:formula="of:=[.O78]+[.Q78]" ns42:value-type="float" table:style-name="ce61" office:value-type="float" office:value="134">
            <text:p>134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</table:table-cell>
          <table:table-cell table:style-name="ce28"/>
          <table:table-cell table:formula="of:=SUM([.I74])" ns42:value-type="float" table:style-name="ce52" office:value-type="float" office:value="295">
            <text:p>295</text:p>
          </table:table-cell>
          <table:table-cell table:formula="of:=SUM([.J74])" ns42:value-type="float" table:style-name="ce60" office:value-type="float" office:value="11">
            <text:p>11</text:p>
          </table:table-cell>
          <table:table-cell table:formula="of:=SUM([.K74])" ns42:value-type="float" table:style-name="ce60" office:value-type="float" office:value="0">
            <text:p>0</text:p>
          </table:table-cell>
          <table:table-cell table:formula="of:=SUM([.L74])" ns42:value-type="float" table:style-name="ce60" office:value-type="float" office:value="0">
            <text:p>0</text:p>
          </table:table-cell>
          <table:table-cell table:formula="of:=SUM([.M74])" ns42:value-type="float" table:style-name="ce60" office:value-type="float" office:value="0">
            <text:p>0</text:p>
          </table:table-cell>
          <table:table-cell table:formula="of:=SUM([.N74])" ns42:value-type="float" table:style-name="ce60" office:value-type="float" office:value="660">
            <text:p>660</text:p>
          </table:table-cell>
          <table:table-cell table:formula="of:=SUM([.O74])" ns42:value-type="float" table:style-name="ce60" office:value-type="float" office:value="644">
            <text:p>644</text:p>
          </table:table-cell>
          <table:table-cell table:formula="of:=SUM([.P74])" ns42:value-type="float" table:style-name="ce60" office:value-type="float" office:value="18">
            <text:p>18</text:p>
          </table:table-cell>
          <table:table-cell table:formula="of:=SUM([.Q74])" ns42:value-type="float" table:style-name="ce60" office:value-type="float" office:value="7">
            <text:p>7</text:p>
          </table:table-cell>
          <table:table-cell table:formula="of:=SUM([.R74])" ns42:value-type="float" table:style-name="ce60" office:value-type="float" office:value="678">
            <text:p>678</text:p>
          </table:table-cell>
          <table:table-cell table:formula="of:=SUM([.S74])" ns42:value-type="float" table:style-name="ce60" office:value-type="float" office:value="651">
            <text:p>651</text:p>
          </table:table-cell>
          <table:table-cell table:formula="of:=SUM([.T74])" ns42:value-type="float" table:style-name="ce60" office:value-type="float" office:value="9">
            <text:p>9</text:p>
          </table:table-cell>
          <table:table-cell table:formula="of:=SUM([.U74])" ns42:value-type="float" table:style-name="ce75" office:value-type="float" office:value="14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buiten de kom</text:p>
          </table:table-cell>
          <table:table-cell table:style-name="ce28"/>
          <table:table-cell table:formula="of:=SUM([.I75:.I78])" ns42:value-type="float" table:style-name="ce52" office:value-type="float" office:value="519">
            <text:p>519</text:p>
          </table:table-cell>
          <table:table-cell table:formula="of:=SUM([.J75:.J78])" ns42:value-type="float" table:style-name="ce60" office:value-type="float" office:value="31">
            <text:p>31</text:p>
          </table:table-cell>
          <table:table-cell table:formula="of:=SUM([.K75:.K78])" ns42:value-type="float" table:style-name="ce60" office:value-type="float" office:value="0">
            <text:p>0</text:p>
          </table:table-cell>
          <table:table-cell table:formula="of:=SUM([.L75:.L78])" ns42:value-type="float" table:style-name="ce60" office:value-type="float" office:value="0">
            <text:p>0</text:p>
          </table:table-cell>
          <table:table-cell table:formula="of:=SUM([.M75:.M78])" ns42:value-type="float" table:style-name="ce60" office:value-type="float" office:value="0">
            <text:p>0</text:p>
          </table:table-cell>
          <table:table-cell table:formula="of:=SUM([.N75:.N78])" ns42:value-type="float" table:style-name="ce60" office:value-type="float" office:value="1299">
            <text:p>1299</text:p>
          </table:table-cell>
          <table:table-cell table:formula="of:=SUM([.O75:.O78])" ns42:value-type="float" table:style-name="ce60" office:value-type="float" office:value="1258">
            <text:p>1258</text:p>
          </table:table-cell>
          <table:table-cell table:formula="of:=SUM([.P75:.P78])" ns42:value-type="float" table:style-name="ce60" office:value-type="float" office:value="40">
            <text:p>40</text:p>
          </table:table-cell>
          <table:table-cell table:formula="of:=SUM([.Q75:.Q78])" ns42:value-type="float" table:style-name="ce60" office:value-type="float" office:value="41">
            <text:p>41</text:p>
          </table:table-cell>
          <table:table-cell table:formula="of:=SUM([.R75:.R78])" ns42:value-type="float" table:style-name="ce60" office:value-type="float" office:value="1339">
            <text:p>1339</text:p>
          </table:table-cell>
          <table:table-cell table:formula="of:=SUM([.S75:.S78])" ns42:value-type="float" table:style-name="ce60" office:value-type="float" office:value="1299">
            <text:p>1299</text:p>
          </table:table-cell>
          <table:table-cell table:formula="of:=SUM([.T75:.T78])" ns42:value-type="float" table:style-name="ce60" office:value-type="float" office:value="19">
            <text:p>19</text:p>
          </table:table-cell>
          <table:table-cell table:formula="of:=SUM([.U75:.U78])" ns42:value-type="float" table:style-name="ce75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</table:table-cell>
          <table:table-cell table:style-name="ce28"/>
          <table:table-cell table:formula="of:=SUM([.I79:.I80])" ns42:value-type="float" table:style-name="ce52" office:value-type="float" office:value="814">
            <text:p>814</text:p>
          </table:table-cell>
          <table:table-cell table:formula="of:=SUM([.J79:.J80])" ns42:value-type="float" table:style-name="ce60" office:value-type="float" office:value="42">
            <text:p>42</text:p>
          </table:table-cell>
          <table:table-cell table:formula="of:=SUM([.K79:.K80])" ns42:value-type="float" table:style-name="ce60" office:value-type="float" office:value="0">
            <text:p>0</text:p>
          </table:table-cell>
          <table:table-cell table:formula="of:=SUM([.L79:.L80])" ns42:value-type="float" table:style-name="ce60" office:value-type="float" office:value="0">
            <text:p>0</text:p>
          </table:table-cell>
          <table:table-cell table:formula="of:=SUM([.M79:.M80])" ns42:value-type="float" table:style-name="ce60" office:value-type="float" office:value="0">
            <text:p>0</text:p>
          </table:table-cell>
          <table:table-cell table:formula="of:=SUM([.N79:.N80])" ns42:value-type="float" table:style-name="ce60" office:value-type="float" office:value="1959">
            <text:p>1959</text:p>
          </table:table-cell>
          <table:table-cell table:formula="of:=SUM([.O79:.O80])" ns42:value-type="float" table:style-name="ce60" office:value-type="float" office:value="1902">
            <text:p>1902</text:p>
          </table:table-cell>
          <table:table-cell table:formula="of:=SUM([.P79:.P80])" ns42:value-type="float" table:style-name="ce60" office:value-type="float" office:value="58">
            <text:p>58</text:p>
          </table:table-cell>
          <table:table-cell table:formula="of:=SUM([.Q79:.Q80])" ns42:value-type="float" table:style-name="ce60" office:value-type="float" office:value="48">
            <text:p>48</text:p>
          </table:table-cell>
          <table:table-cell table:formula="of:=SUM([.R79:.R80])" ns42:value-type="float" table:style-name="ce60" office:value-type="float" office:value="2017">
            <text:p>2017</text:p>
          </table:table-cell>
          <table:table-cell table:formula="of:=SUM([.S79:.S80])" ns42:value-type="float" table:style-name="ce60" office:value-type="float" office:value="1950">
            <text:p>1950</text:p>
          </table:table-cell>
          <table:table-cell table:formula="of:=SUM([.T79:.T80])" ns42:value-type="float" table:style-name="ce60" office:value-type="float" office:value="28">
            <text:p>28</text:p>
          </table:table-cell>
          <table:table-cell table:formula="of:=SUM([.U79:.U80])" ns42:value-type="float" table:style-name="ce75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table:style-name="ce33"/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2" office:value="244" office:value-type="float">
            <text:p>244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490" office:value-type="float">
            <text:p>490</text:p>
          </table:table-cell>
          <table:table-cell ns42:value-type="float" table:style-name="ce61" office:value="498" office:value-type="float">
            <text:p>49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4" office:value-type="float">
            <text:p>24</text:p>
          </table:table-cell>
          <table:table-cell table:formula="of:=[.N82]+[.P82]" ns42:value-type="float" table:style-name="ce61" office:value-type="float" office:value="509">
            <text:p>509</text:p>
          </table:table-cell>
          <table:table-cell table:formula="of:=[.O82]+[.Q82]" ns42:value-type="float" table:style-name="ce61" office:value-type="float" office:value="522">
            <text:p>52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83]+[.P83]" ns42:value-type="float" table:style-name="ce61" office:value-type="float" office:value="4">
            <text:p>4</text:p>
          </table:table-cell>
          <table:table-cell table:formula="of:=[.O83]+[.Q83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Linthe</text:p>
          </table:table-cell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218" office:value-type="float">
            <text:p>218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624" office:value-type="float">
            <text:p>624</text:p>
          </table:table-cell>
          <table:table-cell ns42:value-type="float" table:style-name="ce61" office:value="530" office:value-type="float">
            <text:p>530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21" office:value-type="float">
            <text:p>21</text:p>
          </table:table-cell>
          <table:table-cell table:formula="of:=[.N84]+[.P84]" ns42:value-type="float" table:style-name="ce61" office:value-type="float" office:value="647">
            <text:p>647</text:p>
          </table:table-cell>
          <table:table-cell table:formula="of:=[.O84]+[.Q84]" ns42:value-type="float" table:style-name="ce61" office:value-type="float" office:value="551">
            <text:p>55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Emm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99" office:value-type="float">
            <text:p>9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0" office:value-type="float">
            <text:p>240</text:p>
          </table:table-cell>
          <table:table-cell ns42:value-type="float" table:style-name="ce61" office:value="220" office:value-type="float">
            <text:p>22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[.N85]+[.P85]" ns42:value-type="float" table:style-name="ce61" office:value-type="float" office:value="246">
            <text:p>246</text:p>
          </table:table-cell>
          <table:table-cell table:formula="of:=[.O85]+[.Q85]" ns42:value-type="float" table:style-name="ce61" office:value-type="float" office:value="230">
            <text:p>2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Millig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41" office:value-type="float">
            <text:p>41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5" office:value-type="float">
            <text:p>9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86]+[.P86]" ns42:value-type="float" table:style-name="ce61" office:value-type="float" office:value="113">
            <text:p>113</text:p>
          </table:table-cell>
          <table:table-cell table:formula="of:=[.O86]+[.Q86]" ns42:value-type="float" table:style-name="ce61" office:value-type="float" office:value="97">
            <text:p>9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echter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3" office:value-type="float">
            <text:p>103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[.N87]+[.P87]" ns42:value-type="float" table:style-name="ce61" office:value-type="float" office:value="105">
            <text:p>105</text:p>
          </table:table-cell>
          <table:table-cell table:formula="of:=[.O87]+[.Q87]" ns42:value-type="float" table:style-name="ce61" office:value-type="float" office:value="90">
            <text:p>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Dalfsen</text:p>
          </table:table-cell>
          <table:table-cell table:style-name="ce20"/>
          <table:table-cell table:style-name="ce25" table:number-columns-repeated="2"/>
          <table:table-cell ns42:value-type="string" table:style-name="ce20" office:value-type="string">
            <text:p>Buurtschap Hessum</text:p>
          </table:table-cell>
          <table:table-cell table:style-name="ce33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table:formula="of:=[.N88]+[.P88]" ns42:value-type="float" table:style-name="ce61" office:value-type="float" office:value="140">
            <text:p>140</text:p>
          </table:table-cell>
          <table:table-cell table:formula="of:=[.O88]+[.Q88]" ns42:value-type="float" table:style-name="ce61" office:value-type="float" office:value="120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Ankum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269" office:value-type="float">
            <text:p>26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formula="of:=[.N89]+[.P89]" ns42:value-type="float" table:style-name="ce61" office:value-type="float" office:value="278">
            <text:p>278</text:p>
          </table:table-cell>
          <table:table-cell table:formula="of:=[.O89]+[.Q89]" ns42:value-type="float" table:style-name="ce61" office:value-type="float" office:value="239">
            <text:p>2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Gerner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75" office:value-type="float">
            <text:p>75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[.N90]+[.P90]" ns42:value-type="float" table:style-name="ce61" office:value-type="float" office:value="190">
            <text:p>190</text:p>
          </table:table-cell>
          <table:table-cell table:formula="of:=[.O90]+[.Q90]" ns42:value-type="float" table:style-name="ce61" office:value-type="float" office:value="190">
            <text:p>19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oster-Dalfs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27" office:value-type="float">
            <text:p>27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91]+[.P91]" ns42:value-type="float" table:style-name="ce61" office:value-type="float" office:value="70">
            <text:p>70</text:p>
          </table:table-cell>
          <table:table-cell table:formula="of:=[.O91]+[.Q91]" ns42:value-type="float" table:style-name="ce61" office:value-type="float" office:value="59">
            <text:p>5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elsum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28" office:value-type="float">
            <text:p>28</text:p>
          </table:table-cell>
          <table:table-cell table:style-name="ce61" table:number-columns-repeated="4"/>
          <table:table-cell ns42:value-type="float" table:style-name="ce61" office:value="81" office:value-type="float">
            <text:p>8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[.N92]+[.P92]" ns42:value-type="float" table:style-name="ce61" office:value-type="float" office:value="85">
            <text:p>85</text:p>
          </table:table-cell>
          <table:table-cell table:formula="of:=[.O92]+[.Q92]" ns42:value-type="float" table:style-name="ce61" office:value-type="float" office:value="73">
            <text:p>7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udleus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145" office:value-type="float">
            <text:p>145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81" office:value-type="float">
            <text:p>381</text:p>
          </table:table-cell>
          <table:table-cell ns42:value-type="float" table:style-name="ce61" office:value="337" office:value-type="float">
            <text:p>3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7" office:value-type="float">
            <text:p>7</text:p>
          </table:table-cell>
          <table:table-cell table:formula="of:=[.N93]+[.P93]" ns42:value-type="float" table:style-name="ce61" office:value-type="float" office:value="392">
            <text:p>392</text:p>
          </table:table-cell>
          <table:table-cell table:formula="of:=[.O93]+[.Q93]" ns42:value-type="float" table:style-name="ce61" office:value-type="float" office:value="344">
            <text:p>34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82:.I83])" ns42:value-type="float" table:style-name="ce52" office:value-type="float" office:value="244">
            <text:p>244</text:p>
          </table:table-cell>
          <table:table-cell table:formula="of:=SUM([.J82:.J83])" ns42:value-type="float" table:style-name="ce60" office:value-type="float" office:value="8">
            <text:p>8</text:p>
          </table:table-cell>
          <table:table-cell table:formula="of:=SUM([.K82:.K83])" ns42:value-type="float" table:style-name="ce60" office:value-type="float" office:value="0">
            <text:p>0</text:p>
          </table:table-cell>
          <table:table-cell table:formula="of:=SUM([.L82:.L83])" ns42:value-type="float" table:style-name="ce60" office:value-type="float" office:value="4">
            <text:p>4</text:p>
          </table:table-cell>
          <table:table-cell table:formula="of:=SUM([.M82:.M83])" ns42:value-type="float" table:style-name="ce60" office:value-type="float" office:value="0">
            <text:p>0</text:p>
          </table:table-cell>
          <table:table-cell table:formula="of:=SUM([.N82:.N83])" ns42:value-type="float" table:style-name="ce60" office:value-type="float" office:value="492">
            <text:p>492</text:p>
          </table:table-cell>
          <table:table-cell table:formula="of:=SUM([.O82:.O83])" ns42:value-type="float" table:style-name="ce60" office:value-type="float" office:value="498">
            <text:p>498</text:p>
          </table:table-cell>
          <table:table-cell table:formula="of:=SUM([.P82:.P83])" ns42:value-type="float" table:style-name="ce60" office:value-type="float" office:value="21">
            <text:p>21</text:p>
          </table:table-cell>
          <table:table-cell table:formula="of:=SUM([.Q82:.Q83])" ns42:value-type="float" table:style-name="ce60" office:value-type="float" office:value="25">
            <text:p>25</text:p>
          </table:table-cell>
          <table:table-cell table:formula="of:=SUM([.R82:.R83])" ns42:value-type="float" table:style-name="ce60" office:value-type="float" office:value="513">
            <text:p>513</text:p>
          </table:table-cell>
          <table:table-cell table:formula="of:=SUM([.S82:.S83])" ns42:value-type="float" table:style-name="ce60" office:value-type="float" office:value="523">
            <text:p>523</text:p>
          </table:table-cell>
          <table:table-cell table:formula="of:=SUM([.T82:.T83])" ns42:value-type="float" table:style-name="ce60" office:value-type="float" office:value="17">
            <text:p>17</text:p>
          </table:table-cell>
          <table:table-cell table:formula="of:=SUM([.U82:.U83])" ns42:value-type="float" table:style-name="ce75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84:.I93])" ns42:value-type="float" table:style-name="ce52" office:value-type="float" office:value="821">
            <text:p>821</text:p>
          </table:table-cell>
          <table:table-cell table:formula="of:=SUM([.J84:.J93])" ns42:value-type="float" table:style-name="ce60" office:value-type="float" office:value="37">
            <text:p>37</text:p>
          </table:table-cell>
          <table:table-cell table:formula="of:=SUM([.K84:.K93])" ns42:value-type="float" table:style-name="ce60" office:value-type="float" office:value="0">
            <text:p>0</text:p>
          </table:table-cell>
          <table:table-cell table:formula="of:=SUM([.L84:.L93])" ns42:value-type="float" table:style-name="ce60" office:value-type="float" office:value="0">
            <text:p>0</text:p>
          </table:table-cell>
          <table:table-cell table:formula="of:=SUM([.M84:.M93])" ns42:value-type="float" table:style-name="ce60" office:value-type="float" office:value="0">
            <text:p>0</text:p>
          </table:table-cell>
          <table:table-cell table:formula="of:=SUM([.N84:.N93])" ns42:value-type="float" table:style-name="ce60" office:value-type="float" office:value="2201">
            <text:p>2201</text:p>
          </table:table-cell>
          <table:table-cell table:formula="of:=SUM([.O84:.O93])" ns42:value-type="float" table:style-name="ce60" office:value-type="float" office:value="1925">
            <text:p>1925</text:p>
          </table:table-cell>
          <table:table-cell table:formula="of:=SUM([.P84:.P93])" ns42:value-type="float" table:style-name="ce60" office:value-type="float" office:value="65">
            <text:p>65</text:p>
          </table:table-cell>
          <table:table-cell table:formula="of:=SUM([.Q84:.Q93])" ns42:value-type="float" table:style-name="ce60" office:value-type="float" office:value="68">
            <text:p>68</text:p>
          </table:table-cell>
          <table:table-cell table:formula="of:=SUM([.R84:.R93])" ns42:value-type="float" table:style-name="ce60" office:value-type="float" office:value="2266">
            <text:p>2266</text:p>
          </table:table-cell>
          <table:table-cell table:formula="of:=SUM([.S84:.S93])" ns42:value-type="float" table:style-name="ce60" office:value-type="float" office:value="1993">
            <text:p>1993</text:p>
          </table:table-cell>
          <table:table-cell table:formula="of:=SUM([.T84:.T93])" ns42:value-type="float" table:style-name="ce60" office:value-type="float" office:value="48">
            <text:p>48</text:p>
          </table:table-cell>
          <table:table-cell table:formula="of:=SUM([.U84:.U93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94:.I95])" ns42:value-type="float" table:style-name="ce52" office:value-type="float" office:value="1065">
            <text:p>1065</text:p>
          </table:table-cell>
          <table:table-cell table:formula="of:=SUM([.J94:.J95])" ns42:value-type="float" table:style-name="ce60" office:value-type="float" office:value="45">
            <text:p>45</text:p>
          </table:table-cell>
          <table:table-cell table:formula="of:=SUM([.K94:.K95])" ns42:value-type="float" table:style-name="ce60" office:value-type="float" office:value="0">
            <text:p>0</text:p>
          </table:table-cell>
          <table:table-cell table:formula="of:=SUM([.L94:.L95])" ns42:value-type="float" table:style-name="ce60" office:value-type="float" office:value="4">
            <text:p>4</text:p>
          </table:table-cell>
          <table:table-cell table:formula="of:=SUM([.M94:.M95])" ns42:value-type="float" table:style-name="ce60" office:value-type="float" office:value="0">
            <text:p>0</text:p>
          </table:table-cell>
          <table:table-cell table:formula="of:=SUM([.N94:.N95])" ns42:value-type="float" table:style-name="ce60" office:value-type="float" office:value="2693">
            <text:p>2693</text:p>
          </table:table-cell>
          <table:table-cell table:formula="of:=SUM([.O94:.O95])" ns42:value-type="float" table:style-name="ce60" office:value-type="float" office:value="2423">
            <text:p>2423</text:p>
          </table:table-cell>
          <table:table-cell table:formula="of:=SUM([.P94:.P95])" ns42:value-type="float" table:style-name="ce60" office:value-type="float" office:value="86">
            <text:p>86</text:p>
          </table:table-cell>
          <table:table-cell table:formula="of:=SUM([.Q94:.Q95])" ns42:value-type="float" table:style-name="ce60" office:value-type="float" office:value="93">
            <text:p>93</text:p>
          </table:table-cell>
          <table:table-cell table:formula="of:=SUM([.R94:.R95])" ns42:value-type="float" table:style-name="ce60" office:value-type="float" office:value="2779">
            <text:p>2779</text:p>
          </table:table-cell>
          <table:table-cell table:formula="of:=SUM([.S94:.S95])" ns42:value-type="float" table:style-name="ce60" office:value-type="float" office:value="2516">
            <text:p>2516</text:p>
          </table:table-cell>
          <table:table-cell table:formula="of:=SUM([.T94:.T95])" ns42:value-type="float" table:style-name="ce60" office:value-type="float" office:value="65">
            <text:p>65</text:p>
          </table:table-cell>
          <table:table-cell table:formula="of:=SUM([.U94:.U95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alfs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96:.I97])" ns42:value-type="float" table:style-name="ce52" office:value-type="float" office:value="1065">
            <text:p>1065</text:p>
          </table:table-cell>
          <table:table-cell table:formula="of:=SUM([.J96:.J97])" ns42:value-type="float" table:style-name="ce60" office:value-type="float" office:value="45">
            <text:p>45</text:p>
          </table:table-cell>
          <table:table-cell table:formula="of:=SUM([.K96:.K97])" ns42:value-type="float" table:style-name="ce60" office:value-type="float" office:value="0">
            <text:p>0</text:p>
          </table:table-cell>
          <table:table-cell table:formula="of:=SUM([.L96:.L97])" ns42:value-type="float" table:style-name="ce60" office:value-type="float" office:value="4">
            <text:p>4</text:p>
          </table:table-cell>
          <table:table-cell table:formula="of:=SUM([.M96:.M97])" ns42:value-type="float" table:style-name="ce60" office:value-type="float" office:value="0">
            <text:p>0</text:p>
          </table:table-cell>
          <table:table-cell table:formula="of:=SUM([.N96:.N97])" ns42:value-type="float" table:style-name="ce60" office:value-type="float" office:value="2693">
            <text:p>2693</text:p>
          </table:table-cell>
          <table:table-cell table:formula="of:=SUM([.O96:.O97])" ns42:value-type="float" table:style-name="ce60" office:value-type="float" office:value="2423">
            <text:p>2423</text:p>
          </table:table-cell>
          <table:table-cell table:formula="of:=SUM([.P96:.P97])" ns42:value-type="float" table:style-name="ce60" office:value-type="float" office:value="92">
            <text:p>92</text:p>
          </table:table-cell>
          <table:table-cell table:formula="of:=SUM([.Q96:.Q97])" ns42:value-type="float" table:style-name="ce60" office:value-type="float" office:value="98">
            <text:p>98</text:p>
          </table:table-cell>
          <table:table-cell table:formula="of:=SUM([.R96:.R97])" ns42:value-type="float" table:style-name="ce60" office:value-type="float" office:value="2785">
            <text:p>2785</text:p>
          </table:table-cell>
          <table:table-cell table:formula="of:=SUM([.S96:.S97])" ns42:value-type="float" table:style-name="ce60" office:value-type="float" office:value="2521">
            <text:p>2521</text:p>
          </table:table-cell>
          <table:table-cell table:formula="of:=SUM([.T96:.T97])" ns42:value-type="float" table:style-name="ce60" office:value-type="float" office:value="65">
            <text:p>65</text:p>
          </table:table-cell>
          <table:table-cell table:formula="of:=SUM([.U96:.U97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2" office:value="277" office:value-type="float">
            <text:p>277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54" office:value-type="float">
            <text:p>554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576" office:value-type="float">
            <text:p>576</text:p>
          </table:table-cell>
          <table:table-cell ns42:value-type="float" table:style-name="ce61" office:value="659" office:value-type="float">
            <text:p>65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office:value="227" table:style-name="ce61" table:number-columns-repeated="2" office:value-type="float">
            <text:p>22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Stad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100:.I101])" ns42:value-type="float" table:style-name="ce52" office:value-type="float" office:value="386">
            <text:p>386</text:p>
          </table:table-cell>
          <table:table-cell table:formula="of:=SUM([.J100:.J101])" ns42:value-type="float" table:style-name="ce60" office:value-type="float" office:value="14">
            <text:p>14</text:p>
          </table:table-cell>
          <table:table-cell table:formula="of:=SUM([.K100:.K101])" ns42:value-type="float" table:style-name="ce60" office:value-type="float" office:value="1">
            <text:p>1</text:p>
          </table:table-cell>
          <table:table-cell table:formula="of:=SUM([.L100:.L101])" ns42:value-type="float" table:style-name="ce60" office:value-type="float" office:value="0">
            <text:p>0</text:p>
          </table:table-cell>
          <table:table-cell table:formula="of:=SUM([.M100:.M101])" ns42:value-type="float" table:style-name="ce60" office:value-type="float" office:value="0">
            <text:p>0</text:p>
          </table:table-cell>
          <table:table-cell table:formula="of:=SUM([.N100:.N101])" ns42:value-type="float" table:style-name="ce60" office:value-type="float" office:value="781">
            <text:p>781</text:p>
          </table:table-cell>
          <table:table-cell table:formula="of:=SUM([.O100:.O101])" ns42:value-type="float" table:style-name="ce60" office:value-type="float" office:value="851">
            <text:p>851</text:p>
          </table:table-cell>
          <table:table-cell table:formula="of:=SUM([.P100:.P101])" ns42:value-type="float" table:style-name="ce60" office:value-type="float" office:value="34">
            <text:p>34</text:p>
          </table:table-cell>
          <table:table-cell table:formula="of:=SUM([.Q100:.Q101])" ns42:value-type="float" table:style-name="ce60" office:value-type="float" office:value="33">
            <text:p>33</text:p>
          </table:table-cell>
          <table:table-cell table:formula="of:=SUM([.R100:.R101])" ns42:value-type="float" table:style-name="ce60" office:value-type="float" office:value="815">
            <text:p>815</text:p>
          </table:table-cell>
          <table:table-cell table:formula="of:=SUM([.S100:.S101])" ns42:value-type="float" table:style-name="ce60" office:value-type="float" office:value="893">
            <text:p>893</text:p>
          </table:table-cell>
          <table:table-cell table:formula="of:=SUM([.T100:.T101])" ns42:value-type="float" table:style-name="ce60" office:value-type="float" office:value="37">
            <text:p>37</text:p>
          </table:table-cell>
          <table:table-cell table:formula="of:=SUM([.U100:.U101])" ns42:value-type="float" table:style-name="ce75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</table:table-cell>
          <table:table-cell table:style-name="ce21"/>
          <table:table-cell ns42:value-type="string" table:style-name="ce21" office:value-type="string">
            <text:p>Deldener Esch</text:p>
          </table:table-cell>
          <table:table-cell ns42:value-type="string" table:style-name="ce26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</table:table-cell>
          <table:table-cell table:style-name="ce21"/>
          <table:table-cell ns42:value-type="string" table:style-name="ce21" office:value-type="string">
            <text:p>Aselo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8" office:value-type="float">
            <text:p>148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109" office:value-type="float">
            <text:p>1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</table:table-cell>
          <table:table-cell table:style-name="ce21"/>
          <table:table-cell ns42:value-type="string" table:style-name="ce21" office:value-type="string">
            <text:p>Deldenerbroek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2" office:value-type="float">
            <text:p>1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</table:table-cell>
          <table:table-cell table:style-name="ce21"/>
          <table:table-cell ns42:value-type="string" table:style-name="ce21" office:value-type="string">
            <text:p>Zeldam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5" office:value-type="float">
            <text:p>8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5" office:value-type="float">
            <text:p>215</text:p>
          </table:table-cell>
          <table:table-cell ns42:value-type="float" table:style-name="ce61" office:value="189" office:value-type="float">
            <text:p>189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</table:table-cell>
          <table:table-cell table:style-name="ce21"/>
          <table:table-cell ns42:value-type="string" table:style-name="ce21" office:value-type="string">
            <text:p>Wiene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6" office:value-type="float">
            <text:p>8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223" table:style-name="ce61" table:number-columns-repeated="2" office:value-type="float">
            <text:p>223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47" office:value-type="float">
            <text:p>247</text:p>
          </table:table-cell>
          <table:table-cell ns42:value-type="float" table:style-name="ce61" office:value="248" office:value-type="float">
            <text:p>24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</table:table-cell>
          <table:table-cell table:style-name="ce21"/>
          <table:table-cell ns42:value-type="string" table:style-name="ce21" office:value-type="string">
            <text:p>Bentelo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3" office:value-type="float">
            <text:p>83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</table:table-cell>
          <table:table-cell table:style-name="ce21"/>
          <table:table-cell ns42:value-type="string" table:style-name="ce21" office:value-type="string">
            <text:p>Hengevelde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7" office:value-type="float">
            <text:p>8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218" office:value-type="float">
            <text:p>218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Ambt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103:.I109])" ns42:value-type="float" table:style-name="ce52" office:value-type="float" office:value="538">
            <text:p>538</text:p>
          </table:table-cell>
          <table:table-cell table:formula="of:=SUM([.J103:.J109])" ns42:value-type="float" table:style-name="ce60" office:value-type="float" office:value="23">
            <text:p>23</text:p>
          </table:table-cell>
          <table:table-cell table:formula="of:=SUM([.K103:.K109])" ns42:value-type="float" table:style-name="ce60" office:value-type="float" office:value="0">
            <text:p>0</text:p>
          </table:table-cell>
          <table:table-cell table:formula="of:=SUM([.L103:.L109])" ns42:value-type="float" table:style-name="ce60" office:value-type="float" office:value="0">
            <text:p>0</text:p>
          </table:table-cell>
          <table:table-cell table:formula="of:=SUM([.M103:.M109])" ns42:value-type="float" table:style-name="ce60" office:value-type="float" office:value="0">
            <text:p>0</text:p>
          </table:table-cell>
          <table:table-cell table:formula="of:=SUM([.N103:.N109])" ns42:value-type="float" table:style-name="ce60" office:value-type="float" office:value="1418">
            <text:p>1418</text:p>
          </table:table-cell>
          <table:table-cell table:formula="of:=SUM([.O103:.O109])" ns42:value-type="float" table:style-name="ce60" office:value-type="float" office:value="1308">
            <text:p>1308</text:p>
          </table:table-cell>
          <table:table-cell table:formula="of:=SUM([.P103:.P109])" ns42:value-type="float" table:style-name="ce60" office:value-type="float" office:value="140">
            <text:p>140</text:p>
          </table:table-cell>
          <table:table-cell table:formula="of:=SUM([.Q103:.Q109])" ns42:value-type="float" table:style-name="ce60" office:value-type="float" office:value="135">
            <text:p>135</text:p>
          </table:table-cell>
          <table:table-cell table:formula="of:=SUM([.R103:.R109])" ns42:value-type="float" table:style-name="ce60" office:value-type="float" office:value="1558">
            <text:p>1558</text:p>
          </table:table-cell>
          <table:table-cell table:formula="of:=SUM([.S103:.S109])" ns42:value-type="float" table:style-name="ce60" office:value-type="float" office:value="1443">
            <text:p>1443</text:p>
          </table:table-cell>
          <table:table-cell table:formula="of:=SUM([.T103:.T109])" ns42:value-type="float" table:style-name="ce60" office:value-type="float" office:value="117">
            <text:p>117</text:p>
          </table:table-cell>
          <table:table-cell table:formula="of:=SUM([.U103:.U109])" ns42:value-type="float" table:style-name="ce75" office:value-type="float" office:value="103">
            <text:p>10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</table:table-cell>
          <table:table-cell table:style-name="ce21"/>
          <table:table-cell ns42:value-type="string" table:style-name="ce21" office:value-type="string">
            <text:p>Dorp Denekamp</text:p>
          </table:table-cell>
          <table:table-cell ns42:value-type="string" table:style-name="ce21" office:value-type="string">
            <text:p>Wijk D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72" office:value-type="float">
            <text:p>172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312" office:value-type="float">
            <text:p>312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310" office:value-type="float">
            <text:p>3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</table:table-cell>
          <table:table-cell table:style-name="ce21"/>
          <table:table-cell ns42:value-type="string" table:style-name="ce21" office:value-type="string">
            <text:p>Buurtschap Denekamp</text:p>
          </table:table-cell>
          <table:table-cell ns42:value-type="string" table:style-name="ce21" office:value-type="string">
            <text:p>Wijk BD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109" office:value-type="float">
            <text:p>10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72" office:value-type="float">
            <text:p>272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St. Nicolaas-Gesticht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296" office:value-type="float">
            <text:p>296</text:p>
          </table:table-cell>
          <table:table-cell ns42:value-type="float" table:style-name="ce61" office:value="278" office:value-type="float">
            <text:p>27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</table:table-cell>
          <table:table-cell table:style-name="ce21"/>
          <table:table-cell ns42:value-type="string" table:style-name="ce21" office:value-type="string">
            <text:p>Buurtschap Lattrop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6" office:value-type="float">
            <text:p>256</text:p>
          </table:table-cell>
          <table:table-cell ns42:value-type="float" table:style-name="ce61" office:value="228" office:value-type="float">
            <text:p>2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</table:table-cell>
          <table:table-cell table:style-name="ce21"/>
          <table:table-cell ns42:value-type="string" table:style-name="ce21" office:value-type="string">
            <text:p>Buurtschap Breklenkamp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9" office:value-type="float">
            <text:p>10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</table:table-cell>
          <table:table-cell table:style-name="ce21"/>
          <table:table-cell ns42:value-type="string" table:style-name="ce21" office:value-type="string">
            <text:p>Buurtschap Tilligte</text:p>
          </table:table-cell>
          <table:table-cell ns42:value-type="string" table:style-name="ce21" office:value-type="string">
            <text:p>Wijk T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212" office:value-type="float">
            <text:p>21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</table:table-cell>
          <table:table-cell table:style-name="ce21"/>
          <table:table-cell ns42:value-type="string" table:style-name="ce21" office:value-type="string">
            <text:p>Buurtschap Buurtschap Groot Agelo</text:p>
          </table:table-cell>
          <table:table-cell ns42:value-type="string" table:style-name="ce21" office:value-type="string">
            <text:p>Wijk G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83" office:value-type="float">
            <text:p>183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01" office:value-type="float">
            <text:p>201</text:p>
          </table:table-cell>
          <table:table-cell ns42:value-type="float" table:style-name="ce61" office:value="186" office:value-type="float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</table:table-cell>
          <table:table-cell table:style-name="ce21"/>
          <table:table-cell ns42:value-type="string" table:style-name="ce21" office:value-type="string">
            <text:p>Buurtschap Klein Agelo</text:p>
          </table:table-cell>
          <table:table-cell ns42:value-type="string" table:style-name="ce21" office:value-type="string">
            <text:p>Wijk K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79" office:value-type="float">
            <text:p>79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94" office:value-type="float">
            <text:p>94</text:p>
          </table:table-cell>
          <table:table-cell ns42:value-type="float" table:style-name="ce61" office:value="82" office:value-type="float">
            <text:p>8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</table:table-cell>
          <table:table-cell table:style-name="ce21"/>
          <table:table-cell ns42:value-type="string" table:style-name="ce21" office:value-type="string">
            <text:p>Buurtschap Nutter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0" office:value-type="float">
            <text:p>100</text:p>
          </table:table-cell>
          <table:table-cell ns42:value-type="float" table:style-name="ce61" office:value="79" office:value-type="float">
            <text:p>7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08" office:value-type="float">
            <text:p>108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</table:table-cell>
          <table:table-cell table:style-name="ce21"/>
          <table:table-cell ns42:value-type="string" table:style-name="ce21" office:value-type="string">
            <text:p>Buurtschap Oud Ootmarsum</text:p>
          </table:table-cell>
          <table:table-cell ns42:value-type="string" table:style-name="ce21" office:value-type="string">
            <text:p>Wijk OO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2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111])" ns42:value-type="float" table:style-name="ce53" office:value-type="float" office:value="172">
            <text:p>172</text:p>
          </table:table-cell>
          <table:table-cell table:formula="of:=SUM([.J111])" ns42:value-type="float" table:style-name="ce61" office:value-type="float" office:value="13">
            <text:p>13</text:p>
          </table:table-cell>
          <table:table-cell table:formula="of:=SUM([.K111])" ns42:value-type="float" table:style-name="ce61" office:value-type="float" office:value="0">
            <text:p>0</text:p>
          </table:table-cell>
          <table:table-cell table:formula="of:=SUM([.L111])" ns42:value-type="float" table:style-name="ce61" office:value-type="float" office:value="0">
            <text:p>0</text:p>
          </table:table-cell>
          <table:table-cell table:formula="of:=SUM([.M111])" ns42:value-type="float" table:style-name="ce61" office:value-type="float" office:value="0">
            <text:p>0</text:p>
          </table:table-cell>
          <table:table-cell table:formula="of:=SUM([.N111])" ns42:value-type="float" table:style-name="ce61" office:value-type="float" office:value="312">
            <text:p>312</text:p>
          </table:table-cell>
          <table:table-cell table:formula="of:=SUM([.O111])" ns42:value-type="float" table:style-name="ce61" office:value-type="float" office:value="306">
            <text:p>306</text:p>
          </table:table-cell>
          <table:table-cell table:formula="of:=SUM([.P111])" ns42:value-type="float" table:style-name="ce61" office:value-type="float" office:value="6">
            <text:p>6</text:p>
          </table:table-cell>
          <table:table-cell table:formula="of:=SUM([.Q111])" ns42:value-type="float" table:style-name="ce61" office:value-type="float" office:value="4">
            <text:p>4</text:p>
          </table:table-cell>
          <table:table-cell table:formula="of:=SUM([.R111])" ns42:value-type="float" table:style-name="ce61" office:value-type="float" office:value="318">
            <text:p>318</text:p>
          </table:table-cell>
          <table:table-cell table:formula="of:=SUM([.S111])" ns42:value-type="float" table:style-name="ce61" office:value-type="float" office:value="310">
            <text:p>310</text:p>
          </table:table-cell>
          <table:table-cell table:formula="of:=SUM([.T111])" ns42:value-type="float" table:style-name="ce61" office:value-type="float" office:value="6">
            <text:p>6</text:p>
          </table:table-cell>
          <table:table-cell table:formula="of:=SUM([.U111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112:.I121])" ns42:value-type="float" table:style-name="ce52" office:value-type="float" office:value="665">
            <text:p>665</text:p>
          </table:table-cell>
          <table:table-cell table:formula="of:=SUM([.J112:.J121])" ns42:value-type="float" table:style-name="ce60" office:value-type="float" office:value="22">
            <text:p>22</text:p>
          </table:table-cell>
          <table:table-cell table:formula="of:=SUM([.K112:.K121])" ns42:value-type="float" table:style-name="ce60" office:value-type="float" office:value="0">
            <text:p>0</text:p>
          </table:table-cell>
          <table:table-cell table:formula="of:=SUM([.L112:.L121])" ns42:value-type="float" table:style-name="ce60" office:value-type="float" office:value="0">
            <text:p>0</text:p>
          </table:table-cell>
          <table:table-cell table:formula="of:=SUM([.M112:.M121])" ns42:value-type="float" table:style-name="ce60" office:value-type="float" office:value="0">
            <text:p>0</text:p>
          </table:table-cell>
          <table:table-cell table:formula="of:=SUM([.N112:.N121])" ns42:value-type="float" table:style-name="ce60" office:value-type="float" office:value="1685">
            <text:p>1685</text:p>
          </table:table-cell>
          <table:table-cell table:formula="of:=SUM([.O112:.O121])" ns42:value-type="float" table:style-name="ce60" office:value-type="float" office:value="1577">
            <text:p>1577</text:p>
          </table:table-cell>
          <table:table-cell table:formula="of:=SUM([.P112:.P121])" ns42:value-type="float" table:style-name="ce60" office:value-type="float" office:value="67">
            <text:p>67</text:p>
          </table:table-cell>
          <table:table-cell table:formula="of:=SUM([.Q112:.Q121])" ns42:value-type="float" table:style-name="ce60" office:value-type="float" office:value="35">
            <text:p>35</text:p>
          </table:table-cell>
          <table:table-cell table:formula="of:=SUM([.R112:.R121])" ns42:value-type="float" table:style-name="ce60" office:value-type="float" office:value="1752">
            <text:p>1752</text:p>
          </table:table-cell>
          <table:table-cell table:formula="of:=SUM([.S112:.S121])" ns42:value-type="float" table:style-name="ce60" office:value-type="float" office:value="1612">
            <text:p>1612</text:p>
          </table:table-cell>
          <table:table-cell table:formula="of:=SUM([.T112:.T121])" ns42:value-type="float" table:style-name="ce60" office:value-type="float" office:value="57">
            <text:p>57</text:p>
          </table:table-cell>
          <table:table-cell table:formula="of:=SUM([.U112:.U121])" ns42:value-type="float" table:style-name="ce75" office:value-type="float" office:value="37">
            <text:p>3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122:.I123])" ns42:value-type="float" table:style-name="ce53" office:value-type="float" office:value="837">
            <text:p>837</text:p>
          </table:table-cell>
          <table:table-cell table:formula="of:=SUM([.J122:.J123])" ns42:value-type="float" table:style-name="ce61" office:value-type="float" office:value="35">
            <text:p>35</text:p>
          </table:table-cell>
          <table:table-cell table:formula="of:=SUM([.K122:.K123])" ns42:value-type="float" table:style-name="ce61" office:value-type="float" office:value="0">
            <text:p>0</text:p>
          </table:table-cell>
          <table:table-cell table:formula="of:=SUM([.L122:.L123])" ns42:value-type="float" table:style-name="ce61" office:value-type="float" office:value="0">
            <text:p>0</text:p>
          </table:table-cell>
          <table:table-cell table:formula="of:=SUM([.M122:.M123])" ns42:value-type="float" table:style-name="ce61" office:value-type="float" office:value="0">
            <text:p>0</text:p>
          </table:table-cell>
          <table:table-cell table:formula="of:=SUM([.N122:.N123])" ns42:value-type="float" table:style-name="ce61" office:value-type="float" office:value="1997">
            <text:p>1997</text:p>
          </table:table-cell>
          <table:table-cell table:formula="of:=SUM([.O122:.O123])" ns42:value-type="float" table:style-name="ce61" office:value-type="float" office:value="1883">
            <text:p>1883</text:p>
          </table:table-cell>
          <table:table-cell table:formula="of:=SUM([.P122:.P123])" ns42:value-type="float" table:style-name="ce61" office:value-type="float" office:value="73">
            <text:p>73</text:p>
          </table:table-cell>
          <table:table-cell table:formula="of:=SUM([.Q122:.Q123])" ns42:value-type="float" table:style-name="ce61" office:value-type="float" office:value="39">
            <text:p>39</text:p>
          </table:table-cell>
          <table:table-cell table:formula="of:=SUM([.R122:.R123])" ns42:value-type="float" table:style-name="ce61" office:value-type="float" office:value="2070">
            <text:p>2070</text:p>
          </table:table-cell>
          <table:table-cell table:formula="of:=SUM([.S122:.S123])" ns42:value-type="float" table:style-name="ce61" office:value-type="float" office:value="1922">
            <text:p>1922</text:p>
          </table:table-cell>
          <table:table-cell table:formula="of:=SUM([.T122:.T123])" ns42:value-type="float" table:style-name="ce61" office:value-type="float" office:value="63">
            <text:p>63</text:p>
          </table:table-cell>
          <table:table-cell table:formula="of:=SUM([.U122:.U123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nekamp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124:.I125])" ns42:value-type="float" table:style-name="ce53" office:value-type="float" office:value="837">
            <text:p>837</text:p>
          </table:table-cell>
          <table:table-cell table:formula="of:=SUM([.J124:.J125])" ns42:value-type="float" table:style-name="ce61" office:value-type="float" office:value="35">
            <text:p>35</text:p>
          </table:table-cell>
          <table:table-cell table:formula="of:=SUM([.K124:.K125])" ns42:value-type="float" table:style-name="ce61" office:value-type="float" office:value="0">
            <text:p>0</text:p>
          </table:table-cell>
          <table:table-cell table:formula="of:=SUM([.L124:.L125])" ns42:value-type="float" table:style-name="ce61" office:value-type="float" office:value="0">
            <text:p>0</text:p>
          </table:table-cell>
          <table:table-cell table:formula="of:=SUM([.M124:.M125])" ns42:value-type="float" table:style-name="ce61" office:value-type="float" office:value="0">
            <text:p>0</text:p>
          </table:table-cell>
          <table:table-cell table:formula="of:=SUM([.N124:.N125])" ns42:value-type="float" table:style-name="ce61" office:value-type="float" office:value="1997">
            <text:p>1997</text:p>
          </table:table-cell>
          <table:table-cell table:formula="of:=SUM([.O124:.O125])" ns42:value-type="float" table:style-name="ce61" office:value-type="float" office:value="1883">
            <text:p>1883</text:p>
          </table:table-cell>
          <table:table-cell table:formula="of:=SUM([.P124:.P125])" ns42:value-type="float" table:style-name="ce61" office:value-type="float" office:value="75">
            <text:p>75</text:p>
          </table:table-cell>
          <table:table-cell table:formula="of:=SUM([.Q124:.Q125])" ns42:value-type="float" table:style-name="ce61" office:value-type="float" office:value="40">
            <text:p>40</text:p>
          </table:table-cell>
          <table:table-cell table:formula="of:=SUM([.R124:.R125])" ns42:value-type="float" table:style-name="ce61" office:value-type="float" office:value="2072">
            <text:p>2072</text:p>
          </table:table-cell>
          <table:table-cell table:formula="of:=SUM([.S124:.S125])" ns42:value-type="float" table:style-name="ce61" office:value-type="float" office:value="1923">
            <text:p>1923</text:p>
          </table:table-cell>
          <table:table-cell table:formula="of:=SUM([.T124:.T125])" ns42:value-type="float" table:style-name="ce61" office:value-type="float" office:value="63">
            <text:p>63</text:p>
          </table:table-cell>
          <table:table-cell table:formula="of:=SUM([.U124:.U125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4" office:value-type="float">
            <text:p>584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4" office:value-type="float">
            <text:p>4</text:p>
          </table:table-cell>
          <table:table-cell table:formula="of:=SUM([.N127];[.P127])" ns42:value-type="float" table:style-name="ce61" office:value-type="float" office:value="594">
            <text:p>594</text:p>
          </table:table-cell>
          <table:table-cell table:formula="of:=SUM([.O127];[.Q12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471" office:value-type="float">
            <text:p>471</text:p>
          </table:table-cell>
          <table:table-cell table:style-name="ce61" table:number-columns-repeated="4"/>
          <table:table-cell ns42:value-type="float" table:style-name="ce61" office:value="1099" office:value-type="float">
            <text:p>1099</text:p>
          </table:table-cell>
          <table:table-cell ns42:value-type="float" table:style-name="ce61" office:value="995" office:value-type="float">
            <text:p>995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8" office:value-type="float">
            <text:p>8</text:p>
          </table:table-cell>
          <table:table-cell table:formula="of:=SUM([.N128];[.P128])" ns42:value-type="float" table:style-name="ce61" office:value-type="float" office:value="1120">
            <text:p>1120</text:p>
          </table:table-cell>
          <table:table-cell table:formula="of:=SUM([.O128];[.Q128])" ns42:value-type="float" table:style-name="ce61" office:value-type="float" office:value="1003">
            <text:p>100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8" office:value-type="float">
            <text:p>188</text:p>
          </table:table-cell>
          <table:table-cell ns42:value-type="float" table:style-name="ce61" office:value="165" office:value-type="float">
            <text:p>16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29];[.P129])" ns42:value-type="float" table:style-name="ce61" office:value-type="float" office:value="189">
            <text:p>189</text:p>
          </table:table-cell>
          <table:table-cell table:formula="of:=SUM([.O129];[.Q129])" ns42:value-type="float" table:style-name="ce61" office:value-type="float" office:value="165">
            <text:p>165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rankzinnigen-Gesticht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table:style-name="ce61" office:value="124" office:value-type="float">
            <text:p>124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30];[.P130])" ns42:value-type="float" table:style-name="ce61" office:value-type="float" office:value="125">
            <text:p>125</text:p>
          </table:table-cell>
          <table:table-cell table:formula="of:=SUM([.O130];[.Q130])" ns42:value-type="float" table:style-name="ce61" office:value-type="float" office:value="113">
            <text:p>1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roote en Voorster-Gast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169" office:value-type="float">
            <text:p>16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131];[.P131])" ns42:value-type="float" table:style-name="ce61" office:value-type="float" office:value="99">
            <text:p>99</text:p>
          </table:table-cell>
          <table:table-cell table:formula="of:=SUM([.O131];[.Q131])" ns42:value-type="float" table:style-name="ce61" office:value-type="float" office:value="170">
            <text:p>1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ude Vrouwen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6" office:value-type="float">
            <text:p>2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132];[.P132])" ns42:value-type="float" table:style-name="ce61" office:value-type="float" office:value="0">
            <text:p>0</text:p>
          </table:table-cell>
          <table:table-cell table:formula="of:=SUM([.O132];[.Q132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urger Wee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133];[.P133])" ns42:value-type="float" table:style-name="ce61" office:value-type="float" office:value="10">
            <text:p>10</text:p>
          </table:table-cell>
          <table:table-cell table:formula="of:=SUM([.O133];[.Q133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urriens Gast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2" office:value-type="float">
            <text:p>12</text:p>
          </table:table-cell>
          <table:table-cell ns42:value-type="float" table:style-name="ce61" office:value="24" office:value-type="float">
            <text:p>24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34];[.P134])" ns42:value-type="float" table:style-name="ce61" office:value-type="float" office:value="12">
            <text:p>12</text:p>
          </table:table-cell>
          <table:table-cell table:formula="of:=SUM([.O134];[.Q134])" ns42:value-type="float" table:style-name="ce61" office:value-type="float" office:value="27">
            <text:p>2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ozephs-Gesticht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135];[.P135])" ns42:value-type="float" table:style-name="ce61" office:value-type="float" office:value="9">
            <text:p>9</text:p>
          </table:table-cell>
          <table:table-cell table:formula="of:=SUM([.O135];[.Q135])" ns42:value-type="float" table:style-name="ce61" office:value-type="float" office:value="25">
            <text:p>2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Geertruiden Gast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136];[.P136])" ns42:value-type="float" table:style-name="ce61" office:value-type="float" office:value="5">
            <text:p>5</text:p>
          </table:table-cell>
          <table:table-cell table:formula="of:=SUM([.O136];[.Q136])" ns42:value-type="float" table:style-name="ce61" office:value-type="float" office:value="7">
            <text:p>7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37];[.P137])" ns42:value-type="float" table:style-name="ce61" office:value-type="float" office:value="5">
            <text:p>5</text:p>
          </table:table-cell>
          <table:table-cell table:formula="of:=SUM([.O137];[.Q137])" ns42:value-type="float" table:style-name="ce61" office:value-type="float" office:value="6">
            <text:p>6</text:p>
          </table:table-cell>
          <table:table-cell ns42:value-type="float" table:style-name="ce61" office:value="14" office:value-type="float">
            <text:p>1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cherf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38];[.P138])" ns42:value-type="float" table:style-name="ce61" office:value-type="float" office:value="0">
            <text:p>0</text:p>
          </table:table-cell>
          <table:table-cell table:formula="of:=SUM([.O138];[.Q13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Vriendschap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39];[.P139])" ns42:value-type="float" table:style-name="ce61" office:value-type="float" office:value="7">
            <text:p>7</text:p>
          </table:table-cell>
          <table:table-cell table:formula="of:=SUM([.O139];[.Q139])" ns42:value-type="float" table:style-name="ce61" office:value-type="float" office:value="1">
            <text:p>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Molen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40];[.P140])" ns42:value-type="float" table:style-name="ce61" office:value-type="float" office:value="8">
            <text:p>8</text:p>
          </table:table-cell>
          <table:table-cell table:formula="of:=SUM([.O140];[.Q140])" ns42:value-type="float" table:style-name="ce61" office:value-type="float" office:value="3">
            <text:p>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Hamers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141];[.P141])" ns42:value-type="float" table:style-name="ce61" office:value-type="float" office:value="3">
            <text:p>3</text:p>
          </table:table-cell>
          <table:table-cell table:formula="of:=SUM([.O141];[.Q141])" ns42:value-type="float" table:style-name="ce61" office:value-type="float" office:value="5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Becking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142];[.P142])" ns42:value-type="float" table:style-name="ce61" office:value-type="float" office:value="8">
            <text:p>8</text:p>
          </table:table-cell>
          <table:table-cell table:formula="of:=SUM([.O142];[.Q14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't Anker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5" table:style-name="ce61" table:number-columns-repeated="2" office:value-type="float">
            <text:p>5</text:p>
          </table:table-cell>
          <table:table-cell table:style-name="ce61" table:number-columns-repeated="2"/>
          <table:table-cell table:formula="of:=SUM([.N143];[.P143])" ns42:value-type="float" table:style-name="ce61" office:value-type="float" office:value="5">
            <text:p>5</text:p>
          </table:table-cell>
          <table:table-cell table:formula="of:=SUM([.O143];[.Q143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Keizerskroon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144];[.P144])" ns42:value-type="float" table:style-name="ce61" office:value-type="float" office:value="4">
            <text:p>4</text:p>
          </table:table-cell>
          <table:table-cell table:formula="of:=SUM([.O144];[.Q14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eizers- of Jordensplaat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45];[.P145])" ns42:value-type="float" table:style-name="ce61" office:value-type="float" office:value="0">
            <text:p>0</text:p>
          </table:table-cell>
          <table:table-cell table:formula="of:=SUM([.O145];[.Q14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Weerds-Gesticht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46];[.P146])" ns42:value-type="float" table:style-name="ce61" office:value-type="float" office:value="1">
            <text:p>1</text:p>
          </table:table-cell>
          <table:table-cell table:formula="of:=SUM([.O146];[.Q146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Cellulaire Gevangen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47];[.P147])" ns42:value-type="float" table:style-name="ce61" office:value-type="float" office:value="4">
            <text:p>4</text:p>
          </table:table-cell>
          <table:table-cell table:formula="of:=SUM([.O147];[.Q147])" ns42:value-type="float" table:style-name="ce61" office:value-type="float" office:value="1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" office:value-type="float">
            <text:p>2</text:p>
          </table:table-cell>
          <table:table-cell table:formula="of:=SUM([.N148];[.P148])" ns42:value-type="float" table:style-name="ce61" office:value-type="float" office:value="14">
            <text:p>14</text:p>
          </table:table-cell>
          <table:table-cell table:formula="of:=SUM([.O148];[.Q148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Hotel "de Keizer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3" table:style-name="ce61" table:number-columns-repeated="2" office:value-type="float">
            <text:p>3</text:p>
          </table:table-cell>
          <table:table-cell table:style-name="ce61" table:number-columns-repeated="2"/>
          <table:table-cell table:formula="of:=SUM([.N149];[.P149])" ns42:value-type="float" table:style-name="ce61" office:value-type="float" office:value="3">
            <text:p>3</text:p>
          </table:table-cell>
          <table:table-cell table:formula="of:=SUM([.O149];[.Q14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bakkerij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50];[.P150])" ns42:value-type="float" table:style-name="ce61" office:value-type="float" office:value="4">
            <text:p>4</text:p>
          </table:table-cell>
          <table:table-cell table:formula="of:=SUM([.O150];[.Q150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84" office:value-type="float">
            <text:p>18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formula="of:=SUM([.N151];[.P151])" ns42:value-type="float" table:style-name="ce61" office:value-type="float" office:value="246">
            <text:p>246</text:p>
          </table:table-cell>
          <table:table-cell table:formula="of:=SUM([.O151];[.Q151])" ns42:value-type="float" table:style-name="ce61" office:value-type="float" office:value="34">
            <text:p>34</text:p>
          </table:table-cell>
          <table:table-cell ns42:value-type="float" table:style-name="ce61" office:value="133" office:value-type="float">
            <text:p>13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774" office:value-type="float">
            <text:p>2774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6358" office:value-type="float">
            <text:p>6358</text:p>
          </table:table-cell>
          <table:table-cell ns42:value-type="float" table:style-name="ce61" office:value="7086" office:value-type="float">
            <text:p>7086</text:p>
          </table:table-cell>
          <table:table-cell ns42:value-type="float" table:style-name="ce61" office:value="321" office:value-type="float">
            <text:p>321</text:p>
          </table:table-cell>
          <table:table-cell ns42:value-type="float" table:style-name="ce61" office:value="199" office:value-type="float">
            <text:p>199</text:p>
          </table:table-cell>
          <table:table-cell table:formula="of:=SUM([.N152];[.P152])" ns42:value-type="float" table:style-name="ce61" office:value-type="float" office:value="6679">
            <text:p>6679</text:p>
          </table:table-cell>
          <table:table-cell table:formula="of:=SUM([.O152];[.Q152])" ns42:value-type="float" table:style-name="ce61" office:value-type="float" office:value="7285">
            <text:p>7285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76" office:value="150" office:value-type="float">
            <text:p>15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85" office:value-type="float">
            <text:p>85</text:p>
          </table:table-cell>
          <table:table-cell ns42:value-type="float" table:style-name="ce61" office:value="82" office:value-type="float">
            <text:p>82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85" office:value-type="float">
            <text:p>85</text:p>
          </table:table-cell>
          <table:table-cell table:formula="of:=SUM([.N153];[.P153])" ns42:value-type="float" table:style-name="ce61" office:value-type="float" office:value="175">
            <text:p>175</text:p>
          </table:table-cell>
          <table:table-cell table:formula="of:=SUM([.O153];[.Q153])" ns42:value-type="float" table:style-name="ce61" office:value-type="float" office:value="167">
            <text:p>16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53" office:value-type="float">
            <text:p>53</text:p>
          </table:table-cell>
          <table:table-cell table:style-name="ce61" table:number-columns-repeated="2"/>
          <table:table-cell table:formula="of:=SUM([.N154];[.P154])" ns42:value-type="float" table:style-name="ce61" office:value-type="float" office:value="59">
            <text:p>59</text:p>
          </table:table-cell>
          <table:table-cell table:formula="of:=SUM([.O154];[.Q154])" ns42:value-type="float" table:style-name="ce61" office:value-type="float" office:value="53">
            <text:p>5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48" office:value-type="float">
            <text:p>48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55];[.P155])" ns42:value-type="float" table:style-name="ce61" office:value-type="float" office:value="49">
            <text:p>49</text:p>
          </table:table-cell>
          <table:table-cell table:formula="of:=SUM([.O155];[.Q155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0" office:value-type="float">
            <text:p>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56];[.P156])" ns42:value-type="float" table:style-name="ce61" office:value-type="float" office:value="7">
            <text:p>7</text:p>
          </table:table-cell>
          <table:table-cell table:formula="of:=SUM([.O156];[.Q156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127:.I153])" ns42:value-type="float" table:style-name="ce53" office:value-type="float" office:value="3621">
            <text:p>3621</text:p>
          </table:table-cell>
          <table:table-cell table:formula="of:=SUM([.J127:.J153])" ns42:value-type="float" table:style-name="ce61" office:value-type="float" office:value="69">
            <text:p>69</text:p>
          </table:table-cell>
          <table:table-cell table:formula="of:=SUM([.K127:.K153])" ns42:value-type="float" table:style-name="ce61" office:value-type="float" office:value="3">
            <text:p>3</text:p>
          </table:table-cell>
          <table:table-cell table:formula="of:=SUM([.L127:.L153])" ns42:value-type="float" table:style-name="ce61" office:value-type="float" office:value="76">
            <text:p>76</text:p>
          </table:table-cell>
          <table:table-cell table:formula="of:=SUM([.M127:.M153])" ns42:value-type="float" table:style-name="ce61" office:value-type="float" office:value="0">
            <text:p>0</text:p>
          </table:table-cell>
          <table:table-cell table:formula="of:=SUM([.N127:.N153])" ns42:value-type="float" table:style-name="ce61" office:value-type="float" office:value="8806">
            <text:p>8806</text:p>
          </table:table-cell>
          <table:table-cell table:formula="of:=SUM([.O127:.O153])" ns42:value-type="float" table:style-name="ce61" office:value-type="float" office:value="9284">
            <text:p>9284</text:p>
          </table:table-cell>
          <table:table-cell table:formula="of:=SUM([.P127:.P153])" ns42:value-type="float" table:style-name="ce61" office:value-type="float" office:value="523">
            <text:p>523</text:p>
          </table:table-cell>
          <table:table-cell table:formula="of:=SUM([.Q127:.Q153])" ns42:value-type="float" table:style-name="ce61" office:value-type="float" office:value="308">
            <text:p>308</text:p>
          </table:table-cell>
          <table:table-cell table:formula="of:=SUM([.R127:.R153])" ns42:value-type="float" table:style-name="ce61" office:value-type="float" office:value="9329">
            <text:p>9329</text:p>
          </table:table-cell>
          <table:table-cell table:formula="of:=SUM([.S127:.S153])" ns42:value-type="float" table:style-name="ce61" office:value-type="float" office:value="9592">
            <text:p>9592</text:p>
          </table:table-cell>
          <table:table-cell table:formula="of:=SUM([.T127:.T153])" ns42:value-type="float" table:style-name="ce61" office:value-type="float" office:value="393">
            <text:p>393</text:p>
          </table:table-cell>
          <table:table-cell table:formula="of:=SUM([.U127:.U153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154:.I156])" ns42:value-type="float" table:style-name="ce53" office:value-type="float" office:value="51">
            <text:p>51</text:p>
          </table:table-cell>
          <table:table-cell table:formula="of:=SUM([.J154:.J156])" ns42:value-type="float" table:style-name="ce61" office:value-type="float" office:value="0">
            <text:p>0</text:p>
          </table:table-cell>
          <table:table-cell table:formula="of:=SUM([.K154:.K156])" ns42:value-type="float" table:style-name="ce61" office:value-type="float" office:value="0">
            <text:p>0</text:p>
          </table:table-cell>
          <table:table-cell table:formula="of:=SUM([.L154:.L156])" ns42:value-type="float" table:style-name="ce61" office:value-type="float" office:value="0">
            <text:p>0</text:p>
          </table:table-cell>
          <table:table-cell table:formula="of:=SUM([.M154:.M156])" ns42:value-type="float" table:style-name="ce61" office:value-type="float" office:value="0">
            <text:p>0</text:p>
          </table:table-cell>
          <table:table-cell table:formula="of:=SUM([.N154:.N156])" ns42:value-type="float" table:style-name="ce61" office:value-type="float" office:value="114">
            <text:p>114</text:p>
          </table:table-cell>
          <table:table-cell table:formula="of:=SUM([.O154:.O156])" ns42:value-type="float" table:style-name="ce61" office:value-type="float" office:value="106">
            <text:p>106</text:p>
          </table:table-cell>
          <table:table-cell table:formula="of:=SUM([.P154:.P156])" ns42:value-type="float" table:style-name="ce61" office:value-type="float" office:value="1">
            <text:p>1</text:p>
          </table:table-cell>
          <table:table-cell table:formula="of:=SUM([.Q154:.Q156])" ns42:value-type="float" table:style-name="ce61" office:value-type="float" office:value="2">
            <text:p>2</text:p>
          </table:table-cell>
          <table:table-cell table:formula="of:=SUM([.R154:.R156])" ns42:value-type="float" table:style-name="ce61" office:value-type="float" office:value="115">
            <text:p>115</text:p>
          </table:table-cell>
          <table:table-cell table:formula="of:=SUM([.S154:.S156])" ns42:value-type="float" table:style-name="ce61" office:value-type="float" office:value="108">
            <text:p>108</text:p>
          </table:table-cell>
          <table:table-cell table:formula="of:=SUM([.T154:.T156])" ns42:value-type="float" table:style-name="ce61" office:value-type="float" office:value="6">
            <text:p>6</text:p>
          </table:table-cell>
          <table:table-cell table:formula="of:=SUM([.U154:.U15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157:.I158])" ns42:value-type="float" table:style-name="ce53" office:value-type="float" office:value="3672">
            <text:p>3672</text:p>
          </table:table-cell>
          <table:table-cell table:formula="of:=SUM([.J157:.J158])" ns42:value-type="float" table:style-name="ce61" office:value-type="float" office:value="69">
            <text:p>69</text:p>
          </table:table-cell>
          <table:table-cell table:formula="of:=SUM([.K157:.K158])" ns42:value-type="float" table:style-name="ce61" office:value-type="float" office:value="3">
            <text:p>3</text:p>
          </table:table-cell>
          <table:table-cell table:formula="of:=SUM([.L157:.L158])" ns42:value-type="float" table:style-name="ce61" office:value-type="float" office:value="76">
            <text:p>76</text:p>
          </table:table-cell>
          <table:table-cell table:formula="of:=SUM([.M157:.M158])" ns42:value-type="float" table:style-name="ce61" office:value-type="float" office:value="0">
            <text:p>0</text:p>
          </table:table-cell>
          <table:table-cell table:formula="of:=SUM([.N157:.N158])" ns42:value-type="float" table:style-name="ce61" office:value-type="float" office:value="8920">
            <text:p>8920</text:p>
          </table:table-cell>
          <table:table-cell table:formula="of:=SUM([.O157:.O158])" ns42:value-type="float" table:style-name="ce61" office:value-type="float" office:value="9390">
            <text:p>9390</text:p>
          </table:table-cell>
          <table:table-cell table:formula="of:=SUM([.P157:.P158])" ns42:value-type="float" table:style-name="ce61" office:value-type="float" office:value="524">
            <text:p>524</text:p>
          </table:table-cell>
          <table:table-cell table:formula="of:=SUM([.Q157:.Q158])" ns42:value-type="float" table:style-name="ce61" office:value-type="float" office:value="310">
            <text:p>310</text:p>
          </table:table-cell>
          <table:table-cell table:formula="of:=SUM([.R157:.R158])" ns42:value-type="float" table:style-name="ce61" office:value-type="float" office:value="9444">
            <text:p>9444</text:p>
          </table:table-cell>
          <table:table-cell table:formula="of:=SUM([.S157:.S158])" ns42:value-type="float" table:style-name="ce61" office:value-type="float" office:value="9700">
            <text:p>9700</text:p>
          </table:table-cell>
          <table:table-cell table:formula="of:=SUM([.T157:.T158])" ns42:value-type="float" table:style-name="ce61" office:value-type="float" office:value="399">
            <text:p>399</text:p>
          </table:table-cell>
          <table:table-cell table:formula="of:=SUM([.U157:.U158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venter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5" office:value-type="float">
            <text:p>15</text:p>
          </table:table-cell>
          <table:table-cell ns42:value-type="float" table:style-name="ce61" office:value="3" office:value-type="float">
            <text:p>3</text:p>
          </table:table-cell>
          <table:table-cell table:formula="of:=SUM([.N160];[.P160])" ns42:value-type="float" table:style-name="ce61" office:value-type="float" office:value="15">
            <text:p>15</text:p>
          </table:table-cell>
          <table:table-cell table:formula="of:=SUM([.O160];[.Q16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159:.I160])" ns42:value-type="float" table:style-name="ce53" office:value-type="float" office:value="3672">
            <text:p>3672</text:p>
          </table:table-cell>
          <table:table-cell table:formula="of:=SUM([.J159:.J160])" ns42:value-type="float" table:style-name="ce61" office:value-type="float" office:value="69">
            <text:p>69</text:p>
          </table:table-cell>
          <table:table-cell table:formula="of:=SUM([.K159:.K160])" ns42:value-type="float" table:style-name="ce61" office:value-type="float" office:value="3">
            <text:p>3</text:p>
          </table:table-cell>
          <table:table-cell table:formula="of:=SUM([.L159:.L160])" ns42:value-type="float" table:style-name="ce61" office:value-type="float" office:value="76">
            <text:p>76</text:p>
          </table:table-cell>
          <table:table-cell table:formula="of:=SUM([.M159:.M160])" ns42:value-type="float" table:style-name="ce61" office:value-type="float" office:value="0">
            <text:p>0</text:p>
          </table:table-cell>
          <table:table-cell table:formula="of:=SUM([.N159:.N160])" ns42:value-type="float" table:style-name="ce61" office:value-type="float" office:value="8920">
            <text:p>8920</text:p>
          </table:table-cell>
          <table:table-cell table:formula="of:=SUM([.O159:.O160])" ns42:value-type="float" table:style-name="ce61" office:value-type="float" office:value="9390">
            <text:p>9390</text:p>
          </table:table-cell>
          <table:table-cell table:formula="of:=SUM([.P159:.P160])" ns42:value-type="float" table:style-name="ce61" office:value-type="float" office:value="539">
            <text:p>539</text:p>
          </table:table-cell>
          <table:table-cell table:formula="of:=SUM([.Q159:.Q160])" ns42:value-type="float" table:style-name="ce61" office:value-type="float" office:value="313">
            <text:p>313</text:p>
          </table:table-cell>
          <table:table-cell table:formula="of:=SUM([.R159:.R160])" ns42:value-type="float" table:style-name="ce61" office:value-type="float" office:value="9459">
            <text:p>9459</text:p>
          </table:table-cell>
          <table:table-cell table:formula="of:=SUM([.S159:.S160])" ns42:value-type="float" table:style-name="ce61" office:value-type="float" office:value="9703">
            <text:p>9703</text:p>
          </table:table-cell>
          <table:table-cell table:formula="of:=SUM([.T159:.T160])" ns42:value-type="float" table:style-name="ce61" office:value-type="float" office:value="399">
            <text:p>399</text:p>
          </table:table-cell>
          <table:table-cell table:formula="of:=SUM([.U159:.U160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8" office:value-type="float">
            <text:p>38</text:p>
          </table:table-cell>
          <table:table-cell table:style-name="ce61" table:number-columns-repeated="4"/>
          <table:table-cell table:formula="of:=SUM([.N162];[.P162])" ns42:value-type="float" table:style-name="ce61" office:value-type="float" office:value="0">
            <text:p>0</text:p>
          </table:table-cell>
          <table:table-cell table:formula="of:=SUM([.O162];[.Q162])" ns42:value-type="float" table:style-name="ce61" office:value-type="float" office:value="0">
            <text:p>0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76" office:value="82" office:value-type="float">
            <text:p>8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</table:table-cell>
          <table:table-cell table:style-name="ce21"/>
          <table:table-cell table:style-name="ce25"/>
          <table:table-cell ns42:value-type="string" table:style-name="ce26" office:value-type="string">
            <text:p>Wijk S</text:p>
          </table:table-cell>
          <table:table-cell ns42:value-type="string" table:style-name="ce21" office:value-type="string">
            <text:p>Stedeke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55" office:value-type="float">
            <text:p>15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61" office:value-type="float">
            <text:p>361</text:p>
          </table:table-cell>
          <table:table-cell ns42:value-type="float" table:style-name="ce61" office:value="352" office:value-type="float">
            <text:p>35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63];[.P163])" ns42:value-type="float" table:style-name="ce61" office:value-type="float" office:value="365">
            <text:p>365</text:p>
          </table:table-cell>
          <table:table-cell table:formula="of:=SUM([.O163];[.Q163])" ns42:value-type="float" table:style-name="ce61" office:value-type="float" office:value="356">
            <text:p>35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</table:table-cell>
          <table:table-cell table:style-name="ce21"/>
          <table:table-cell table:style-name="ce25"/>
          <table:table-cell ns42:value-type="string" table:style-name="ce26" office:value-type="string">
            <text:p>Wijk K</text:p>
          </table:table-cell>
          <table:table-cell ns42:value-type="string" table:style-name="ce21" office:value-type="string">
            <text:p>Kerspel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table:style-name="ce61" table:number-columns-repeated="4"/>
          <table:table-cell ns42:value-type="float" table:style-name="ce61" office:value="237" office:value-type="float">
            <text:p>237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164];[.P164])" ns42:value-type="float" table:style-name="ce61" office:value-type="float" office:value="249">
            <text:p>249</text:p>
          </table:table-cell>
          <table:table-cell table:formula="of:=SUM([.O164];[.Q164])" ns42:value-type="float" table:style-name="ce61" office:value-type="float" office:value="213">
            <text:p>21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</table:table-cell>
          <table:table-cell table:style-name="ce21"/>
          <table:table-cell table:style-name="ce25"/>
          <table:table-cell ns42:value-type="string" table:style-name="ce26" office:value-type="string">
            <text:p>Wijk SB</text:p>
          </table:table-cell>
          <table:table-cell ns42:value-type="string" table:style-name="ce21" office:value-type="string">
            <text:p>Schipbeek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165];[.P165])" ns42:value-type="float" table:style-name="ce61" office:value-type="float" office:value="113">
            <text:p>113</text:p>
          </table:table-cell>
          <table:table-cell table:formula="of:=SUM([.O165];[.Q165])" ns42:value-type="float" table:style-name="ce61" office:value-type="float" office:value="93">
            <text:p>9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</table:table-cell>
          <table:table-cell table:style-name="ce21"/>
          <table:table-cell table:style-name="ce25"/>
          <table:table-cell ns42:value-type="string" table:style-name="ce26" office:value-type="string">
            <text:p>Wijk M</text:p>
          </table:table-cell>
          <table:table-cell ns42:value-type="string" table:style-name="ce21" office:value-type="string">
            <text:p>Markvelde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9" office:value-type="float">
            <text:p>49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formula="of:=SUM([.N166];[.P166])" ns42:value-type="float" table:style-name="ce61" office:value-type="float" office:value="145">
            <text:p>145</text:p>
          </table:table-cell>
          <table:table-cell table:formula="of:=SUM([.O166];[.Q166])" ns42:value-type="float" table:style-name="ce61" office:value-type="float" office:value="140">
            <text:p>14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163])" ns42:value-type="float" table:style-name="ce53" office:value-type="float" office:value="155">
            <text:p>155</text:p>
          </table:table-cell>
          <table:table-cell table:formula="of:=SUM([.J163])" ns42:value-type="float" table:style-name="ce61" office:value-type="float" office:value="5">
            <text:p>5</text:p>
          </table:table-cell>
          <table:table-cell table:formula="of:=SUM([.K163])" ns42:value-type="float" table:style-name="ce61" office:value-type="float" office:value="0">
            <text:p>0</text:p>
          </table:table-cell>
          <table:table-cell table:formula="of:=SUM([.L163])" ns42:value-type="float" table:style-name="ce61" office:value-type="float" office:value="0">
            <text:p>0</text:p>
          </table:table-cell>
          <table:table-cell table:formula="of:=SUM([.M163])" ns42:value-type="float" table:style-name="ce61" office:value-type="float" office:value="0">
            <text:p>0</text:p>
          </table:table-cell>
          <table:table-cell table:formula="of:=SUM([.N163])" ns42:value-type="float" table:style-name="ce61" office:value-type="float" office:value="361">
            <text:p>361</text:p>
          </table:table-cell>
          <table:table-cell table:formula="of:=SUM([.O163])" ns42:value-type="float" table:style-name="ce61" office:value-type="float" office:value="352">
            <text:p>352</text:p>
          </table:table-cell>
          <table:table-cell table:formula="of:=SUM([.P163])" ns42:value-type="float" table:style-name="ce61" office:value-type="float" office:value="4">
            <text:p>4</text:p>
          </table:table-cell>
          <table:table-cell table:formula="of:=SUM([.Q163])" ns42:value-type="float" table:style-name="ce61" office:value-type="float" office:value="4">
            <text:p>4</text:p>
          </table:table-cell>
          <table:table-cell table:formula="of:=SUM([.R163])" ns42:value-type="float" table:style-name="ce61" office:value-type="float" office:value="365">
            <text:p>365</text:p>
          </table:table-cell>
          <table:table-cell table:formula="of:=SUM([.S163])" ns42:value-type="float" table:style-name="ce61" office:value-type="float" office:value="356">
            <text:p>356</text:p>
          </table:table-cell>
          <table:table-cell table:formula="of:=SUM([.T163])" ns42:value-type="float" table:style-name="ce61" office:value-type="float" office:value="11">
            <text:p>11</text:p>
          </table:table-cell>
          <table:table-cell table:formula="of:=SUM([.U16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heim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164:.I166])" ns42:value-type="float" table:style-name="ce53" office:value-type="float" office:value="165">
            <text:p>165</text:p>
          </table:table-cell>
          <table:table-cell table:formula="of:=SUM([.J164:.J166])" ns42:value-type="float" table:style-name="ce61" office:value-type="float" office:value="0">
            <text:p>0</text:p>
          </table:table-cell>
          <table:table-cell table:formula="of:=SUM([.K164:.K166])" ns42:value-type="float" table:style-name="ce61" office:value-type="float" office:value="0">
            <text:p>0</text:p>
          </table:table-cell>
          <table:table-cell table:formula="of:=SUM([.L164:.L166])" ns42:value-type="float" table:style-name="ce61" office:value-type="float" office:value="0">
            <text:p>0</text:p>
          </table:table-cell>
          <table:table-cell table:formula="of:=SUM([.M164:.M166])" ns42:value-type="float" table:style-name="ce61" office:value-type="float" office:value="0">
            <text:p>0</text:p>
          </table:table-cell>
          <table:table-cell table:formula="of:=SUM([.N164:.N166])" ns42:value-type="float" table:style-name="ce61" office:value-type="float" office:value="483">
            <text:p>483</text:p>
          </table:table-cell>
          <table:table-cell table:formula="of:=SUM([.O164:.O166])" ns42:value-type="float" table:style-name="ce61" office:value-type="float" office:value="426">
            <text:p>426</text:p>
          </table:table-cell>
          <table:table-cell table:formula="of:=SUM([.P164:.P166])" ns42:value-type="float" table:style-name="ce61" office:value-type="float" office:value="24">
            <text:p>24</text:p>
          </table:table-cell>
          <table:table-cell table:formula="of:=SUM([.Q164:.Q166])" ns42:value-type="float" table:style-name="ce61" office:value-type="float" office:value="20">
            <text:p>20</text:p>
          </table:table-cell>
          <table:table-cell table:formula="of:=SUM([.R164:.R166])" ns42:value-type="float" table:style-name="ce61" office:value-type="float" office:value="507">
            <text:p>507</text:p>
          </table:table-cell>
          <table:table-cell table:formula="of:=SUM([.S164:.S166])" ns42:value-type="float" table:style-name="ce61" office:value-type="float" office:value="446">
            <text:p>446</text:p>
          </table:table-cell>
          <table:table-cell table:formula="of:=SUM([.T164:.T166])" ns42:value-type="float" table:style-name="ce61" office:value-type="float" office:value="13">
            <text:p>13</text:p>
          </table:table-cell>
          <table:table-cell table:formula="of:=SUM([.U164:.U16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heim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167:.I168])" ns42:value-type="float" table:style-name="ce53" office:value-type="float" office:value="320">
            <text:p>320</text:p>
          </table:table-cell>
          <table:table-cell table:formula="of:=SUM([.J167:.J168])" ns42:value-type="float" table:style-name="ce61" office:value-type="float" office:value="5">
            <text:p>5</text:p>
          </table:table-cell>
          <table:table-cell table:formula="of:=SUM([.K167:.K168])" ns42:value-type="float" table:style-name="ce61" office:value-type="float" office:value="0">
            <text:p>0</text:p>
          </table:table-cell>
          <table:table-cell table:formula="of:=SUM([.L167:.L168])" ns42:value-type="float" table:style-name="ce61" office:value-type="float" office:value="0">
            <text:p>0</text:p>
          </table:table-cell>
          <table:table-cell table:formula="of:=SUM([.M167:.M168])" ns42:value-type="float" table:style-name="ce61" office:value-type="float" office:value="0">
            <text:p>0</text:p>
          </table:table-cell>
          <table:table-cell table:formula="of:=SUM([.N167:.N168])" ns42:value-type="float" table:style-name="ce61" office:value-type="float" office:value="844">
            <text:p>844</text:p>
          </table:table-cell>
          <table:table-cell table:formula="of:=SUM([.O167:.O168])" ns42:value-type="float" table:style-name="ce61" office:value-type="float" office:value="778">
            <text:p>778</text:p>
          </table:table-cell>
          <table:table-cell table:formula="of:=SUM([.P167:.P168])" ns42:value-type="float" table:style-name="ce61" office:value-type="float" office:value="28">
            <text:p>28</text:p>
          </table:table-cell>
          <table:table-cell table:formula="of:=SUM([.Q167:.Q168])" ns42:value-type="float" table:style-name="ce61" office:value-type="float" office:value="24">
            <text:p>24</text:p>
          </table:table-cell>
          <table:table-cell table:formula="of:=SUM([.R167:.R168])" ns42:value-type="float" table:style-name="ce61" office:value-type="float" office:value="872">
            <text:p>872</text:p>
          </table:table-cell>
          <table:table-cell table:formula="of:=SUM([.S167:.S168])" ns42:value-type="float" table:style-name="ce61" office:value-type="float" office:value="802">
            <text:p>802</text:p>
          </table:table-cell>
          <table:table-cell table:formula="of:=SUM([.T167:.T168])" ns42:value-type="float" table:style-name="ce61" office:value-type="float" office:value="24">
            <text:p>24</text:p>
          </table:table-cell>
          <table:table-cell table:formula="of:=SUM([.U167:.U168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5" office:value-type="float">
            <text:p>55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170];[.P170])" ns42:value-type="float" table:style-name="ce61" office:value-type="float" office:value="56">
            <text:p>56</text:p>
          </table:table-cell>
          <table:table-cell table:formula="of:=SUM([.O170];[.Q170])" ns42:value-type="float" table:style-name="ce61" office:value-type="float" office:value="56">
            <text:p>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office:value="7" table:style-name="ce61" table:number-columns-repeated="2" office:value-type="float">
            <text:p>7</text:p>
          </table:table-cell>
          <table:table-cell table:style-name="ce61" table:number-columns-repeated="2"/>
          <table:table-cell table:formula="of:=SUM([.N171];[.P171])" ns42:value-type="float" table:style-name="ce61" office:value-type="float" office:value="7">
            <text:p>7</text:p>
          </table:table-cell>
          <table:table-cell table:formula="of:=SUM([.O171];[.Q171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</table:table-cell>
          <table:table-cell table:style-name="ce21"/>
          <table:table-cell ns42:value-type="string" table:style-name="ce21" office:value-type="string">
            <text:p>Rande</text:p>
          </table:table-cell>
          <table:table-cell ns42:value-type="string" table:style-name="ce26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6" office:value-type="float">
            <text:p>96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172];[.P172])" ns42:value-type="float" table:style-name="ce61" office:value-type="float" office:value="257">
            <text:p>257</text:p>
          </table:table-cell>
          <table:table-cell table:formula="of:=SUM([.O172];[.Q172])" ns42:value-type="float" table:style-name="ce61" office:value-type="float" office:value="242">
            <text:p>24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</table:table-cell>
          <table:table-cell table:style-name="ce21"/>
          <table:table-cell ns42:value-type="string" table:style-name="ce21" office:value-type="string">
            <text:p>Tjoene</text:p>
          </table:table-cell>
          <table:table-cell ns42:value-type="string" table:style-name="ce26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73];[.P173])" ns42:value-type="float" table:style-name="ce61" office:value-type="float" office:value="121">
            <text:p>121</text:p>
          </table:table-cell>
          <table:table-cell table:formula="of:=SUM([.O173];[.Q173])" ns42:value-type="float" table:style-name="ce61" office:value-type="float" office:value="111">
            <text:p>111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</table:table-cell>
          <table:table-cell table:style-name="ce21"/>
          <table:table-cell ns42:value-type="string" table:style-name="ce21" office:value-type="string">
            <text:p>Averlo</text:p>
          </table:table-cell>
          <table:table-cell ns42:value-type="string" table:style-name="ce26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3" office:value-type="float">
            <text:p>113</text:p>
          </table:table-cell>
          <table:table-cell ns42:value-type="float" table:style-name="ce61" office:value="103" office:value-type="float">
            <text:p>10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174];[.P174])" ns42:value-type="float" table:style-name="ce61" office:value-type="float" office:value="116">
            <text:p>116</text:p>
          </table:table-cell>
          <table:table-cell table:formula="of:=SUM([.O174];[.Q174])" ns42:value-type="float" table:style-name="ce61" office:value-type="float" office:value="105">
            <text:p>10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</table:table-cell>
          <table:table-cell table:style-name="ce21"/>
          <table:table-cell ns42:value-type="string" table:style-name="ce21" office:value-type="string">
            <text:p>Frieswijk</text:p>
          </table:table-cell>
          <table:table-cell ns42:value-type="string" table:style-name="ce26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3" office:value-type="float">
            <text:p>63</text:p>
          </table:table-cell>
          <table:table-cell ns42:value-type="float" table:style-name="ce61" office:value="49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75];[.P175])" ns42:value-type="float" table:style-name="ce61" office:value-type="float" office:value="64">
            <text:p>64</text:p>
          </table:table-cell>
          <table:table-cell table:formula="of:=SUM([.O175];[.Q175])" ns42:value-type="float" table:style-name="ce61" office:value-type="float" office:value="50">
            <text:p>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</table:table-cell>
          <table:table-cell table:style-name="ce21"/>
          <table:table-cell ns42:value-type="string" table:style-name="ce21" office:value-type="string">
            <text:p>Riele</text:p>
          </table:table-cell>
          <table:table-cell ns42:value-type="string" table:style-name="ce26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3" office:value-type="float">
            <text:p>93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76];[.P176])" ns42:value-type="float" table:style-name="ce61" office:value-type="float" office:value="233">
            <text:p>233</text:p>
          </table:table-cell>
          <table:table-cell table:formula="of:=SUM([.O176];[.Q176])" ns42:value-type="float" table:style-name="ce61" office:value-type="float" office:value="209">
            <text:p>2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</table:table-cell>
          <table:table-cell table:style-name="ce21"/>
          <table:table-cell ns42:value-type="string" table:style-name="ce21" office:value-type="string">
            <text:p>Borgele</text:p>
          </table:table-cell>
          <table:table-cell ns42:value-type="string" table:style-name="ce26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09" office:value-type="float">
            <text:p>209</text:p>
          </table:table-cell>
          <table:table-cell ns42:value-type="float" table:style-name="ce61" office:value="182" office:value-type="float">
            <text:p>18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77];[.P177])" ns42:value-type="float" table:style-name="ce61" office:value-type="float" office:value="213">
            <text:p>213</text:p>
          </table:table-cell>
          <table:table-cell table:formula="of:=SUM([.O177];[.Q177])" ns42:value-type="float" table:style-name="ce61" office:value-type="float" office:value="186">
            <text:p>186</text:p>
          </table:table-cell>
          <table:table-cell ns42:value-type="float" table:style-name="ce61" office:value="4" office:value-type="float">
            <text:p>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</table:table-cell>
          <table:table-cell table:style-name="ce21"/>
          <table:table-cell ns42:value-type="string" table:style-name="ce21" office:value-type="string">
            <text:p>Oxe</text:p>
          </table:table-cell>
          <table:table-cell ns42:value-type="string" table:style-name="ce26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7" office:value-type="float">
            <text:p>87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178];[.P178])" ns42:value-type="float" table:style-name="ce61" office:value-type="float" office:value="84">
            <text:p>84</text:p>
          </table:table-cell>
          <table:table-cell table:formula="of:=SUM([.O178];[.Q178])" ns42:value-type="float" table:style-name="ce61" office:value-type="float" office:value="89">
            <text:p>8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</table:table-cell>
          <table:table-cell table:style-name="ce21"/>
          <table:table-cell ns42:value-type="string" table:style-name="ce21" office:value-type="string">
            <text:p>Colmschate</text:p>
          </table:table-cell>
          <table:table-cell ns42:value-type="string" table:style-name="ce26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54" office:value-type="float">
            <text:p>15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179];[.P179])" ns42:value-type="float" table:style-name="ce61" office:value-type="float" office:value="179">
            <text:p>179</text:p>
          </table:table-cell>
          <table:table-cell table:formula="of:=SUM([.O179];[.Q179])" ns42:value-type="float" table:style-name="ce61" office:value-type="float" office:value="160">
            <text:p>16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</table:table-cell>
          <table:table-cell table:style-name="ce21"/>
          <table:table-cell ns42:value-type="string" table:style-name="ce21" office:value-type="string">
            <text:p>Weteringen</text:p>
          </table:table-cell>
          <table:table-cell ns42:value-type="string" table:style-name="ce26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6" office:value-type="float">
            <text:p>136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180];[.P180])" ns42:value-type="float" table:style-name="ce61" office:value-type="float" office:value="138">
            <text:p>138</text:p>
          </table:table-cell>
          <table:table-cell table:formula="of:=SUM([.O180];[.Q180])" ns42:value-type="float" table:style-name="ce61" office:value-type="float" office:value="131">
            <text:p>13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</table:table-cell>
          <table:table-cell table:style-name="ce21"/>
          <table:table-cell ns42:value-type="string" table:style-name="ce21" office:value-type="string">
            <text:p>Lettele</text:p>
          </table:table-cell>
          <table:table-cell ns42:value-type="string" table:style-name="ce26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81];[.P181])" ns42:value-type="float" table:style-name="ce61" office:value-type="float" office:value="180">
            <text:p>180</text:p>
          </table:table-cell>
          <table:table-cell table:formula="of:=SUM([.O181];[.Q181])" ns42:value-type="float" table:style-name="ce61" office:value-type="float" office:value="154">
            <text:p>154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</table:table-cell>
          <table:table-cell table:style-name="ce21"/>
          <table:table-cell ns42:value-type="string" table:style-name="ce21" office:value-type="string">
            <text:p>Linde</text:p>
          </table:table-cell>
          <table:table-cell ns42:value-type="string" table:style-name="ce26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8" office:value-type="float">
            <text:p>58</text:p>
          </table:table-cell>
          <table:table-cell table:style-name="ce61" table:number-columns-repeated="4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182];[.P182])" ns42:value-type="float" table:style-name="ce61" office:value-type="float" office:value="163">
            <text:p>163</text:p>
          </table:table-cell>
          <table:table-cell table:formula="of:=SUM([.O182];[.Q182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</table:table-cell>
          <table:table-cell table:style-name="ce21"/>
          <table:table-cell ns42:value-type="string" table:style-name="ce21" office:value-type="string">
            <text:p>Okkenbroek</text:p>
          </table:table-cell>
          <table:table-cell ns42:value-type="string" table:style-name="ce26" office:value-type="string">
            <text:p>Wijk 1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1" office:value-type="float">
            <text:p>11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83];[.P183])" ns42:value-type="float" table:style-name="ce61" office:value-type="float" office:value="110">
            <text:p>110</text:p>
          </table:table-cell>
          <table:table-cell table:formula="of:=SUM([.O183];[.Q183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170])" ns42:value-type="float" table:style-name="ce53" office:value-type="float" office:value="25">
            <text:p>25</text:p>
          </table:table-cell>
          <table:table-cell table:formula="of:=SUM([.J170])" ns42:value-type="float" table:style-name="ce61" office:value-type="float" office:value="3">
            <text:p>3</text:p>
          </table:table-cell>
          <table:table-cell table:formula="of:=SUM([.K170])" ns42:value-type="float" table:style-name="ce61" office:value-type="float" office:value="0">
            <text:p>0</text:p>
          </table:table-cell>
          <table:table-cell table:formula="of:=SUM([.L170])" ns42:value-type="float" table:style-name="ce61" office:value-type="float" office:value="0">
            <text:p>0</text:p>
          </table:table-cell>
          <table:table-cell table:formula="of:=SUM([.M170])" ns42:value-type="float" table:style-name="ce61" office:value-type="float" office:value="0">
            <text:p>0</text:p>
          </table:table-cell>
          <table:table-cell table:formula="of:=SUM([.N170])" ns42:value-type="float" table:style-name="ce61" office:value-type="float" office:value="55">
            <text:p>55</text:p>
          </table:table-cell>
          <table:table-cell table:formula="of:=SUM([.O170])" ns42:value-type="float" table:style-name="ce61" office:value-type="float" office:value="54">
            <text:p>54</text:p>
          </table:table-cell>
          <table:table-cell table:formula="of:=SUM([.P170])" ns42:value-type="float" table:style-name="ce61" office:value-type="float" office:value="1">
            <text:p>1</text:p>
          </table:table-cell>
          <table:table-cell table:formula="of:=SUM([.Q170])" ns42:value-type="float" table:style-name="ce61" office:value-type="float" office:value="2">
            <text:p>2</text:p>
          </table:table-cell>
          <table:table-cell table:formula="of:=SUM([.R170])" ns42:value-type="float" table:style-name="ce61" office:value-type="float" office:value="56">
            <text:p>56</text:p>
          </table:table-cell>
          <table:table-cell table:formula="of:=SUM([.S170])" ns42:value-type="float" table:style-name="ce61" office:value-type="float" office:value="56">
            <text:p>56</text:p>
          </table:table-cell>
          <table:table-cell table:formula="of:=SUM([.T170])" ns42:value-type="float" table:style-name="ce61" office:value-type="float" office:value="4">
            <text:p>4</text:p>
          </table:table-cell>
          <table:table-cell table:formula="of:=SUM([.U17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171:.I183])" ns42:value-type="float" table:style-name="ce53" office:value-type="float" office:value="668">
            <text:p>668</text:p>
          </table:table-cell>
          <table:table-cell table:formula="of:=SUM([.J171:.J183])" ns42:value-type="float" table:style-name="ce61" office:value-type="float" office:value="45">
            <text:p>45</text:p>
          </table:table-cell>
          <table:table-cell table:formula="of:=SUM([.K171:.K183])" ns42:value-type="float" table:style-name="ce61" office:value-type="float" office:value="0">
            <text:p>0</text:p>
          </table:table-cell>
          <table:table-cell table:formula="of:=SUM([.L171:.L183])" ns42:value-type="float" table:style-name="ce61" office:value-type="float" office:value="0">
            <text:p>0</text:p>
          </table:table-cell>
          <table:table-cell table:formula="of:=SUM([.M171:.M183])" ns42:value-type="float" table:style-name="ce61" office:value-type="float" office:value="0">
            <text:p>0</text:p>
          </table:table-cell>
          <table:table-cell table:formula="of:=SUM([.N171:.N183])" ns42:value-type="float" table:style-name="ce61" office:value-type="float" office:value="1827">
            <text:p>1827</text:p>
          </table:table-cell>
          <table:table-cell table:formula="of:=SUM([.O171:.O183])" ns42:value-type="float" table:style-name="ce61" office:value-type="float" office:value="1665">
            <text:p>1665</text:p>
          </table:table-cell>
          <table:table-cell table:formula="of:=SUM([.P171:.P183])" ns42:value-type="float" table:style-name="ce61" office:value-type="float" office:value="38">
            <text:p>38</text:p>
          </table:table-cell>
          <table:table-cell table:formula="of:=SUM([.Q171:.Q183])" ns42:value-type="float" table:style-name="ce61" office:value-type="float" office:value="43">
            <text:p>43</text:p>
          </table:table-cell>
          <table:table-cell table:formula="of:=SUM([.R171:.R183])" ns42:value-type="float" table:style-name="ce61" office:value-type="float" office:value="1865">
            <text:p>1865</text:p>
          </table:table-cell>
          <table:table-cell table:formula="of:=SUM([.S171:.S183])" ns42:value-type="float" table:style-name="ce61" office:value-type="float" office:value="1708">
            <text:p>1708</text:p>
          </table:table-cell>
          <table:table-cell table:formula="of:=SUM([.T171:.T183])" ns42:value-type="float" table:style-name="ce61" office:value-type="float" office:value="18">
            <text:p>18</text:p>
          </table:table-cell>
          <table:table-cell table:formula="of:=SUM([.U171:.U183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184:.I185])" ns42:value-type="float" table:style-name="ce53" office:value-type="float" office:value="693">
            <text:p>693</text:p>
          </table:table-cell>
          <table:table-cell table:formula="of:=SUM([.J184:.J185])" ns42:value-type="float" table:style-name="ce61" office:value-type="float" office:value="48">
            <text:p>48</text:p>
          </table:table-cell>
          <table:table-cell table:formula="of:=SUM([.K184:.K185])" ns42:value-type="float" table:style-name="ce61" office:value-type="float" office:value="0">
            <text:p>0</text:p>
          </table:table-cell>
          <table:table-cell table:formula="of:=SUM([.L184:.L185])" ns42:value-type="float" table:style-name="ce61" office:value-type="float" office:value="0">
            <text:p>0</text:p>
          </table:table-cell>
          <table:table-cell table:formula="of:=SUM([.M184:.M185])" ns42:value-type="float" table:style-name="ce61" office:value-type="float" office:value="0">
            <text:p>0</text:p>
          </table:table-cell>
          <table:table-cell table:formula="of:=SUM([.N184:.N185])" ns42:value-type="float" table:style-name="ce61" office:value-type="float" office:value="1882">
            <text:p>1882</text:p>
          </table:table-cell>
          <table:table-cell table:formula="of:=SUM([.O184:.O185])" ns42:value-type="float" table:style-name="ce61" office:value-type="float" office:value="1719">
            <text:p>1719</text:p>
          </table:table-cell>
          <table:table-cell table:formula="of:=SUM([.P184:.P185])" ns42:value-type="float" table:style-name="ce61" office:value-type="float" office:value="39">
            <text:p>39</text:p>
          </table:table-cell>
          <table:table-cell table:formula="of:=SUM([.Q184:.Q185])" ns42:value-type="float" table:style-name="ce61" office:value-type="float" office:value="45">
            <text:p>45</text:p>
          </table:table-cell>
          <table:table-cell table:formula="of:=SUM([.R184:.R185])" ns42:value-type="float" table:style-name="ce61" office:value-type="float" office:value="1921">
            <text:p>1921</text:p>
          </table:table-cell>
          <table:table-cell table:formula="of:=SUM([.S184:.S185])" ns42:value-type="float" table:style-name="ce61" office:value-type="float" office:value="1764">
            <text:p>1764</text:p>
          </table:table-cell>
          <table:table-cell table:formula="of:=SUM([.T184:.T185])" ns42:value-type="float" table:style-name="ce61" office:value-type="float" office:value="22">
            <text:p>22</text:p>
          </table:table-cell>
          <table:table-cell table:formula="of:=SUM([.U184:.U185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iepenve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187];[.P187])" ns42:value-type="float" table:style-name="ce61" office:value-type="float" office:value="1">
            <text:p>1</text:p>
          </table:table-cell>
          <table:table-cell table:formula="of:=SUM([.O187];[.Q187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186:.I187])" ns42:value-type="float" table:style-name="ce53" office:value-type="float" office:value="693">
            <text:p>693</text:p>
          </table:table-cell>
          <table:table-cell table:formula="of:=SUM([.J186:.J187])" ns42:value-type="float" table:style-name="ce61" office:value-type="float" office:value="48">
            <text:p>48</text:p>
          </table:table-cell>
          <table:table-cell table:formula="of:=SUM([.K186:.K187])" ns42:value-type="float" table:style-name="ce61" office:value-type="float" office:value="0">
            <text:p>0</text:p>
          </table:table-cell>
          <table:table-cell table:formula="of:=SUM([.L186:.L187])" ns42:value-type="float" table:style-name="ce61" office:value-type="float" office:value="0">
            <text:p>0</text:p>
          </table:table-cell>
          <table:table-cell table:formula="of:=SUM([.M186:.M187])" ns42:value-type="float" table:style-name="ce61" office:value-type="float" office:value="0">
            <text:p>0</text:p>
          </table:table-cell>
          <table:table-cell table:formula="of:=SUM([.N186:.N187])" ns42:value-type="float" table:style-name="ce61" office:value-type="float" office:value="1882">
            <text:p>1882</text:p>
          </table:table-cell>
          <table:table-cell table:formula="of:=SUM([.O186:.O187])" ns42:value-type="float" table:style-name="ce61" office:value-type="float" office:value="1719">
            <text:p>1719</text:p>
          </table:table-cell>
          <table:table-cell table:formula="of:=SUM([.P186:.P187])" ns42:value-type="float" table:style-name="ce61" office:value-type="float" office:value="40">
            <text:p>40</text:p>
          </table:table-cell>
          <table:table-cell table:formula="of:=SUM([.Q186:.Q187])" ns42:value-type="float" table:style-name="ce61" office:value-type="float" office:value="46">
            <text:p>46</text:p>
          </table:table-cell>
          <table:table-cell table:formula="of:=SUM([.R186:.R187])" ns42:value-type="float" table:style-name="ce61" office:value-type="float" office:value="1922">
            <text:p>1922</text:p>
          </table:table-cell>
          <table:table-cell table:formula="of:=SUM([.S186:.S187])" ns42:value-type="float" table:style-name="ce61" office:value-type="float" office:value="1765">
            <text:p>1765</text:p>
          </table:table-cell>
          <table:table-cell table:formula="of:=SUM([.T186:.T187])" ns42:value-type="float" table:style-name="ce61" office:value-type="float" office:value="22">
            <text:p>22</text:p>
          </table:table-cell>
          <table:table-cell table:formula="of:=SUM([.U186:.U187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189];[.P189])" ns42:value-type="float" table:style-name="ce61" office:value-type="float" office:value="0">
            <text:p>0</text:p>
          </table:table-cell>
          <table:table-cell table:formula="of:=SUM([.O189];[.Q189])" ns42:value-type="float" table:style-name="ce61" office:value-type="float" office:value="0">
            <text:p>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Enschede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96" office:value-type="float">
            <text:p>29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80" office:value-type="float">
            <text:p>680</text:p>
          </table:table-cell>
          <table:table-cell ns42:value-type="float" table:style-name="ce61" office:value="776" office:value-type="float">
            <text:p>776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6" office:value-type="float">
            <text:p>26</text:p>
          </table:table-cell>
          <table:table-cell table:formula="of:=SUM([.N190];[.P190])" ns42:value-type="float" table:style-name="ce61" office:value-type="float" office:value="711">
            <text:p>711</text:p>
          </table:table-cell>
          <table:table-cell table:formula="of:=SUM([.O190];[.Q190])" ns42:value-type="float" table:style-name="ce61" office:value-type="float" office:value="802">
            <text:p>80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Larinksgesticht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191];[.P191])" ns42:value-type="float" table:style-name="ce61" office:value-type="float" office:value="0">
            <text:p>0</text:p>
          </table:table-cell>
          <table:table-cell table:formula="of:=SUM([.O191];[.Q191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otel "de Graaf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4" table:style-name="ce61" table:number-columns-repeated="2" office:value-type="float">
            <text:p>4</text:p>
          </table:table-cell>
          <table:table-cell table:style-name="ce61" table:number-columns-repeated="2"/>
          <table:table-cell table:formula="of:=SUM([.N192];[.P192])" ns42:value-type="float" table:style-name="ce61" office:value-type="float" office:value="4">
            <text:p>4</text:p>
          </table:table-cell>
          <table:table-cell table:formula="of:=SUM([.O192];[.Q19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360" office:value-type="float">
            <text:p>360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3"/>
          <table:table-cell ns42:value-type="float" table:style-name="ce61" office:value="907" office:value-type="float">
            <text:p>907</text:p>
          </table:table-cell>
          <table:table-cell ns42:value-type="float" table:style-name="ce61" office:value="976" office:value-type="float">
            <text:p>976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6" office:value-type="float">
            <text:p>6</text:p>
          </table:table-cell>
          <table:table-cell table:formula="of:=SUM([.N193];[.P193])" ns42:value-type="float" table:style-name="ce61" office:value-type="float" office:value="943">
            <text:p>943</text:p>
          </table:table-cell>
          <table:table-cell table:formula="of:=SUM([.O193];[.Q193])" ns42:value-type="float" table:style-name="ce61" office:value-type="float" office:value="982">
            <text:p>98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otel "de Klomp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94];[.P194])" ns42:value-type="float" table:style-name="ce61" office:value-type="float" office:value="8">
            <text:p>8</text:p>
          </table:table-cell>
          <table:table-cell table:formula="of:=SUM([.O194];[.Q194])" ns42:value-type="float" table:style-name="ce61" office:value-type="float" office:value="6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Wee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3" office:value-type="float">
            <text:p>13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195];[.P195])" ns42:value-type="float" table:style-name="ce61" office:value-type="float" office:value="13">
            <text:p>13</text:p>
          </table:table-cell>
          <table:table-cell table:formula="of:=SUM([.O195];[.Q195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372" office:value-type="float">
            <text:p>372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931" office:value-type="float">
            <text:p>93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4" office:value-type="float">
            <text:p>4</text:p>
          </table:table-cell>
          <table:table-cell table:formula="of:=SUM([.N196];[.P196])" ns42:value-type="float" table:style-name="ce61" office:value-type="float" office:value="952">
            <text:p>952</text:p>
          </table:table-cell>
          <table:table-cell table:formula="of:=SUM([.O196];[.Q196])" ns42:value-type="float" table:style-name="ce61" office:value-type="float" office:value="1003">
            <text:p>10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Enschede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190:.I196])" ns42:value-type="float" table:style-name="ce53" office:value-type="float" office:value="1032">
            <text:p>1032</text:p>
          </table:table-cell>
          <table:table-cell table:formula="of:=SUM([.J190:.J196])" ns42:value-type="float" table:style-name="ce61" office:value-type="float" office:value="39">
            <text:p>39</text:p>
          </table:table-cell>
          <table:table-cell table:formula="of:=SUM([.K190:.K196])" ns42:value-type="float" table:style-name="ce61" office:value-type="float" office:value="1">
            <text:p>1</text:p>
          </table:table-cell>
          <table:table-cell table:formula="of:=SUM([.L190:.L196])" ns42:value-type="float" table:style-name="ce61" office:value-type="float" office:value="0">
            <text:p>0</text:p>
          </table:table-cell>
          <table:table-cell table:formula="of:=SUM([.M190:.M196])" ns42:value-type="float" table:style-name="ce61" office:value-type="float" office:value="0">
            <text:p>0</text:p>
          </table:table-cell>
          <table:table-cell table:formula="of:=SUM([.N190:.N196])" ns42:value-type="float" table:style-name="ce61" office:value-type="float" office:value="2543">
            <text:p>2543</text:p>
          </table:table-cell>
          <table:table-cell table:formula="of:=SUM([.O190:.O196])" ns42:value-type="float" table:style-name="ce61" office:value-type="float" office:value="2782">
            <text:p>2782</text:p>
          </table:table-cell>
          <table:table-cell table:formula="of:=SUM([.P190:.P196])" ns42:value-type="float" table:style-name="ce61" office:value-type="float" office:value="88">
            <text:p>88</text:p>
          </table:table-cell>
          <table:table-cell table:formula="of:=SUM([.Q190:.Q196])" ns42:value-type="float" table:style-name="ce61" office:value-type="float" office:value="36">
            <text:p>36</text:p>
          </table:table-cell>
          <table:table-cell table:formula="of:=SUM([.R190:.R196])" ns42:value-type="float" table:style-name="ce61" office:value-type="float" office:value="2631">
            <text:p>2631</text:p>
          </table:table-cell>
          <table:table-cell table:formula="of:=SUM([.S190:.S196])" ns42:value-type="float" table:style-name="ce61" office:value-type="float" office:value="2818">
            <text:p>2818</text:p>
          </table:table-cell>
          <table:table-cell table:formula="of:=SUM([.T190:.T196])" ns42:value-type="float" table:style-name="ce61" office:value-type="float" office:value="52">
            <text:p>52</text:p>
          </table:table-cell>
          <table:table-cell table:formula="of:=SUM([.U190:.U196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Enschede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198];[.P198])" ns42:value-type="float" table:style-name="ce61" office:value-type="float" office:value="0">
            <text:p>0</text:p>
          </table:table-cell>
          <table:table-cell table:formula="of:=SUM([.O198];[.Q19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197:.I198])" ns42:value-type="float" table:style-name="ce53" office:value-type="float" office:value="1032">
            <text:p>1032</text:p>
          </table:table-cell>
          <table:table-cell table:formula="of:=SUM([.J197:.J198])" ns42:value-type="float" table:style-name="ce61" office:value-type="float" office:value="39">
            <text:p>39</text:p>
          </table:table-cell>
          <table:table-cell table:formula="of:=SUM([.K197:.K198])" ns42:value-type="float" table:style-name="ce61" office:value-type="float" office:value="1">
            <text:p>1</text:p>
          </table:table-cell>
          <table:table-cell table:formula="of:=SUM([.L197:.L198])" ns42:value-type="float" table:style-name="ce61" office:value-type="float" office:value="0">
            <text:p>0</text:p>
          </table:table-cell>
          <table:table-cell table:formula="of:=SUM([.M197:.M198])" ns42:value-type="float" table:style-name="ce61" office:value-type="float" office:value="0">
            <text:p>0</text:p>
          </table:table-cell>
          <table:table-cell table:formula="of:=SUM([.N197:.N198])" ns42:value-type="float" table:style-name="ce61" office:value-type="float" office:value="2543">
            <text:p>2543</text:p>
          </table:table-cell>
          <table:table-cell table:formula="of:=SUM([.O197:.O198])" ns42:value-type="float" table:style-name="ce61" office:value-type="float" office:value="2782">
            <text:p>2782</text:p>
          </table:table-cell>
          <table:table-cell table:formula="of:=SUM([.P197:.P198])" ns42:value-type="float" table:style-name="ce61" office:value-type="float" office:value="88">
            <text:p>88</text:p>
          </table:table-cell>
          <table:table-cell table:formula="of:=SUM([.Q197:.Q198])" ns42:value-type="float" table:style-name="ce61" office:value-type="float" office:value="37">
            <text:p>37</text:p>
          </table:table-cell>
          <table:table-cell table:formula="of:=SUM([.R197:.R198])" ns42:value-type="float" table:style-name="ce61" office:value-type="float" office:value="2631">
            <text:p>2631</text:p>
          </table:table-cell>
          <table:table-cell table:formula="of:=SUM([.S197:.S198])" ns42:value-type="float" table:style-name="ce61" office:value-type="float" office:value="2819">
            <text:p>2819</text:p>
          </table:table-cell>
          <table:table-cell table:formula="of:=SUM([.T197:.T198])" ns42:value-type="float" table:style-name="ce61" office:value-type="float" office:value="52">
            <text:p>52</text:p>
          </table:table-cell>
          <table:table-cell table:formula="of:=SUM([.U197:.U198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Werk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200];[.P200])" ns42:value-type="float" table:style-name="ce61" office:value-type="float" office:value="12">
            <text:p>12</text:p>
          </table:table-cell>
          <table:table-cell table:formula="of:=SUM([.O200];[.Q20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91" office:value-type="float">
            <text:p>19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13" office:value-type="float">
            <text:p>413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201];[.P201])" ns42:value-type="float" table:style-name="ce61" office:value-type="float" office:value="473">
            <text:p>473</text:p>
          </table:table-cell>
          <table:table-cell table:formula="of:=SUM([.O201];[.Q201])" ns42:value-type="float" table:style-name="ce61" office:value-type="float" office:value="419">
            <text:p>4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202];[.P202])" ns42:value-type="float" table:style-name="ce61" office:value-type="float" office:value="15">
            <text:p>15</text:p>
          </table:table-cell>
          <table:table-cell table:formula="of:=SUM([.O202];[.Q202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7" office:value-type="float">
            <text:p>14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39" office:value-type="float">
            <text:p>3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03];[.P203])" ns42:value-type="float" table:style-name="ce61" office:value-type="float" office:value="331">
            <text:p>331</text:p>
          </table:table-cell>
          <table:table-cell table:formula="of:=SUM([.O203];[.Q203])" ns42:value-type="float" table:style-name="ce61" office:value-type="float" office:value="342">
            <text:p>34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15" office:value-type="float">
            <text:p>315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04];[.P204])" ns42:value-type="float" table:style-name="ce61" office:value-type="float" office:value="333">
            <text:p>333</text:p>
          </table:table-cell>
          <table:table-cell table:formula="of:=SUM([.O204];[.Q204])" ns42:value-type="float" table:style-name="ce61" office:value-type="float" office:value="315">
            <text:p>31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" office:value-type="float">
            <text:p>31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05];[.P205])" ns42:value-type="float" table:style-name="ce61" office:value-type="float" office:value="32">
            <text:p>32</text:p>
          </table:table-cell>
          <table:table-cell table:formula="of:=SUM([.O205];[.Q205])" ns42:value-type="float" table:style-name="ce61" office:value-type="float" office:value="33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2" office:value-type="float">
            <text:p>22</text:p>
          </table:table-cell>
          <table:table-cell table:style-name="ce61" table:number-columns-repeated="3"/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table:formula="of:=SUM([.N206];[.P206])" ns42:value-type="float" table:style-name="ce61" office:value-type="float" office:value="53">
            <text:p>53</text:p>
          </table:table-cell>
          <table:table-cell table:formula="of:=SUM([.O206];[.Q206])" ns42:value-type="float" table:style-name="ce61" office:value-type="float" office:value="43">
            <text:p>4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207];[.P207])" ns42:value-type="float" table:style-name="ce61" office:value-type="float" office:value="6">
            <text:p>6</text:p>
          </table:table-cell>
          <table:table-cell table:formula="of:=SUM([.O207];[.Q207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208];[.P208])" ns42:value-type="float" table:style-name="ce61" office:value-type="float" office:value="19">
            <text:p>19</text:p>
          </table:table-cell>
          <table:table-cell table:formula="of:=SUM([.O208];[.Q20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69" office:value-type="float">
            <text:p>169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209];[.P209])" ns42:value-type="float" table:style-name="ce61" office:value-type="float" office:value="176">
            <text:p>176</text:p>
          </table:table-cell>
          <table:table-cell table:formula="of:=SUM([.O209];[.Q209])" ns42:value-type="float" table:style-name="ce61" office:value-type="float" office:value="173">
            <text:p>17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200:.I206])" ns42:value-type="float" table:style-name="ce53" office:value-type="float" office:value="509">
            <text:p>509</text:p>
          </table:table-cell>
          <table:table-cell table:formula="of:=SUM([.J200:.J206])" ns42:value-type="float" table:style-name="ce61" office:value-type="float" office:value="13">
            <text:p>13</text:p>
          </table:table-cell>
          <table:table-cell table:formula="of:=SUM([.K200:.K206])" ns42:value-type="float" table:style-name="ce61" office:value-type="float" office:value="3">
            <text:p>3</text:p>
          </table:table-cell>
          <table:table-cell table:formula="of:=SUM([.L200:.L206])" ns42:value-type="float" table:style-name="ce61" office:value-type="float" office:value="28">
            <text:p>28</text:p>
          </table:table-cell>
          <table:table-cell table:formula="of:=SUM([.M200:.M206])" ns42:value-type="float" table:style-name="ce61" office:value-type="float" office:value="0">
            <text:p>0</text:p>
          </table:table-cell>
          <table:table-cell table:formula="of:=SUM([.N200:.N206])" ns42:value-type="float" table:style-name="ce61" office:value-type="float" office:value="1183">
            <text:p>1183</text:p>
          </table:table-cell>
          <table:table-cell table:formula="of:=SUM([.O200:.O206])" ns42:value-type="float" table:style-name="ce61" office:value-type="float" office:value="1126">
            <text:p>1126</text:p>
          </table:table-cell>
          <table:table-cell table:formula="of:=SUM([.P200:.P206])" ns42:value-type="float" table:style-name="ce61" office:value-type="float" office:value="66">
            <text:p>66</text:p>
          </table:table-cell>
          <table:table-cell table:formula="of:=SUM([.Q200:.Q206])" ns42:value-type="float" table:style-name="ce61" office:value-type="float" office:value="52">
            <text:p>52</text:p>
          </table:table-cell>
          <table:table-cell table:formula="of:=SUM([.R200:.R206])" ns42:value-type="float" table:style-name="ce61" office:value-type="float" office:value="1249">
            <text:p>1249</text:p>
          </table:table-cell>
          <table:table-cell table:formula="of:=SUM([.S200:.S206])" ns42:value-type="float" table:style-name="ce61" office:value-type="float" office:value="1178">
            <text:p>1178</text:p>
          </table:table-cell>
          <table:table-cell table:formula="of:=SUM([.T200:.T206])" ns42:value-type="float" table:style-name="ce61" office:value-type="float" office:value="13">
            <text:p>13</text:p>
          </table:table-cell>
          <table:table-cell table:formula="of:=SUM([.U200:.U20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207:.I209])" ns42:value-type="float" table:style-name="ce53" office:value-type="float" office:value="81">
            <text:p>81</text:p>
          </table:table-cell>
          <table:table-cell table:formula="of:=SUM([.J207:.J209])" ns42:value-type="float" table:style-name="ce61" office:value-type="float" office:value="2">
            <text:p>2</text:p>
          </table:table-cell>
          <table:table-cell table:formula="of:=SUM([.K207:.K209])" ns42:value-type="float" table:style-name="ce61" office:value-type="float" office:value="0">
            <text:p>0</text:p>
          </table:table-cell>
          <table:table-cell table:formula="of:=SUM([.L207:.L209])" ns42:value-type="float" table:style-name="ce61" office:value-type="float" office:value="0">
            <text:p>0</text:p>
          </table:table-cell>
          <table:table-cell table:formula="of:=SUM([.M207:.M209])" ns42:value-type="float" table:style-name="ce61" office:value-type="float" office:value="0">
            <text:p>0</text:p>
          </table:table-cell>
          <table:table-cell table:formula="of:=SUM([.N207:.N209])" ns42:value-type="float" table:style-name="ce61" office:value-type="float" office:value="197">
            <text:p>197</text:p>
          </table:table-cell>
          <table:table-cell table:formula="of:=SUM([.O207:.O209])" ns42:value-type="float" table:style-name="ce61" office:value-type="float" office:value="192">
            <text:p>192</text:p>
          </table:table-cell>
          <table:table-cell table:formula="of:=SUM([.P207:.P209])" ns42:value-type="float" table:style-name="ce61" office:value-type="float" office:value="4">
            <text:p>4</text:p>
          </table:table-cell>
          <table:table-cell table:formula="of:=SUM([.Q207:.Q209])" ns42:value-type="float" table:style-name="ce61" office:value-type="float" office:value="4">
            <text:p>4</text:p>
          </table:table-cell>
          <table:table-cell table:formula="of:=SUM([.R207:.R209])" ns42:value-type="float" table:style-name="ce61" office:value-type="float" office:value="201">
            <text:p>201</text:p>
          </table:table-cell>
          <table:table-cell table:formula="of:=SUM([.S207:.S209])" ns42:value-type="float" table:style-name="ce61" office:value-type="float" office:value="196">
            <text:p>196</text:p>
          </table:table-cell>
          <table:table-cell table:formula="of:=SUM([.T207:.T209])" ns42:value-type="float" table:style-name="ce61" office:value-type="float" office:value="1">
            <text:p>1</text:p>
          </table:table-cell>
          <table:table-cell table:formula="of:=SUM([.U207:.U209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210:.I211])" ns42:value-type="float" table:style-name="ce53" office:value-type="float" office:value="590">
            <text:p>590</text:p>
          </table:table-cell>
          <table:table-cell table:formula="of:=SUM([.J210:.J211])" ns42:value-type="float" table:style-name="ce61" office:value-type="float" office:value="15">
            <text:p>15</text:p>
          </table:table-cell>
          <table:table-cell table:formula="of:=SUM([.K210:.K211])" ns42:value-type="float" table:style-name="ce61" office:value-type="float" office:value="3">
            <text:p>3</text:p>
          </table:table-cell>
          <table:table-cell table:formula="of:=SUM([.L210:.L211])" ns42:value-type="float" table:style-name="ce61" office:value-type="float" office:value="28">
            <text:p>28</text:p>
          </table:table-cell>
          <table:table-cell table:formula="of:=SUM([.M210:.M211])" ns42:value-type="float" table:style-name="ce61" office:value-type="float" office:value="0">
            <text:p>0</text:p>
          </table:table-cell>
          <table:table-cell table:formula="of:=SUM([.N210:.N211])" ns42:value-type="float" table:style-name="ce61" office:value-type="float" office:value="1380">
            <text:p>1380</text:p>
          </table:table-cell>
          <table:table-cell table:formula="of:=SUM([.O210:.O211])" ns42:value-type="float" table:style-name="ce61" office:value-type="float" office:value="1318">
            <text:p>1318</text:p>
          </table:table-cell>
          <table:table-cell table:formula="of:=SUM([.P210:.P211])" ns42:value-type="float" table:style-name="ce61" office:value-type="float" office:value="70">
            <text:p>70</text:p>
          </table:table-cell>
          <table:table-cell table:formula="of:=SUM([.Q210:.Q211])" ns42:value-type="float" table:style-name="ce61" office:value-type="float" office:value="56">
            <text:p>56</text:p>
          </table:table-cell>
          <table:table-cell table:formula="of:=SUM([.R210:.R211])" ns42:value-type="float" table:style-name="ce61" office:value-type="float" office:value="1450">
            <text:p>1450</text:p>
          </table:table-cell>
          <table:table-cell table:formula="of:=SUM([.S210:.S211])" ns42:value-type="float" table:style-name="ce61" office:value-type="float" office:value="1374">
            <text:p>1374</text:p>
          </table:table-cell>
          <table:table-cell table:formula="of:=SUM([.T210:.T211])" ns42:value-type="float" table:style-name="ce61" office:value-type="float" office:value="14">
            <text:p>14</text:p>
          </table:table-cell>
          <table:table-cell table:formula="of:=SUM([.U210:.U2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enemuid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13];[.P213])" ns42:value-type="float" table:style-name="ce61" office:value-type="float" office:value="2">
            <text:p>2</text:p>
          </table:table-cell>
          <table:table-cell table:formula="of:=SUM([.O213];[.Q2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212:.I213])" ns42:value-type="float" table:style-name="ce53" office:value-type="float" office:value="590">
            <text:p>590</text:p>
          </table:table-cell>
          <table:table-cell table:formula="of:=SUM([.J212:.J213])" ns42:value-type="float" table:style-name="ce61" office:value-type="float" office:value="15">
            <text:p>15</text:p>
          </table:table-cell>
          <table:table-cell table:formula="of:=SUM([.K212:.K213])" ns42:value-type="float" table:style-name="ce61" office:value-type="float" office:value="3">
            <text:p>3</text:p>
          </table:table-cell>
          <table:table-cell table:formula="of:=SUM([.L212:.L213])" ns42:value-type="float" table:style-name="ce61" office:value-type="float" office:value="28">
            <text:p>28</text:p>
          </table:table-cell>
          <table:table-cell table:formula="of:=SUM([.M212:.M213])" ns42:value-type="float" table:style-name="ce61" office:value-type="float" office:value="0">
            <text:p>0</text:p>
          </table:table-cell>
          <table:table-cell table:formula="of:=SUM([.N212:.N213])" ns42:value-type="float" table:style-name="ce61" office:value-type="float" office:value="1380">
            <text:p>1380</text:p>
          </table:table-cell>
          <table:table-cell table:formula="of:=SUM([.O212:.O213])" ns42:value-type="float" table:style-name="ce61" office:value-type="float" office:value="1318">
            <text:p>1318</text:p>
          </table:table-cell>
          <table:table-cell table:formula="of:=SUM([.P212:.P213])" ns42:value-type="float" table:style-name="ce61" office:value-type="float" office:value="72">
            <text:p>72</text:p>
          </table:table-cell>
          <table:table-cell table:formula="of:=SUM([.Q212:.Q213])" ns42:value-type="float" table:style-name="ce61" office:value-type="float" office:value="57">
            <text:p>57</text:p>
          </table:table-cell>
          <table:table-cell table:formula="of:=SUM([.R212:.R213])" ns42:value-type="float" table:style-name="ce61" office:value-type="float" office:value="1452">
            <text:p>1452</text:p>
          </table:table-cell>
          <table:table-cell table:formula="of:=SUM([.S212:.S213])" ns42:value-type="float" table:style-name="ce61" office:value-type="float" office:value="1375">
            <text:p>1375</text:p>
          </table:table-cell>
          <table:table-cell table:formula="of:=SUM([.T212:.T213])" ns42:value-type="float" table:style-name="ce61" office:value-type="float" office:value="14">
            <text:p>14</text:p>
          </table:table-cell>
          <table:table-cell table:formula="of:=SUM([.U212:.U2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 table:number-columns-repeated="6"/>
          <table:table-cell ns42:value-type="float" table:style-name="ce61" office:value="29" office:value-type="float">
            <text:p>29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110" office:value-type="float">
            <text:p>1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16];[.P216])" ns42:value-type="float" table:style-name="ce61" office:value-type="float" office:value="120">
            <text:p>120</text:p>
          </table:table-cell>
          <table:table-cell table:formula="of:=SUM([.O216];[.Q216])" ns42:value-type="float" table:style-name="ce61" office:value-type="float" office:value="111">
            <text:p>1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9" office:value-type="float">
            <text:p>189</text:p>
          </table:table-cell>
          <table:table-cell ns42:value-type="float" table:style-name="ce61" office:value="187" office:value-type="float">
            <text:p>1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17];[.P217])" ns42:value-type="float" table:style-name="ce61" office:value-type="float" office:value="191">
            <text:p>191</text:p>
          </table:table-cell>
          <table:table-cell table:formula="of:=SUM([.O217];[.Q217])" ns42:value-type="float" table:style-name="ce61" office:value-type="float" office:value="190">
            <text:p>1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218];[.P218])" ns42:value-type="float" table:style-name="ce61" office:value-type="float" office:value="5">
            <text:p>5</text:p>
          </table:table-cell>
          <table:table-cell table:formula="of:=SUM([.O218];[.Q21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0" office:value-type="float">
            <text:p>350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219];[.P219])" ns42:value-type="float" table:style-name="ce61" office:value-type="float" office:value="352">
            <text:p>352</text:p>
          </table:table-cell>
          <table:table-cell table:formula="of:=SUM([.O219];[.Q219])" ns42:value-type="float" table:style-name="ce61" office:value-type="float" office:value="289">
            <text:p>289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formula="of:=SUM([.N220];[.P220])" ns42:value-type="float" table:style-name="ce61" office:value-type="float" office:value="3">
            <text:p>3</text:p>
          </table:table-cell>
          <table:table-cell table:formula="of:=SUM([.O220];[.Q220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70" office:value-type="float">
            <text:p>17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21];[.P221])" ns42:value-type="float" table:style-name="ce61" office:value-type="float" office:value="197">
            <text:p>197</text:p>
          </table:table-cell>
          <table:table-cell table:formula="of:=SUM([.O221];[.Q221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222];[.P222])" ns42:value-type="float" table:style-name="ce61" office:value-type="float" office:value="2">
            <text:p>2</text:p>
          </table:table-cell>
          <table:table-cell table:formula="of:=SUM([.O222];[.Q222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19" office:value-type="float">
            <text:p>119</text:p>
          </table:table-cell>
          <table:table-cell table:style-name="ce61" table:number-columns-repeated="2"/>
          <table:table-cell table:formula="of:=SUM([.N223];[.P223])" ns42:value-type="float" table:style-name="ce61" office:value-type="float" office:value="128">
            <text:p>128</text:p>
          </table:table-cell>
          <table:table-cell table:formula="of:=SUM([.O223];[.Q223])" ns42:value-type="float" table:style-name="ce61" office:value-type="float" office:value="119">
            <text:p>11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216:.I218])" ns42:value-type="float" table:style-name="ce53" office:value-type="float" office:value="158">
            <text:p>158</text:p>
          </table:table-cell>
          <table:table-cell table:formula="of:=SUM([.J216:.J218])" ns42:value-type="float" table:style-name="ce61" office:value-type="float" office:value="5">
            <text:p>5</text:p>
          </table:table-cell>
          <table:table-cell table:formula="of:=SUM([.K216:.K218])" ns42:value-type="float" table:style-name="ce61" office:value-type="float" office:value="0">
            <text:p>0</text:p>
          </table:table-cell>
          <table:table-cell table:formula="of:=SUM([.L216:.L218])" ns42:value-type="float" table:style-name="ce61" office:value-type="float" office:value="1">
            <text:p>1</text:p>
          </table:table-cell>
          <table:table-cell table:formula="of:=SUM([.M216:.M218])" ns42:value-type="float" table:style-name="ce61" office:value-type="float" office:value="0">
            <text:p>0</text:p>
          </table:table-cell>
          <table:table-cell table:formula="of:=SUM([.N216:.N218])" ns42:value-type="float" table:style-name="ce61" office:value-type="float" office:value="309">
            <text:p>309</text:p>
          </table:table-cell>
          <table:table-cell table:formula="of:=SUM([.O216:.O218])" ns42:value-type="float" table:style-name="ce61" office:value-type="float" office:value="297">
            <text:p>297</text:p>
          </table:table-cell>
          <table:table-cell table:formula="of:=SUM([.P216:.P218])" ns42:value-type="float" table:style-name="ce61" office:value-type="float" office:value="7">
            <text:p>7</text:p>
          </table:table-cell>
          <table:table-cell table:formula="of:=SUM([.Q216:.Q218])" ns42:value-type="float" table:style-name="ce61" office:value-type="float" office:value="5">
            <text:p>5</text:p>
          </table:table-cell>
          <table:table-cell table:formula="of:=SUM([.R216:.R218])" ns42:value-type="float" table:style-name="ce61" office:value-type="float" office:value="316">
            <text:p>316</text:p>
          </table:table-cell>
          <table:table-cell table:formula="of:=SUM([.S216:.S218])" ns42:value-type="float" table:style-name="ce61" office:value-type="float" office:value="302">
            <text:p>302</text:p>
          </table:table-cell>
          <table:table-cell table:formula="of:=SUM([.T216:.T218])" ns42:value-type="float" table:style-name="ce61" office:value-type="float" office:value="2">
            <text:p>2</text:p>
          </table:table-cell>
          <table:table-cell table:formula="of:=SUM([.U216:.U218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iethoor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219:.I223])" ns42:value-type="float" table:style-name="ce53" office:value-type="float" office:value="304">
            <text:p>304</text:p>
          </table:table-cell>
          <table:table-cell table:formula="of:=SUM([.J219:.J223])" ns42:value-type="float" table:style-name="ce61" office:value-type="float" office:value="6">
            <text:p>6</text:p>
          </table:table-cell>
          <table:table-cell table:formula="of:=SUM([.K219:.K223])" ns42:value-type="float" table:style-name="ce61" office:value-type="float" office:value="0">
            <text:p>0</text:p>
          </table:table-cell>
          <table:table-cell table:formula="of:=SUM([.L219:.L223])" ns42:value-type="float" table:style-name="ce61" office:value-type="float" office:value="3">
            <text:p>3</text:p>
          </table:table-cell>
          <table:table-cell table:formula="of:=SUM([.M219:.M223])" ns42:value-type="float" table:style-name="ce61" office:value-type="float" office:value="0">
            <text:p>0</text:p>
          </table:table-cell>
          <table:table-cell table:formula="of:=SUM([.N219:.N223])" ns42:value-type="float" table:style-name="ce61" office:value-type="float" office:value="676">
            <text:p>676</text:p>
          </table:table-cell>
          <table:table-cell table:formula="of:=SUM([.O219:.O223])" ns42:value-type="float" table:style-name="ce61" office:value-type="float" office:value="581">
            <text:p>581</text:p>
          </table:table-cell>
          <table:table-cell table:formula="of:=SUM([.P219:.P223])" ns42:value-type="float" table:style-name="ce61" office:value-type="float" office:value="6">
            <text:p>6</text:p>
          </table:table-cell>
          <table:table-cell table:formula="of:=SUM([.Q219:.Q223])" ns42:value-type="float" table:style-name="ce61" office:value-type="float" office:value="9">
            <text:p>9</text:p>
          </table:table-cell>
          <table:table-cell table:formula="of:=SUM([.R219:.R223])" ns42:value-type="float" table:style-name="ce61" office:value-type="float" office:value="682">
            <text:p>682</text:p>
          </table:table-cell>
          <table:table-cell table:formula="of:=SUM([.S219:.S223])" ns42:value-type="float" table:style-name="ce61" office:value-type="float" office:value="590">
            <text:p>590</text:p>
          </table:table-cell>
          <table:table-cell table:formula="of:=SUM([.T219:.T223])" ns42:value-type="float" table:style-name="ce61" office:value-type="float" office:value="3">
            <text:p>3</text:p>
          </table:table-cell>
          <table:table-cell table:formula="of:=SUM([.U219:.U223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224:.I225])" ns42:value-type="float" table:style-name="ce53" office:value-type="float" office:value="462">
            <text:p>462</text:p>
          </table:table-cell>
          <table:table-cell table:formula="of:=SUM([.J224:.J225])" ns42:value-type="float" table:style-name="ce61" office:value-type="float" office:value="11">
            <text:p>11</text:p>
          </table:table-cell>
          <table:table-cell table:formula="of:=SUM([.K224:.K225])" ns42:value-type="float" table:style-name="ce61" office:value-type="float" office:value="0">
            <text:p>0</text:p>
          </table:table-cell>
          <table:table-cell table:formula="of:=SUM([.L224:.L225])" ns42:value-type="float" table:style-name="ce61" office:value-type="float" office:value="4">
            <text:p>4</text:p>
          </table:table-cell>
          <table:table-cell table:formula="of:=SUM([.M224:.M225])" ns42:value-type="float" table:style-name="ce61" office:value-type="float" office:value="0">
            <text:p>0</text:p>
          </table:table-cell>
          <table:table-cell table:formula="of:=SUM([.N224:.N225])" ns42:value-type="float" table:style-name="ce61" office:value-type="float" office:value="985">
            <text:p>985</text:p>
          </table:table-cell>
          <table:table-cell table:formula="of:=SUM([.O224:.O225])" ns42:value-type="float" table:style-name="ce61" office:value-type="float" office:value="878">
            <text:p>878</text:p>
          </table:table-cell>
          <table:table-cell table:formula="of:=SUM([.P224:.P225])" ns42:value-type="float" table:style-name="ce61" office:value-type="float" office:value="13">
            <text:p>13</text:p>
          </table:table-cell>
          <table:table-cell table:formula="of:=SUM([.Q224:.Q225])" ns42:value-type="float" table:style-name="ce61" office:value-type="float" office:value="14">
            <text:p>14</text:p>
          </table:table-cell>
          <table:table-cell table:formula="of:=SUM([.R224:.R225])" ns42:value-type="float" table:style-name="ce61" office:value-type="float" office:value="998">
            <text:p>998</text:p>
          </table:table-cell>
          <table:table-cell table:formula="of:=SUM([.S224:.S225])" ns42:value-type="float" table:style-name="ce61" office:value-type="float" office:value="892">
            <text:p>892</text:p>
          </table:table-cell>
          <table:table-cell table:formula="of:=SUM([.T224:.T225])" ns42:value-type="float" table:style-name="ce61" office:value-type="float" office:value="5">
            <text:p>5</text:p>
          </table:table-cell>
          <table:table-cell table:formula="of:=SUM([.U224:.U225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227];[.P227])" ns42:value-type="float" table:style-name="ce61" office:value-type="float" office:value="0">
            <text:p>0</text:p>
          </table:table-cell>
          <table:table-cell table:formula="of:=SUM([.O227];[.Q227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Stad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438" office:value-type="float">
            <text:p>438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014" office:value-type="float">
            <text:p>1014</text:p>
          </table:table-cell>
          <table:table-cell ns42:value-type="float" table:style-name="ce61" office:value="1028" office:value-type="float">
            <text:p>102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9" office:value-type="float">
            <text:p>29</text:p>
          </table:table-cell>
          <table:table-cell table:formula="of:=SUM([.N228];[.P228])" ns42:value-type="float" table:style-name="ce61" office:value-type="float" office:value="1039">
            <text:p>1039</text:p>
          </table:table-cell>
          <table:table-cell table:formula="of:=SUM([.O228];[.Q228])" ns42:value-type="float" table:style-name="ce61" office:value-type="float" office:value="1057">
            <text:p>1057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76" office:value="23" office:value-type="float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2" office:value-type="float">
            <text:p>13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29];[.P229])" ns42:value-type="float" table:style-name="ce61" office:value-type="float" office:value="156">
            <text:p>156</text:p>
          </table:table-cell>
          <table:table-cell table:formula="of:=SUM([.O229];[.Q229])" ns42:value-type="float" table:style-name="ce61" office:value-type="float" office:value="133">
            <text:p>13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230];[.P230])" ns42:value-type="float" table:style-name="ce61" office:value-type="float" office:value="33">
            <text:p>33</text:p>
          </table:table-cell>
          <table:table-cell table:formula="of:=SUM([.O230];[.Q230])" ns42:value-type="float" table:style-name="ce61" office:value-type="float" office:value="46">
            <text:p>4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228])" ns42:value-type="float" table:style-name="ce53" office:value-type="float" office:value="438">
            <text:p>438</text:p>
          </table:table-cell>
          <table:table-cell table:formula="of:=SUM([.J228])" ns42:value-type="float" table:style-name="ce61" office:value-type="float" office:value="15">
            <text:p>15</text:p>
          </table:table-cell>
          <table:table-cell table:formula="of:=SUM([.K228])" ns42:value-type="float" table:style-name="ce61" office:value-type="float" office:value="0">
            <text:p>0</text:p>
          </table:table-cell>
          <table:table-cell table:formula="of:=SUM([.L228])" ns42:value-type="float" table:style-name="ce61" office:value-type="float" office:value="0">
            <text:p>0</text:p>
          </table:table-cell>
          <table:table-cell table:formula="of:=SUM([.M228])" ns42:value-type="float" table:style-name="ce61" office:value-type="float" office:value="0">
            <text:p>0</text:p>
          </table:table-cell>
          <table:table-cell table:formula="of:=SUM([.N228])" ns42:value-type="float" table:style-name="ce61" office:value-type="float" office:value="1014">
            <text:p>1014</text:p>
          </table:table-cell>
          <table:table-cell table:formula="of:=SUM([.O228])" ns42:value-type="float" table:style-name="ce61" office:value-type="float" office:value="1028">
            <text:p>1028</text:p>
          </table:table-cell>
          <table:table-cell table:formula="of:=SUM([.P228])" ns42:value-type="float" table:style-name="ce61" office:value-type="float" office:value="25">
            <text:p>25</text:p>
          </table:table-cell>
          <table:table-cell table:formula="of:=SUM([.Q228])" ns42:value-type="float" table:style-name="ce61" office:value-type="float" office:value="29">
            <text:p>29</text:p>
          </table:table-cell>
          <table:table-cell table:formula="of:=SUM([.R228])" ns42:value-type="float" table:style-name="ce61" office:value-type="float" office:value="1039">
            <text:p>1039</text:p>
          </table:table-cell>
          <table:table-cell table:formula="of:=SUM([.S228])" ns42:value-type="float" table:style-name="ce61" office:value-type="float" office:value="1057">
            <text:p>1057</text:p>
          </table:table-cell>
          <table:table-cell table:formula="of:=SUM([.T228])" ns42:value-type="float" table:style-name="ce61" office:value-type="float" office:value="54">
            <text:p>54</text:p>
          </table:table-cell>
          <table:table-cell table:formula="of:=SUM([.U228])" ns42:value-type="float" table:style-name="ce76" office:value-type="float" office:value="23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229:.I230])" ns42:value-type="float" table:style-name="ce53" office:value-type="float" office:value="67">
            <text:p>67</text:p>
          </table:table-cell>
          <table:table-cell table:formula="of:=SUM([.J229:.J230])" ns42:value-type="float" table:style-name="ce61" office:value-type="float" office:value="1">
            <text:p>1</text:p>
          </table:table-cell>
          <table:table-cell table:formula="of:=SUM([.K229:.K230])" ns42:value-type="float" table:style-name="ce61" office:value-type="float" office:value="0">
            <text:p>0</text:p>
          </table:table-cell>
          <table:table-cell table:formula="of:=SUM([.L229:.L230])" ns42:value-type="float" table:style-name="ce61" office:value-type="float" office:value="0">
            <text:p>0</text:p>
          </table:table-cell>
          <table:table-cell table:formula="of:=SUM([.M229:.M230])" ns42:value-type="float" table:style-name="ce61" office:value-type="float" office:value="0">
            <text:p>0</text:p>
          </table:table-cell>
          <table:table-cell table:formula="of:=SUM([.N229:.N230])" ns42:value-type="float" table:style-name="ce61" office:value-type="float" office:value="183">
            <text:p>183</text:p>
          </table:table-cell>
          <table:table-cell table:formula="of:=SUM([.O229:.O230])" ns42:value-type="float" table:style-name="ce61" office:value-type="float" office:value="172">
            <text:p>172</text:p>
          </table:table-cell>
          <table:table-cell table:formula="of:=SUM([.P229:.P230])" ns42:value-type="float" table:style-name="ce61" office:value-type="float" office:value="6">
            <text:p>6</text:p>
          </table:table-cell>
          <table:table-cell table:formula="of:=SUM([.Q229:.Q230])" ns42:value-type="float" table:style-name="ce61" office:value-type="float" office:value="7">
            <text:p>7</text:p>
          </table:table-cell>
          <table:table-cell table:formula="of:=SUM([.R229:.R230])" ns42:value-type="float" table:style-name="ce61" office:value-type="float" office:value="189">
            <text:p>189</text:p>
          </table:table-cell>
          <table:table-cell table:formula="of:=SUM([.S229:.S230])" ns42:value-type="float" table:style-name="ce61" office:value-type="float" office:value="179">
            <text:p>179</text:p>
          </table:table-cell>
          <table:table-cell table:formula="of:=SUM([.T229:.T230])" ns42:value-type="float" table:style-name="ce61" office:value-type="float" office:value="5">
            <text:p>5</text:p>
          </table:table-cell>
          <table:table-cell table:formula="of:=SUM([.U229:.U230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oor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231:.I232])" ns42:value-type="float" table:style-name="ce53" office:value-type="float" office:value="505">
            <text:p>505</text:p>
          </table:table-cell>
          <table:table-cell table:formula="of:=SUM([.J231:.J232])" ns42:value-type="float" table:style-name="ce61" office:value-type="float" office:value="16">
            <text:p>16</text:p>
          </table:table-cell>
          <table:table-cell table:formula="of:=SUM([.K231:.K232])" ns42:value-type="float" table:style-name="ce61" office:value-type="float" office:value="0">
            <text:p>0</text:p>
          </table:table-cell>
          <table:table-cell table:formula="of:=SUM([.L231:.L232])" ns42:value-type="float" table:style-name="ce61" office:value-type="float" office:value="0">
            <text:p>0</text:p>
          </table:table-cell>
          <table:table-cell table:formula="of:=SUM([.M231:.M232])" ns42:value-type="float" table:style-name="ce61" office:value-type="float" office:value="0">
            <text:p>0</text:p>
          </table:table-cell>
          <table:table-cell table:formula="of:=SUM([.N231:.N232])" ns42:value-type="float" table:style-name="ce61" office:value-type="float" office:value="1197">
            <text:p>1197</text:p>
          </table:table-cell>
          <table:table-cell table:formula="of:=SUM([.O231:.O232])" ns42:value-type="float" table:style-name="ce61" office:value-type="float" office:value="1200">
            <text:p>1200</text:p>
          </table:table-cell>
          <table:table-cell table:formula="of:=SUM([.P231:.P232])" ns42:value-type="float" table:style-name="ce61" office:value-type="float" office:value="31">
            <text:p>31</text:p>
          </table:table-cell>
          <table:table-cell table:formula="of:=SUM([.Q231:.Q232])" ns42:value-type="float" table:style-name="ce61" office:value-type="float" office:value="36">
            <text:p>36</text:p>
          </table:table-cell>
          <table:table-cell table:formula="of:=SUM([.R231:.R232])" ns42:value-type="float" table:style-name="ce61" office:value-type="float" office:value="1228">
            <text:p>1228</text:p>
          </table:table-cell>
          <table:table-cell table:formula="of:=SUM([.S231:.S232])" ns42:value-type="float" table:style-name="ce61" office:value-type="float" office:value="1236">
            <text:p>1236</text:p>
          </table:table-cell>
          <table:table-cell table:formula="of:=SUM([.T231:.T232])" ns42:value-type="float" table:style-name="ce61" office:value-type="float" office:value="59">
            <text:p>59</text:p>
          </table:table-cell>
          <table:table-cell table:formula="of:=SUM([.U231:.U23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oor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3" office:value-type="float">
            <text:p>3</text:p>
          </table:table-cell>
          <table:table-cell table:formula="of:=SUM([.N234];[.P234])" ns42:value-type="float" table:style-name="ce61" office:value-type="float" office:value="0">
            <text:p>0</text:p>
          </table:table-cell>
          <table:table-cell table:formula="of:=SUM([.O234];[.Q23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233:.I234])" ns42:value-type="float" table:style-name="ce53" office:value-type="float" office:value="505">
            <text:p>505</text:p>
          </table:table-cell>
          <table:table-cell table:formula="of:=SUM([.J233:.J234])" ns42:value-type="float" table:style-name="ce61" office:value-type="float" office:value="16">
            <text:p>16</text:p>
          </table:table-cell>
          <table:table-cell table:formula="of:=SUM([.K233:.K234])" ns42:value-type="float" table:style-name="ce61" office:value-type="float" office:value="0">
            <text:p>0</text:p>
          </table:table-cell>
          <table:table-cell table:formula="of:=SUM([.L233:.L234])" ns42:value-type="float" table:style-name="ce61" office:value-type="float" office:value="0">
            <text:p>0</text:p>
          </table:table-cell>
          <table:table-cell table:formula="of:=SUM([.M233:.M234])" ns42:value-type="float" table:style-name="ce61" office:value-type="float" office:value="0">
            <text:p>0</text:p>
          </table:table-cell>
          <table:table-cell table:formula="of:=SUM([.N233:.N234])" ns42:value-type="float" table:style-name="ce61" office:value-type="float" office:value="1197">
            <text:p>1197</text:p>
          </table:table-cell>
          <table:table-cell table:formula="of:=SUM([.O233:.O234])" ns42:value-type="float" table:style-name="ce61" office:value-type="float" office:value="1200">
            <text:p>1200</text:p>
          </table:table-cell>
          <table:table-cell table:formula="of:=SUM([.P233:.P234])" ns42:value-type="float" table:style-name="ce61" office:value-type="float" office:value="31">
            <text:p>31</text:p>
          </table:table-cell>
          <table:table-cell table:formula="of:=SUM([.Q233:.Q234])" ns42:value-type="float" table:style-name="ce61" office:value-type="float" office:value="39">
            <text:p>39</text:p>
          </table:table-cell>
          <table:table-cell table:formula="of:=SUM([.R233:.R234])" ns42:value-type="float" table:style-name="ce61" office:value-type="float" office:value="1228">
            <text:p>1228</text:p>
          </table:table-cell>
          <table:table-cell table:formula="of:=SUM([.S233:.S234])" ns42:value-type="float" table:style-name="ce61" office:value-type="float" office:value="1239">
            <text:p>1239</text:p>
          </table:table-cell>
          <table:table-cell table:formula="of:=SUM([.T233:.T234])" ns42:value-type="float" table:style-name="ce61" office:value-type="float" office:value="59">
            <text:p>59</text:p>
          </table:table-cell>
          <table:table-cell table:formula="of:=SUM([.U233:.U234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37" office:value-type="float">
            <text:p>1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93" office:value-type="float">
            <text:p>293</text:p>
          </table:table-cell>
          <table:table-cell ns42:value-type="float" table:style-name="ce61" office:value="301" office:value-type="float">
            <text:p>30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36];[.P236])" ns42:value-type="float" table:style-name="ce61" office:value-type="float" office:value="296">
            <text:p>296</text:p>
          </table:table-cell>
          <table:table-cell table:formula="of:=SUM([.O236];[.Q236])" ns42:value-type="float" table:style-name="ce61" office:value-type="float" office:value="302">
            <text:p>30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Kamperzeedijk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37];[.P237])" ns42:value-type="float" table:style-name="ce61" office:value-type="float" office:value="18">
            <text:p>18</text:p>
          </table:table-cell>
          <table:table-cell table:formula="of:=SUM([.O237];[.Q237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fhors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236:.I237])" ns42:value-type="float" table:style-name="ce53" office:value-type="float" office:value="143">
            <text:p>143</text:p>
          </table:table-cell>
          <table:table-cell table:formula="of:=SUM([.J236:.J237])" ns42:value-type="float" table:style-name="ce61" office:value-type="float" office:value="6">
            <text:p>6</text:p>
          </table:table-cell>
          <table:table-cell table:formula="of:=SUM([.K236:.K237])" ns42:value-type="float" table:style-name="ce61" office:value-type="float" office:value="0">
            <text:p>0</text:p>
          </table:table-cell>
          <table:table-cell table:formula="of:=SUM([.L236:.L237])" ns42:value-type="float" table:style-name="ce61" office:value-type="float" office:value="0">
            <text:p>0</text:p>
          </table:table-cell>
          <table:table-cell table:formula="of:=SUM([.M236:.M237])" ns42:value-type="float" table:style-name="ce61" office:value-type="float" office:value="0">
            <text:p>0</text:p>
          </table:table-cell>
          <table:table-cell table:formula="of:=SUM([.N236:.N237])" ns42:value-type="float" table:style-name="ce61" office:value-type="float" office:value="311">
            <text:p>311</text:p>
          </table:table-cell>
          <table:table-cell table:formula="of:=SUM([.O236:.O237])" ns42:value-type="float" table:style-name="ce61" office:value-type="float" office:value="320">
            <text:p>320</text:p>
          </table:table-cell>
          <table:table-cell table:formula="of:=SUM([.P236:.P237])" ns42:value-type="float" table:style-name="ce61" office:value-type="float" office:value="3">
            <text:p>3</text:p>
          </table:table-cell>
          <table:table-cell table:formula="of:=SUM([.Q236:.Q237])" ns42:value-type="float" table:style-name="ce61" office:value-type="float" office:value="2">
            <text:p>2</text:p>
          </table:table-cell>
          <table:table-cell table:formula="of:=SUM([.R236:.R237])" ns42:value-type="float" table:style-name="ce61" office:value-type="float" office:value="314">
            <text:p>314</text:p>
          </table:table-cell>
          <table:table-cell table:formula="of:=SUM([.S236:.S237])" ns42:value-type="float" table:style-name="ce61" office:value-type="float" office:value="322">
            <text:p>322</text:p>
          </table:table-cell>
          <table:table-cell table:formula="of:=SUM([.T236:.T237])" ns42:value-type="float" table:style-name="ce61" office:value-type="float" office:value="1">
            <text:p>1</text:p>
          </table:table-cell>
          <table:table-cell table:formula="of:=SUM([.U236:.U23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1" office:value-type="float">
            <text:p>251</text:p>
          </table:table-cell>
          <table:table-cell ns42:value-type="float" table:style-name="ce61" office:value="232" office:value-type="float">
            <text:p>23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table:formula="of:=SUM([.N239];[.P239])" ns42:value-type="float" table:style-name="ce61" office:value-type="float" office:value="263">
            <text:p>263</text:p>
          </table:table-cell>
          <table:table-cell table:formula="of:=SUM([.O239];[.Q239])" ns42:value-type="float" table:style-name="ce61" office:value-type="float" office:value="239">
            <text:p>23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240];[.P240])" ns42:value-type="float" table:style-name="ce61" office:value-type="float" office:value="308">
            <text:p>308</text:p>
          </table:table-cell>
          <table:table-cell table:formula="of:=SUM([.O240];[.Q240])" ns42:value-type="float" table:style-name="ce61" office:value-type="float" office:value="250">
            <text:p>25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table:style-name="ce61" table:number-columns-repeated="4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241];[.P241])" ns42:value-type="float" table:style-name="ce61" office:value-type="float" office:value="176">
            <text:p>176</text:p>
          </table:table-cell>
          <table:table-cell table:formula="of:=SUM([.O241];[.Q241])" ns42:value-type="float" table:style-name="ce61" office:value-type="float" office:value="154">
            <text:p>1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242];[.P242])" ns42:value-type="float" table:style-name="ce61" office:value-type="float" office:value="89">
            <text:p>89</text:p>
          </table:table-cell>
          <table:table-cell table:formula="of:=SUM([.O242];[.Q242])" ns42:value-type="float" table:style-name="ce61" office:value-type="float" office:value="84">
            <text:p>8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table:style-name="ce61" table:number-columns-repeated="4"/>
          <table:table-cell ns42:value-type="float" table:style-name="ce61" office:value="115" office:value-type="float">
            <text:p>115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2" office:value-type="float">
            <text:p>12</text:p>
          </table:table-cell>
          <table:table-cell table:formula="of:=SUM([.N243];[.P243])" ns42:value-type="float" table:style-name="ce61" office:value-type="float" office:value="130">
            <text:p>130</text:p>
          </table:table-cell>
          <table:table-cell table:formula="of:=SUM([.O243];[.Q243])" ns42:value-type="float" table:style-name="ce61" office:value-type="float" office:value="103">
            <text:p>10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7" office:value-type="float">
            <text:p>7</text:p>
          </table:table-cell>
          <table:table-cell table:formula="of:=SUM([.N244];[.P244])" ns42:value-type="float" table:style-name="ce61" office:value-type="float" office:value="74">
            <text:p>74</text:p>
          </table:table-cell>
          <table:table-cell table:formula="of:=SUM([.O244];[.Q244])" ns42:value-type="float" table:style-name="ce61" office:value-type="float" office:value="66">
            <text:p>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67" table:style-name="ce61" table:number-columns-repeated="2" office:value-type="float">
            <text:p>6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245];[.P245])" ns42:value-type="float" table:style-name="ce61" office:value-type="float" office:value="72">
            <text:p>72</text:p>
          </table:table-cell>
          <table:table-cell table:formula="of:=SUM([.O245];[.Q245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3" office:value-type="float">
            <text:p>23</text:p>
          </table:table-cell>
          <table:table-cell ns42:value-type="float" table:style-name="ce61" office:value="25" office:value-type="float">
            <text:p>25</text:p>
          </table:table-cell>
          <table:table-cell ns42:value-type="float" office:value="7" table:style-name="ce61" table:number-columns-repeated="2" office:value-type="float">
            <text:p>7</text:p>
          </table:table-cell>
          <table:table-cell table:formula="of:=SUM([.N246];[.P246])" ns42:value-type="float" table:style-name="ce61" office:value-type="float" office:value="30">
            <text:p>30</text:p>
          </table:table-cell>
          <table:table-cell table:formula="of:=SUM([.O246];[.Q246])" ns42:value-type="float" table:style-name="ce61" office:value-type="float" office:value="32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99" office:value-type="float">
            <text:p>19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529" office:value-type="float">
            <text:p>529</text:p>
          </table:table-cell>
          <table:table-cell ns42:value-type="float" table:style-name="ce61" office:value="504" office:value-type="float">
            <text:p>50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3" office:value-type="float">
            <text:p>3</text:p>
          </table:table-cell>
          <table:table-cell table:formula="of:=SUM([.N247];[.P247])" ns42:value-type="float" table:style-name="ce61" office:value-type="float" office:value="538">
            <text:p>538</text:p>
          </table:table-cell>
          <table:table-cell table:formula="of:=SUM([.O247];[.Q24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248];[.P248])" ns42:value-type="float" table:style-name="ce61" office:value-type="float" office:value="4">
            <text:p>4</text:p>
          </table:table-cell>
          <table:table-cell table:formula="of:=SUM([.O248];[.Q248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239])" ns42:value-type="float" table:style-name="ce53" office:value-type="float" office:value="107">
            <text:p>107</text:p>
          </table:table-cell>
          <table:table-cell table:formula="of:=SUM([.J239])" ns42:value-type="float" table:style-name="ce61" office:value-type="float" office:value="2">
            <text:p>2</text:p>
          </table:table-cell>
          <table:table-cell table:formula="of:=SUM([.K239])" ns42:value-type="float" table:style-name="ce61" office:value-type="float" office:value="0">
            <text:p>0</text:p>
          </table:table-cell>
          <table:table-cell table:formula="of:=SUM([.L239])" ns42:value-type="float" table:style-name="ce61" office:value-type="float" office:value="0">
            <text:p>0</text:p>
          </table:table-cell>
          <table:table-cell table:formula="of:=SUM([.M239])" ns42:value-type="float" table:style-name="ce61" office:value-type="float" office:value="0">
            <text:p>0</text:p>
          </table:table-cell>
          <table:table-cell table:formula="of:=SUM([.N239])" ns42:value-type="float" table:style-name="ce61" office:value-type="float" office:value="251">
            <text:p>251</text:p>
          </table:table-cell>
          <table:table-cell table:formula="of:=SUM([.O239])" ns42:value-type="float" table:style-name="ce61" office:value-type="float" office:value="232">
            <text:p>232</text:p>
          </table:table-cell>
          <table:table-cell table:formula="of:=SUM([.P239])" ns42:value-type="float" table:style-name="ce61" office:value-type="float" office:value="12">
            <text:p>12</text:p>
          </table:table-cell>
          <table:table-cell table:formula="of:=SUM([.Q239])" ns42:value-type="float" table:style-name="ce61" office:value-type="float" office:value="7">
            <text:p>7</text:p>
          </table:table-cell>
          <table:table-cell table:formula="of:=SUM([.R239])" ns42:value-type="float" table:style-name="ce61" office:value-type="float" office:value="263">
            <text:p>263</text:p>
          </table:table-cell>
          <table:table-cell table:formula="of:=SUM([.S239])" ns42:value-type="float" table:style-name="ce61" office:value-type="float" office:value="239">
            <text:p>239</text:p>
          </table:table-cell>
          <table:table-cell table:formula="of:=SUM([.T239])" ns42:value-type="float" table:style-name="ce61" office:value-type="float" office:value="9">
            <text:p>9</text:p>
          </table:table-cell>
          <table:table-cell table:formula="of:=SUM([.U239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240:.I248])" ns42:value-type="float" table:style-name="ce53" office:value-type="float" office:value="487">
            <text:p>487</text:p>
          </table:table-cell>
          <table:table-cell table:formula="of:=SUM([.J240:.J248])" ns42:value-type="float" table:style-name="ce61" office:value-type="float" office:value="15">
            <text:p>15</text:p>
          </table:table-cell>
          <table:table-cell table:formula="of:=SUM([.K240:.K248])" ns42:value-type="float" table:style-name="ce61" office:value-type="float" office:value="2">
            <text:p>2</text:p>
          </table:table-cell>
          <table:table-cell table:formula="of:=SUM([.L240:.L248])" ns42:value-type="float" table:style-name="ce61" office:value-type="float" office:value="1">
            <text:p>1</text:p>
          </table:table-cell>
          <table:table-cell table:formula="of:=SUM([.M240:.M248])" ns42:value-type="float" table:style-name="ce61" office:value-type="float" office:value="0">
            <text:p>0</text:p>
          </table:table-cell>
          <table:table-cell table:formula="of:=SUM([.N240:.N248])" ns42:value-type="float" table:style-name="ce61" office:value-type="float" office:value="1339">
            <text:p>1339</text:p>
          </table:table-cell>
          <table:table-cell table:formula="of:=SUM([.O240:.O248])" ns42:value-type="float" table:style-name="ce61" office:value-type="float" office:value="1210">
            <text:p>1210</text:p>
          </table:table-cell>
          <table:table-cell table:formula="of:=SUM([.P240:.P248])" ns42:value-type="float" table:style-name="ce61" office:value-type="float" office:value="82">
            <text:p>82</text:p>
          </table:table-cell>
          <table:table-cell table:formula="of:=SUM([.Q240:.Q248])" ns42:value-type="float" table:style-name="ce61" office:value-type="float" office:value="59">
            <text:p>59</text:p>
          </table:table-cell>
          <table:table-cell table:formula="of:=SUM([.R240:.R248])" ns42:value-type="float" table:style-name="ce61" office:value-type="float" office:value="1421">
            <text:p>1421</text:p>
          </table:table-cell>
          <table:table-cell table:formula="of:=SUM([.S240:.S248])" ns42:value-type="float" table:style-name="ce61" office:value-type="float" office:value="1269">
            <text:p>1269</text:p>
          </table:table-cell>
          <table:table-cell table:formula="of:=SUM([.T240:.T248])" ns42:value-type="float" table:style-name="ce61" office:value-type="float" office:value="36">
            <text:p>36</text:p>
          </table:table-cell>
          <table:table-cell table:formula="of:=SUM([.U240:.U24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249:.I250])" ns42:value-type="float" table:style-name="ce53" office:value-type="float" office:value="594">
            <text:p>594</text:p>
          </table:table-cell>
          <table:table-cell table:formula="of:=SUM([.J249:.J250])" ns42:value-type="float" table:style-name="ce61" office:value-type="float" office:value="17">
            <text:p>17</text:p>
          </table:table-cell>
          <table:table-cell table:formula="of:=SUM([.K249:.K250])" ns42:value-type="float" table:style-name="ce61" office:value-type="float" office:value="2">
            <text:p>2</text:p>
          </table:table-cell>
          <table:table-cell table:formula="of:=SUM([.L249:.L250])" ns42:value-type="float" table:style-name="ce61" office:value-type="float" office:value="1">
            <text:p>1</text:p>
          </table:table-cell>
          <table:table-cell table:formula="of:=SUM([.M249:.M250])" ns42:value-type="float" table:style-name="ce61" office:value-type="float" office:value="0">
            <text:p>0</text:p>
          </table:table-cell>
          <table:table-cell table:formula="of:=SUM([.N249:.N250])" ns42:value-type="float" table:style-name="ce61" office:value-type="float" office:value="1590">
            <text:p>1590</text:p>
          </table:table-cell>
          <table:table-cell table:formula="of:=SUM([.O249:.O250])" ns42:value-type="float" table:style-name="ce61" office:value-type="float" office:value="1442">
            <text:p>1442</text:p>
          </table:table-cell>
          <table:table-cell table:formula="of:=SUM([.P249:.P250])" ns42:value-type="float" table:style-name="ce61" office:value-type="float" office:value="94">
            <text:p>94</text:p>
          </table:table-cell>
          <table:table-cell table:formula="of:=SUM([.Q249:.Q250])" ns42:value-type="float" table:style-name="ce61" office:value-type="float" office:value="66">
            <text:p>66</text:p>
          </table:table-cell>
          <table:table-cell table:formula="of:=SUM([.R249:.R250])" ns42:value-type="float" table:style-name="ce61" office:value-type="float" office:value="1684">
            <text:p>1684</text:p>
          </table:table-cell>
          <table:table-cell table:formula="of:=SUM([.S249:.S250])" ns42:value-type="float" table:style-name="ce61" office:value-type="float" office:value="1508">
            <text:p>1508</text:p>
          </table:table-cell>
          <table:table-cell table:formula="of:=SUM([.T249:.T250])" ns42:value-type="float" table:style-name="ce61" office:value-type="float" office:value="45">
            <text:p>45</text:p>
          </table:table-cell>
          <table:table-cell table:formula="of:=SUM([.U249:.U250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ramsberg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252];[.P252])" ns42:value-type="float" table:style-name="ce61" office:value-type="float" office:value="1">
            <text:p>1</text:p>
          </table:table-cell>
          <table:table-cell table:formula="of:=SUM([.O252];[.Q252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251:.I252])" ns42:value-type="float" table:style-name="ce53" office:value-type="float" office:value="594">
            <text:p>594</text:p>
          </table:table-cell>
          <table:table-cell table:formula="of:=SUM([.J251:.J252])" ns42:value-type="float" table:style-name="ce61" office:value-type="float" office:value="17">
            <text:p>17</text:p>
          </table:table-cell>
          <table:table-cell table:formula="of:=SUM([.K251:.K252])" ns42:value-type="float" table:style-name="ce61" office:value-type="float" office:value="2">
            <text:p>2</text:p>
          </table:table-cell>
          <table:table-cell table:formula="of:=SUM([.L251:.L252])" ns42:value-type="float" table:style-name="ce61" office:value-type="float" office:value="1">
            <text:p>1</text:p>
          </table:table-cell>
          <table:table-cell table:formula="of:=SUM([.M251:.M252])" ns42:value-type="float" table:style-name="ce61" office:value-type="float" office:value="0">
            <text:p>0</text:p>
          </table:table-cell>
          <table:table-cell table:formula="of:=SUM([.N251:.N252])" ns42:value-type="float" table:style-name="ce61" office:value-type="float" office:value="1590">
            <text:p>1590</text:p>
          </table:table-cell>
          <table:table-cell table:formula="of:=SUM([.O251:.O252])" ns42:value-type="float" table:style-name="ce61" office:value-type="float" office:value="1442">
            <text:p>1442</text:p>
          </table:table-cell>
          <table:table-cell table:formula="of:=SUM([.P251:.P252])" ns42:value-type="float" table:style-name="ce61" office:value-type="float" office:value="95">
            <text:p>95</text:p>
          </table:table-cell>
          <table:table-cell table:formula="of:=SUM([.Q251:.Q252])" ns42:value-type="float" table:style-name="ce61" office:value-type="float" office:value="67">
            <text:p>67</text:p>
          </table:table-cell>
          <table:table-cell table:formula="of:=SUM([.R251:.R252])" ns42:value-type="float" table:style-name="ce61" office:value-type="float" office:value="1685">
            <text:p>1685</text:p>
          </table:table-cell>
          <table:table-cell table:formula="of:=SUM([.S251:.S252])" ns42:value-type="float" table:style-name="ce61" office:value-type="float" office:value="1509">
            <text:p>1509</text:p>
          </table:table-cell>
          <table:table-cell table:formula="of:=SUM([.T251:.T252])" ns42:value-type="float" table:style-name="ce61" office:value-type="float" office:value="45">
            <text:p>45</text:p>
          </table:table-cell>
          <table:table-cell table:formula="of:=SUM([.U251:.U252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4"/>
          <table:table-cell table:formula="of:=SUM([.N254];[.P254])" ns42:value-type="float" table:style-name="ce61" office:value-type="float" office:value="0">
            <text:p>0</text:p>
          </table:table-cell>
          <table:table-cell table:formula="of:=SUM([.O254];[.Q254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611" office:value-type="float">
            <text:p>61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1" office:value-type="float">
            <text:p>21</text:p>
          </table:table-cell>
          <table:table-cell table:formula="of:=SUM([.N255];[.P255])" ns42:value-type="float" table:style-name="ce61" office:value-type="float" office:value="598">
            <text:p>598</text:p>
          </table:table-cell>
          <table:table-cell table:formula="of:=SUM([.O255];[.Q255])" ns42:value-type="float" table:style-name="ce61" office:value-type="float" office:value="632">
            <text:p>632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8">
          <table:table-cell ns42:value-type="string" table:style-name="ce9" office:value-type="string">
            <text:p>Haaksbergen</text:p>
          </table:table-cell>
          <table:table-cell table:style-name="ce21" table:number-columns-repeated="2"/>
          <table:table-cell ns42:value-type="string" table:style-name="ce26" office:value-type="string">
            <text:p>Wijk B</text:p>
          </table:table-cell>
          <table:table-cell ns42:value-type="string" table:style-name="ce21" office:value-type="string">
            <text:p>Oostelijk gedeelte der Buurtschap Honesch en Buurtschap Langelo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76" office:value-type="float">
            <text:p>376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1" office:value-type="float">
            <text:p>11</text:p>
          </table:table-cell>
          <table:table-cell table:formula="of:=SUM([.N256];[.P256])" ns42:value-type="float" table:style-name="ce61" office:value-type="float" office:value="391">
            <text:p>391</text:p>
          </table:table-cell>
          <table:table-cell table:formula="of:=SUM([.O256];[.Q256])" ns42:value-type="float" table:style-name="ce61" office:value-type="float" office:value="365">
            <text:p>36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</table:table-cell>
          <table:table-cell table:style-name="ce21" table:number-columns-repeated="2"/>
          <table:table-cell ns42:value-type="string" table:style-name="ce26" office:value-type="string">
            <text:p>Wijk C</text:p>
          </table:table-cell>
          <table:table-cell ns42:value-type="string" table:style-name="ce21" office:value-type="string">
            <text:p>Buurtschap Brammelo, zuidelijk gedeelte der Buurtschap Boekelo en Buurtschap Holthuiz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57" office:value-type="float">
            <text:p>15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35" office:value-type="float">
            <text:p>435</text:p>
          </table:table-cell>
          <table:table-cell ns42:value-type="float" table:style-name="ce61" office:value="383" office:value-type="float">
            <text:p>383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22" office:value-type="float">
            <text:p>22</text:p>
          </table:table-cell>
          <table:table-cell table:formula="of:=SUM([.N257];[.P257])" ns42:value-type="float" table:style-name="ce61" office:value-type="float" office:value="469">
            <text:p>469</text:p>
          </table:table-cell>
          <table:table-cell table:formula="of:=SUM([.O257];[.Q257])" ns42:value-type="float" table:style-name="ce61" office:value-type="float" office:value="405">
            <text:p>405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26" office:value-type="float">
            <text:p>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</table:table-cell>
          <table:table-cell table:style-name="ce21" table:number-columns-repeated="2"/>
          <table:table-cell ns42:value-type="string" table:style-name="ce26" office:value-type="string">
            <text:p>Wijk D</text:p>
          </table:table-cell>
          <table:table-cell ns42:value-type="string" table:style-name="ce21" office:value-type="string">
            <text:p>Zuidelijk gedeelte der Buurtschap Eppenzolder en noordelijk gedeelte der Buurtschap Borkelo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29" office:value-type="float">
            <text:p>12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11" office:value-type="float">
            <text:p>311</text:p>
          </table:table-cell>
          <table:table-cell ns42:value-type="float" table:style-name="ce61" office:value="299" office:value-type="float">
            <text:p>299</text:p>
          </table:table-cell>
          <table:table-cell ns42:value-type="float" table:style-name="ce61" office:value="37" office:value-type="float">
            <text:p>37</text:p>
          </table:table-cell>
          <table:table-cell ns42:value-type="float" table:style-name="ce61" office:value="27" office:value-type="float">
            <text:p>27</text:p>
          </table:table-cell>
          <table:table-cell table:formula="of:=SUM([.N258];[.P258])" ns42:value-type="float" table:style-name="ce61" office:value-type="float" office:value="348">
            <text:p>348</text:p>
          </table:table-cell>
          <table:table-cell table:formula="of:=SUM([.O258];[.Q258])" ns42:value-type="float" table:style-name="ce61" office:value-type="float" office:value="326">
            <text:p>32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</table:table-cell>
          <table:table-cell table:style-name="ce21" table:number-columns-repeated="2"/>
          <table:table-cell ns42:value-type="string" table:style-name="ce26" office:value-type="string">
            <text:p>Wijk E</text:p>
          </table:table-cell>
          <table:table-cell ns42:value-type="string" table:style-name="ce21" office:value-type="string">
            <text:p>Noordelijk gedeelte der Buurtschap Eppenzolder en westelijk gedeelte der Buurtschap Honesch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1" office:value-type="float">
            <text:p>11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formula="of:=SUM([.N259];[.P259])" ns42:value-type="float" table:style-name="ce61" office:value-type="float" office:value="267">
            <text:p>267</text:p>
          </table:table-cell>
          <table:table-cell table:formula="of:=SUM([.O259];[.Q259])" ns42:value-type="float" table:style-name="ce61" office:value-type="float" office:value="254">
            <text:p>2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Buurtschap Buurse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52" office:value-type="float">
            <text:p>152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376" office:value-type="float">
            <text:p>37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9" office:value-type="float">
            <text:p>19</text:p>
          </table:table-cell>
          <table:table-cell table:formula="of:=SUM([.N260];[.P260])" ns42:value-type="float" table:style-name="ce61" office:value-type="float" office:value="445">
            <text:p>445</text:p>
          </table:table-cell>
          <table:table-cell table:formula="of:=SUM([.O260];[.Q260])" ns42:value-type="float" table:style-name="ce61" office:value-type="float" office:value="395">
            <text:p>395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255])" ns42:value-type="float" table:style-name="ce53" office:value-type="float" office:value="281">
            <text:p>281</text:p>
          </table:table-cell>
          <table:table-cell table:formula="of:=SUM([.J255])" ns42:value-type="float" table:style-name="ce61" office:value-type="float" office:value="11">
            <text:p>11</text:p>
          </table:table-cell>
          <table:table-cell table:formula="of:=SUM([.K255])" ns42:value-type="float" table:style-name="ce61" office:value-type="float" office:value="0">
            <text:p>0</text:p>
          </table:table-cell>
          <table:table-cell table:formula="of:=SUM([.L255])" ns42:value-type="float" table:style-name="ce61" office:value-type="float" office:value="0">
            <text:p>0</text:p>
          </table:table-cell>
          <table:table-cell table:formula="of:=SUM([.M255])" ns42:value-type="float" table:style-name="ce61" office:value-type="float" office:value="0">
            <text:p>0</text:p>
          </table:table-cell>
          <table:table-cell table:formula="of:=SUM([.N255])" ns42:value-type="float" table:style-name="ce61" office:value-type="float" office:value="583">
            <text:p>583</text:p>
          </table:table-cell>
          <table:table-cell table:formula="of:=SUM([.O255])" ns42:value-type="float" table:style-name="ce61" office:value-type="float" office:value="611">
            <text:p>611</text:p>
          </table:table-cell>
          <table:table-cell table:formula="of:=SUM([.P255])" ns42:value-type="float" table:style-name="ce61" office:value-type="float" office:value="15">
            <text:p>15</text:p>
          </table:table-cell>
          <table:table-cell table:formula="of:=SUM([.Q255])" ns42:value-type="float" table:style-name="ce61" office:value-type="float" office:value="21">
            <text:p>21</text:p>
          </table:table-cell>
          <table:table-cell table:formula="of:=SUM([.R255])" ns42:value-type="float" table:style-name="ce61" office:value-type="float" office:value="598">
            <text:p>598</text:p>
          </table:table-cell>
          <table:table-cell table:formula="of:=SUM([.S255])" ns42:value-type="float" table:style-name="ce61" office:value-type="float" office:value="632">
            <text:p>632</text:p>
          </table:table-cell>
          <table:table-cell table:formula="of:=SUM([.T255])" ns42:value-type="float" table:style-name="ce61" office:value-type="float" office:value="24">
            <text:p>24</text:p>
          </table:table-cell>
          <table:table-cell table:formula="of:=SUM([.U255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256:.I260])" ns42:value-type="float" table:style-name="ce53" office:value-type="float" office:value="694">
            <text:p>694</text:p>
          </table:table-cell>
          <table:table-cell table:formula="of:=SUM([.J256:.J260])" ns42:value-type="float" table:style-name="ce61" office:value-type="float" office:value="23">
            <text:p>23</text:p>
          </table:table-cell>
          <table:table-cell table:formula="of:=SUM([.K256:.K260])" ns42:value-type="float" table:style-name="ce61" office:value-type="float" office:value="0">
            <text:p>0</text:p>
          </table:table-cell>
          <table:table-cell table:formula="of:=SUM([.L256:.L260])" ns42:value-type="float" table:style-name="ce61" office:value-type="float" office:value="0">
            <text:p>0</text:p>
          </table:table-cell>
          <table:table-cell table:formula="of:=SUM([.M256:.M260])" ns42:value-type="float" table:style-name="ce61" office:value-type="float" office:value="0">
            <text:p>0</text:p>
          </table:table-cell>
          <table:table-cell table:formula="of:=SUM([.N256:.N260])" ns42:value-type="float" table:style-name="ce61" office:value-type="float" office:value="1802">
            <text:p>1802</text:p>
          </table:table-cell>
          <table:table-cell table:formula="of:=SUM([.O256:.O260])" ns42:value-type="float" table:style-name="ce61" office:value-type="float" office:value="1661">
            <text:p>1661</text:p>
          </table:table-cell>
          <table:table-cell table:formula="of:=SUM([.P256:.P260])" ns42:value-type="float" table:style-name="ce61" office:value-type="float" office:value="118">
            <text:p>118</text:p>
          </table:table-cell>
          <table:table-cell table:formula="of:=SUM([.Q256:.Q260])" ns42:value-type="float" table:style-name="ce61" office:value-type="float" office:value="84">
            <text:p>84</text:p>
          </table:table-cell>
          <table:table-cell table:formula="of:=SUM([.R256:.R260])" ns42:value-type="float" table:style-name="ce61" office:value-type="float" office:value="1920">
            <text:p>1920</text:p>
          </table:table-cell>
          <table:table-cell table:formula="of:=SUM([.S256:.S260])" ns42:value-type="float" table:style-name="ce61" office:value-type="float" office:value="1745">
            <text:p>1745</text:p>
          </table:table-cell>
          <table:table-cell table:formula="of:=SUM([.T256:.T260])" ns42:value-type="float" table:style-name="ce61" office:value-type="float" office:value="125">
            <text:p>125</text:p>
          </table:table-cell>
          <table:table-cell table:formula="of:=SUM([.U256:.U260])" ns42:value-type="float" table:style-name="ce76" office:value-type="float" office:value="131">
            <text:p>1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aksberg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261:.I262])" ns42:value-type="float" table:style-name="ce53" office:value-type="float" office:value="975">
            <text:p>975</text:p>
          </table:table-cell>
          <table:table-cell table:formula="of:=SUM([.J261:.J262])" ns42:value-type="float" table:style-name="ce61" office:value-type="float" office:value="34">
            <text:p>34</text:p>
          </table:table-cell>
          <table:table-cell table:formula="of:=SUM([.K261:.K262])" ns42:value-type="float" table:style-name="ce61" office:value-type="float" office:value="0">
            <text:p>0</text:p>
          </table:table-cell>
          <table:table-cell table:formula="of:=SUM([.L261:.L262])" ns42:value-type="float" table:style-name="ce61" office:value-type="float" office:value="0">
            <text:p>0</text:p>
          </table:table-cell>
          <table:table-cell table:formula="of:=SUM([.M261:.M262])" ns42:value-type="float" table:style-name="ce61" office:value-type="float" office:value="0">
            <text:p>0</text:p>
          </table:table-cell>
          <table:table-cell table:formula="of:=SUM([.N261:.N262])" ns42:value-type="float" table:style-name="ce61" office:value-type="float" office:value="2385">
            <text:p>2385</text:p>
          </table:table-cell>
          <table:table-cell table:formula="of:=SUM([.O261:.O262])" ns42:value-type="float" table:style-name="ce61" office:value-type="float" office:value="2272">
            <text:p>2272</text:p>
          </table:table-cell>
          <table:table-cell table:formula="of:=SUM([.P261:.P262])" ns42:value-type="float" table:style-name="ce61" office:value-type="float" office:value="133">
            <text:p>133</text:p>
          </table:table-cell>
          <table:table-cell table:formula="of:=SUM([.Q261:.Q262])" ns42:value-type="float" table:style-name="ce61" office:value-type="float" office:value="105">
            <text:p>105</text:p>
          </table:table-cell>
          <table:table-cell table:formula="of:=SUM([.R261:.R262])" ns42:value-type="float" table:style-name="ce61" office:value-type="float" office:value="2518">
            <text:p>2518</text:p>
          </table:table-cell>
          <table:table-cell table:formula="of:=SUM([.S261:.S262])" ns42:value-type="float" table:style-name="ce61" office:value-type="float" office:value="2377">
            <text:p>2377</text:p>
          </table:table-cell>
          <table:table-cell table:formula="of:=SUM([.T261:.T262])" ns42:value-type="float" table:style-name="ce61" office:value-type="float" office:value="149">
            <text:p>149</text:p>
          </table:table-cell>
          <table:table-cell table:formula="of:=SUM([.U261:.U262])" ns42:value-type="float" table:style-name="ce76" office:value-type="float" office:value="140">
            <text:p>1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92" office:value-type="float">
            <text:p>29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264];[.P264])" ns42:value-type="float" table:style-name="ce61" office:value-type="float" office:value="297">
            <text:p>297</text:p>
          </table:table-cell>
          <table:table-cell table:formula="of:=SUM([.O264];[.Q264])" ns42:value-type="float" table:style-name="ce61" office:value-type="float" office:value="297">
            <text:p>297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office:value="49" table:style-name="ce61" table:number-columns-repeated="2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65];[.P265])" ns42:value-type="float" table:style-name="ce61" office:value-type="float" office:value="50">
            <text:p>50</text:p>
          </table:table-cell>
          <table:table-cell table:formula="of:=SUM([.O265];[.Q265])" ns42:value-type="float" table:style-name="ce61" office:value-type="float" office:value="50">
            <text:p>50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36" office:value-type="float">
            <text:p>2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48" office:value-type="float">
            <text:p>548</text:p>
          </table:table-cell>
          <table:table-cell ns42:value-type="float" table:style-name="ce61" office:value="529" office:value-type="float">
            <text:p>52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266];[.P266])" ns42:value-type="float" table:style-name="ce61" office:value-type="float" office:value="562">
            <text:p>562</text:p>
          </table:table-cell>
          <table:table-cell table:formula="of:=SUM([.O266];[.Q266])" ns42:value-type="float" table:style-name="ce61" office:value-type="float" office:value="540">
            <text:p>540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20" office:value-type="float">
            <text:p>220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267];[.P267])" ns42:value-type="float" table:style-name="ce61" office:value-type="float" office:value="229">
            <text:p>229</text:p>
          </table:table-cell>
          <table:table-cell table:formula="of:=SUM([.O267];[.Q267])" ns42:value-type="float" table:style-name="ce61" office:value-type="float" office:value="222">
            <text:p>22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268];[.P268])" ns42:value-type="float" table:style-name="ce61" office:value-type="float" office:value="244">
            <text:p>244</text:p>
          </table:table-cell>
          <table:table-cell table:formula="of:=SUM([.O268];[.Q268])" ns42:value-type="float" table:style-name="ce61" office:value-type="float" office:value="236">
            <text:p>236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39" office:value-type="float">
            <text:p>339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844" office:value-type="float">
            <text:p>844</text:p>
          </table:table-cell>
          <table:table-cell ns42:value-type="float" table:style-name="ce61" office:value="777" office:value-type="float">
            <text:p>77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7" office:value-type="float">
            <text:p>7</text:p>
          </table:table-cell>
          <table:table-cell table:formula="of:=SUM([.N269];[.P269])" ns42:value-type="float" table:style-name="ce61" office:value-type="float" office:value="864">
            <text:p>864</text:p>
          </table:table-cell>
          <table:table-cell table:formula="of:=SUM([.O269];[.Q269])" ns42:value-type="float" table:style-name="ce61" office:value-type="float" office:value="784">
            <text:p>78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270];[.P270])" ns42:value-type="float" table:style-name="ce61" office:value-type="float" office:value="25">
            <text:p>25</text:p>
          </table:table-cell>
          <table:table-cell table:formula="of:=SUM([.O270];[.Q270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264])" ns42:value-type="float" table:style-name="ce53" office:value-type="float" office:value="130">
            <text:p>130</text:p>
          </table:table-cell>
          <table:table-cell table:formula="of:=SUM([.J264])" ns42:value-type="float" table:style-name="ce61" office:value-type="float" office:value="1">
            <text:p>1</text:p>
          </table:table-cell>
          <table:table-cell table:formula="of:=SUM([.K264])" ns42:value-type="float" table:style-name="ce61" office:value-type="float" office:value="0">
            <text:p>0</text:p>
          </table:table-cell>
          <table:table-cell table:formula="of:=SUM([.L264])" ns42:value-type="float" table:style-name="ce61" office:value-type="float" office:value="0">
            <text:p>0</text:p>
          </table:table-cell>
          <table:table-cell table:formula="of:=SUM([.M264])" ns42:value-type="float" table:style-name="ce61" office:value-type="float" office:value="0">
            <text:p>0</text:p>
          </table:table-cell>
          <table:table-cell table:formula="of:=SUM([.N264])" ns42:value-type="float" table:style-name="ce61" office:value-type="float" office:value="291">
            <text:p>291</text:p>
          </table:table-cell>
          <table:table-cell table:formula="of:=SUM([.O264])" ns42:value-type="float" table:style-name="ce61" office:value-type="float" office:value="292">
            <text:p>292</text:p>
          </table:table-cell>
          <table:table-cell table:formula="of:=SUM([.P264])" ns42:value-type="float" table:style-name="ce61" office:value-type="float" office:value="6">
            <text:p>6</text:p>
          </table:table-cell>
          <table:table-cell table:formula="of:=SUM([.Q264])" ns42:value-type="float" table:style-name="ce61" office:value-type="float" office:value="5">
            <text:p>5</text:p>
          </table:table-cell>
          <table:table-cell table:formula="of:=SUM([.R264])" ns42:value-type="float" table:style-name="ce61" office:value-type="float" office:value="297">
            <text:p>297</text:p>
          </table:table-cell>
          <table:table-cell table:formula="of:=SUM([.S264])" ns42:value-type="float" table:style-name="ce61" office:value-type="float" office:value="297">
            <text:p>297</text:p>
          </table:table-cell>
          <table:table-cell table:formula="of:=SUM([.T264])" ns42:value-type="float" table:style-name="ce61" office:value-type="float" office:value="19">
            <text:p>19</text:p>
          </table:table-cell>
          <table:table-cell table:formula="of:=SUM([.U264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265:.I270])" ns42:value-type="float" table:style-name="ce53" office:value-type="float" office:value="761">
            <text:p>761</text:p>
          </table:table-cell>
          <table:table-cell table:formula="of:=SUM([.J265:.J270])" ns42:value-type="float" table:style-name="ce61" office:value-type="float" office:value="13">
            <text:p>13</text:p>
          </table:table-cell>
          <table:table-cell table:formula="of:=SUM([.K265:.K270])" ns42:value-type="float" table:style-name="ce61" office:value-type="float" office:value="0">
            <text:p>0</text:p>
          </table:table-cell>
          <table:table-cell table:formula="of:=SUM([.L265:.L270])" ns42:value-type="float" table:style-name="ce61" office:value-type="float" office:value="10">
            <text:p>10</text:p>
          </table:table-cell>
          <table:table-cell table:formula="of:=SUM([.M265:.M270])" ns42:value-type="float" table:style-name="ce61" office:value-type="float" office:value="0">
            <text:p>0</text:p>
          </table:table-cell>
          <table:table-cell table:formula="of:=SUM([.N265:.N270])" ns42:value-type="float" table:style-name="ce61" office:value-type="float" office:value="1897">
            <text:p>1897</text:p>
          </table:table-cell>
          <table:table-cell table:formula="of:=SUM([.O265:.O270])" ns42:value-type="float" table:style-name="ce61" office:value-type="float" office:value="1805">
            <text:p>1805</text:p>
          </table:table-cell>
          <table:table-cell table:formula="of:=SUM([.P265:.P270])" ns42:value-type="float" table:style-name="ce61" office:value-type="float" office:value="77">
            <text:p>77</text:p>
          </table:table-cell>
          <table:table-cell table:formula="of:=SUM([.Q265:.Q270])" ns42:value-type="float" table:style-name="ce61" office:value-type="float" office:value="46">
            <text:p>46</text:p>
          </table:table-cell>
          <table:table-cell table:formula="of:=SUM([.R265:.R270])" ns42:value-type="float" table:style-name="ce61" office:value-type="float" office:value="1974">
            <text:p>1974</text:p>
          </table:table-cell>
          <table:table-cell table:formula="of:=SUM([.S265:.S270])" ns42:value-type="float" table:style-name="ce61" office:value-type="float" office:value="1851">
            <text:p>1851</text:p>
          </table:table-cell>
          <table:table-cell table:formula="of:=SUM([.T265:.T270])" ns42:value-type="float" table:style-name="ce61" office:value-type="float" office:value="68">
            <text:p>68</text:p>
          </table:table-cell>
          <table:table-cell table:formula="of:=SUM([.U265:.U270])" ns42:value-type="float" table:style-name="ce76" office:value-type="float" office:value="54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271:.I272])" ns42:value-type="float" table:style-name="ce53" office:value-type="float" office:value="891">
            <text:p>891</text:p>
          </table:table-cell>
          <table:table-cell table:formula="of:=SUM([.J271:.J272])" ns42:value-type="float" table:style-name="ce61" office:value-type="float" office:value="14">
            <text:p>14</text:p>
          </table:table-cell>
          <table:table-cell table:formula="of:=SUM([.K271:.K272])" ns42:value-type="float" table:style-name="ce61" office:value-type="float" office:value="0">
            <text:p>0</text:p>
          </table:table-cell>
          <table:table-cell table:formula="of:=SUM([.L271:.L272])" ns42:value-type="float" table:style-name="ce61" office:value-type="float" office:value="10">
            <text:p>10</text:p>
          </table:table-cell>
          <table:table-cell table:formula="of:=SUM([.M271:.M272])" ns42:value-type="float" table:style-name="ce61" office:value-type="float" office:value="0">
            <text:p>0</text:p>
          </table:table-cell>
          <table:table-cell table:formula="of:=SUM([.N271:.N272])" ns42:value-type="float" table:style-name="ce61" office:value-type="float" office:value="2188">
            <text:p>2188</text:p>
          </table:table-cell>
          <table:table-cell table:formula="of:=SUM([.O271:.O272])" ns42:value-type="float" table:style-name="ce61" office:value-type="float" office:value="2097">
            <text:p>2097</text:p>
          </table:table-cell>
          <table:table-cell table:formula="of:=SUM([.P271:.P272])" ns42:value-type="float" table:style-name="ce61" office:value-type="float" office:value="83">
            <text:p>83</text:p>
          </table:table-cell>
          <table:table-cell table:formula="of:=SUM([.Q271:.Q272])" ns42:value-type="float" table:style-name="ce61" office:value-type="float" office:value="51">
            <text:p>51</text:p>
          </table:table-cell>
          <table:table-cell table:formula="of:=SUM([.R271:.R272])" ns42:value-type="float" table:style-name="ce61" office:value-type="float" office:value="2271">
            <text:p>2271</text:p>
          </table:table-cell>
          <table:table-cell table:formula="of:=SUM([.S271:.S272])" ns42:value-type="float" table:style-name="ce61" office:value-type="float" office:value="2148">
            <text:p>2148</text:p>
          </table:table-cell>
          <table:table-cell table:formula="of:=SUM([.T271:.T272])" ns42:value-type="float" table:style-name="ce61" office:value-type="float" office:value="87">
            <text:p>87</text:p>
          </table:table-cell>
          <table:table-cell table:formula="of:=SUM([.U271:.U272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m (den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74];[.P274])" ns42:value-type="float" table:style-name="ce61" office:value-type="float" office:value="1">
            <text:p>1</text:p>
          </table:table-cell>
          <table:table-cell table:formula="of:=SUM([.O274];[.Q274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273:.I274])" ns42:value-type="float" table:style-name="ce53" office:value-type="float" office:value="891">
            <text:p>891</text:p>
          </table:table-cell>
          <table:table-cell table:formula="of:=SUM([.J273:.J274])" ns42:value-type="float" table:style-name="ce61" office:value-type="float" office:value="14">
            <text:p>14</text:p>
          </table:table-cell>
          <table:table-cell table:formula="of:=SUM([.K273:.K274])" ns42:value-type="float" table:style-name="ce61" office:value-type="float" office:value="0">
            <text:p>0</text:p>
          </table:table-cell>
          <table:table-cell table:formula="of:=SUM([.L273:.L274])" ns42:value-type="float" table:style-name="ce61" office:value-type="float" office:value="10">
            <text:p>10</text:p>
          </table:table-cell>
          <table:table-cell table:formula="of:=SUM([.M273:.M274])" ns42:value-type="float" table:style-name="ce61" office:value-type="float" office:value="0">
            <text:p>0</text:p>
          </table:table-cell>
          <table:table-cell table:formula="of:=SUM([.N273:.N274])" ns42:value-type="float" table:style-name="ce61" office:value-type="float" office:value="2188">
            <text:p>2188</text:p>
          </table:table-cell>
          <table:table-cell table:formula="of:=SUM([.O273:.O274])" ns42:value-type="float" table:style-name="ce61" office:value-type="float" office:value="2097">
            <text:p>2097</text:p>
          </table:table-cell>
          <table:table-cell table:formula="of:=SUM([.P273:.P274])" ns42:value-type="float" table:style-name="ce61" office:value-type="float" office:value="84">
            <text:p>84</text:p>
          </table:table-cell>
          <table:table-cell table:formula="of:=SUM([.Q273:.Q274])" ns42:value-type="float" table:style-name="ce61" office:value-type="float" office:value="51">
            <text:p>51</text:p>
          </table:table-cell>
          <table:table-cell table:formula="of:=SUM([.R273:.R274])" ns42:value-type="float" table:style-name="ce61" office:value-type="float" office:value="2272">
            <text:p>2272</text:p>
          </table:table-cell>
          <table:table-cell table:formula="of:=SUM([.S273:.S274])" ns42:value-type="float" table:style-name="ce61" office:value-type="float" office:value="2148">
            <text:p>2148</text:p>
          </table:table-cell>
          <table:table-cell table:formula="of:=SUM([.T273:.T274])" ns42:value-type="float" table:style-name="ce61" office:value-type="float" office:value="87">
            <text:p>87</text:p>
          </table:table-cell>
          <table:table-cell table:formula="of:=SUM([.U273:.U274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3" office:value-type="float">
            <text:p>13</text:p>
          </table:table-cell>
          <table:table-cell table:style-name="ce61" table:number-columns-repeated="4"/>
          <table:table-cell table:formula="of:=SUM([.N276];[.P276])" ns42:value-type="float" table:style-name="ce61" office:value-type="float" office:value="0">
            <text:p>0</text:p>
          </table:table-cell>
          <table:table-cell table:formula="of:=SUM([.O276];[.Q276])" ns42:value-type="float" table:style-name="ce61" office:value-type="float" office:value="0">
            <text:p>0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table:style-name="ce61" table:number-columns-repeated="4"/>
          <table:table-cell ns42:value-type="float" table:style-name="ce61" office:value="373" office:value-type="float">
            <text:p>373</text:p>
          </table:table-cell>
          <table:table-cell ns42:value-type="float" table:style-name="ce61" office:value="362" office:value-type="float">
            <text:p>36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0" office:value-type="float">
            <text:p>10</text:p>
          </table:table-cell>
          <table:table-cell table:formula="of:=SUM([.N277];[.P277])" ns42:value-type="float" table:style-name="ce61" office:value-type="float" office:value="390">
            <text:p>390</text:p>
          </table:table-cell>
          <table:table-cell table:formula="of:=SUM([.O277];[.Q277])" ns42:value-type="float" table:style-name="ce61" office:value-type="float" office:value="372">
            <text:p>37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8" office:value-type="float">
            <text:p>15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278];[.P278])" ns42:value-type="float" table:style-name="ce61" office:value-type="float" office:value="159">
            <text:p>159</text:p>
          </table:table-cell>
          <table:table-cell table:formula="of:=SUM([.O278];[.Q278])" ns42:value-type="float" table:style-name="ce61" office:value-type="float" office:value="162">
            <text:p>16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6" office:value-type="float">
            <text:p>14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279];[.P279])" ns42:value-type="float" table:style-name="ce61" office:value-type="float" office:value="150">
            <text:p>150</text:p>
          </table:table-cell>
          <table:table-cell table:formula="of:=SUM([.O279];[.Q279])" ns42:value-type="float" table:style-name="ce61" office:value-type="float" office:value="137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277])" ns42:value-type="float" table:style-name="ce53" office:value-type="float" office:value="178">
            <text:p>178</text:p>
          </table:table-cell>
          <table:table-cell table:formula="of:=SUM([.J277])" ns42:value-type="float" table:style-name="ce61" office:value-type="float" office:value="0">
            <text:p>0</text:p>
          </table:table-cell>
          <table:table-cell table:formula="of:=SUM([.K277])" ns42:value-type="float" table:style-name="ce61" office:value-type="float" office:value="0">
            <text:p>0</text:p>
          </table:table-cell>
          <table:table-cell table:formula="of:=SUM([.L277])" ns42:value-type="float" table:style-name="ce61" office:value-type="float" office:value="0">
            <text:p>0</text:p>
          </table:table-cell>
          <table:table-cell table:formula="of:=SUM([.M277])" ns42:value-type="float" table:style-name="ce61" office:value-type="float" office:value="0">
            <text:p>0</text:p>
          </table:table-cell>
          <table:table-cell table:formula="of:=SUM([.N277])" ns42:value-type="float" table:style-name="ce61" office:value-type="float" office:value="373">
            <text:p>373</text:p>
          </table:table-cell>
          <table:table-cell table:formula="of:=SUM([.O277])" ns42:value-type="float" table:style-name="ce61" office:value-type="float" office:value="362">
            <text:p>362</text:p>
          </table:table-cell>
          <table:table-cell table:formula="of:=SUM([.P277])" ns42:value-type="float" table:style-name="ce61" office:value-type="float" office:value="17">
            <text:p>17</text:p>
          </table:table-cell>
          <table:table-cell table:formula="of:=SUM([.Q277])" ns42:value-type="float" table:style-name="ce61" office:value-type="float" office:value="10">
            <text:p>10</text:p>
          </table:table-cell>
          <table:table-cell table:formula="of:=SUM([.R277])" ns42:value-type="float" table:style-name="ce61" office:value-type="float" office:value="390">
            <text:p>390</text:p>
          </table:table-cell>
          <table:table-cell table:formula="of:=SUM([.S277])" ns42:value-type="float" table:style-name="ce61" office:value-type="float" office:value="372">
            <text:p>372</text:p>
          </table:table-cell>
          <table:table-cell table:formula="of:=SUM([.T277])" ns42:value-type="float" table:style-name="ce61" office:value-type="float" office:value="13">
            <text:p>13</text:p>
          </table:table-cell>
          <table:table-cell table:formula="of:=SUM([.U277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278:.I279])" ns42:value-type="float" table:style-name="ce53" office:value-type="float" office:value="120">
            <text:p>120</text:p>
          </table:table-cell>
          <table:table-cell table:formula="of:=SUM([.J278:.J279])" ns42:value-type="float" table:style-name="ce61" office:value-type="float" office:value="4">
            <text:p>4</text:p>
          </table:table-cell>
          <table:table-cell table:formula="of:=SUM([.K278:.K279])" ns42:value-type="float" table:style-name="ce61" office:value-type="float" office:value="0">
            <text:p>0</text:p>
          </table:table-cell>
          <table:table-cell table:formula="of:=SUM([.L278:.L279])" ns42:value-type="float" table:style-name="ce61" office:value-type="float" office:value="1">
            <text:p>1</text:p>
          </table:table-cell>
          <table:table-cell table:formula="of:=SUM([.M278:.M279])" ns42:value-type="float" table:style-name="ce61" office:value-type="float" office:value="0">
            <text:p>0</text:p>
          </table:table-cell>
          <table:table-cell table:formula="of:=SUM([.N278:.N279])" ns42:value-type="float" table:style-name="ce61" office:value-type="float" office:value="298">
            <text:p>298</text:p>
          </table:table-cell>
          <table:table-cell table:formula="of:=SUM([.O278:.O279])" ns42:value-type="float" table:style-name="ce61" office:value-type="float" office:value="294">
            <text:p>294</text:p>
          </table:table-cell>
          <table:table-cell table:formula="of:=SUM([.P278:.P279])" ns42:value-type="float" table:style-name="ce61" office:value-type="float" office:value="11">
            <text:p>11</text:p>
          </table:table-cell>
          <table:table-cell table:formula="of:=SUM([.Q278:.Q279])" ns42:value-type="float" table:style-name="ce61" office:value-type="float" office:value="5">
            <text:p>5</text:p>
          </table:table-cell>
          <table:table-cell table:formula="of:=SUM([.R278:.R279])" ns42:value-type="float" table:style-name="ce61" office:value-type="float" office:value="309">
            <text:p>309</text:p>
          </table:table-cell>
          <table:table-cell table:formula="of:=SUM([.S278:.S279])" ns42:value-type="float" table:style-name="ce61" office:value-type="float" office:value="299">
            <text:p>299</text:p>
          </table:table-cell>
          <table:table-cell table:formula="of:=SUM([.T278:.T279])" ns42:value-type="float" table:style-name="ce61" office:value-type="float" office:value="19">
            <text:p>19</text:p>
          </table:table-cell>
          <table:table-cell table:formula="of:=SUM([.U278:.U279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Stad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280:.I281])" ns42:value-type="float" table:style-name="ce53" office:value-type="float" office:value="298">
            <text:p>298</text:p>
          </table:table-cell>
          <table:table-cell table:formula="of:=SUM([.J280:.J281])" ns42:value-type="float" table:style-name="ce61" office:value-type="float" office:value="4">
            <text:p>4</text:p>
          </table:table-cell>
          <table:table-cell table:formula="of:=SUM([.K280:.K281])" ns42:value-type="float" table:style-name="ce61" office:value-type="float" office:value="0">
            <text:p>0</text:p>
          </table:table-cell>
          <table:table-cell table:formula="of:=SUM([.L280:.L281])" ns42:value-type="float" table:style-name="ce61" office:value-type="float" office:value="1">
            <text:p>1</text:p>
          </table:table-cell>
          <table:table-cell table:formula="of:=SUM([.M280:.M281])" ns42:value-type="float" table:style-name="ce61" office:value-type="float" office:value="0">
            <text:p>0</text:p>
          </table:table-cell>
          <table:table-cell table:formula="of:=SUM([.N280:.N281])" ns42:value-type="float" table:style-name="ce61" office:value-type="float" office:value="671">
            <text:p>671</text:p>
          </table:table-cell>
          <table:table-cell table:formula="of:=SUM([.O280:.O281])" ns42:value-type="float" table:style-name="ce61" office:value-type="float" office:value="656">
            <text:p>656</text:p>
          </table:table-cell>
          <table:table-cell table:formula="of:=SUM([.P280:.P281])" ns42:value-type="float" table:style-name="ce61" office:value-type="float" office:value="28">
            <text:p>28</text:p>
          </table:table-cell>
          <table:table-cell table:formula="of:=SUM([.Q280:.Q281])" ns42:value-type="float" table:style-name="ce61" office:value-type="float" office:value="15">
            <text:p>15</text:p>
          </table:table-cell>
          <table:table-cell table:formula="of:=SUM([.R280:.R281])" ns42:value-type="float" table:style-name="ce61" office:value-type="float" office:value="699">
            <text:p>699</text:p>
          </table:table-cell>
          <table:table-cell table:formula="of:=SUM([.S280:.S281])" ns42:value-type="float" table:style-name="ce61" office:value-type="float" office:value="671">
            <text:p>671</text:p>
          </table:table-cell>
          <table:table-cell table:formula="of:=SUM([.T280:.T281])" ns42:value-type="float" table:style-name="ce61" office:value-type="float" office:value="32">
            <text:p>32</text:p>
          </table:table-cell>
          <table:table-cell table:formula="of:=SUM([.U280:.U28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Stad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83];[.P283])" ns42:value-type="float" table:style-name="ce61" office:value-type="float" office:value="3">
            <text:p>3</text:p>
          </table:table-cell>
          <table:table-cell table:formula="of:=SUM([.O283];[.Q28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282:.I283])" ns42:value-type="float" table:style-name="ce53" office:value-type="float" office:value="298">
            <text:p>298</text:p>
          </table:table-cell>
          <table:table-cell table:formula="of:=SUM([.J282:.J283])" ns42:value-type="float" table:style-name="ce61" office:value-type="float" office:value="4">
            <text:p>4</text:p>
          </table:table-cell>
          <table:table-cell table:formula="of:=SUM([.K282:.K283])" ns42:value-type="float" table:style-name="ce61" office:value-type="float" office:value="0">
            <text:p>0</text:p>
          </table:table-cell>
          <table:table-cell table:formula="of:=SUM([.L282:.L283])" ns42:value-type="float" table:style-name="ce61" office:value-type="float" office:value="1">
            <text:p>1</text:p>
          </table:table-cell>
          <table:table-cell table:formula="of:=SUM([.M282:.M283])" ns42:value-type="float" table:style-name="ce61" office:value-type="float" office:value="0">
            <text:p>0</text:p>
          </table:table-cell>
          <table:table-cell table:formula="of:=SUM([.N282:.N283])" ns42:value-type="float" table:style-name="ce61" office:value-type="float" office:value="671">
            <text:p>671</text:p>
          </table:table-cell>
          <table:table-cell table:formula="of:=SUM([.O282:.O283])" ns42:value-type="float" table:style-name="ce61" office:value-type="float" office:value="656">
            <text:p>656</text:p>
          </table:table-cell>
          <table:table-cell table:formula="of:=SUM([.P282:.P283])" ns42:value-type="float" table:style-name="ce61" office:value-type="float" office:value="31">
            <text:p>31</text:p>
          </table:table-cell>
          <table:table-cell table:formula="of:=SUM([.Q282:.Q283])" ns42:value-type="float" table:style-name="ce61" office:value-type="float" office:value="16">
            <text:p>16</text:p>
          </table:table-cell>
          <table:table-cell table:formula="of:=SUM([.R282:.R283])" ns42:value-type="float" table:style-name="ce61" office:value-type="float" office:value="702">
            <text:p>702</text:p>
          </table:table-cell>
          <table:table-cell table:formula="of:=SUM([.S282:.S283])" ns42:value-type="float" table:style-name="ce61" office:value-type="float" office:value="672">
            <text:p>672</text:p>
          </table:table-cell>
          <table:table-cell table:formula="of:=SUM([.T282:.T283])" ns42:value-type="float" table:style-name="ce61" office:value-type="float" office:value="32">
            <text:p>32</text:p>
          </table:table-cell>
          <table:table-cell table:formula="of:=SUM([.U282:.U283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Heemse</text:p>
          </table:table-cell>
          <table:table-cell ns42:value-type="string" table:style-name="ce21" office:value-type="string">
            <text:p>Wijk A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43" office:value-type="float">
            <text:p>24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4" office:value-type="float">
            <text:p>14</text:p>
          </table:table-cell>
          <table:table-cell table:formula="of:=SUM([.N285];[.P285])" ns42:value-type="float" table:style-name="ce61" office:value-type="float" office:value="277">
            <text:p>277</text:p>
          </table:table-cell>
          <table:table-cell table:formula="of:=SUM([.O285];[.Q285])" ns42:value-type="float" table:style-name="ce61" office:value-type="float" office:value="257">
            <text:p>257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Brucht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3" office:value-type="float">
            <text:p>13</text:p>
          </table:table-cell>
          <table:table-cell table:formula="of:=SUM([.N286];[.P286])" ns42:value-type="float" table:style-name="ce61" office:value-type="float" office:value="276">
            <text:p>276</text:p>
          </table:table-cell>
          <table:table-cell table:formula="of:=SUM([.O286];[.Q286])" ns42:value-type="float" table:style-name="ce61" office:value-type="float" office:value="252">
            <text:p>25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Bergentheim</text:p>
          </table:table-cell>
          <table:table-cell ns42:value-type="string" table:style-name="ce21" office:value-type="string">
            <text:p>Wijk C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4" office:value-type="float">
            <text:p>14</text:p>
          </table:table-cell>
          <table:table-cell table:formula="of:=SUM([.N287];[.P287])" ns42:value-type="float" table:style-name="ce61" office:value-type="float" office:value="299">
            <text:p>299</text:p>
          </table:table-cell>
          <table:table-cell table:formula="of:=SUM([.O287];[.Q287])" ns42:value-type="float" table:style-name="ce61" office:value-type="float" office:value="253">
            <text:p>25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ns42:value-type="string" table:style-name="ce21" office:value-type="string">
            <text:p>Wijk D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table:style-name="ce61" table:number-columns-repeated="4"/>
          <table:table-cell ns42:value-type="float" office:value="185" table:style-name="ce61" table:number-columns-repeated="2" office:value-type="float">
            <text:p>185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288];[.P288])" ns42:value-type="float" table:style-name="ce61" office:value-type="float" office:value="190">
            <text:p>190</text:p>
          </table:table-cell>
          <table:table-cell table:formula="of:=SUM([.O288];[.Q288])" ns42:value-type="float" table:style-name="ce61" office:value-type="float" office:value="185">
            <text:p>18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Kloosterhaar</text:p>
          </table:table-cell>
          <table:table-cell ns42:value-type="string" table:style-name="ce21" office:value-type="string">
            <text:p>Wijk E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72" office:value-type="float">
            <text:p>1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289];[.P289])" ns42:value-type="float" table:style-name="ce61" office:value-type="float" office:value="169">
            <text:p>169</text:p>
          </table:table-cell>
          <table:table-cell table:formula="of:=SUM([.O289];[.Q289])" ns42:value-type="float" table:style-name="ce61" office:value-type="float" office:value="176">
            <text:p>17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Diffelen</text:p>
          </table:table-cell>
          <table:table-cell ns42:value-type="string" table:style-name="ce21" office:value-type="string">
            <text:p>Wijk F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" office:value-type="float">
            <text:p>58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290];[.P290])" ns42:value-type="float" table:style-name="ce61" office:value-type="float" office:value="68">
            <text:p>68</text:p>
          </table:table-cell>
          <table:table-cell table:formula="of:=SUM([.O290];[.Q290])" ns42:value-type="float" table:style-name="ce61" office:value-type="float" office:value="67">
            <text:p>6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Rheeze</text:p>
          </table:table-cell>
          <table:table-cell ns42:value-type="string" table:style-name="ce21" office:value-type="string">
            <text:p>Wijk G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table:style-name="ce61" table:number-columns-repeated="4"/>
          <table:table-cell ns42:value-type="float" table:style-name="ce61" office:value="85" office:value-type="float">
            <text:p>85</text:p>
          </table:table-cell>
          <table:table-cell ns42:value-type="float" table:style-name="ce61" office:value="63" office:value-type="float">
            <text:p>6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formula="of:=SUM([.N291];[.P291])" ns42:value-type="float" table:style-name="ce61" office:value-type="float" office:value="96">
            <text:p>96</text:p>
          </table:table-cell>
          <table:table-cell table:formula="of:=SUM([.O291];[.Q291])" ns42:value-type="float" table:style-name="ce61" office:value-type="float" office:value="72">
            <text:p>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Baalder</text:p>
          </table:table-cell>
          <table:table-cell ns42:value-type="string" table:style-name="ce21" office:value-type="string">
            <text:p>Wijk H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292];[.P292])" ns42:value-type="float" table:style-name="ce61" office:value-type="float" office:value="120">
            <text:p>120</text:p>
          </table:table-cell>
          <table:table-cell table:formula="of:=SUM([.O292];[.Q292])" ns42:value-type="float" table:style-name="ce61" office:value-type="float" office:value="107">
            <text:p>10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Radewijk</text:p>
          </table:table-cell>
          <table:table-cell ns42:value-type="string" table:style-name="ce21" office:value-type="string">
            <text:p>Wijk I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4" office:value-type="float">
            <text:p>194</text:p>
          </table:table-cell>
          <table:table-cell ns42:value-type="float" table:style-name="ce61" office:value="177" office:value-type="float">
            <text:p>1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6" office:value-type="float">
            <text:p>6</text:p>
          </table:table-cell>
          <table:table-cell table:formula="of:=SUM([.N293];[.P293])" ns42:value-type="float" table:style-name="ce61" office:value-type="float" office:value="212">
            <text:p>212</text:p>
          </table:table-cell>
          <table:table-cell table:formula="of:=SUM([.O293];[.Q293])" ns42:value-type="float" table:style-name="ce61" office:value-type="float" office:value="183">
            <text:p>183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Veenebrugge</text:p>
          </table:table-cell>
          <table:table-cell ns42:value-type="string" table:style-name="ce21" office:value-type="string">
            <text:p>Wijk K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4" office:value-type="float">
            <text:p>84</text:p>
          </table:table-cell>
          <table:table-cell ns42:value-type="float" table:style-name="ce61" office:value="67" office:value-type="float">
            <text:p>6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94];[.P294])" ns42:value-type="float" table:style-name="ce61" office:value-type="float" office:value="88">
            <text:p>88</text:p>
          </table:table-cell>
          <table:table-cell table:formula="of:=SUM([.O294];[.Q294])" ns42:value-type="float" table:style-name="ce61" office:value-type="float" office:value="67">
            <text:p>6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Collendoorn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6" office:value-type="float">
            <text:p>96</text:p>
          </table:table-cell>
          <table:table-cell ns42:value-type="float" table:style-name="ce61" office:value="80" office:value-type="float">
            <text:p>80</text:p>
          </table:table-cell>
          <table:table-cell ns42:value-type="float" office:value="10" table:style-name="ce61" table:number-columns-repeated="2" office:value-type="float">
            <text:p>10</text:p>
          </table:table-cell>
          <table:table-cell table:formula="of:=SUM([.N295];[.P295])" ns42:value-type="float" table:style-name="ce61" office:value-type="float" office:value="106">
            <text:p>106</text:p>
          </table:table-cell>
          <table:table-cell table:formula="of:=SUM([.O295];[.Q295])" ns42:value-type="float" table:style-name="ce61" office:value-type="float" office:value="90">
            <text:p>9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Collendoornerveen</text:p>
          </table:table-cell>
          <table:table-cell ns42:value-type="string" table:style-name="ce21" office:value-type="string">
            <text:p>Wijk M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" office:value-type="float">
            <text:p>16</text:p>
          </table:table-cell>
          <table:table-cell table:style-name="ce61" table:number-columns-repeated="4"/>
          <table:table-cell ns42:value-type="float" table:style-name="ce61" office:value="38" office:value-type="float">
            <text:p>38</text:p>
          </table:table-cell>
          <table:table-cell ns42:value-type="float" table:style-name="ce61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96];[.P296])" ns42:value-type="float" table:style-name="ce61" office:value-type="float" office:value="40">
            <text:p>40</text:p>
          </table:table-cell>
          <table:table-cell table:formula="of:=SUM([.O296];[.Q296])" ns42:value-type="float" table:style-name="ce61" office:value-type="float" office:value="43">
            <text:p>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Heemserveen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office:value="59" table:style-name="ce61" table:number-columns-repeated="2" office:value-type="float">
            <text:p>5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formula="of:=SUM([.N297];[.P297])" ns42:value-type="float" table:style-name="ce61" office:value-type="float" office:value="65">
            <text:p>65</text:p>
          </table:table-cell>
          <table:table-cell table:formula="of:=SUM([.O297];[.Q297])" ns42:value-type="float" table:style-name="ce61" office:value-type="float" office:value="62">
            <text:p>6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Rheezerveen</text:p>
          </table:table-cell>
          <table:table-cell ns42:value-type="string" table:style-name="ce21" office:value-type="string">
            <text:p>Wijk O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298];[.P298])" ns42:value-type="float" table:style-name="ce61" office:value-type="float" office:value="113">
            <text:p>113</text:p>
          </table:table-cell>
          <table:table-cell table:formula="of:=SUM([.O298];[.Q298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3" office:value-type="float">
            <text:p>253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642" office:value-type="float">
            <text:p>642</text:p>
          </table:table-cell>
          <table:table-cell ns42:value-type="float" table:style-name="ce61" office:value="596" office:value-type="float">
            <text:p>596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8" office:value-type="float">
            <text:p>8</text:p>
          </table:table-cell>
          <table:table-cell table:formula="of:=SUM([.N299];[.P299])" ns42:value-type="float" table:style-name="ce61" office:value-type="float" office:value="666">
            <text:p>666</text:p>
          </table:table-cell>
          <table:table-cell table:formula="of:=SUM([.O299];[.Q299])" ns42:value-type="float" table:style-name="ce61" office:value-type="float" office:value="604">
            <text:p>60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36" office:value-type="float">
            <text:p>36</text:p>
          </table:table-cell>
          <table:table-cell table:formula="of:=SUM([.N300];[.P300])" ns42:value-type="float" table:style-name="ce61" office:value-type="float" office:value="31">
            <text:p>31</text:p>
          </table:table-cell>
          <table:table-cell table:formula="of:=SUM([.O300];[.Q300])" ns42:value-type="float" table:style-name="ce61" office:value-type="float" office:value="36">
            <text:p>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Lutten</text:p>
          </table:table-cell>
          <table:table-cell ns42:value-type="string" table:style-name="ce21" office:value-type="string">
            <text:p>Wijk Q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2" office:value-type="float">
            <text:p>292</text:p>
          </table:table-cell>
          <table:table-cell ns42:value-type="float" table:style-name="ce61" office:value="287" office:value-type="float">
            <text:p>28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1" office:value-type="float">
            <text:p>11</text:p>
          </table:table-cell>
          <table:table-cell table:formula="of:=SUM([.N301];[.P301])" ns42:value-type="float" table:style-name="ce61" office:value-type="float" office:value="304">
            <text:p>304</text:p>
          </table:table-cell>
          <table:table-cell table:formula="of:=SUM([.O301];[.Q301])" ns42:value-type="float" table:style-name="ce61" office:value-type="float" office:value="298">
            <text:p>29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92" office:value-type="float">
            <text:p>392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1001" office:value-type="float">
            <text:p>100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1" office:value-type="float">
            <text:p>11</text:p>
          </table:table-cell>
          <table:table-cell table:formula="of:=SUM([.N302];[.P302])" ns42:value-type="float" table:style-name="ce61" office:value-type="float" office:value="1020">
            <text:p>1020</text:p>
          </table:table-cell>
          <table:table-cell table:formula="of:=SUM([.O302];[.Q302])" ns42:value-type="float" table:style-name="ce61" office:value-type="float" office:value="1010">
            <text:p>10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03];[.P303])" ns42:value-type="float" table:style-name="ce61" office:value-type="float" office:value="7">
            <text:p>7</text:p>
          </table:table-cell>
          <table:table-cell table:formula="of:=SUM([.O303];[.Q303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285:.I303])" ns42:value-type="float" table:style-name="ce53" office:value-type="float" office:value="1526">
            <text:p>1526</text:p>
          </table:table-cell>
          <table:table-cell table:formula="of:=SUM([.J285:.J303])" ns42:value-type="float" table:style-name="ce61" office:value-type="float" office:value="51">
            <text:p>51</text:p>
          </table:table-cell>
          <table:table-cell table:formula="of:=SUM([.K285:.K303])" ns42:value-type="float" table:style-name="ce61" office:value-type="float" office:value="1">
            <text:p>1</text:p>
          </table:table-cell>
          <table:table-cell table:formula="of:=SUM([.L285:.L303])" ns42:value-type="float" table:style-name="ce61" office:value-type="float" office:value="18">
            <text:p>18</text:p>
          </table:table-cell>
          <table:table-cell table:formula="of:=SUM([.M285:.M303])" ns42:value-type="float" table:style-name="ce61" office:value-type="float" office:value="0">
            <text:p>0</text:p>
          </table:table-cell>
          <table:table-cell table:formula="of:=SUM([.N285:.N303])" ns42:value-type="float" table:style-name="ce61" office:value-type="float" office:value="3943">
            <text:p>3943</text:p>
          </table:table-cell>
          <table:table-cell table:formula="of:=SUM([.O285:.O303])" ns42:value-type="float" table:style-name="ce61" office:value-type="float" office:value="3730">
            <text:p>3730</text:p>
          </table:table-cell>
          <table:table-cell table:formula="of:=SUM([.P285:.P303])" ns42:value-type="float" table:style-name="ce61" office:value-type="float" office:value="204">
            <text:p>204</text:p>
          </table:table-cell>
          <table:table-cell table:formula="of:=SUM([.Q285:.Q303])" ns42:value-type="float" table:style-name="ce61" office:value-type="float" office:value="155">
            <text:p>155</text:p>
          </table:table-cell>
          <table:table-cell table:formula="of:=SUM([.R285:.R303])" ns42:value-type="float" table:style-name="ce61" office:value-type="float" office:value="4147">
            <text:p>4147</text:p>
          </table:table-cell>
          <table:table-cell table:formula="of:=SUM([.S285:.S303])" ns42:value-type="float" table:style-name="ce61" office:value-type="float" office:value="3885">
            <text:p>3885</text:p>
          </table:table-cell>
          <table:table-cell table:formula="of:=SUM([.T285:.T303])" ns42:value-type="float" table:style-name="ce61" office:value-type="float" office:value="205">
            <text:p>205</text:p>
          </table:table-cell>
          <table:table-cell table:formula="of:=SUM([.U285:.U303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Ambt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305];[.P305])" ns42:value-type="float" table:style-name="ce61" office:value-type="float" office:value="5">
            <text:p>5</text:p>
          </table:table-cell>
          <table:table-cell table:formula="of:=SUM([.O305];[.Q30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304:.I305])" ns42:value-type="float" table:style-name="ce53" office:value-type="float" office:value="1526">
            <text:p>1526</text:p>
          </table:table-cell>
          <table:table-cell table:formula="of:=SUM([.J304:.J305])" ns42:value-type="float" table:style-name="ce61" office:value-type="float" office:value="51">
            <text:p>51</text:p>
          </table:table-cell>
          <table:table-cell table:formula="of:=SUM([.K304:.K305])" ns42:value-type="float" table:style-name="ce61" office:value-type="float" office:value="1">
            <text:p>1</text:p>
          </table:table-cell>
          <table:table-cell table:formula="of:=SUM([.L304:.L305])" ns42:value-type="float" table:style-name="ce61" office:value-type="float" office:value="18">
            <text:p>18</text:p>
          </table:table-cell>
          <table:table-cell table:formula="of:=SUM([.M304:.M305])" ns42:value-type="float" table:style-name="ce61" office:value-type="float" office:value="0">
            <text:p>0</text:p>
          </table:table-cell>
          <table:table-cell table:formula="of:=SUM([.N304:.N305])" ns42:value-type="float" table:style-name="ce61" office:value-type="float" office:value="3943">
            <text:p>3943</text:p>
          </table:table-cell>
          <table:table-cell table:formula="of:=SUM([.O304:.O305])" ns42:value-type="float" table:style-name="ce61" office:value-type="float" office:value="3730">
            <text:p>3730</text:p>
          </table:table-cell>
          <table:table-cell table:formula="of:=SUM([.P304:.P305])" ns42:value-type="float" table:style-name="ce61" office:value-type="float" office:value="209">
            <text:p>209</text:p>
          </table:table-cell>
          <table:table-cell table:formula="of:=SUM([.Q304:.Q305])" ns42:value-type="float" table:style-name="ce61" office:value-type="float" office:value="158">
            <text:p>158</text:p>
          </table:table-cell>
          <table:table-cell table:formula="of:=SUM([.R304:.R305])" ns42:value-type="float" table:style-name="ce61" office:value-type="float" office:value="4152">
            <text:p>4152</text:p>
          </table:table-cell>
          <table:table-cell table:formula="of:=SUM([.S304:.S305])" ns42:value-type="float" table:style-name="ce61" office:value-type="float" office:value="3888">
            <text:p>3888</text:p>
          </table:table-cell>
          <table:table-cell table:formula="of:=SUM([.T304:.T305])" ns42:value-type="float" table:style-name="ce61" office:value-type="float" office:value="205">
            <text:p>205</text:p>
          </table:table-cell>
          <table:table-cell table:formula="of:=SUM([.U304:.U305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table:style-name="ce61" table:number-columns-repeated="4"/>
          <table:table-cell table:formula="of:=SUM([.N307];[.P307])" ns42:value-type="float" table:style-name="ce61" office:value-type="float" office:value="0">
            <text:p>0</text:p>
          </table:table-cell>
          <table:table-cell table:formula="of:=SUM([.O307];[.Q307])" ns42:value-type="float" table:style-name="ce61" office:value-type="float" office:value="0">
            <text:p>0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0" office:value-type="float">
            <text:p>0</text:p>
          </table:table-cell>
          <table:table-cell table:formula="of:=SUM([.O308];[.Q308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63" office:value-type="float">
            <text:p>16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309];[.P309])" ns42:value-type="float" table:style-name="ce61" office:value-type="float" office:value="150">
            <text:p>150</text:p>
          </table:table-cell>
          <table:table-cell table:formula="of:=SUM([.O309];[.Q309])" ns42:value-type="float" table:style-name="ce61" office:value-type="float" office:value="165">
            <text:p>16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10];[.P310])" ns42:value-type="float" table:style-name="ce61" office:value-type="float" office:value="6">
            <text:p>6</text:p>
          </table:table-cell>
          <table:table-cell table:formula="of:=SUM([.O310];[.Q31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26" office:value-type="float">
            <text:p>326</text:p>
          </table:table-cell>
          <table:table-cell table:style-name="ce61" table:number-columns-repeated="2"/>
          <table:table-cell table:formula="of:=SUM([.N311];[.P311])" ns42:value-type="float" table:style-name="ce61" office:value-type="float" office:value="359">
            <text:p>359</text:p>
          </table:table-cell>
          <table:table-cell table:formula="of:=SUM([.O311];[.Q311])" ns42:value-type="float" table:style-name="ce61" office:value-type="float" office:value="326">
            <text:p>32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9" table:style-name="ce61" table:number-columns-repeated="2" office:value-type="float">
            <text:p>9</text:p>
          </table:table-cell>
          <table:table-cell table:style-name="ce61" table:number-columns-repeated="2"/>
          <table:table-cell table:formula="of:=SUM([.N312];[.P312])" ns42:value-type="float" table:style-name="ce61" office:value-type="float" office:value="9">
            <text:p>9</text:p>
          </table:table-cell>
          <table:table-cell table:formula="of:=SUM([.O312];[.Q31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8" office:value-type="float">
            <text:p>18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313];[.P313])" ns42:value-type="float" table:style-name="ce61" office:value-type="float" office:value="189">
            <text:p>189</text:p>
          </table:table-cell>
          <table:table-cell table:formula="of:=SUM([.O313];[.Q313])" ns42:value-type="float" table:style-name="ce61" office:value-type="float" office:value="188">
            <text:p>18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02" office:value-type="float">
            <text:p>302</text:p>
          </table:table-cell>
          <table:table-cell ns42:value-type="float" table:style-name="ce61" office:value="328" office:value-type="float">
            <text:p>3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314];[.P314])" ns42:value-type="float" table:style-name="ce61" office:value-type="float" office:value="307">
            <text:p>307</text:p>
          </table:table-cell>
          <table:table-cell table:formula="of:=SUM([.O314];[.Q314])" ns42:value-type="float" table:style-name="ce61" office:value-type="float" office:value="330">
            <text:p>33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1" office:value-type="float">
            <text:p>61</text:p>
          </table:table-cell>
          <table:table-cell ns42:value-type="float" table:style-name="ce61" office:value="68" office:value-type="float">
            <text:p>68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315];[.P315])" ns42:value-type="float" table:style-name="ce61" office:value-type="float" office:value="62">
            <text:p>62</text:p>
          </table:table-cell>
          <table:table-cell table:formula="of:=SUM([.O315];[.Q315])" ns42:value-type="float" table:style-name="ce61" office:value-type="float" office:value="69">
            <text:p>6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37" office:value-type="float">
            <text:p>37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28" office:value-type="float">
            <text:p>128</text:p>
          </table:table-cell>
          <table:table-cell table:formula="of:=SUM([.N316];[.P316])" ns42:value-type="float" table:style-name="ce61" office:value-type="float" office:value="178">
            <text:p>178</text:p>
          </table:table-cell>
          <table:table-cell table:formula="of:=SUM([.O316];[.Q316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308:.I314])" ns42:value-type="float" table:style-name="ce53" office:value-type="float" office:value="443">
            <text:p>443</text:p>
          </table:table-cell>
          <table:table-cell table:formula="of:=SUM([.J308:.J314])" ns42:value-type="float" table:style-name="ce61" office:value-type="float" office:value="9">
            <text:p>9</text:p>
          </table:table-cell>
          <table:table-cell table:formula="of:=SUM([.K308:.K314])" ns42:value-type="float" table:style-name="ce61" office:value-type="float" office:value="1">
            <text:p>1</text:p>
          </table:table-cell>
          <table:table-cell table:formula="of:=SUM([.L308:.L314])" ns42:value-type="float" table:style-name="ce61" office:value-type="float" office:value="0">
            <text:p>0</text:p>
          </table:table-cell>
          <table:table-cell table:formula="of:=SUM([.M308:.M314])" ns42:value-type="float" table:style-name="ce61" office:value-type="float" office:value="0">
            <text:p>0</text:p>
          </table:table-cell>
          <table:table-cell table:formula="of:=SUM([.N308:.N314])" ns42:value-type="float" table:style-name="ce61" office:value-type="float" office:value="1010">
            <text:p>1010</text:p>
          </table:table-cell>
          <table:table-cell table:formula="of:=SUM([.O308:.O314])" ns42:value-type="float" table:style-name="ce61" office:value-type="float" office:value="1020">
            <text:p>1020</text:p>
          </table:table-cell>
          <table:table-cell table:formula="of:=SUM([.P308:.P314])" ns42:value-type="float" table:style-name="ce61" office:value-type="float" office:value="10">
            <text:p>10</text:p>
          </table:table-cell>
          <table:table-cell table:formula="of:=SUM([.Q308:.Q314])" ns42:value-type="float" table:style-name="ce61" office:value-type="float" office:value="9">
            <text:p>9</text:p>
          </table:table-cell>
          <table:table-cell table:formula="of:=SUM([.R308:.R314])" ns42:value-type="float" table:style-name="ce61" office:value-type="float" office:value="1020">
            <text:p>1020</text:p>
          </table:table-cell>
          <table:table-cell table:formula="of:=SUM([.S308:.S314])" ns42:value-type="float" table:style-name="ce61" office:value-type="float" office:value="1029">
            <text:p>1029</text:p>
          </table:table-cell>
          <table:table-cell table:formula="of:=SUM([.T308:.T314])" ns42:value-type="float" table:style-name="ce61" office:value-type="float" office:value="17">
            <text:p>17</text:p>
          </table:table-cell>
          <table:table-cell table:formula="of:=SUM([.U308:.U314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315:.I316])" ns42:value-type="float" table:style-name="ce53" office:value-type="float" office:value="18">
            <text:p>18</text:p>
          </table:table-cell>
          <table:table-cell table:formula="of:=SUM([.J315:.J316])" ns42:value-type="float" table:style-name="ce61" office:value-type="float" office:value="1">
            <text:p>1</text:p>
          </table:table-cell>
          <table:table-cell table:formula="of:=SUM([.K315:.K316])" ns42:value-type="float" table:style-name="ce61" office:value-type="float" office:value="0">
            <text:p>0</text:p>
          </table:table-cell>
          <table:table-cell table:formula="of:=SUM([.L315:.L316])" ns42:value-type="float" table:style-name="ce61" office:value-type="float" office:value="76">
            <text:p>76</text:p>
          </table:table-cell>
          <table:table-cell table:formula="of:=SUM([.M315:.M316])" ns42:value-type="float" table:style-name="ce61" office:value-type="float" office:value="0">
            <text:p>0</text:p>
          </table:table-cell>
          <table:table-cell table:formula="of:=SUM([.N315:.N316])" ns42:value-type="float" table:style-name="ce61" office:value-type="float" office:value="98">
            <text:p>98</text:p>
          </table:table-cell>
          <table:table-cell table:formula="of:=SUM([.O315:.O316])" ns42:value-type="float" table:style-name="ce61" office:value-type="float" office:value="111">
            <text:p>111</text:p>
          </table:table-cell>
          <table:table-cell table:formula="of:=SUM([.P315:.P316])" ns42:value-type="float" table:style-name="ce61" office:value-type="float" office:value="142">
            <text:p>142</text:p>
          </table:table-cell>
          <table:table-cell table:formula="of:=SUM([.Q315:.Q316])" ns42:value-type="float" table:style-name="ce61" office:value-type="float" office:value="129">
            <text:p>129</text:p>
          </table:table-cell>
          <table:table-cell table:formula="of:=SUM([.R315:.R316])" ns42:value-type="float" table:style-name="ce61" office:value-type="float" office:value="240">
            <text:p>240</text:p>
          </table:table-cell>
          <table:table-cell table:formula="of:=SUM([.S315:.S316])" ns42:value-type="float" table:style-name="ce61" office:value-type="float" office:value="240">
            <text:p>240</text:p>
          </table:table-cell>
          <table:table-cell table:formula="of:=SUM([.T315:.T316])" ns42:value-type="float" table:style-name="ce61" office:value-type="float" office:value="0">
            <text:p>0</text:p>
          </table:table-cell>
          <table:table-cell table:formula="of:=SUM([.U315:.U31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317:.I318])" ns42:value-type="float" table:style-name="ce53" office:value-type="float" office:value="461">
            <text:p>461</text:p>
          </table:table-cell>
          <table:table-cell table:formula="of:=SUM([.J317:.J318])" ns42:value-type="float" table:style-name="ce61" office:value-type="float" office:value="10">
            <text:p>10</text:p>
          </table:table-cell>
          <table:table-cell table:formula="of:=SUM([.K317:.K318])" ns42:value-type="float" table:style-name="ce61" office:value-type="float" office:value="1">
            <text:p>1</text:p>
          </table:table-cell>
          <table:table-cell table:formula="of:=SUM([.L317:.L318])" ns42:value-type="float" table:style-name="ce61" office:value-type="float" office:value="76">
            <text:p>76</text:p>
          </table:table-cell>
          <table:table-cell table:formula="of:=SUM([.M317:.M318])" ns42:value-type="float" table:style-name="ce61" office:value-type="float" office:value="0">
            <text:p>0</text:p>
          </table:table-cell>
          <table:table-cell table:formula="of:=SUM([.N317:.N318])" ns42:value-type="float" table:style-name="ce61" office:value-type="float" office:value="1108">
            <text:p>1108</text:p>
          </table:table-cell>
          <table:table-cell table:formula="of:=SUM([.O317:.O318])" ns42:value-type="float" table:style-name="ce61" office:value-type="float" office:value="1131">
            <text:p>1131</text:p>
          </table:table-cell>
          <table:table-cell table:formula="of:=SUM([.P317:.P318])" ns42:value-type="float" table:style-name="ce61" office:value-type="float" office:value="152">
            <text:p>152</text:p>
          </table:table-cell>
          <table:table-cell table:formula="of:=SUM([.Q317:.Q318])" ns42:value-type="float" table:style-name="ce61" office:value-type="float" office:value="138">
            <text:p>138</text:p>
          </table:table-cell>
          <table:table-cell table:formula="of:=SUM([.R317:.R318])" ns42:value-type="float" table:style-name="ce61" office:value-type="float" office:value="1260">
            <text:p>1260</text:p>
          </table:table-cell>
          <table:table-cell table:formula="of:=SUM([.S317:.S318])" ns42:value-type="float" table:style-name="ce61" office:value-type="float" office:value="1269">
            <text:p>1269</text:p>
          </table:table-cell>
          <table:table-cell table:formula="of:=SUM([.T317:.T318])" ns42:value-type="float" table:style-name="ce61" office:value-type="float" office:value="17">
            <text:p>17</text:p>
          </table:table-cell>
          <table:table-cell table:formula="of:=SUM([.U317:.U3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6"/>
          <table:table-cell ns42:value-type="float" table:style-name="ce61" office:value="44" office:value-type="float">
            <text:p>44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66" office:value-type="float">
            <text:p>16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6" office:value-type="float">
            <text:p>6</text:p>
          </table:table-cell>
          <table:table-cell table:formula="of:=SUM([.N321];[.P321])" ns42:value-type="float" table:style-name="ce61" office:value-type="float" office:value="180">
            <text:p>180</text:p>
          </table:table-cell>
          <table:table-cell table:formula="of:=SUM([.O321];[.Q321])" ns42:value-type="float" table:style-name="ce61" office:value-type="float" office:value="172">
            <text:p>17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322];[.P322])" ns42:value-type="float" table:style-name="ce61" office:value-type="float" office:value="20">
            <text:p>20</text:p>
          </table:table-cell>
          <table:table-cell table:formula="of:=SUM([.O322];[.Q322])" ns42:value-type="float" table:style-name="ce61" office:value-type="float" office:value="16">
            <text:p>1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9" office:value-type="float">
            <text:p>14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formula="of:=SUM([.N323];[.P323])" ns42:value-type="float" table:style-name="ce61" office:value-type="float" office:value="161">
            <text:p>161</text:p>
          </table:table-cell>
          <table:table-cell table:formula="of:=SUM([.O323];[.Q323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7" office:value-type="float">
            <text:p>5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324];[.P324])" ns42:value-type="float" table:style-name="ce61" office:value-type="float" office:value="64">
            <text:p>64</text:p>
          </table:table-cell>
          <table:table-cell table:formula="of:=SUM([.O324];[.Q324])" ns42:value-type="float" table:style-name="ce61" office:value-type="float" office:value="61">
            <text:p>61</text:p>
          </table:table-cell>
          <table:table-cell table:style-name="ce61"/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office:value="99" table:style-name="ce61" table:number-columns-repeated="2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325];[.P325])" ns42:value-type="float" table:style-name="ce61" office:value-type="float" office:value="103">
            <text:p>103</text:p>
          </table:table-cell>
          <table:table-cell table:formula="of:=SUM([.O325];[.Q325])" ns42:value-type="float" table:style-name="ce61" office:value-type="float" office:value="102">
            <text:p>10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5" office:value-type="float">
            <text:p>45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326];[.P326])" ns42:value-type="float" table:style-name="ce61" office:value-type="float" office:value="45">
            <text:p>45</text:p>
          </table:table-cell>
          <table:table-cell table:formula="of:=SUM([.O326];[.Q326])" ns42:value-type="float" table:style-name="ce61" office:value-type="float" office:value="47">
            <text:p>4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3" office:value-type="float">
            <text:p>63</text:p>
          </table:table-cell>
          <table:table-cell ns42:value-type="float" table:style-name="ce61" office:value="50" office:value-type="float">
            <text:p>5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327];[.P327])" ns42:value-type="float" table:style-name="ce61" office:value-type="float" office:value="64">
            <text:p>64</text:p>
          </table:table-cell>
          <table:table-cell table:formula="of:=SUM([.O327];[.Q327])" ns42:value-type="float" table:style-name="ce61" office:value-type="float" office:value="53">
            <text:p>5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</table:table-cell>
          <table:table-cell table:style-name="ce21" table:number-columns-repeated="2"/>
          <table:table-cell table:style-name="ce25"/>
          <table:table-cell ns42:value-type="string" table:style-name="ce21" office:value-type="string">
            <text:p>Wijk Lenthe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57" office:value-type="float">
            <text:p>357</text:p>
          </table:table-cell>
          <table:table-cell ns42:value-type="float" table:style-name="ce61" office:value="341" office:value-type="float">
            <text:p>34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28];[.P328])" ns42:value-type="float" table:style-name="ce61" office:value-type="float" office:value="367">
            <text:p>367</text:p>
          </table:table-cell>
          <table:table-cell table:formula="of:=SUM([.O328];[.Q328])" ns42:value-type="float" table:style-name="ce61" office:value-type="float" office:value="356">
            <text:p>35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321])" ns42:value-type="float" table:style-name="ce53" office:value-type="float" office:value="78">
            <text:p>78</text:p>
          </table:table-cell>
          <table:table-cell table:formula="of:=SUM([.J321])" ns42:value-type="float" table:style-name="ce61" office:value-type="float" office:value="3">
            <text:p>3</text:p>
          </table:table-cell>
          <table:table-cell table:formula="of:=SUM([.K321])" ns42:value-type="float" table:style-name="ce61" office:value-type="float" office:value="0">
            <text:p>0</text:p>
          </table:table-cell>
          <table:table-cell table:formula="of:=SUM([.L321])" ns42:value-type="float" table:style-name="ce61" office:value-type="float" office:value="0">
            <text:p>0</text:p>
          </table:table-cell>
          <table:table-cell table:formula="of:=SUM([.M321])" ns42:value-type="float" table:style-name="ce61" office:value-type="float" office:value="0">
            <text:p>0</text:p>
          </table:table-cell>
          <table:table-cell table:formula="of:=SUM([.N321])" ns42:value-type="float" table:style-name="ce61" office:value-type="float" office:value="163">
            <text:p>163</text:p>
          </table:table-cell>
          <table:table-cell table:formula="of:=SUM([.O321])" ns42:value-type="float" table:style-name="ce61" office:value-type="float" office:value="166">
            <text:p>166</text:p>
          </table:table-cell>
          <table:table-cell table:formula="of:=SUM([.P321])" ns42:value-type="float" table:style-name="ce61" office:value-type="float" office:value="17">
            <text:p>17</text:p>
          </table:table-cell>
          <table:table-cell table:formula="of:=SUM([.Q321])" ns42:value-type="float" table:style-name="ce61" office:value-type="float" office:value="6">
            <text:p>6</text:p>
          </table:table-cell>
          <table:table-cell table:formula="of:=SUM([.R321])" ns42:value-type="float" table:style-name="ce61" office:value-type="float" office:value="180">
            <text:p>180</text:p>
          </table:table-cell>
          <table:table-cell table:formula="of:=SUM([.S321])" ns42:value-type="float" table:style-name="ce61" office:value-type="float" office:value="172">
            <text:p>172</text:p>
          </table:table-cell>
          <table:table-cell table:formula="of:=SUM([.T321])" ns42:value-type="float" table:style-name="ce61" office:value-type="float" office:value="8">
            <text:p>8</text:p>
          </table:table-cell>
          <table:table-cell table:formula="of:=SUM([.U321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ino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322:.I328])" ns42:value-type="float" table:style-name="ce53" office:value-type="float" office:value="318">
            <text:p>318</text:p>
          </table:table-cell>
          <table:table-cell table:formula="of:=SUM([.J322:.J328])" ns42:value-type="float" table:style-name="ce61" office:value-type="float" office:value="13">
            <text:p>13</text:p>
          </table:table-cell>
          <table:table-cell table:formula="of:=SUM([.K322:.K328])" ns42:value-type="float" table:style-name="ce61" office:value-type="float" office:value="0">
            <text:p>0</text:p>
          </table:table-cell>
          <table:table-cell table:formula="of:=SUM([.L322:.L328])" ns42:value-type="float" table:style-name="ce61" office:value-type="float" office:value="0">
            <text:p>0</text:p>
          </table:table-cell>
          <table:table-cell table:formula="of:=SUM([.M322:.M328])" ns42:value-type="float" table:style-name="ce61" office:value-type="float" office:value="0">
            <text:p>0</text:p>
          </table:table-cell>
          <table:table-cell table:formula="of:=SUM([.N322:.N328])" ns42:value-type="float" table:style-name="ce61" office:value-type="float" office:value="802">
            <text:p>802</text:p>
          </table:table-cell>
          <table:table-cell table:formula="of:=SUM([.O322:.O328])" ns42:value-type="float" table:style-name="ce61" office:value-type="float" office:value="753">
            <text:p>753</text:p>
          </table:table-cell>
          <table:table-cell table:formula="of:=SUM([.P322:.P328])" ns42:value-type="float" table:style-name="ce61" office:value-type="float" office:value="22">
            <text:p>22</text:p>
          </table:table-cell>
          <table:table-cell table:formula="of:=SUM([.Q322:.Q328])" ns42:value-type="float" table:style-name="ce61" office:value-type="float" office:value="37">
            <text:p>37</text:p>
          </table:table-cell>
          <table:table-cell table:formula="of:=SUM([.R322:.R328])" ns42:value-type="float" table:style-name="ce61" office:value-type="float" office:value="824">
            <text:p>824</text:p>
          </table:table-cell>
          <table:table-cell table:formula="of:=SUM([.S322:.S328])" ns42:value-type="float" table:style-name="ce61" office:value-type="float" office:value="790">
            <text:p>790</text:p>
          </table:table-cell>
          <table:table-cell table:formula="of:=SUM([.T322:.T328])" ns42:value-type="float" table:style-name="ce61" office:value-type="float" office:value="28">
            <text:p>28</text:p>
          </table:table-cell>
          <table:table-cell table:formula="of:=SUM([.U322:.U32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329:.I330])" ns42:value-type="float" table:style-name="ce53" office:value-type="float" office:value="396">
            <text:p>396</text:p>
          </table:table-cell>
          <table:table-cell table:formula="of:=SUM([.J329:.J330])" ns42:value-type="float" table:style-name="ce61" office:value-type="float" office:value="16">
            <text:p>16</text:p>
          </table:table-cell>
          <table:table-cell table:formula="of:=SUM([.K329:.K330])" ns42:value-type="float" table:style-name="ce61" office:value-type="float" office:value="0">
            <text:p>0</text:p>
          </table:table-cell>
          <table:table-cell table:formula="of:=SUM([.L329:.L330])" ns42:value-type="float" table:style-name="ce61" office:value-type="float" office:value="0">
            <text:p>0</text:p>
          </table:table-cell>
          <table:table-cell table:formula="of:=SUM([.M329:.M330])" ns42:value-type="float" table:style-name="ce61" office:value-type="float" office:value="0">
            <text:p>0</text:p>
          </table:table-cell>
          <table:table-cell table:formula="of:=SUM([.N329:.N330])" ns42:value-type="float" table:style-name="ce61" office:value-type="float" office:value="965">
            <text:p>965</text:p>
          </table:table-cell>
          <table:table-cell table:formula="of:=SUM([.O329:.O330])" ns42:value-type="float" table:style-name="ce61" office:value-type="float" office:value="919">
            <text:p>919</text:p>
          </table:table-cell>
          <table:table-cell table:formula="of:=SUM([.P329:.P330])" ns42:value-type="float" table:style-name="ce61" office:value-type="float" office:value="39">
            <text:p>39</text:p>
          </table:table-cell>
          <table:table-cell table:formula="of:=SUM([.Q329:.Q330])" ns42:value-type="float" table:style-name="ce61" office:value-type="float" office:value="43">
            <text:p>43</text:p>
          </table:table-cell>
          <table:table-cell table:formula="of:=SUM([.R329:.R330])" ns42:value-type="float" table:style-name="ce61" office:value-type="float" office:value="1004">
            <text:p>1004</text:p>
          </table:table-cell>
          <table:table-cell table:formula="of:=SUM([.S329:.S330])" ns42:value-type="float" table:style-name="ce61" office:value-type="float" office:value="962">
            <text:p>962</text:p>
          </table:table-cell>
          <table:table-cell table:formula="of:=SUM([.T329:.T330])" ns42:value-type="float" table:style-name="ce61" office:value-type="float" office:value="36">
            <text:p>36</text:p>
          </table:table-cell>
          <table:table-cell table:formula="of:=SUM([.U329:.U330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339];[.P332])" ns42:value-type="float" table:style-name="ce61" office:value-type="float" office:value="3">
            <text:p>3</text:p>
          </table:table-cell>
          <table:table-cell table:formula="of:=SUM([.O332];[.Q332])" ns42:value-type="float" table:style-name="ce61" office:value-type="float" office:value="0">
            <text:p>0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42" office:value-type="float">
            <text:p>24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6" office:value-type="float">
            <text:p>16</text:p>
          </table:table-cell>
          <table:table-cell table:formula="of:=SUM([.N333];[.P333])" ns42:value-type="float" table:style-name="ce61" office:value-type="float" office:value="271">
            <text:p>271</text:p>
          </table:table-cell>
          <table:table-cell table:formula="of:=SUM([.O333];[.Q33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56" office:value-type="float">
            <text:p>15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34];[.P334])" ns42:value-type="float" table:style-name="ce61" office:value-type="float" office:value="159">
            <text:p>159</text:p>
          </table:table-cell>
          <table:table-cell table:formula="of:=SUM([.O334];[.Q334])" ns42:value-type="float" table:style-name="ce61" office:value-type="float" office:value="158">
            <text:p>15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53" office:value-type="float">
            <text:p>3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ns42:value-type="float" table:style-name="ce61" office:value="929" office:value-type="float">
            <text:p>929</text:p>
          </table:table-cell>
          <table:table-cell ns42:value-type="float" table:style-name="ce61" office:value="857" office:value-type="float">
            <text:p>85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9" office:value-type="float">
            <text:p>9</text:p>
          </table:table-cell>
          <table:table-cell table:formula="of:=SUM([.N335];[.P335])" ns42:value-type="float" table:style-name="ce61" office:value-type="float" office:value="949">
            <text:p>949</text:p>
          </table:table-cell>
          <table:table-cell table:formula="of:=SUM([.O335];[.Q335])" ns42:value-type="float" table:style-name="ce61" office:value-type="float" office:value="866">
            <text:p>86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36];[.P336])" ns42:value-type="float" table:style-name="ce61" office:value-type="float" office:value="4">
            <text:p>4</text:p>
          </table:table-cell>
          <table:table-cell table:formula="of:=SUM([.O336];[.Q336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79" office:value-type="float">
            <text:p>479</text:p>
          </table:table-cell>
          <table:table-cell ns42:value-type="float" table:style-name="ce61" office:value="367" office:value-type="float">
            <text:p>36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337];[.P337])" ns42:value-type="float" table:style-name="ce61" office:value-type="float" office:value="483">
            <text:p>483</text:p>
          </table:table-cell>
          <table:table-cell table:formula="of:=SUM([.O337];[.Q337])" ns42:value-type="float" table:style-name="ce61" office:value-type="float" office:value="372">
            <text:p>37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8" office:value-type="float">
            <text:p>19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5" office:value-type="float">
            <text:p>15</text:p>
          </table:table-cell>
          <table:table-cell table:formula="of:=SUM([.N338];[.P338])" ns42:value-type="float" table:style-name="ce61" office:value-type="float" office:value="242">
            <text:p>242</text:p>
          </table:table-cell>
          <table:table-cell table:formula="of:=SUM([.O338];[.Q338])" ns42:value-type="float" table:style-name="ce61" office:value-type="float" office:value="213">
            <text:p>2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6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339];[.P339])" ns42:value-type="float" table:style-name="ce61" office:value-type="float" office:value="3">
            <text:p>3</text:p>
          </table:table-cell>
          <table:table-cell table:formula="of:=SUM([.O339];[.Q339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</table:table-cell>
          <table:table-cell table:style-name="ce21"/>
          <table:table-cell ns42:value-type="string" table:style-name="ce21" office:value-type="string">
            <text:p>Engedé</text:p>
          </table:table-cell>
          <table:table-cell ns42:value-type="string" table:style-name="ce26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40];[.P340])" ns42:value-type="float" table:style-name="ce61" office:value-type="float" office:value="92">
            <text:p>92</text:p>
          </table:table-cell>
          <table:table-cell table:formula="of:=SUM([.O340];[.Q340])" ns42:value-type="float" table:style-name="ce61" office:value-type="float" office:value="95">
            <text:p>9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</table:table-cell>
          <table:table-cell table:style-name="ce21"/>
          <table:table-cell ns42:value-type="string" table:style-name="ce21" office:value-type="string">
            <text:p>Marle</text:p>
          </table:table-cell>
          <table:table-cell ns42:value-type="string" table:style-name="ce26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1];[.P341])" ns42:value-type="float" table:style-name="ce61" office:value-type="float" office:value="243">
            <text:p>243</text:p>
          </table:table-cell>
          <table:table-cell table:formula="of:=SUM([.O341];[.Q341])" ns42:value-type="float" table:style-name="ce61" office:value-type="float" office:value="220">
            <text:p>22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92" office:value-type="float">
            <text:p>492</text:p>
          </table:table-cell>
          <table:table-cell ns42:value-type="float" table:style-name="ce61" office:value="459" office:value-type="float">
            <text:p>45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2];[.P342])" ns42:value-type="float" table:style-name="ce61" office:value-type="float" office:value="509">
            <text:p>509</text:p>
          </table:table-cell>
          <table:table-cell table:formula="of:=SUM([.O342];[.Q342])" ns42:value-type="float" table:style-name="ce61" office:value-type="float" office:value="473">
            <text:p>473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43];[.P343])" ns42:value-type="float" table:style-name="ce61" office:value-type="float" office:value="3">
            <text:p>3</text:p>
          </table:table-cell>
          <table:table-cell table:formula="of:=SUM([.O343];[.Q3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</table:table-cell>
          <table:table-cell table:style-name="ce21"/>
          <table:table-cell ns42:value-type="string" table:style-name="ce21" office:value-type="string">
            <text:p>Hulsen</text:p>
          </table:table-cell>
          <table:table-cell ns42:value-type="string" table:style-name="ce26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14" office:value-type="float">
            <text:p>11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8" office:value-type="float">
            <text:p>8</text:p>
          </table:table-cell>
          <table:table-cell table:formula="of:=SUM([.N344];[.P344])" ns42:value-type="float" table:style-name="ce61" office:value-type="float" office:value="144">
            <text:p>144</text:p>
          </table:table-cell>
          <table:table-cell table:formula="of:=SUM([.O344];[.Q344])" ns42:value-type="float" table:style-name="ce61" office:value-type="float" office:value="122">
            <text:p>12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333])" ns42:value-type="float" table:style-name="ce53" office:value-type="float" office:value="110">
            <text:p>110</text:p>
          </table:table-cell>
          <table:table-cell table:formula="of:=SUM([.J333])" ns42:value-type="float" table:style-name="ce61" office:value-type="float" office:value="2">
            <text:p>2</text:p>
          </table:table-cell>
          <table:table-cell table:formula="of:=SUM([.K333])" ns42:value-type="float" table:style-name="ce61" office:value-type="float" office:value="0">
            <text:p>0</text:p>
          </table:table-cell>
          <table:table-cell table:formula="of:=SUM([.L333])" ns42:value-type="float" table:style-name="ce61" office:value-type="float" office:value="0">
            <text:p>0</text:p>
          </table:table-cell>
          <table:table-cell table:formula="of:=SUM([.M333])" ns42:value-type="float" table:style-name="ce61" office:value-type="float" office:value="0">
            <text:p>0</text:p>
          </table:table-cell>
          <table:table-cell table:formula="of:=SUM([.N333])" ns42:value-type="float" table:style-name="ce61" office:value-type="float" office:value="254">
            <text:p>254</text:p>
          </table:table-cell>
          <table:table-cell table:formula="of:=SUM([.O333])" ns42:value-type="float" table:style-name="ce61" office:value-type="float" office:value="242">
            <text:p>242</text:p>
          </table:table-cell>
          <table:table-cell table:formula="of:=SUM([.P333])" ns42:value-type="float" table:style-name="ce61" office:value-type="float" office:value="17">
            <text:p>17</text:p>
          </table:table-cell>
          <table:table-cell table:formula="of:=SUM([.Q333])" ns42:value-type="float" table:style-name="ce61" office:value-type="float" office:value="16">
            <text:p>16</text:p>
          </table:table-cell>
          <table:table-cell table:formula="of:=SUM([.R333])" ns42:value-type="float" table:style-name="ce61" office:value-type="float" office:value="271">
            <text:p>271</text:p>
          </table:table-cell>
          <table:table-cell table:formula="of:=SUM([.S333])" ns42:value-type="float" table:style-name="ce61" office:value-type="float" office:value="258">
            <text:p>258</text:p>
          </table:table-cell>
          <table:table-cell table:formula="of:=SUM([.T333])" ns42:value-type="float" table:style-name="ce61" office:value-type="float" office:value="12">
            <text:p>12</text:p>
          </table:table-cell>
          <table:table-cell table:formula="of:=SUM([.U33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334:.I344])" ns42:value-type="float" table:style-name="ce53" office:value-type="float" office:value="1029">
            <text:p>1029</text:p>
          </table:table-cell>
          <table:table-cell table:formula="of:=SUM([.J334:.J344])" ns42:value-type="float" table:style-name="ce61" office:value-type="float" office:value="25">
            <text:p>25</text:p>
          </table:table-cell>
          <table:table-cell table:formula="of:=SUM([.K334:.K344])" ns42:value-type="float" table:style-name="ce61" office:value-type="float" office:value="12">
            <text:p>12</text:p>
          </table:table-cell>
          <table:table-cell table:formula="of:=SUM([.L334:.L344])" ns42:value-type="float" table:style-name="ce61" office:value-type="float" office:value="3">
            <text:p>3</text:p>
          </table:table-cell>
          <table:table-cell table:formula="of:=SUM([.M334:.M344])" ns42:value-type="float" table:style-name="ce61" office:value-type="float" office:value="0">
            <text:p>0</text:p>
          </table:table-cell>
          <table:table-cell table:formula="of:=SUM([.N334:.N344])" ns42:value-type="float" table:style-name="ce61" office:value-type="float" office:value="2742">
            <text:p>2742</text:p>
          </table:table-cell>
          <table:table-cell table:formula="of:=SUM([.O334:.O344])" ns42:value-type="float" table:style-name="ce61" office:value-type="float" office:value="2442">
            <text:p>2442</text:p>
          </table:table-cell>
          <table:table-cell table:formula="of:=SUM([.P334:.P344])" ns42:value-type="float" table:style-name="ce61" office:value-type="float" office:value="89">
            <text:p>89</text:p>
          </table:table-cell>
          <table:table-cell table:formula="of:=SUM([.Q334:.Q344])" ns42:value-type="float" table:style-name="ce61" office:value-type="float" office:value="88">
            <text:p>88</text:p>
          </table:table-cell>
          <table:table-cell table:formula="of:=SUM([.R334:.R344])" ns42:value-type="float" table:style-name="ce61" office:value-type="float" office:value="2831">
            <text:p>2831</text:p>
          </table:table-cell>
          <table:table-cell table:formula="of:=SUM([.S334:.S344])" ns42:value-type="float" table:style-name="ce61" office:value-type="float" office:value="2530">
            <text:p>2530</text:p>
          </table:table-cell>
          <table:table-cell table:formula="of:=SUM([.T334:.T344])" ns42:value-type="float" table:style-name="ce61" office:value-type="float" office:value="83">
            <text:p>83</text:p>
          </table:table-cell>
          <table:table-cell table:formula="of:=SUM([.U334:.U344])" ns42:value-type="float" table:style-name="ce76" office:value-type="float" office:value="69">
            <text:p>6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345:.I346])" ns42:value-type="float" table:style-name="ce53" office:value-type="float" office:value="1139">
            <text:p>1139</text:p>
          </table:table-cell>
          <table:table-cell table:formula="of:=SUM([.J345:.J346])" ns42:value-type="float" table:style-name="ce61" office:value-type="float" office:value="27">
            <text:p>27</text:p>
          </table:table-cell>
          <table:table-cell table:formula="of:=SUM([.K345:.K346])" ns42:value-type="float" table:style-name="ce61" office:value-type="float" office:value="12">
            <text:p>12</text:p>
          </table:table-cell>
          <table:table-cell table:formula="of:=SUM([.L345:.L346])" ns42:value-type="float" table:style-name="ce61" office:value-type="float" office:value="3">
            <text:p>3</text:p>
          </table:table-cell>
          <table:table-cell table:formula="of:=SUM([.M345:.M346])" ns42:value-type="float" table:style-name="ce61" office:value-type="float" office:value="0">
            <text:p>0</text:p>
          </table:table-cell>
          <table:table-cell table:formula="of:=SUM([.N345:.N346])" ns42:value-type="float" table:style-name="ce61" office:value-type="float" office:value="2996">
            <text:p>2996</text:p>
          </table:table-cell>
          <table:table-cell table:formula="of:=SUM([.O345:.O346])" ns42:value-type="float" table:style-name="ce61" office:value-type="float" office:value="2684">
            <text:p>2684</text:p>
          </table:table-cell>
          <table:table-cell table:formula="of:=SUM([.P345:.P346])" ns42:value-type="float" table:style-name="ce61" office:value-type="float" office:value="106">
            <text:p>106</text:p>
          </table:table-cell>
          <table:table-cell table:formula="of:=SUM([.Q345:.Q346])" ns42:value-type="float" table:style-name="ce61" office:value-type="float" office:value="104">
            <text:p>104</text:p>
          </table:table-cell>
          <table:table-cell table:formula="of:=SUM([.R345:.R346])" ns42:value-type="float" table:style-name="ce61" office:value-type="float" office:value="3102">
            <text:p>3102</text:p>
          </table:table-cell>
          <table:table-cell table:formula="of:=SUM([.S345:.S346])" ns42:value-type="float" table:style-name="ce61" office:value-type="float" office:value="2788">
            <text:p>2788</text:p>
          </table:table-cell>
          <table:table-cell table:formula="of:=SUM([.T345:.T346])" ns42:value-type="float" table:style-name="ce61" office:value-type="float" office:value="95">
            <text:p>95</text:p>
          </table:table-cell>
          <table:table-cell table:formula="of:=SUM([.U345:.U346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ellendoor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348];[.P348])" ns42:value-type="float" table:style-name="ce61" office:value-type="float" office:value="0">
            <text:p>0</text:p>
          </table:table-cell>
          <table:table-cell table:formula="of:=SUM([.O348];[.Q34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347:.I348])" ns42:value-type="float" table:style-name="ce53" office:value-type="float" office:value="1139">
            <text:p>1139</text:p>
          </table:table-cell>
          <table:table-cell table:formula="of:=SUM([.J347:.J348])" ns42:value-type="float" table:style-name="ce61" office:value-type="float" office:value="27">
            <text:p>27</text:p>
          </table:table-cell>
          <table:table-cell table:formula="of:=SUM([.K347:.K348])" ns42:value-type="float" table:style-name="ce61" office:value-type="float" office:value="12">
            <text:p>12</text:p>
          </table:table-cell>
          <table:table-cell table:formula="of:=SUM([.L347:.L348])" ns42:value-type="float" table:style-name="ce61" office:value-type="float" office:value="3">
            <text:p>3</text:p>
          </table:table-cell>
          <table:table-cell table:formula="of:=SUM([.M347:.M348])" ns42:value-type="float" table:style-name="ce61" office:value-type="float" office:value="0">
            <text:p>0</text:p>
          </table:table-cell>
          <table:table-cell table:formula="of:=SUM([.N347:.N348])" ns42:value-type="float" table:style-name="ce61" office:value-type="float" office:value="2996">
            <text:p>2996</text:p>
          </table:table-cell>
          <table:table-cell table:formula="of:=SUM([.O347:.O348])" ns42:value-type="float" table:style-name="ce61" office:value-type="float" office:value="2684">
            <text:p>2684</text:p>
          </table:table-cell>
          <table:table-cell table:formula="of:=SUM([.P347:.P348])" ns42:value-type="float" table:style-name="ce61" office:value-type="float" office:value="106">
            <text:p>106</text:p>
          </table:table-cell>
          <table:table-cell table:formula="of:=SUM([.Q347:.Q348])" ns42:value-type="float" table:style-name="ce61" office:value-type="float" office:value="105">
            <text:p>105</text:p>
          </table:table-cell>
          <table:table-cell table:formula="of:=SUM([.R347:.R348])" ns42:value-type="float" table:style-name="ce61" office:value-type="float" office:value="3102">
            <text:p>3102</text:p>
          </table:table-cell>
          <table:table-cell table:formula="of:=SUM([.S347:.S348])" ns42:value-type="float" table:style-name="ce61" office:value-type="float" office:value="2789">
            <text:p>2789</text:p>
          </table:table-cell>
          <table:table-cell table:formula="of:=SUM([.T347:.T348])" ns42:value-type="float" table:style-name="ce61" office:value-type="float" office:value="95">
            <text:p>95</text:p>
          </table:table-cell>
          <table:table-cell table:formula="of:=SUM([.U347:.U348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4"/>
          <table:table-cell table:formula="of:=SUM([.N350];[.P350])" ns42:value-type="float" table:style-name="ce61" office:value-type="float" office:value="0">
            <text:p>0</text:p>
          </table:table-cell>
          <table:table-cell table:formula="of:=SUM([.O350];[.Q350])" ns42:value-type="float" table:style-name="ce61" office:value-type="float" office:value="0">
            <text:p>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351];[.P351])" ns42:value-type="float" table:style-name="ce61" office:value-type="float" office:value="7">
            <text:p>7</text:p>
          </table:table-cell>
          <table:table-cell table:formula="of:=SUM([.O351];[.Q35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35" office:value-type="float">
            <text:p>53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248" office:value-type="float">
            <text:p>1248</text:p>
          </table:table-cell>
          <table:table-cell ns42:value-type="float" table:style-name="ce61" office:value="1270" office:value-type="float">
            <text:p>127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26" office:value-type="float">
            <text:p>26</text:p>
          </table:table-cell>
          <table:table-cell table:formula="of:=SUM([.N352];[.P352])" ns42:value-type="float" table:style-name="ce61" office:value-type="float" office:value="1297">
            <text:p>1297</text:p>
          </table:table-cell>
          <table:table-cell table:formula="of:=SUM([.O352];[.Q352])" ns42:value-type="float" table:style-name="ce61" office:value-type="float" office:value="1296">
            <text:p>1296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ing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99" office:value-type="float">
            <text:p>39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11" office:value-type="float">
            <text:p>1011</text:p>
          </table:table-cell>
          <table:table-cell ns42:value-type="float" table:style-name="ce61" office:value="960" office:value-type="float">
            <text:p>96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8" office:value-type="float">
            <text:p>8</text:p>
          </table:table-cell>
          <table:table-cell table:formula="of:=SUM([.N353];[.P353])" ns42:value-type="float" table:style-name="ce61" office:value-type="float" office:value="1029">
            <text:p>1029</text:p>
          </table:table-cell>
          <table:table-cell table:formula="of:=SUM([.O353];[.Q353])" ns42:value-type="float" table:style-name="ce61" office:value-type="float" office:value="968">
            <text:p>96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oolde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07" office:value-type="float">
            <text:p>20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86" table:style-name="ce61" table:number-columns-repeated="2" office:value-type="float">
            <text:p>5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2" office:value-type="float">
            <text:p>12</text:p>
          </table:table-cell>
          <table:table-cell table:formula="of:=SUM([.N354];[.P354])" ns42:value-type="float" table:style-name="ce61" office:value-type="float" office:value="597">
            <text:p>597</text:p>
          </table:table-cell>
          <table:table-cell table:formula="of:=SUM([.O354];[.Q354])" ns42:value-type="float" table:style-name="ce61" office:value-type="float" office:value="598">
            <text:p>59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ele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08" office:value-type="float">
            <text:p>208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355];[.P355])" ns42:value-type="float" table:style-name="ce61" office:value-type="float" office:value="217">
            <text:p>217</text:p>
          </table:table-cell>
          <table:table-cell table:formula="of:=SUM([.O355];[.Q355])" ns42:value-type="float" table:style-name="ce61" office:value-type="float" office:value="211">
            <text:p>21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Beckum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20" office:value-type="float">
            <text:p>20</text:p>
          </table:table-cell>
          <table:table-cell table:formula="of:=SUM([.N356];[.P356])" ns42:value-type="float" table:style-name="ce61" office:value-type="float" office:value="140">
            <text:p>140</text:p>
          </table:table-cell>
          <table:table-cell table:formula="of:=SUM([.O356];[.Q356])" ns42:value-type="float" table:style-name="ce61" office:value-type="float" office:value="140">
            <text:p>14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351:.I352])" ns42:value-type="float" table:style-name="ce53" office:value-type="float" office:value="536">
            <text:p>536</text:p>
          </table:table-cell>
          <table:table-cell table:formula="of:=SUM([.J351:.J352])" ns42:value-type="float" table:style-name="ce61" office:value-type="float" office:value="10">
            <text:p>10</text:p>
          </table:table-cell>
          <table:table-cell table:formula="of:=SUM([.K351:.K352])" ns42:value-type="float" table:style-name="ce61" office:value-type="float" office:value="1">
            <text:p>1</text:p>
          </table:table-cell>
          <table:table-cell table:formula="of:=SUM([.L351:.L352])" ns42:value-type="float" table:style-name="ce61" office:value-type="float" office:value="0">
            <text:p>0</text:p>
          </table:table-cell>
          <table:table-cell table:formula="of:=SUM([.M351:.M352])" ns42:value-type="float" table:style-name="ce61" office:value-type="float" office:value="0">
            <text:p>0</text:p>
          </table:table-cell>
          <table:table-cell table:formula="of:=SUM([.N351:.N352])" ns42:value-type="float" table:style-name="ce61" office:value-type="float" office:value="1249">
            <text:p>1249</text:p>
          </table:table-cell>
          <table:table-cell table:formula="of:=SUM([.O351:.O352])" ns42:value-type="float" table:style-name="ce61" office:value-type="float" office:value="1272">
            <text:p>1272</text:p>
          </table:table-cell>
          <table:table-cell table:formula="of:=SUM([.P351:.P352])" ns42:value-type="float" table:style-name="ce61" office:value-type="float" office:value="55">
            <text:p>55</text:p>
          </table:table-cell>
          <table:table-cell table:formula="of:=SUM([.Q351:.Q352])" ns42:value-type="float" table:style-name="ce61" office:value-type="float" office:value="26">
            <text:p>26</text:p>
          </table:table-cell>
          <table:table-cell table:formula="of:=SUM([.R351:.R352])" ns42:value-type="float" table:style-name="ce61" office:value-type="float" office:value="1304">
            <text:p>1304</text:p>
          </table:table-cell>
          <table:table-cell table:formula="of:=SUM([.S351:.S352])" ns42:value-type="float" table:style-name="ce61" office:value-type="float" office:value="1298">
            <text:p>1298</text:p>
          </table:table-cell>
          <table:table-cell table:formula="of:=SUM([.T351:.T352])" ns42:value-type="float" table:style-name="ce61" office:value-type="float" office:value="20">
            <text:p>20</text:p>
          </table:table-cell>
          <table:table-cell table:formula="of:=SUM([.U351:.U352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353:.I356])" ns42:value-type="float" table:style-name="ce53" office:value-type="float" office:value="734">
            <text:p>734</text:p>
          </table:table-cell>
          <table:table-cell table:formula="of:=SUM([.J353:.J356])" ns42:value-type="float" table:style-name="ce61" office:value-type="float" office:value="4">
            <text:p>4</text:p>
          </table:table-cell>
          <table:table-cell table:formula="of:=SUM([.K353:.K356])" ns42:value-type="float" table:style-name="ce61" office:value-type="float" office:value="0">
            <text:p>0</text:p>
          </table:table-cell>
          <table:table-cell table:formula="of:=SUM([.L353:.L356])" ns42:value-type="float" table:style-name="ce61" office:value-type="float" office:value="0">
            <text:p>0</text:p>
          </table:table-cell>
          <table:table-cell table:formula="of:=SUM([.M353:.M356])" ns42:value-type="float" table:style-name="ce61" office:value-type="float" office:value="0">
            <text:p>0</text:p>
          </table:table-cell>
          <table:table-cell table:formula="of:=SUM([.N353:.N356])" ns42:value-type="float" table:style-name="ce61" office:value-type="float" office:value="1933">
            <text:p>1933</text:p>
          </table:table-cell>
          <table:table-cell table:formula="of:=SUM([.O353:.O356])" ns42:value-type="float" table:style-name="ce61" office:value-type="float" office:value="1869">
            <text:p>1869</text:p>
          </table:table-cell>
          <table:table-cell table:formula="of:=SUM([.P353:.P356])" ns42:value-type="float" table:style-name="ce61" office:value-type="float" office:value="50">
            <text:p>50</text:p>
          </table:table-cell>
          <table:table-cell table:formula="of:=SUM([.Q353:.Q356])" ns42:value-type="float" table:style-name="ce61" office:value-type="float" office:value="48">
            <text:p>48</text:p>
          </table:table-cell>
          <table:table-cell table:formula="of:=SUM([.R353:.R356])" ns42:value-type="float" table:style-name="ce61" office:value-type="float" office:value="1983">
            <text:p>1983</text:p>
          </table:table-cell>
          <table:table-cell table:formula="of:=SUM([.S353:.S356])" ns42:value-type="float" table:style-name="ce61" office:value-type="float" office:value="1917">
            <text:p>1917</text:p>
          </table:table-cell>
          <table:table-cell table:formula="of:=SUM([.T353:.T356])" ns42:value-type="float" table:style-name="ce61" office:value-type="float" office:value="32">
            <text:p>32</text:p>
          </table:table-cell>
          <table:table-cell table:formula="of:=SUM([.U353:.U356])" ns42:value-type="float" table:style-name="ce76" office:value-type="float" office:value="32">
            <text:p>3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ngelo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357:.I358])" ns42:value-type="float" table:style-name="ce53" office:value-type="float" office:value="1270">
            <text:p>1270</text:p>
          </table:table-cell>
          <table:table-cell table:formula="of:=SUM([.J357:.J358])" ns42:value-type="float" table:style-name="ce61" office:value-type="float" office:value="14">
            <text:p>14</text:p>
          </table:table-cell>
          <table:table-cell table:formula="of:=SUM([.K357:.K358])" ns42:value-type="float" table:style-name="ce61" office:value-type="float" office:value="1">
            <text:p>1</text:p>
          </table:table-cell>
          <table:table-cell table:formula="of:=SUM([.L357:.L358])" ns42:value-type="float" table:style-name="ce61" office:value-type="float" office:value="0">
            <text:p>0</text:p>
          </table:table-cell>
          <table:table-cell table:formula="of:=SUM([.M357:.M358])" ns42:value-type="float" table:style-name="ce61" office:value-type="float" office:value="0">
            <text:p>0</text:p>
          </table:table-cell>
          <table:table-cell table:formula="of:=SUM([.N357:.N358])" ns42:value-type="float" table:style-name="ce61" office:value-type="float" office:value="3182">
            <text:p>3182</text:p>
          </table:table-cell>
          <table:table-cell table:formula="of:=SUM([.O357:.O358])" ns42:value-type="float" table:style-name="ce61" office:value-type="float" office:value="3141">
            <text:p>3141</text:p>
          </table:table-cell>
          <table:table-cell table:formula="of:=SUM([.P357:.P358])" ns42:value-type="float" table:style-name="ce61" office:value-type="float" office:value="105">
            <text:p>105</text:p>
          </table:table-cell>
          <table:table-cell table:formula="of:=SUM([.Q357:.Q358])" ns42:value-type="float" table:style-name="ce61" office:value-type="float" office:value="74">
            <text:p>74</text:p>
          </table:table-cell>
          <table:table-cell table:formula="of:=SUM([.R357:.R358])" ns42:value-type="float" table:style-name="ce61" office:value-type="float" office:value="3287">
            <text:p>3287</text:p>
          </table:table-cell>
          <table:table-cell table:formula="of:=SUM([.S357:.S358])" ns42:value-type="float" table:style-name="ce61" office:value-type="float" office:value="3215">
            <text:p>3215</text:p>
          </table:table-cell>
          <table:table-cell table:formula="of:=SUM([.T357:.T358])" ns42:value-type="float" table:style-name="ce61" office:value-type="float" office:value="52">
            <text:p>52</text:p>
          </table:table-cell>
          <table:table-cell table:formula="of:=SUM([.U357:.U358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50" office:value-type="float">
            <text:p>15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3" office:value-type="float">
            <text:p>343</text:p>
          </table:table-cell>
          <table:table-cell ns42:value-type="float" table:style-name="ce61" office:value="336" office:value-type="float">
            <text:p>33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360];[.P360])" ns42:value-type="float" table:style-name="ce61" office:value-type="float" office:value="350">
            <text:p>350</text:p>
          </table:table-cell>
          <table:table-cell table:formula="of:=SUM([.O360];[.Q360])" ns42:value-type="float" table:style-name="ce61" office:value-type="float" office:value="338">
            <text:p>338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8" office:value-type="float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361];[.P361])" ns42:value-type="float" table:style-name="ce61" office:value-type="float" office:value="281">
            <text:p>281</text:p>
          </table:table-cell>
          <table:table-cell table:formula="of:=SUM([.O361];[.Q361])" ns42:value-type="float" table:style-name="ce61" office:value-type="float" office:value="239">
            <text:p>23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66" office:value-type="float">
            <text:p>16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362];[.P362])" ns42:value-type="float" table:style-name="ce61" office:value-type="float" office:value="156">
            <text:p>156</text:p>
          </table:table-cell>
          <table:table-cell table:formula="of:=SUM([.O362];[.Q362])" ns42:value-type="float" table:style-name="ce61" office:value-type="float" office:value="168">
            <text:p>16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table:style-name="ce61" table:number-columns-repeated="4"/>
          <table:table-cell ns42:value-type="float" table:style-name="ce61" office:value="125" office:value-type="float">
            <text:p>125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63];[.P363])" ns42:value-type="float" table:style-name="ce61" office:value-type="float" office:value="128">
            <text:p>128</text:p>
          </table:table-cell>
          <table:table-cell table:formula="of:=SUM([.O363];[.Q363])" ns42:value-type="float" table:style-name="ce61" office:value-type="float" office:value="111">
            <text:p>1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68" office:value-type="float">
            <text:p>268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" office:value-type="float">
            <text:p>8</text:p>
          </table:table-cell>
          <table:table-cell table:formula="of:=SUM([.N364];[.P364])" ns42:value-type="float" table:style-name="ce61" office:value-type="float" office:value="275">
            <text:p>275</text:p>
          </table:table-cell>
          <table:table-cell table:formula="of:=SUM([.O364];[.Q364])" ns42:value-type="float" table:style-name="ce61" office:value-type="float" office:value="259">
            <text:p>25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365];[.P365])" ns42:value-type="float" table:style-name="ce61" office:value-type="float" office:value="208">
            <text:p>208</text:p>
          </table:table-cell>
          <table:table-cell table:formula="of:=SUM([.O365];[.Q365])" ns42:value-type="float" table:style-name="ce61" office:value-type="float" office:value="200">
            <text:p>20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3" office:value-type="float">
            <text:p>11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66];[.P366])" ns42:value-type="float" table:style-name="ce61" office:value-type="float" office:value="121">
            <text:p>121</text:p>
          </table:table-cell>
          <table:table-cell table:formula="of:=SUM([.O366];[.Q366])" ns42:value-type="float" table:style-name="ce61" office:value-type="float" office:value="115">
            <text:p>11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360])" ns42:value-type="float" table:style-name="ce53" office:value-type="float" office:value="150">
            <text:p>150</text:p>
          </table:table-cell>
          <table:table-cell table:formula="of:=SUM([.J360])" ns42:value-type="float" table:style-name="ce61" office:value-type="float" office:value="3">
            <text:p>3</text:p>
          </table:table-cell>
          <table:table-cell table:formula="of:=SUM([.K360])" ns42:value-type="float" table:style-name="ce61" office:value-type="float" office:value="1">
            <text:p>1</text:p>
          </table:table-cell>
          <table:table-cell table:formula="of:=SUM([.L360])" ns42:value-type="float" table:style-name="ce61" office:value-type="float" office:value="0">
            <text:p>0</text:p>
          </table:table-cell>
          <table:table-cell table:formula="of:=SUM([.M360])" ns42:value-type="float" table:style-name="ce61" office:value-type="float" office:value="0">
            <text:p>0</text:p>
          </table:table-cell>
          <table:table-cell table:formula="of:=SUM([.N360])" ns42:value-type="float" table:style-name="ce61" office:value-type="float" office:value="343">
            <text:p>343</text:p>
          </table:table-cell>
          <table:table-cell table:formula="of:=SUM([.O360])" ns42:value-type="float" table:style-name="ce61" office:value-type="float" office:value="336">
            <text:p>336</text:p>
          </table:table-cell>
          <table:table-cell table:formula="of:=SUM([.P360])" ns42:value-type="float" table:style-name="ce61" office:value-type="float" office:value="7">
            <text:p>7</text:p>
          </table:table-cell>
          <table:table-cell table:formula="of:=SUM([.Q360])" ns42:value-type="float" table:style-name="ce61" office:value-type="float" office:value="2">
            <text:p>2</text:p>
          </table:table-cell>
          <table:table-cell table:formula="of:=SUM([.R360])" ns42:value-type="float" table:style-name="ce61" office:value-type="float" office:value="350">
            <text:p>350</text:p>
          </table:table-cell>
          <table:table-cell table:formula="of:=SUM([.S360])" ns42:value-type="float" table:style-name="ce61" office:value-type="float" office:value="338">
            <text:p>338</text:p>
          </table:table-cell>
          <table:table-cell table:formula="of:=SUM([.T360])" ns42:value-type="float" table:style-name="ce61" office:value-type="float" office:value="17">
            <text:p>17</text:p>
          </table:table-cell>
          <table:table-cell table:formula="of:=SUM([.U360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olt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361:.I366])" ns42:value-type="float" table:style-name="ce53" office:value-type="float" office:value="410">
            <text:p>410</text:p>
          </table:table-cell>
          <table:table-cell table:formula="of:=SUM([.J361:.J366])" ns42:value-type="float" table:style-name="ce61" office:value-type="float" office:value="5">
            <text:p>5</text:p>
          </table:table-cell>
          <table:table-cell table:formula="of:=SUM([.K361:.K366])" ns42:value-type="float" table:style-name="ce61" office:value-type="float" office:value="1">
            <text:p>1</text:p>
          </table:table-cell>
          <table:table-cell table:formula="of:=SUM([.L361:.L366])" ns42:value-type="float" table:style-name="ce61" office:value-type="float" office:value="0">
            <text:p>0</text:p>
          </table:table-cell>
          <table:table-cell table:formula="of:=SUM([.M361:.M366])" ns42:value-type="float" table:style-name="ce61" office:value-type="float" office:value="0">
            <text:p>0</text:p>
          </table:table-cell>
          <table:table-cell table:formula="of:=SUM([.N361:.N366])" ns42:value-type="float" table:style-name="ce61" office:value-type="float" office:value="1145">
            <text:p>1145</text:p>
          </table:table-cell>
          <table:table-cell table:formula="of:=SUM([.O361:.O366])" ns42:value-type="float" table:style-name="ce61" office:value-type="float" office:value="1071">
            <text:p>1071</text:p>
          </table:table-cell>
          <table:table-cell table:formula="of:=SUM([.P361:.P366])" ns42:value-type="float" table:style-name="ce61" office:value-type="float" office:value="24">
            <text:p>24</text:p>
          </table:table-cell>
          <table:table-cell table:formula="of:=SUM([.Q361:.Q366])" ns42:value-type="float" table:style-name="ce61" office:value-type="float" office:value="21">
            <text:p>21</text:p>
          </table:table-cell>
          <table:table-cell table:formula="of:=SUM([.R361:.R366])" ns42:value-type="float" table:style-name="ce61" office:value-type="float" office:value="1169">
            <text:p>1169</text:p>
          </table:table-cell>
          <table:table-cell table:formula="of:=SUM([.S361:.S366])" ns42:value-type="float" table:style-name="ce61" office:value-type="float" office:value="1092">
            <text:p>1092</text:p>
          </table:table-cell>
          <table:table-cell table:formula="of:=SUM([.T361:.T366])" ns42:value-type="float" table:style-name="ce61" office:value-type="float" office:value="31">
            <text:p>31</text:p>
          </table:table-cell>
          <table:table-cell table:formula="of:=SUM([.U361:.U366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olt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367:.I368])" ns42:value-type="float" table:style-name="ce53" office:value-type="float" office:value="560">
            <text:p>560</text:p>
          </table:table-cell>
          <table:table-cell table:formula="of:=SUM([.J367:.J368])" ns42:value-type="float" table:style-name="ce61" office:value-type="float" office:value="8">
            <text:p>8</text:p>
          </table:table-cell>
          <table:table-cell table:formula="of:=SUM([.K367:.K368])" ns42:value-type="float" table:style-name="ce61" office:value-type="float" office:value="2">
            <text:p>2</text:p>
          </table:table-cell>
          <table:table-cell table:formula="of:=SUM([.L367:.L368])" ns42:value-type="float" table:style-name="ce61" office:value-type="float" office:value="0">
            <text:p>0</text:p>
          </table:table-cell>
          <table:table-cell table:formula="of:=SUM([.M367:.M368])" ns42:value-type="float" table:style-name="ce61" office:value-type="float" office:value="0">
            <text:p>0</text:p>
          </table:table-cell>
          <table:table-cell table:formula="of:=SUM([.N367:.N368])" ns42:value-type="float" table:style-name="ce61" office:value-type="float" office:value="1488">
            <text:p>1488</text:p>
          </table:table-cell>
          <table:table-cell table:formula="of:=SUM([.O367:.O368])" ns42:value-type="float" table:style-name="ce61" office:value-type="float" office:value="1407">
            <text:p>1407</text:p>
          </table:table-cell>
          <table:table-cell table:formula="of:=SUM([.P367:.P368])" ns42:value-type="float" table:style-name="ce61" office:value-type="float" office:value="31">
            <text:p>31</text:p>
          </table:table-cell>
          <table:table-cell table:formula="of:=SUM([.Q367:.Q368])" ns42:value-type="float" table:style-name="ce61" office:value-type="float" office:value="23">
            <text:p>23</text:p>
          </table:table-cell>
          <table:table-cell table:formula="of:=SUM([.R367:.R368])" ns42:value-type="float" table:style-name="ce61" office:value-type="float" office:value="1519">
            <text:p>1519</text:p>
          </table:table-cell>
          <table:table-cell table:formula="of:=SUM([.S367:.S368])" ns42:value-type="float" table:style-name="ce61" office:value-type="float" office:value="1430">
            <text:p>1430</text:p>
          </table:table-cell>
          <table:table-cell table:formula="of:=SUM([.T367:.T368])" ns42:value-type="float" table:style-name="ce61" office:value-type="float" office:value="48">
            <text:p>48</text:p>
          </table:table-cell>
          <table:table-cell table:formula="of:=SUM([.U367:.U368])" ns42:value-type="float" table:style-name="ce76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70];[.P370])" ns42:value-type="float" table:style-name="ce61" office:value-type="float" office:value="4">
            <text:p>4</text:p>
          </table:table-cell>
          <table:table-cell table:formula="of:=SUM([.O370];[.Q37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ôtel "de Korenbeurs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371];[.P371])" ns42:value-type="float" table:style-name="ce61" office:value-type="float" office:value="10">
            <text:p>10</text:p>
          </table:table-cell>
          <table:table-cell table:formula="of:=SUM([.O371];[.Q371])" ns42:value-type="float" table:style-name="ce61" office:value-type="float" office:value="6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esticht "Uiterwijksvergadering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72];[.P372])" ns42:value-type="float" table:style-name="ce61" office:value-type="float" office:value="0">
            <text:p>0</text:p>
          </table:table-cell>
          <table:table-cell table:formula="of:=SUM([.O372];[.Q37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Zieken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373];[.P373])" ns42:value-type="float" table:style-name="ce61" office:value-type="float" office:value="2">
            <text:p>2</text:p>
          </table:table-cell>
          <table:table-cell table:formula="of:=SUM([.O373];[.Q373])" ns42:value-type="float" table:style-name="ce61" office:value-type="float" office:value="5">
            <text:p>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ervormd Armen Wee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table:style-name="ce61" table:number-columns-repeated="2"/>
          <table:table-cell table:formula="of:=SUM([.N374];[.P374])" ns42:value-type="float" table:style-name="ce61" office:value-type="float" office:value="26">
            <text:p>26</text:p>
          </table:table-cell>
          <table:table-cell table:formula="of:=SUM([.O374];[.Q374])" ns42:value-type="float" table:style-name="ce61" office:value-type="float" office:value="35">
            <text:p>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9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root Burger Weeshuis der Ned. Herv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75];[.P375])" ns42:value-type="float" table:style-name="ce61" office:value-type="float" office:value="8">
            <text:p>8</text:p>
          </table:table-cell>
          <table:table-cell table:formula="of:=SUM([.O375];[.Q375])" ns42:value-type="float" table:style-name="ce61" office:value-type="float" office:value="12">
            <text:p>12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841" office:value-type="float">
            <text:p>84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1973" office:value-type="float">
            <text:p>1973</text:p>
          </table:table-cell>
          <table:table-cell ns42:value-type="float" table:style-name="ce61" office:value="2014" office:value-type="float">
            <text:p>2014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41" office:value-type="float">
            <text:p>41</text:p>
          </table:table-cell>
          <table:table-cell table:formula="of:=SUM([.N376];[.P376])" ns42:value-type="float" table:style-name="ce61" office:value-type="float" office:value="2072">
            <text:p>2072</text:p>
          </table:table-cell>
          <table:table-cell table:formula="of:=SUM([.O376];[.Q376])" ns42:value-type="float" table:style-name="ce61" office:value-type="float" office:value="2055">
            <text:p>2055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Boven Provenier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table:formula="of:=SUM([.N377];[.P377])" ns42:value-type="float" table:style-name="ce61" office:value-type="float" office:value="49">
            <text:p>49</text:p>
          </table:table-cell>
          <table:table-cell table:formula="of:=SUM([.O377];[.Q377])" ns42:value-type="float" table:style-name="ce61" office:value-type="float" office:value="52">
            <text:p>5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51" office:value-type="float">
            <text:p>551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314" office:value-type="float">
            <text:p>1314</text:p>
          </table:table-cell>
          <table:table-cell ns42:value-type="float" table:style-name="ce61" office:value="1487" office:value-type="float">
            <text:p>1487</text:p>
          </table:table-cell>
          <table:table-cell ns42:value-type="float" table:style-name="ce61" office:value="71" office:value-type="float">
            <text:p>71</text:p>
          </table:table-cell>
          <table:table-cell ns42:value-type="float" table:style-name="ce61" office:value="35" office:value-type="float">
            <text:p>35</text:p>
          </table:table-cell>
          <table:table-cell table:formula="of:=SUM([.N378];[.P378])" ns42:value-type="float" table:style-name="ce61" office:value-type="float" office:value="1385">
            <text:p>1385</text:p>
          </table:table-cell>
          <table:table-cell table:formula="of:=SUM([.O378];[.Q378])" ns42:value-type="float" table:style-name="ce61" office:value-type="float" office:value="1522">
            <text:p>1522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eiligen Geesten Gast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" office:value-type="float">
            <text:p>4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table:formula="of:=SUM([.N379];[.P379])" ns42:value-type="float" table:style-name="ce61" office:value-type="float" office:value="40">
            <text:p>40</text:p>
          </table:table-cell>
          <table:table-cell table:formula="of:=SUM([.O379];[.Q379])" ns42:value-type="float" table:style-name="ce61" office:value-type="float" office:value="42">
            <text:p>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Roomsch Catholijk Wee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380];[.P380])" ns42:value-type="float" table:style-name="ce61" office:value-type="float" office:value="12">
            <text:p>12</text:p>
          </table:table-cell>
          <table:table-cell table:formula="of:=SUM([.O380];[.Q38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ôtel "Pays-Bas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1];[.P381])" ns42:value-type="float" table:style-name="ce61" office:value-type="float" office:value="4">
            <text:p>4</text:p>
          </table:table-cell>
          <table:table-cell table:formula="of:=SUM([.O381];[.Q381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H. Stael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formula="of:=SUM([.N382];[.P382])" ns42:value-type="float" table:style-name="ce61" office:value-type="float" office:value="16">
            <text:p>16</text:p>
          </table:table-cell>
          <table:table-cell table:formula="of:=SUM([.O382];[.Q382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Mej. Spruijt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1" office:value-type="float">
            <text:p>11</text:p>
          </table:table-cell>
          <table:table-cell table:formula="of:=SUM([.N383];[.P383])" ns42:value-type="float" table:style-name="ce61" office:value-type="float" office:value="0">
            <text:p>0</text:p>
          </table:table-cell>
          <table:table-cell table:formula="of:=SUM([.O383];[.Q383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Gesticht "Averingsvergadering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4];[.P384])" ns42:value-type="float" table:style-name="ce61" office:value-type="float" office:value="0">
            <text:p>0</text:p>
          </table:table-cell>
          <table:table-cell table:formula="of:=SUM([.O384];[.Q384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Bestedelingshuis der Ned. Herv. Diaconi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5];[.P385])" ns42:value-type="float" table:style-name="ce61" office:value-type="float" office:value="23">
            <text:p>23</text:p>
          </table:table-cell>
          <table:table-cell table:formula="of:=SUM([.O385];[.Q38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404" office:value-type="float">
            <text:p>40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835" office:value-type="float">
            <text:p>835</text:p>
          </table:table-cell>
          <table:table-cell ns42:value-type="float" table:style-name="ce61" office:value="1057" office:value-type="float">
            <text:p>1057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3" office:value-type="float">
            <text:p>23</text:p>
          </table:table-cell>
          <table:table-cell table:formula="of:=SUM([.N386];[.P386])" ns42:value-type="float" table:style-name="ce61" office:value-type="float" office:value="874">
            <text:p>874</text:p>
          </table:table-cell>
          <table:table-cell table:formula="of:=SUM([.O386];[.Q386])" ns42:value-type="float" table:style-name="ce61" office:value-type="float" office:value="1080">
            <text:p>108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7];[.P387])" ns42:value-type="float" table:style-name="ce61" office:value-type="float" office:value="8">
            <text:p>8</text:p>
          </table:table-cell>
          <table:table-cell table:formula="of:=SUM([.O387];[.Q387])" ns42:value-type="float" table:style-name="ce61" office:value-type="float" office:value="7">
            <text:p>7</text:p>
          </table:table-cell>
          <table:table-cell ns42:value-type="float" table:style-name="ce61" office:value="38" office:value-type="float">
            <text:p>38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9" office:value-type="float">
            <text:p>40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79" office:value-type="float">
            <text:p>279</text:p>
          </table:table-cell>
          <table:table-cell table:style-name="ce61"/>
          <table:table-cell table:formula="of:=SUM([.N388];[.P388])" ns42:value-type="float" table:style-name="ce61" office:value-type="float" office:value="688">
            <text:p>688</text:p>
          </table:table-cell>
          <table:table-cell table:formula="of:=SUM([.O388];[.Q388])" ns42:value-type="float" table:style-name="ce61" office:value-type="float" office:value="11">
            <text:p>11</text:p>
          </table:table-cell>
          <table:table-cell ns42:value-type="float" table:style-name="ce61" office:value="19" office:value-type="float">
            <text:p>19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ostschool van Weber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formula="of:=SUM([.N389];[.P389])" ns42:value-type="float" table:style-name="ce61" office:value-type="float" office:value="25">
            <text:p>25</text:p>
          </table:table-cell>
          <table:table-cell table:formula="of:=SUM([.O389];[.Q389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looster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390];[.P390])" ns42:value-type="float" table:style-name="ce61" office:value-type="float" office:value="0">
            <text:p>0</text:p>
          </table:table-cell>
          <table:table-cell table:formula="of:=SUM([.O390];[.Q390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770" office:value-type="float">
            <text:p>77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1809" office:value-type="float">
            <text:p>1809</text:p>
          </table:table-cell>
          <table:table-cell ns42:value-type="float" table:style-name="ce61" office:value="1894" office:value-type="float">
            <text:p>1894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34" office:value-type="float">
            <text:p>34</text:p>
          </table:table-cell>
          <table:table-cell table:formula="of:=SUM([.N391];[.P391])" ns42:value-type="float" table:style-name="ce61" office:value-type="float" office:value="1854">
            <text:p>1854</text:p>
          </table:table-cell>
          <table:table-cell table:formula="of:=SUM([.O391];[.Q391])" ns42:value-type="float" table:style-name="ce61" office:value-type="float" office:value="1928">
            <text:p>192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10">
          <table:table-cell ns42:value-type="string" table:style-name="ce9" office:value-type="string">
            <text:p>Kampen</text:p>
          </table:table-cell>
          <table:table-cell table:style-name="ce21"/>
          <table:table-cell table:style-name="ce25"/>
          <table:table-cell ns42:value-type="string" table:style-name="ce21" office:value-type="string">
            <text:p>Wijk V</text:p>
          </table:table-cell>
          <table:table-cell ns42:value-type="string" table:style-name="ce21" office:value-type="string">
            <text:p>bestaande uit de buurtschappen: Buiten de Veenepoort, Zwartendijk, Buitendijks, Haatland, Zuiderweerd, Vossenweerd, Kattenweerd, Brunnepe, Eiland, Mandjesweerd, Over de brug, Schokland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20" office:value-type="float">
            <text:p>62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ns42:value-type="float" table:style-name="ce61" office:value="1572" office:value-type="float">
            <text:p>1572</text:p>
          </table:table-cell>
          <table:table-cell ns42:value-type="float" table:style-name="ce61" office:value="1459" office:value-type="float">
            <text:p>145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392];[.P392])" ns42:value-type="float" table:style-name="ce61" office:value-type="float" office:value="1597">
            <text:p>1597</text:p>
          </table:table-cell>
          <table:table-cell table:formula="of:=SUM([.O392];[.Q392])" ns42:value-type="float" table:style-name="ce61" office:value-type="float" office:value="1478">
            <text:p>1478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2" office:value-type="float">
            <text:p>102</text:p>
          </table:table-cell>
          <table:table-cell table:style-name="ce61"/>
          <table:table-cell ns42:value-type="float" table:style-name="ce61" office:value="82" office:value-type="float">
            <text:p>82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15" office:value-type="float">
            <text:p>115</text:p>
          </table:table-cell>
          <table:table-cell table:formula="of:=SUM([.N393];[.P393])" ns42:value-type="float" table:style-name="ce61" office:value-type="float" office:value="213">
            <text:p>213</text:p>
          </table:table-cell>
          <table:table-cell table:formula="of:=SUM([.O393];[.Q393])" ns42:value-type="float" table:style-name="ce61" office:value-type="float" office:value="190">
            <text:p>19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370:.I391])" ns42:value-type="float" table:style-name="ce53" office:value-type="float" office:value="2584">
            <text:p>2584</text:p>
          </table:table-cell>
          <table:table-cell table:formula="of:=SUM([.J370:.J391])" ns42:value-type="float" table:style-name="ce61" office:value-type="float" office:value="48">
            <text:p>48</text:p>
          </table:table-cell>
          <table:table-cell table:formula="of:=SUM([.K370:.K391])" ns42:value-type="float" table:style-name="ce61" office:value-type="float" office:value="6">
            <text:p>6</text:p>
          </table:table-cell>
          <table:table-cell table:formula="of:=SUM([.L370:.L391])" ns42:value-type="float" table:style-name="ce61" office:value-type="float" office:value="0">
            <text:p>0</text:p>
          </table:table-cell>
          <table:table-cell table:formula="of:=SUM([.M370:.M391])" ns42:value-type="float" table:style-name="ce61" office:value-type="float" office:value="0">
            <text:p>0</text:p>
          </table:table-cell>
          <table:table-cell table:formula="of:=SUM([.N370:.N391])" ns42:value-type="float" table:style-name="ce61" office:value-type="float" office:value="6536">
            <text:p>6536</text:p>
          </table:table-cell>
          <table:table-cell table:formula="of:=SUM([.O370:.O391])" ns42:value-type="float" table:style-name="ce61" office:value-type="float" office:value="6705">
            <text:p>6705</text:p>
          </table:table-cell>
          <table:table-cell table:formula="of:=SUM([.P370:.P391])" ns42:value-type="float" table:style-name="ce61" office:value-type="float" office:value="564">
            <text:p>564</text:p>
          </table:table-cell>
          <table:table-cell table:formula="of:=SUM([.Q370:.Q391])" ns42:value-type="float" table:style-name="ce61" office:value-type="float" office:value="145">
            <text:p>145</text:p>
          </table:table-cell>
          <table:table-cell table:formula="of:=SUM([.R370:.R391])" ns42:value-type="float" table:style-name="ce61" office:value-type="float" office:value="7100">
            <text:p>7100</text:p>
          </table:table-cell>
          <table:table-cell table:formula="of:=SUM([.S370:.S391])" ns42:value-type="float" table:style-name="ce61" office:value-type="float" office:value="6850">
            <text:p>6850</text:p>
          </table:table-cell>
          <table:table-cell table:formula="of:=SUM([.T370:.T391])" ns42:value-type="float" table:style-name="ce61" office:value-type="float" office:value="207">
            <text:p>207</text:p>
          </table:table-cell>
          <table:table-cell table:formula="of:=SUM([.U370:.U391])" ns42:value-type="float" table:style-name="ce76" office:value-type="float" office:value="133">
            <text:p>1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392:.I393])" ns42:value-type="float" table:style-name="ce53" office:value-type="float" office:value="620">
            <text:p>620</text:p>
          </table:table-cell>
          <table:table-cell table:formula="of:=SUM([.J392:.J393])" ns42:value-type="float" table:style-name="ce61" office:value-type="float" office:value="14">
            <text:p>14</text:p>
          </table:table-cell>
          <table:table-cell table:formula="of:=SUM([.K392:.K393])" ns42:value-type="float" table:style-name="ce61" office:value-type="float" office:value="13">
            <text:p>13</text:p>
          </table:table-cell>
          <table:table-cell table:formula="of:=SUM([.L392:.L393])" ns42:value-type="float" table:style-name="ce61" office:value-type="float" office:value="102">
            <text:p>102</text:p>
          </table:table-cell>
          <table:table-cell table:formula="of:=SUM([.M392:.M393])" ns42:value-type="float" table:style-name="ce61" office:value-type="float" office:value="0">
            <text:p>0</text:p>
          </table:table-cell>
          <table:table-cell table:formula="of:=SUM([.N392:.N393])" ns42:value-type="float" table:style-name="ce61" office:value-type="float" office:value="1654">
            <text:p>1654</text:p>
          </table:table-cell>
          <table:table-cell table:formula="of:=SUM([.O392:.O393])" ns42:value-type="float" table:style-name="ce61" office:value-type="float" office:value="1534">
            <text:p>1534</text:p>
          </table:table-cell>
          <table:table-cell table:formula="of:=SUM([.P392:.P393])" ns42:value-type="float" table:style-name="ce61" office:value-type="float" office:value="156">
            <text:p>156</text:p>
          </table:table-cell>
          <table:table-cell table:formula="of:=SUM([.Q392:.Q393])" ns42:value-type="float" table:style-name="ce61" office:value-type="float" office:value="134">
            <text:p>134</text:p>
          </table:table-cell>
          <table:table-cell table:formula="of:=SUM([.R392:.R393])" ns42:value-type="float" table:style-name="ce61" office:value-type="float" office:value="1810">
            <text:p>1810</text:p>
          </table:table-cell>
          <table:table-cell table:formula="of:=SUM([.S392:.S393])" ns42:value-type="float" table:style-name="ce61" office:value-type="float" office:value="1668">
            <text:p>1668</text:p>
          </table:table-cell>
          <table:table-cell table:formula="of:=SUM([.T392:.T393])" ns42:value-type="float" table:style-name="ce61" office:value-type="float" office:value="28">
            <text:p>28</text:p>
          </table:table-cell>
          <table:table-cell table:formula="of:=SUM([.U392:.U393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394:.I395])" ns42:value-type="float" table:style-name="ce53" office:value-type="float" office:value="3204">
            <text:p>3204</text:p>
          </table:table-cell>
          <table:table-cell table:formula="of:=SUM([.J394:.J395])" ns42:value-type="float" table:style-name="ce61" office:value-type="float" office:value="62">
            <text:p>62</text:p>
          </table:table-cell>
          <table:table-cell table:formula="of:=SUM([.K394:.K395])" ns42:value-type="float" table:style-name="ce61" office:value-type="float" office:value="19">
            <text:p>19</text:p>
          </table:table-cell>
          <table:table-cell table:formula="of:=SUM([.L394:.L395])" ns42:value-type="float" table:style-name="ce61" office:value-type="float" office:value="102">
            <text:p>102</text:p>
          </table:table-cell>
          <table:table-cell table:formula="of:=SUM([.M394:.M395])" ns42:value-type="float" table:style-name="ce61" office:value-type="float" office:value="0">
            <text:p>0</text:p>
          </table:table-cell>
          <table:table-cell table:formula="of:=SUM([.N394:.N395])" ns42:value-type="float" table:style-name="ce61" office:value-type="float" office:value="8190">
            <text:p>8190</text:p>
          </table:table-cell>
          <table:table-cell table:formula="of:=SUM([.O394:.O395])" ns42:value-type="float" table:style-name="ce61" office:value-type="float" office:value="8239">
            <text:p>8239</text:p>
          </table:table-cell>
          <table:table-cell table:formula="of:=SUM([.P394:.P395])" ns42:value-type="float" table:style-name="ce61" office:value-type="float" office:value="720">
            <text:p>720</text:p>
          </table:table-cell>
          <table:table-cell table:formula="of:=SUM([.Q394:.Q395])" ns42:value-type="float" table:style-name="ce61" office:value-type="float" office:value="279">
            <text:p>279</text:p>
          </table:table-cell>
          <table:table-cell table:formula="of:=SUM([.R394:.R395])" ns42:value-type="float" table:style-name="ce61" office:value-type="float" office:value="8910">
            <text:p>8910</text:p>
          </table:table-cell>
          <table:table-cell table:formula="of:=SUM([.S394:.S395])" ns42:value-type="float" table:style-name="ce61" office:value-type="float" office:value="8518">
            <text:p>8518</text:p>
          </table:table-cell>
          <table:table-cell table:formula="of:=SUM([.T394:.T395])" ns42:value-type="float" table:style-name="ce61" office:value-type="float" office:value="235">
            <text:p>235</text:p>
          </table:table-cell>
          <table:table-cell table:formula="of:=SUM([.U394:.U395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Kamp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397];[.P397])" ns42:value-type="float" table:style-name="ce61" office:value-type="float" office:value="10">
            <text:p>10</text:p>
          </table:table-cell>
          <table:table-cell table:formula="of:=SUM([.O397];[.Q397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396:.I397])" ns42:value-type="float" table:style-name="ce53" office:value-type="float" office:value="3204">
            <text:p>3204</text:p>
          </table:table-cell>
          <table:table-cell table:formula="of:=SUM([.J396:.J397])" ns42:value-type="float" table:style-name="ce61" office:value-type="float" office:value="62">
            <text:p>62</text:p>
          </table:table-cell>
          <table:table-cell table:formula="of:=SUM([.K396:.K397])" ns42:value-type="float" table:style-name="ce61" office:value-type="float" office:value="19">
            <text:p>19</text:p>
          </table:table-cell>
          <table:table-cell table:formula="of:=SUM([.L396:.L397])" ns42:value-type="float" table:style-name="ce61" office:value-type="float" office:value="102">
            <text:p>102</text:p>
          </table:table-cell>
          <table:table-cell table:formula="of:=SUM([.M396:.M397])" ns42:value-type="float" table:style-name="ce61" office:value-type="float" office:value="0">
            <text:p>0</text:p>
          </table:table-cell>
          <table:table-cell table:formula="of:=SUM([.N396:.N397])" ns42:value-type="float" table:style-name="ce61" office:value-type="float" office:value="8190">
            <text:p>8190</text:p>
          </table:table-cell>
          <table:table-cell table:formula="of:=SUM([.O396:.O397])" ns42:value-type="float" table:style-name="ce61" office:value-type="float" office:value="8239">
            <text:p>8239</text:p>
          </table:table-cell>
          <table:table-cell table:formula="of:=SUM([.P396:.P397])" ns42:value-type="float" table:style-name="ce61" office:value-type="float" office:value="730">
            <text:p>730</text:p>
          </table:table-cell>
          <table:table-cell table:formula="of:=SUM([.Q396:.Q397])" ns42:value-type="float" table:style-name="ce61" office:value-type="float" office:value="285">
            <text:p>285</text:p>
          </table:table-cell>
          <table:table-cell table:formula="of:=SUM([.R396:.R397])" ns42:value-type="float" table:style-name="ce61" office:value-type="float" office:value="8920">
            <text:p>8920</text:p>
          </table:table-cell>
          <table:table-cell table:formula="of:=SUM([.S396:.S397])" ns42:value-type="float" table:style-name="ce61" office:value-type="float" office:value="8524">
            <text:p>8524</text:p>
          </table:table-cell>
          <table:table-cell table:formula="of:=SUM([.T396:.T397])" ns42:value-type="float" table:style-name="ce61" office:value-type="float" office:value="235">
            <text:p>235</text:p>
          </table:table-cell>
          <table:table-cell table:formula="of:=SUM([.U396:.U397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8" office:value-type="float">
            <text:p>48</text:p>
          </table:table-cell>
          <table:table-cell table:style-name="ce61" table:number-columns-repeated="4"/>
          <table:table-cell table:formula="of:=SUM([.N399];[.P399])" ns42:value-type="float" table:style-name="ce61" office:value-type="float" office:value="0">
            <text:p>0</text:p>
          </table:table-cell>
          <table:table-cell table:formula="of:=SUM([.O399];[.Q399])" ns42:value-type="float" table:style-name="ce61" office:value-type="float" office:value="0">
            <text:p>0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76" office:value="109" office:value-type="float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6" office:value-type="float">
            <text:p>36</text:p>
          </table:table-cell>
          <table:table-cell table:style-name="ce61" table:number-columns-repeated="4"/>
          <table:table-cell ns42:value-type="float" table:style-name="ce61" office:value="106" office:value-type="float">
            <text:p>106</text:p>
          </table:table-cell>
          <table:table-cell ns42:value-type="float" table:style-name="ce61" office:value="93" office:value-type="float">
            <text:p>9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00];[.P400])" ns42:value-type="float" table:style-name="ce61" office:value-type="float" office:value="108">
            <text:p>108</text:p>
          </table:table-cell>
          <table:table-cell table:formula="of:=SUM([.O400];[.Q400])" ns42:value-type="float" table:style-name="ce61" office:value-type="float" office:value="93">
            <text:p>9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96" office:value-type="float">
            <text:p>96</text:p>
          </table:table-cell>
          <table:table-cell table:style-name="ce61" table:number-columns-repeated="2"/>
          <table:table-cell table:formula="of:=SUM([.N401];[.P401])" ns42:value-type="float" table:style-name="ce61" office:value-type="float" office:value="120">
            <text:p>120</text:p>
          </table:table-cell>
          <table:table-cell table:formula="of:=SUM([.O401];[.Q401])" ns42:value-type="float" table:style-name="ce61" office:value-type="float" office:value="96">
            <text:p>9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22" office:value-type="float">
            <text:p>12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02];[.P402])" ns42:value-type="float" table:style-name="ce61" office:value-type="float" office:value="133">
            <text:p>133</text:p>
          </table:table-cell>
          <table:table-cell table:formula="of:=SUM([.O402];[.Q402])" ns42:value-type="float" table:style-name="ce61" office:value-type="float" office:value="123">
            <text:p>1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rve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400:.I402])" ns42:value-type="float" table:style-name="ce53" office:value-type="float" office:value="123">
            <text:p>123</text:p>
          </table:table-cell>
          <table:table-cell table:formula="of:=SUM([.J400:.J402])" ns42:value-type="float" table:style-name="ce61" office:value-type="float" office:value="6">
            <text:p>6</text:p>
          </table:table-cell>
          <table:table-cell table:formula="of:=SUM([.K400:.K402])" ns42:value-type="float" table:style-name="ce61" office:value-type="float" office:value="0">
            <text:p>0</text:p>
          </table:table-cell>
          <table:table-cell table:formula="of:=SUM([.L400:.L402])" ns42:value-type="float" table:style-name="ce61" office:value-type="float" office:value="0">
            <text:p>0</text:p>
          </table:table-cell>
          <table:table-cell table:formula="of:=SUM([.M400:.M402])" ns42:value-type="float" table:style-name="ce61" office:value-type="float" office:value="0">
            <text:p>0</text:p>
          </table:table-cell>
          <table:table-cell table:formula="of:=SUM([.N400:.N402])" ns42:value-type="float" table:style-name="ce61" office:value-type="float" office:value="359">
            <text:p>359</text:p>
          </table:table-cell>
          <table:table-cell table:formula="of:=SUM([.O400:.O402])" ns42:value-type="float" table:style-name="ce61" office:value-type="float" office:value="311">
            <text:p>311</text:p>
          </table:table-cell>
          <table:table-cell table:formula="of:=SUM([.P400:.P402])" ns42:value-type="float" table:style-name="ce61" office:value-type="float" office:value="2">
            <text:p>2</text:p>
          </table:table-cell>
          <table:table-cell table:formula="of:=SUM([.Q400:.Q402])" ns42:value-type="float" table:style-name="ce61" office:value-type="float" office:value="1">
            <text:p>1</text:p>
          </table:table-cell>
          <table:table-cell table:formula="of:=SUM([.R400:.R402])" ns42:value-type="float" table:style-name="ce61" office:value-type="float" office:value="361">
            <text:p>361</text:p>
          </table:table-cell>
          <table:table-cell table:formula="of:=SUM([.S400:.S402])" ns42:value-type="float" table:style-name="ce61" office:value-type="float" office:value="312">
            <text:p>312</text:p>
          </table:table-cell>
          <table:table-cell table:formula="of:=SUM([.T400:.T402])" ns42:value-type="float" table:style-name="ce61" office:value-type="float" office:value="2">
            <text:p>2</text:p>
          </table:table-cell>
          <table:table-cell table:formula="of:=SUM([.U400:.U40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97" office:value-type="float">
            <text:p>19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396" office:value-type="float">
            <text:p>396</text:p>
          </table:table-cell>
          <table:table-cell ns42:value-type="float" table:style-name="ce61" office:value="430" office:value-type="float">
            <text:p>43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4" office:value-type="float">
            <text:p>4</text:p>
          </table:table-cell>
          <table:table-cell table:formula="of:=SUM([.N404];[.P404])" ns42:value-type="float" table:style-name="ce61" office:value-type="float" office:value="409">
            <text:p>409</text:p>
          </table:table-cell>
          <table:table-cell table:formula="of:=SUM([.O404];[.Q404])" ns42:value-type="float" table:style-name="ce61" office:value-type="float" office:value="434">
            <text:p>43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9" office:value-type="float">
            <text:p>9</text:p>
          </table:table-cell>
          <table:table-cell table:formula="of:=SUM([.N405];[.P405])" ns42:value-type="float" table:style-name="ce61" office:value-type="float" office:value="15">
            <text:p>15</text:p>
          </table:table-cell>
          <table:table-cell table:formula="of:=SUM([.O405];[.Q405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" office:value-type="float">
            <text:p>5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table:formula="of:=SUM([.N406];[.P406])" ns42:value-type="float" table:style-name="ce61" office:value-type="float" office:value="16">
            <text:p>16</text:p>
          </table:table-cell>
          <table:table-cell table:formula="of:=SUM([.O406];[.Q406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407];[.P407])" ns42:value-type="float" table:style-name="ce61" office:value-type="float" office:value="16">
            <text:p>16</text:p>
          </table:table-cell>
          <table:table-cell table:formula="of:=SUM([.O407];[.Q407])" ns42:value-type="float" table:style-name="ce61" office:value-type="float" office:value="18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404:.I406])" ns42:value-type="float" table:style-name="ce53" office:value-type="float" office:value="202">
            <text:p>202</text:p>
          </table:table-cell>
          <table:table-cell table:formula="of:=SUM([.J404:.J406])" ns42:value-type="float" table:style-name="ce61" office:value-type="float" office:value="8">
            <text:p>8</text:p>
          </table:table-cell>
          <table:table-cell table:formula="of:=SUM([.K404:.K406])" ns42:value-type="float" table:style-name="ce61" office:value-type="float" office:value="0">
            <text:p>0</text:p>
          </table:table-cell>
          <table:table-cell table:formula="of:=SUM([.L404:.L406])" ns42:value-type="float" table:style-name="ce61" office:value-type="float" office:value="7">
            <text:p>7</text:p>
          </table:table-cell>
          <table:table-cell table:formula="of:=SUM([.M404:.M406])" ns42:value-type="float" table:style-name="ce61" office:value-type="float" office:value="0">
            <text:p>0</text:p>
          </table:table-cell>
          <table:table-cell table:formula="of:=SUM([.N404:.N406])" ns42:value-type="float" table:style-name="ce61" office:value-type="float" office:value="417">
            <text:p>417</text:p>
          </table:table-cell>
          <table:table-cell table:formula="of:=SUM([.O404:.O406])" ns42:value-type="float" table:style-name="ce61" office:value-type="float" office:value="454">
            <text:p>454</text:p>
          </table:table-cell>
          <table:table-cell table:formula="of:=SUM([.P404:.P406])" ns42:value-type="float" table:style-name="ce61" office:value-type="float" office:value="23">
            <text:p>23</text:p>
          </table:table-cell>
          <table:table-cell table:formula="of:=SUM([.Q404:.Q406])" ns42:value-type="float" table:style-name="ce61" office:value-type="float" office:value="13">
            <text:p>13</text:p>
          </table:table-cell>
          <table:table-cell table:formula="of:=SUM([.R404:.R406])" ns42:value-type="float" table:style-name="ce61" office:value-type="float" office:value="440">
            <text:p>440</text:p>
          </table:table-cell>
          <table:table-cell table:formula="of:=SUM([.S404:.S406])" ns42:value-type="float" table:style-name="ce61" office:value-type="float" office:value="467">
            <text:p>467</text:p>
          </table:table-cell>
          <table:table-cell table:formula="of:=SUM([.T404:.T406])" ns42:value-type="float" table:style-name="ce61" office:value-type="float" office:value="4">
            <text:p>4</text:p>
          </table:table-cell>
          <table:table-cell table:formula="of:=SUM([.U404:.U406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uinre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407])" ns42:value-type="float" table:style-name="ce53" office:value-type="float" office:value="9">
            <text:p>9</text:p>
          </table:table-cell>
          <table:table-cell table:formula="of:=SUM([.J407])" ns42:value-type="float" table:style-name="ce61" office:value-type="float" office:value="0">
            <text:p>0</text:p>
          </table:table-cell>
          <table:table-cell table:formula="of:=SUM([.K407])" ns42:value-type="float" table:style-name="ce61" office:value-type="float" office:value="0">
            <text:p>0</text:p>
          </table:table-cell>
          <table:table-cell table:formula="of:=SUM([.L407])" ns42:value-type="float" table:style-name="ce61" office:value-type="float" office:value="0">
            <text:p>0</text:p>
          </table:table-cell>
          <table:table-cell table:formula="of:=SUM([.M407])" ns42:value-type="float" table:style-name="ce61" office:value-type="float" office:value="0">
            <text:p>0</text:p>
          </table:table-cell>
          <table:table-cell table:formula="of:=SUM([.N407])" ns42:value-type="float" table:style-name="ce61" office:value-type="float" office:value="16">
            <text:p>16</text:p>
          </table:table-cell>
          <table:table-cell table:formula="of:=SUM([.O407])" ns42:value-type="float" table:style-name="ce61" office:value-type="float" office:value="18">
            <text:p>18</text:p>
          </table:table-cell>
          <table:table-cell table:formula="of:=SUM([.P407])" ns42:value-type="float" table:style-name="ce61" office:value-type="float" office:value="0">
            <text:p>0</text:p>
          </table:table-cell>
          <table:table-cell table:formula="of:=SUM([.Q407])" ns42:value-type="float" table:style-name="ce61" office:value-type="float" office:value="0">
            <text:p>0</text:p>
          </table:table-cell>
          <table:table-cell table:formula="of:=SUM([.R407])" ns42:value-type="float" table:style-name="ce61" office:value-type="float" office:value="16">
            <text:p>16</text:p>
          </table:table-cell>
          <table:table-cell table:formula="of:=SUM([.S407])" ns42:value-type="float" table:style-name="ce61" office:value-type="float" office:value="18">
            <text:p>18</text:p>
          </table:table-cell>
          <table:table-cell table:formula="of:=SUM([.T407])" ns42:value-type="float" table:style-name="ce61" office:value-type="float" office:value="1">
            <text:p>1</text:p>
          </table:table-cell>
          <table:table-cell table:formula="of:=SUM([.U407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uinre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408:.I409])" ns42:value-type="float" table:style-name="ce53" office:value-type="float" office:value="211">
            <text:p>211</text:p>
          </table:table-cell>
          <table:table-cell table:formula="of:=SUM([.J408:.J409])" ns42:value-type="float" table:style-name="ce61" office:value-type="float" office:value="8">
            <text:p>8</text:p>
          </table:table-cell>
          <table:table-cell table:formula="of:=SUM([.K408:.K409])" ns42:value-type="float" table:style-name="ce61" office:value-type="float" office:value="0">
            <text:p>0</text:p>
          </table:table-cell>
          <table:table-cell table:formula="of:=SUM([.L408:.L409])" ns42:value-type="float" table:style-name="ce61" office:value-type="float" office:value="7">
            <text:p>7</text:p>
          </table:table-cell>
          <table:table-cell table:formula="of:=SUM([.M408:.M409])" ns42:value-type="float" table:style-name="ce61" office:value-type="float" office:value="0">
            <text:p>0</text:p>
          </table:table-cell>
          <table:table-cell table:formula="of:=SUM([.N408:.N409])" ns42:value-type="float" table:style-name="ce61" office:value-type="float" office:value="433">
            <text:p>433</text:p>
          </table:table-cell>
          <table:table-cell table:formula="of:=SUM([.O408:.O409])" ns42:value-type="float" table:style-name="ce61" office:value-type="float" office:value="472">
            <text:p>472</text:p>
          </table:table-cell>
          <table:table-cell table:formula="of:=SUM([.P408:.P409])" ns42:value-type="float" table:style-name="ce61" office:value-type="float" office:value="23">
            <text:p>23</text:p>
          </table:table-cell>
          <table:table-cell table:formula="of:=SUM([.Q408:.Q409])" ns42:value-type="float" table:style-name="ce61" office:value-type="float" office:value="13">
            <text:p>13</text:p>
          </table:table-cell>
          <table:table-cell table:formula="of:=SUM([.R408:.R409])" ns42:value-type="float" table:style-name="ce61" office:value-type="float" office:value="456">
            <text:p>456</text:p>
          </table:table-cell>
          <table:table-cell table:formula="of:=SUM([.S408:.S409])" ns42:value-type="float" table:style-name="ce61" office:value-type="float" office:value="485">
            <text:p>485</text:p>
          </table:table-cell>
          <table:table-cell table:formula="of:=SUM([.T408:.T409])" ns42:value-type="float" table:style-name="ce61" office:value-type="float" office:value="5">
            <text:p>5</text:p>
          </table:table-cell>
          <table:table-cell table:formula="of:=SUM([.U408:.U409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4" office:value-type="float">
            <text:p>314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882" office:value-type="float">
            <text:p>882</text:p>
          </table:table-cell>
          <table:table-cell ns42:value-type="float" table:style-name="ce61" office:value="893" office:value-type="float">
            <text:p>89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96" office:value-type="float">
            <text:p>896</text:p>
          </table:table-cell>
          <table:table-cell ns42:value-type="float" table:style-name="ce61" office:value="900" office:value-type="float">
            <text:p>90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1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Lonneker</text:p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ude mannen- en vrouwenhuis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nneker</text:p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5" office:value-type="float">
            <text:p>76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3"/>
          <table:table-cell ns42:value-type="float" table:style-name="ce61" office:value="1863" office:value-type="float">
            <text:p>1863</text:p>
          </table:table-cell>
          <table:table-cell ns42:value-type="float" table:style-name="ce61" office:value="1937" office:value-type="float">
            <text:p>1937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904" office:value-type="float">
            <text:p>1904</text:p>
          </table:table-cell>
          <table:table-cell ns42:value-type="float" table:style-name="ce61" office:value="1943" office:value-type="float">
            <text:p>194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</table:table-cell>
          <table:table-cell table:style-name="ce21"/>
          <table:table-cell ns42:value-type="string" table:style-name="ce21" office:value-type="string">
            <text:p>Zuid Eschmark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97" office:value-type="float">
            <text:p>697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3"/>
          <table:table-cell ns42:value-type="float" table:style-name="ce61" office:value="1866" office:value-type="float">
            <text:p>1866</text:p>
          </table:table-cell>
          <table:table-cell ns42:value-type="float" table:style-name="ce61" office:value="1805" office:value-type="float">
            <text:p>1805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895" office:value-type="float">
            <text:p>1895</text:p>
          </table:table-cell>
          <table:table-cell ns42:value-type="float" table:style-name="ce61" office:value="1816" office:value-type="float">
            <text:p>1816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</table:table-cell>
          <table:table-cell table:style-name="ce21"/>
          <table:table-cell ns42:value-type="string" table:style-name="ce21" office:value-type="string">
            <text:p>Broekheurn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</table:table-cell>
          <table:table-cell table:style-name="ce21"/>
          <table:table-cell ns42:value-type="string" table:style-name="ce21" office:value-type="string">
            <text:p>Rutbeek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6" office:value-type="float">
            <text:p>66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</table:table-cell>
          <table:table-cell table:style-name="ce21"/>
          <table:table-cell ns42:value-type="string" table:style-name="ce21" office:value-type="string">
            <text:p>Usselo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3" office:value-type="float">
            <text:p>383</text:p>
          </table:table-cell>
          <table:table-cell ns42:value-type="float" table:style-name="ce61" office:value="406" office:value-type="float">
            <text:p>40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91" office:value-type="float">
            <text:p>391</text:p>
          </table:table-cell>
          <table:table-cell ns42:value-type="float" table:style-name="ce61" office:value="407" office:value-type="float">
            <text:p>4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</table:table-cell>
          <table:table-cell table:style-name="ce21"/>
          <table:table-cell ns42:value-type="string" table:style-name="ce21" office:value-type="string">
            <text:p>Boekelo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4" office:value-type="float">
            <text:p>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8" office:value-type="float">
            <text:p>258</text:p>
          </table:table-cell>
          <table:table-cell ns42:value-type="float" table:style-name="ce61" office:value="215" office:value-type="float">
            <text:p>21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</table:table-cell>
          <table:table-cell table:style-name="ce21"/>
          <table:table-cell ns42:value-type="string" table:style-name="ce21" office:value-type="string">
            <text:p>Twekkelo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44" office:value-type="float">
            <text:p>344</text:p>
          </table:table-cell>
          <table:table-cell ns42:value-type="float" table:style-name="ce61" office:value="303" office:value-type="float">
            <text:p>3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311" office:value-type="float">
            <text:p>3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</table:table-cell>
          <table:table-cell table:style-name="ce21"/>
          <table:table-cell ns42:value-type="string" table:style-name="ce21" office:value-type="string">
            <text:p>Drie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4" office:value-type="float">
            <text:p>20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539" office:value-type="float">
            <text:p>539</text:p>
          </table:table-cell>
          <table:table-cell ns42:value-type="float" table:style-name="ce61" office:value="540" office:value-type="float">
            <text:p>54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549" office:value-type="float">
            <text:p>549</text:p>
          </table:table-cell>
          <table:table-cell ns42:value-type="float" table:style-name="ce61" office:value="548" office:value-type="float">
            <text:p>5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nneker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411:.I421])" ns42:value-type="float" table:style-name="ce53" office:value-type="float" office:value="2424">
            <text:p>2424</text:p>
          </table:table-cell>
          <table:table-cell table:formula="of:=SUM([.J411:.J421])" ns42:value-type="float" table:style-name="ce61" office:value-type="float" office:value="86">
            <text:p>86</text:p>
          </table:table-cell>
          <table:table-cell table:formula="of:=SUM([.K411:.K421])" ns42:value-type="float" table:style-name="ce61" office:value-type="float" office:value="0">
            <text:p>0</text:p>
          </table:table-cell>
          <table:table-cell table:formula="of:=SUM([.L411:.L421])" ns42:value-type="float" table:style-name="ce61" office:value-type="float" office:value="0">
            <text:p>0</text:p>
          </table:table-cell>
          <table:table-cell table:formula="of:=SUM([.M411:.M421])" ns42:value-type="float" table:style-name="ce61" office:value-type="float" office:value="0">
            <text:p>0</text:p>
          </table:table-cell>
          <table:table-cell table:formula="of:=SUM([.N411:.N421])" ns42:value-type="float" table:style-name="ce61" office:value-type="float" office:value="6352">
            <text:p>6352</text:p>
          </table:table-cell>
          <table:table-cell table:formula="of:=SUM([.O411:.O421])" ns42:value-type="float" table:style-name="ce61" office:value-type="float" office:value="6271">
            <text:p>6271</text:p>
          </table:table-cell>
          <table:table-cell table:formula="of:=SUM([.P411:.P421])" ns42:value-type="float" table:style-name="ce61" office:value-type="float" office:value="118">
            <text:p>118</text:p>
          </table:table-cell>
          <table:table-cell table:formula="of:=SUM([.Q411:.Q421])" ns42:value-type="float" table:style-name="ce61" office:value-type="float" office:value="53">
            <text:p>53</text:p>
          </table:table-cell>
          <table:table-cell table:formula="of:=SUM([.R411:.R421])" ns42:value-type="float" table:style-name="ce61" office:value-type="float" office:value="6470">
            <text:p>6470</text:p>
          </table:table-cell>
          <table:table-cell table:formula="of:=SUM([.S411:.S421])" ns42:value-type="float" table:style-name="ce61" office:value-type="float" office:value="6324">
            <text:p>6324</text:p>
          </table:table-cell>
          <table:table-cell table:formula="of:=SUM([.T411:.T421])" ns42:value-type="float" table:style-name="ce61" office:value-type="float" office:value="55">
            <text:p>55</text:p>
          </table:table-cell>
          <table:table-cell table:formula="of:=SUM([.U411:.U421])" ns42:value-type="float" table:style-name="ce76" office:value-type="float" office:value="57">
            <text:p>5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</table:table-cell>
          <table:table-cell table:style-name="ce21"/>
          <table:table-cell ns42:value-type="string" table:style-name="ce21" office:value-type="string">
            <text:p>Dorp Loss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75" office:value-type="float">
            <text:p>27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423];[.P423])" ns42:value-type="float" table:style-name="ce61" office:value-type="float" office:value="282">
            <text:p>282</text:p>
          </table:table-cell>
          <table:table-cell table:formula="of:=SUM([.O423];[.Q423])" ns42:value-type="float" table:style-name="ce61" office:value-type="float" office:value="280">
            <text:p>2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</table:table-cell>
          <table:table-cell table:style-name="ce21"/>
          <table:table-cell ns42:value-type="string" table:style-name="ce21" office:value-type="string">
            <text:p>Marke Losser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33" office:value-type="float">
            <text:p>433</text:p>
          </table:table-cell>
          <table:table-cell ns42:value-type="float" table:style-name="ce61" office:value="427" office:value-type="float">
            <text:p>42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6" office:value-type="float">
            <text:p>16</text:p>
          </table:table-cell>
          <table:table-cell table:formula="of:=SUM([.N424];[.P424])" ns42:value-type="float" table:style-name="ce61" office:value-type="float" office:value="456">
            <text:p>456</text:p>
          </table:table-cell>
          <table:table-cell table:formula="of:=SUM([.O424];[.Q424])" ns42:value-type="float" table:style-name="ce61" office:value-type="float" office:value="443">
            <text:p>44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</table:table-cell>
          <table:table-cell table:style-name="ce21"/>
          <table:table-cell ns42:value-type="string" table:style-name="ce21" office:value-type="string">
            <text:p>de Lutt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21" office:value-type="float">
            <text:p>32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60" office:value-type="float">
            <text:p>860</text:p>
          </table:table-cell>
          <table:table-cell ns42:value-type="float" table:style-name="ce61" office:value="875" office:value-type="float">
            <text:p>875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6" office:value-type="float">
            <text:p>6</text:p>
          </table:table-cell>
          <table:table-cell table:formula="of:=SUM([.N425];[.P425])" ns42:value-type="float" table:style-name="ce61" office:value-type="float" office:value="884">
            <text:p>884</text:p>
          </table:table-cell>
          <table:table-cell table:formula="of:=SUM([.O425];[.Q425])" ns42:value-type="float" table:style-name="ce61" office:value-type="float" office:value="881">
            <text:p>88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</table:table-cell>
          <table:table-cell table:style-name="ce21"/>
          <table:table-cell ns42:value-type="string" table:style-name="ce21" office:value-type="string">
            <text:p>Beuningen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17" office:value-type="float">
            <text:p>31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4" office:value-type="float">
            <text:p>4</text:p>
          </table:table-cell>
          <table:table-cell table:formula="of:=SUM([.N426];[.P426])" ns42:value-type="float" table:style-name="ce61" office:value-type="float" office:value="340">
            <text:p>340</text:p>
          </table:table-cell>
          <table:table-cell table:formula="of:=SUM([.O426];[.Q426])" ns42:value-type="float" table:style-name="ce61" office:value-type="float" office:value="321">
            <text:p>32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</table:table-cell>
          <table:table-cell table:style-name="ce21"/>
          <table:table-cell ns42:value-type="string" table:style-name="ce21" office:value-type="string">
            <text:p>Berghuizen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99" office:value-type="float">
            <text:p>399</text:p>
          </table:table-cell>
          <table:table-cell ns42:value-type="float" table:style-name="ce61" office:value="329" office:value-type="float">
            <text:p>3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formula="of:=SUM([.N427];[.P427])" ns42:value-type="float" table:style-name="ce61" office:value-type="float" office:value="410">
            <text:p>410</text:p>
          </table:table-cell>
          <table:table-cell table:formula="of:=SUM([.O427];[.Q427])" ns42:value-type="float" table:style-name="ce61" office:value-type="float" office:value="330">
            <text:p>33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423])" ns42:value-type="float" table:style-name="ce53" office:value-type="float" office:value="144">
            <text:p>144</text:p>
          </table:table-cell>
          <table:table-cell table:formula="of:=SUM([.J423])" ns42:value-type="float" table:style-name="ce61" office:value-type="float" office:value="17">
            <text:p>17</text:p>
          </table:table-cell>
          <table:table-cell table:formula="of:=SUM([.K423])" ns42:value-type="float" table:style-name="ce61" office:value-type="float" office:value="0">
            <text:p>0</text:p>
          </table:table-cell>
          <table:table-cell table:formula="of:=SUM([.L423])" ns42:value-type="float" table:style-name="ce61" office:value-type="float" office:value="0">
            <text:p>0</text:p>
          </table:table-cell>
          <table:table-cell table:formula="of:=SUM([.M423])" ns42:value-type="float" table:style-name="ce61" office:value-type="float" office:value="0">
            <text:p>0</text:p>
          </table:table-cell>
          <table:table-cell table:formula="of:=SUM([.N423])" ns42:value-type="float" table:style-name="ce61" office:value-type="float" office:value="276">
            <text:p>276</text:p>
          </table:table-cell>
          <table:table-cell table:formula="of:=SUM([.O423])" ns42:value-type="float" table:style-name="ce61" office:value-type="float" office:value="275">
            <text:p>275</text:p>
          </table:table-cell>
          <table:table-cell table:formula="of:=SUM([.P423])" ns42:value-type="float" table:style-name="ce61" office:value-type="float" office:value="6">
            <text:p>6</text:p>
          </table:table-cell>
          <table:table-cell table:formula="of:=SUM([.Q423])" ns42:value-type="float" table:style-name="ce61" office:value-type="float" office:value="5">
            <text:p>5</text:p>
          </table:table-cell>
          <table:table-cell table:formula="of:=SUM([.R423])" ns42:value-type="float" table:style-name="ce61" office:value-type="float" office:value="282">
            <text:p>282</text:p>
          </table:table-cell>
          <table:table-cell table:formula="of:=SUM([.S423])" ns42:value-type="float" table:style-name="ce61" office:value-type="float" office:value="280">
            <text:p>280</text:p>
          </table:table-cell>
          <table:table-cell table:formula="of:=SUM([.T423])" ns42:value-type="float" table:style-name="ce61" office:value-type="float" office:value="3">
            <text:p>3</text:p>
          </table:table-cell>
          <table:table-cell table:formula="of:=SUM([.U423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sser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424:.I427])" ns42:value-type="float" table:style-name="ce53" office:value-type="float" office:value="740">
            <text:p>740</text:p>
          </table:table-cell>
          <table:table-cell table:formula="of:=SUM([.J424:.J427])" ns42:value-type="float" table:style-name="ce61" office:value-type="float" office:value="23">
            <text:p>23</text:p>
          </table:table-cell>
          <table:table-cell table:formula="of:=SUM([.K424:.K427])" ns42:value-type="float" table:style-name="ce61" office:value-type="float" office:value="0">
            <text:p>0</text:p>
          </table:table-cell>
          <table:table-cell table:formula="of:=SUM([.L424:.L427])" ns42:value-type="float" table:style-name="ce61" office:value-type="float" office:value="0">
            <text:p>0</text:p>
          </table:table-cell>
          <table:table-cell table:formula="of:=SUM([.M424:.M427])" ns42:value-type="float" table:style-name="ce61" office:value-type="float" office:value="0">
            <text:p>0</text:p>
          </table:table-cell>
          <table:table-cell table:formula="of:=SUM([.N424:.N427])" ns42:value-type="float" table:style-name="ce61" office:value-type="float" office:value="2015">
            <text:p>2015</text:p>
          </table:table-cell>
          <table:table-cell table:formula="of:=SUM([.O424:.O427])" ns42:value-type="float" table:style-name="ce61" office:value-type="float" office:value="1948">
            <text:p>1948</text:p>
          </table:table-cell>
          <table:table-cell table:formula="of:=SUM([.P424:.P427])" ns42:value-type="float" table:style-name="ce61" office:value-type="float" office:value="75">
            <text:p>75</text:p>
          </table:table-cell>
          <table:table-cell table:formula="of:=SUM([.Q424:.Q427])" ns42:value-type="float" table:style-name="ce61" office:value-type="float" office:value="27">
            <text:p>27</text:p>
          </table:table-cell>
          <table:table-cell table:formula="of:=SUM([.R424:.R427])" ns42:value-type="float" table:style-name="ce61" office:value-type="float" office:value="2090">
            <text:p>2090</text:p>
          </table:table-cell>
          <table:table-cell table:formula="of:=SUM([.S424:.S427])" ns42:value-type="float" table:style-name="ce61" office:value-type="float" office:value="1975">
            <text:p>1975</text:p>
          </table:table-cell>
          <table:table-cell table:formula="of:=SUM([.T424:.T427])" ns42:value-type="float" table:style-name="ce61" office:value-type="float" office:value="10">
            <text:p>10</text:p>
          </table:table-cell>
          <table:table-cell table:formula="of:=SUM([.U424:.U427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sser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428:.I429])" ns42:value-type="float" table:style-name="ce53" office:value-type="float" office:value="884">
            <text:p>884</text:p>
          </table:table-cell>
          <table:table-cell table:formula="of:=SUM([.J428:.J429])" ns42:value-type="float" table:style-name="ce61" office:value-type="float" office:value="40">
            <text:p>40</text:p>
          </table:table-cell>
          <table:table-cell table:formula="of:=SUM([.K428:.K429])" ns42:value-type="float" table:style-name="ce61" office:value-type="float" office:value="0">
            <text:p>0</text:p>
          </table:table-cell>
          <table:table-cell table:formula="of:=SUM([.L428:.L429])" ns42:value-type="float" table:style-name="ce61" office:value-type="float" office:value="0">
            <text:p>0</text:p>
          </table:table-cell>
          <table:table-cell table:formula="of:=SUM([.M428:.M429])" ns42:value-type="float" table:style-name="ce61" office:value-type="float" office:value="0">
            <text:p>0</text:p>
          </table:table-cell>
          <table:table-cell table:formula="of:=SUM([.N428:.N429])" ns42:value-type="float" table:style-name="ce61" office:value-type="float" office:value="2291">
            <text:p>2291</text:p>
          </table:table-cell>
          <table:table-cell table:formula="of:=SUM([.O428:.O429])" ns42:value-type="float" table:style-name="ce61" office:value-type="float" office:value="2223">
            <text:p>2223</text:p>
          </table:table-cell>
          <table:table-cell table:formula="of:=SUM([.P428:.P429])" ns42:value-type="float" table:style-name="ce61" office:value-type="float" office:value="81">
            <text:p>81</text:p>
          </table:table-cell>
          <table:table-cell table:formula="of:=SUM([.Q428:.Q429])" ns42:value-type="float" table:style-name="ce61" office:value-type="float" office:value="32">
            <text:p>32</text:p>
          </table:table-cell>
          <table:table-cell table:formula="of:=SUM([.R428:.R429])" ns42:value-type="float" table:style-name="ce61" office:value-type="float" office:value="2372">
            <text:p>2372</text:p>
          </table:table-cell>
          <table:table-cell table:formula="of:=SUM([.S428:.S429])" ns42:value-type="float" table:style-name="ce61" office:value-type="float" office:value="2255">
            <text:p>2255</text:p>
          </table:table-cell>
          <table:table-cell table:formula="of:=SUM([.T428:.T429])" ns42:value-type="float" table:style-name="ce61" office:value-type="float" office:value="13">
            <text:p>13</text:p>
          </table:table-cell>
          <table:table-cell table:formula="of:=SUM([.U428:.U429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431];[.P431])" ns42:value-type="float" table:style-name="ce61" office:value-type="float" office:value="144">
            <text:p>144</text:p>
          </table:table-cell>
          <table:table-cell table:formula="of:=SUM([.O431];[.Q431])" ns42:value-type="float" table:style-name="ce61" office:value-type="float" office:value="128">
            <text:p>12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5" office:value-type="float">
            <text:p>485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table:formula="of:=SUM([.N432];[.P432])" ns42:value-type="float" table:style-name="ce61" office:value-type="float" office:value="561">
            <text:p>561</text:p>
          </table:table-cell>
          <table:table-cell table:formula="of:=SUM([.O432];[.Q432])" ns42:value-type="float" table:style-name="ce61" office:value-type="float" office:value="485">
            <text:p>48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</table:table-cell>
          <table:table-cell table:style-name="ce21"/>
          <table:table-cell ns42:value-type="string" table:style-name="ce21" office:value-type="string">
            <text:p>Stokkum</text:p>
          </table:table-cell>
          <table:table-cell ns42:value-type="string" table:style-name="ce25" office:value-type="string">
            <text:p>Wijk S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6" office:value-type="float">
            <text:p>4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3" office:value-type="float">
            <text:p>3</text:p>
          </table:table-cell>
          <table:table-cell table:formula="of:=SUM([.N433];[.P433])" ns42:value-type="float" table:style-name="ce61" office:value-type="float" office:value="564">
            <text:p>564</text:p>
          </table:table-cell>
          <table:table-cell table:formula="of:=SUM([.O433];[.Q433])" ns42:value-type="float" table:style-name="ce61" office:value-type="float" office:value="489">
            <text:p>48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</table:table-cell>
          <table:table-cell table:style-name="ce21"/>
          <table:table-cell ns42:value-type="string" table:style-name="ce21" office:value-type="string">
            <text:p>Els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40" office:value-type="float">
            <text:p>14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7" office:value-type="float">
            <text:p>457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6" office:value-type="float">
            <text:p>16</text:p>
          </table:table-cell>
          <table:table-cell table:formula="of:=SUM([.N434];[.P434])" ns42:value-type="float" table:style-name="ce61" office:value-type="float" office:value="467">
            <text:p>467</text:p>
          </table:table-cell>
          <table:table-cell table:formula="of:=SUM([.O434];[.Q434])" ns42:value-type="float" table:style-name="ce61" office:value-type="float" office:value="365">
            <text:p>36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</table:table-cell>
          <table:table-cell table:style-name="ce21"/>
          <table:table-cell ns42:value-type="string" table:style-name="ce21" office:value-type="string">
            <text:p>Herike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35" office:value-type="float">
            <text:p>335</text:p>
          </table:table-cell>
          <table:table-cell ns42:value-type="float" table:style-name="ce61" office:value="271" office:value-type="float">
            <text:p>271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435];[.P435])" ns42:value-type="float" table:style-name="ce61" office:value-type="float" office:value="335">
            <text:p>335</text:p>
          </table:table-cell>
          <table:table-cell table:formula="of:=SUM([.O435];[.Q435])" ns42:value-type="float" table:style-name="ce61" office:value-type="float" office:value="276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</table:table-cell>
          <table:table-cell table:style-name="ce21"/>
          <table:table-cell ns42:value-type="string" table:style-name="ce21" office:value-type="string">
            <text:p>Kerspel Goor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436];[.P436])" ns42:value-type="float" table:style-name="ce61" office:value-type="float" office:value="257">
            <text:p>257</text:p>
          </table:table-cell>
          <table:table-cell table:formula="of:=SUM([.O436];[.Q436])" ns42:value-type="float" table:style-name="ce61" office:value-type="float" office:value="227">
            <text:p>22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431])" ns42:value-type="float" table:style-name="ce53" office:value-type="float" office:value="53">
            <text:p>53</text:p>
          </table:table-cell>
          <table:table-cell table:formula="of:=SUM([.J431])" ns42:value-type="float" table:style-name="ce61" office:value-type="float" office:value="4">
            <text:p>4</text:p>
          </table:table-cell>
          <table:table-cell table:formula="of:=SUM([.K431])" ns42:value-type="float" table:style-name="ce61" office:value-type="float" office:value="0">
            <text:p>0</text:p>
          </table:table-cell>
          <table:table-cell table:formula="of:=SUM([.L431])" ns42:value-type="float" table:style-name="ce61" office:value-type="float" office:value="0">
            <text:p>0</text:p>
          </table:table-cell>
          <table:table-cell table:formula="of:=SUM([.M431])" ns42:value-type="float" table:style-name="ce61" office:value-type="float" office:value="0">
            <text:p>0</text:p>
          </table:table-cell>
          <table:table-cell table:formula="of:=SUM([.N431])" ns42:value-type="float" table:style-name="ce61" office:value-type="float" office:value="137">
            <text:p>137</text:p>
          </table:table-cell>
          <table:table-cell table:formula="of:=SUM([.O431])" ns42:value-type="float" table:style-name="ce61" office:value-type="float" office:value="126">
            <text:p>126</text:p>
          </table:table-cell>
          <table:table-cell table:formula="of:=SUM([.P431])" ns42:value-type="float" table:style-name="ce61" office:value-type="float" office:value="7">
            <text:p>7</text:p>
          </table:table-cell>
          <table:table-cell table:formula="of:=SUM([.Q431])" ns42:value-type="float" table:style-name="ce61" office:value-type="float" office:value="2">
            <text:p>2</text:p>
          </table:table-cell>
          <table:table-cell table:formula="of:=SUM([.R431])" ns42:value-type="float" table:style-name="ce61" office:value-type="float" office:value="144">
            <text:p>144</text:p>
          </table:table-cell>
          <table:table-cell table:formula="of:=SUM([.S431])" ns42:value-type="float" table:style-name="ce61" office:value-type="float" office:value="128">
            <text:p>128</text:p>
          </table:table-cell>
          <table:table-cell table:formula="of:=SUM([.T431])" ns42:value-type="float" table:style-name="ce61" office:value-type="float" office:value="8">
            <text:p>8</text:p>
          </table:table-cell>
          <table:table-cell table:formula="of:=SUM([.U431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Markelo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432:.I436])" ns42:value-type="float" table:style-name="ce53" office:value-type="float" office:value="705">
            <text:p>705</text:p>
          </table:table-cell>
          <table:table-cell table:formula="of:=SUM([.J432:.J436])" ns42:value-type="float" table:style-name="ce61" office:value-type="float" office:value="15">
            <text:p>15</text:p>
          </table:table-cell>
          <table:table-cell table:formula="of:=SUM([.K432:.K436])" ns42:value-type="float" table:style-name="ce61" office:value-type="float" office:value="1">
            <text:p>1</text:p>
          </table:table-cell>
          <table:table-cell table:formula="of:=SUM([.L432:.L436])" ns42:value-type="float" table:style-name="ce61" office:value-type="float" office:value="0">
            <text:p>0</text:p>
          </table:table-cell>
          <table:table-cell table:formula="of:=SUM([.M432:.M436])" ns42:value-type="float" table:style-name="ce61" office:value-type="float" office:value="0">
            <text:p>0</text:p>
          </table:table-cell>
          <table:table-cell table:formula="of:=SUM([.N432:.N436])" ns42:value-type="float" table:style-name="ce61" office:value-type="float" office:value="2141">
            <text:p>2141</text:p>
          </table:table-cell>
          <table:table-cell table:formula="of:=SUM([.O432:.O436])" ns42:value-type="float" table:style-name="ce61" office:value-type="float" office:value="1801">
            <text:p>1801</text:p>
          </table:table-cell>
          <table:table-cell table:formula="of:=SUM([.P432:.P436])" ns42:value-type="float" table:style-name="ce61" office:value-type="float" office:value="43">
            <text:p>43</text:p>
          </table:table-cell>
          <table:table-cell table:formula="of:=SUM([.Q432:.Q436])" ns42:value-type="float" table:style-name="ce61" office:value-type="float" office:value="41">
            <text:p>41</text:p>
          </table:table-cell>
          <table:table-cell table:formula="of:=SUM([.R432:.R436])" ns42:value-type="float" table:style-name="ce61" office:value-type="float" office:value="2184">
            <text:p>2184</text:p>
          </table:table-cell>
          <table:table-cell table:formula="of:=SUM([.S432:.S436])" ns42:value-type="float" table:style-name="ce61" office:value-type="float" office:value="1842">
            <text:p>1842</text:p>
          </table:table-cell>
          <table:table-cell table:formula="of:=SUM([.T432:.T436])" ns42:value-type="float" table:style-name="ce61" office:value-type="float" office:value="42">
            <text:p>42</text:p>
          </table:table-cell>
          <table:table-cell table:formula="of:=SUM([.U432:.U436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Markelo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437:.I438])" ns42:value-type="float" table:style-name="ce53" office:value-type="float" office:value="758">
            <text:p>758</text:p>
          </table:table-cell>
          <table:table-cell table:formula="of:=SUM([.J437:.J438])" ns42:value-type="float" table:style-name="ce61" office:value-type="float" office:value="19">
            <text:p>19</text:p>
          </table:table-cell>
          <table:table-cell table:formula="of:=SUM([.K437:.K438])" ns42:value-type="float" table:style-name="ce61" office:value-type="float" office:value="1">
            <text:p>1</text:p>
          </table:table-cell>
          <table:table-cell table:formula="of:=SUM([.L437:.L438])" ns42:value-type="float" table:style-name="ce61" office:value-type="float" office:value="0">
            <text:p>0</text:p>
          </table:table-cell>
          <table:table-cell table:formula="of:=SUM([.M437:.M438])" ns42:value-type="float" table:style-name="ce61" office:value-type="float" office:value="0">
            <text:p>0</text:p>
          </table:table-cell>
          <table:table-cell table:formula="of:=SUM([.N437:.N438])" ns42:value-type="float" table:style-name="ce61" office:value-type="float" office:value="2278">
            <text:p>2278</text:p>
          </table:table-cell>
          <table:table-cell table:formula="of:=SUM([.O437:.O438])" ns42:value-type="float" table:style-name="ce61" office:value-type="float" office:value="1927">
            <text:p>1927</text:p>
          </table:table-cell>
          <table:table-cell table:formula="of:=SUM([.P437:.P438])" ns42:value-type="float" table:style-name="ce61" office:value-type="float" office:value="50">
            <text:p>50</text:p>
          </table:table-cell>
          <table:table-cell table:formula="of:=SUM([.Q437:.Q438])" ns42:value-type="float" table:style-name="ce61" office:value-type="float" office:value="43">
            <text:p>43</text:p>
          </table:table-cell>
          <table:table-cell table:formula="of:=SUM([.R437:.R438])" ns42:value-type="float" table:style-name="ce61" office:value-type="float" office:value="2328">
            <text:p>2328</text:p>
          </table:table-cell>
          <table:table-cell table:formula="of:=SUM([.S437:.S438])" ns42:value-type="float" table:style-name="ce61" office:value-type="float" office:value="1970">
            <text:p>1970</text:p>
          </table:table-cell>
          <table:table-cell table:formula="of:=SUM([.T437:.T438])" ns42:value-type="float" table:style-name="ce61" office:value-type="float" office:value="50">
            <text:p>50</text:p>
          </table:table-cell>
          <table:table-cell table:formula="of:=SUM([.U437:.U438])" ns42:value-type="float" table:style-name="ce76" office:value-type="float" office:value="46">
            <text:p>4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68" office:value-type="float">
            <text:p>468</text:p>
          </table:table-cell>
          <table:table-cell ns42:value-type="float" table:style-name="ce61" office:value="425" office:value-type="float">
            <text:p>425</text:p>
          </table:table-cell>
          <table:table-cell ns42:value-type="float" office:value="5" table:style-name="ce61" table:number-columns-repeated="2" office:value-type="float">
            <text:p>5</text:p>
          </table:table-cell>
          <table:table-cell table:formula="of:=SUM([.N440];[.P440])" ns42:value-type="float" table:style-name="ce61" office:value-type="float" office:value="473">
            <text:p>473</text:p>
          </table:table-cell>
          <table:table-cell table:formula="of:=SUM([.O440];[.Q440])" ns42:value-type="float" table:style-name="ce61" office:value-type="float" office:value="430">
            <text:p>4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</table:table-cell>
          <table:table-cell table:style-name="ce21"/>
          <table:table-cell ns42:value-type="string" table:style-name="ce21" office:value-type="string">
            <text:p>Ruitenve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40" office:value-type="float">
            <text:p>24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441];[.P441])" ns42:value-type="float" table:style-name="ce61" office:value-type="float" office:value="283">
            <text:p>283</text:p>
          </table:table-cell>
          <table:table-cell table:formula="of:=SUM([.O441];[.Q441])" ns42:value-type="float" table:style-name="ce61" office:value-type="float" office:value="241">
            <text:p>24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</table:table-cell>
          <table:table-cell table:style-name="ce21"/>
          <table:table-cell ns42:value-type="string" table:style-name="ce21" office:value-type="string">
            <text:p>den Hulst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6" office:value-type="float">
            <text:p>206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450" office:value-type="float">
            <text:p>450</text:p>
          </table:table-cell>
          <table:table-cell ns42:value-type="float" table:style-name="ce61" office:value="385" office:value-type="float">
            <text:p>38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table:formula="of:=SUM([.N442];[.P442])" ns42:value-type="float" table:style-name="ce61" office:value-type="float" office:value="464">
            <text:p>464</text:p>
          </table:table-cell>
          <table:table-cell table:formula="of:=SUM([.O442];[.Q442])" ns42:value-type="float" table:style-name="ce61" office:value-type="float" office:value="391">
            <text:p>39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443];[.P443])" ns42:value-type="float" table:style-name="ce61" office:value-type="float" office:value="4">
            <text:p>4</text:p>
          </table:table-cell>
          <table:table-cell table:formula="of:=SUM([.O443];[.Q4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440:.I443])" ns42:value-type="float" table:style-name="ce53" office:value-type="float" office:value="471">
            <text:p>471</text:p>
          </table:table-cell>
          <table:table-cell table:formula="of:=SUM([.J440:.J443])" ns42:value-type="float" table:style-name="ce61" office:value-type="float" office:value="13">
            <text:p>13</text:p>
          </table:table-cell>
          <table:table-cell table:formula="of:=SUM([.K440:.K443])" ns42:value-type="float" table:style-name="ce61" office:value-type="float" office:value="0">
            <text:p>0</text:p>
          </table:table-cell>
          <table:table-cell table:formula="of:=SUM([.L440:.L443])" ns42:value-type="float" table:style-name="ce61" office:value-type="float" office:value="3">
            <text:p>3</text:p>
          </table:table-cell>
          <table:table-cell table:formula="of:=SUM([.M440:.M443])" ns42:value-type="float" table:style-name="ce61" office:value-type="float" office:value="0">
            <text:p>0</text:p>
          </table:table-cell>
          <table:table-cell table:formula="of:=SUM([.N440:.N443])" ns42:value-type="float" table:style-name="ce61" office:value-type="float" office:value="1200">
            <text:p>1200</text:p>
          </table:table-cell>
          <table:table-cell table:formula="of:=SUM([.O440:.O443])" ns42:value-type="float" table:style-name="ce61" office:value-type="float" office:value="1050">
            <text:p>1050</text:p>
          </table:table-cell>
          <table:table-cell table:formula="of:=SUM([.P440:.P443])" ns42:value-type="float" table:style-name="ce61" office:value-type="float" office:value="24">
            <text:p>24</text:p>
          </table:table-cell>
          <table:table-cell table:formula="of:=SUM([.Q440:.Q443])" ns42:value-type="float" table:style-name="ce61" office:value-type="float" office:value="18">
            <text:p>18</text:p>
          </table:table-cell>
          <table:table-cell table:formula="of:=SUM([.R440:.R443])" ns42:value-type="float" table:style-name="ce61" office:value-type="float" office:value="1224">
            <text:p>1224</text:p>
          </table:table-cell>
          <table:table-cell table:formula="of:=SUM([.S440:.S443])" ns42:value-type="float" table:style-name="ce61" office:value-type="float" office:value="1068">
            <text:p>1068</text:p>
          </table:table-cell>
          <table:table-cell table:formula="of:=SUM([.T440:.T443])" ns42:value-type="float" table:style-name="ce61" office:value-type="float" office:value="5">
            <text:p>5</text:p>
          </table:table-cell>
          <table:table-cell table:formula="of:=SUM([.U440:.U443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445];[.P445])" ns42:value-type="float" table:style-name="ce61" office:value-type="float" office:value="0">
            <text:p>0</text:p>
          </table:table-cell>
          <table:table-cell table:formula="of:=SUM([.O445];[.Q445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66" office:value-type="float">
            <text:p>2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517" office:value-type="float">
            <text:p>517</text:p>
          </table:table-cell>
          <table:table-cell ns42:value-type="float" table:style-name="ce61" office:value="554" office:value-type="float">
            <text:p>55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446];[.P446])" ns42:value-type="float" table:style-name="ce61" office:value-type="float" office:value="528">
            <text:p>528</text:p>
          </table:table-cell>
          <table:table-cell table:formula="of:=SUM([.O446];[.Q446])" ns42:value-type="float" table:style-name="ce61" office:value-type="float" office:value="558">
            <text:p>55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47];[.P447])" ns42:value-type="float" table:style-name="ce61" office:value-type="float" office:value="31">
            <text:p>31</text:p>
          </table:table-cell>
          <table:table-cell table:formula="of:=SUM([.O447];[.Q447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" office:value-type="float">
            <text:p>11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48];[.P448])" ns42:value-type="float" table:style-name="ce61" office:value-type="float" office:value="22">
            <text:p>22</text:p>
          </table:table-cell>
          <table:table-cell table:formula="of:=SUM([.O448];[.Q448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</table:table-cell>
          <table:table-cell table:style-name="ce21"/>
          <table:table-cell ns42:value-type="string" table:style-name="ce21" office:value-type="string">
            <text:p>Buurtschap Hare</text:p>
          </table:table-cell>
          <table:table-cell ns42:value-type="string" table:style-name="ce21" office:value-type="string">
            <text:p>Wijk 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8" office:value-type="float">
            <text:p>8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449];[.P449])" ns42:value-type="float" table:style-name="ce61" office:value-type="float" office:value="20">
            <text:p>20</text:p>
          </table:table-cell>
          <table:table-cell table:formula="of:=SUM([.O449];[.Q449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</table:table-cell>
          <table:table-cell table:style-name="ce21"/>
          <table:table-cell ns42:value-type="string" table:style-name="ce21" office:value-type="string">
            <text:p>Buurtschap Paaslo</text:p>
          </table:table-cell>
          <table:table-cell ns42:value-type="string" table:style-name="ce21" office:value-type="string">
            <text:p>Wijk I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23" office:value-type="float">
            <text:p>12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03" office:value-type="float">
            <text:p>303</text:p>
          </table:table-cell>
          <table:table-cell ns42:value-type="float" table:style-name="ce61" office:value="305" office:value-type="float">
            <text:p>305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0];[.P450])" ns42:value-type="float" table:style-name="ce61" office:value-type="float" office:value="305">
            <text:p>305</text:p>
          </table:table-cell>
          <table:table-cell table:formula="of:=SUM([.O450];[.Q450])" ns42:value-type="float" table:style-name="ce61" office:value-type="float" office:value="307">
            <text:p>30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</table:table-cell>
          <table:table-cell table:style-name="ce21"/>
          <table:table-cell ns42:value-type="string" table:style-name="ce21" office:value-type="string">
            <text:p>Buurtschap Ossenzijl</text:p>
          </table:table-cell>
          <table:table-cell ns42:value-type="string" table:style-name="ce21" office:value-type="string">
            <text:p>Wijk I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7" office:value-type="float">
            <text:p>9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" office:value-type="float">
            <text:p>225</text:p>
          </table:table-cell>
          <table:table-cell ns42:value-type="float" table:style-name="ce61" office:value="181" office:value-type="float">
            <text:p>181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1];[.P451])" ns42:value-type="float" table:style-name="ce61" office:value-type="float" office:value="227">
            <text:p>227</text:p>
          </table:table-cell>
          <table:table-cell table:formula="of:=SUM([.O451];[.Q451])" ns42:value-type="float" table:style-name="ce61" office:value-type="float" office:value="183">
            <text:p>1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</table:table-cell>
          <table:table-cell table:style-name="ce21"/>
          <table:table-cell ns42:value-type="string" table:style-name="ce21" office:value-type="string">
            <text:p>Buurtschap Kalenberg</text:p>
          </table:table-cell>
          <table:table-cell ns42:value-type="string" table:style-name="ce21" office:value-type="string">
            <text:p>Wijk 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64" office:value-type="float">
            <text:p>164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452];[.P452])" ns42:value-type="float" table:style-name="ce61" office:value-type="float" office:value="174">
            <text:p>174</text:p>
          </table:table-cell>
          <table:table-cell table:formula="of:=SUM([.O452];[.Q452])" ns42:value-type="float" table:style-name="ce61" office:value-type="float" office:value="167">
            <text:p>16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</table:table-cell>
          <table:table-cell table:style-name="ce21"/>
          <table:table-cell ns42:value-type="string" table:style-name="ce21" office:value-type="string">
            <text:p>Buurtschap IJsselham</text:p>
          </table:table-cell>
          <table:table-cell ns42:value-type="string" table:style-name="ce21" office:value-type="string">
            <text:p>Wijk V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88" office:value-type="float">
            <text:p>88</text:p>
          </table:table-cell>
          <table:table-cell ns42:value-type="float" table:style-name="ce61" office:value="79" office:value-type="float">
            <text:p>7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3];[.P453])" ns42:value-type="float" table:style-name="ce61" office:value-type="float" office:value="88">
            <text:p>88</text:p>
          </table:table-cell>
          <table:table-cell table:formula="of:=SUM([.O453];[.Q453])" ns42:value-type="float" table:style-name="ce61" office:value-type="float" office:value="80">
            <text:p>8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446])" ns42:value-type="float" table:style-name="ce53" office:value-type="float" office:value="266">
            <text:p>266</text:p>
          </table:table-cell>
          <table:table-cell table:formula="of:=SUM([.J446])" ns42:value-type="float" table:style-name="ce61" office:value-type="float" office:value="4">
            <text:p>4</text:p>
          </table:table-cell>
          <table:table-cell table:formula="of:=SUM([.K446])" ns42:value-type="float" table:style-name="ce61" office:value-type="float" office:value="0">
            <text:p>0</text:p>
          </table:table-cell>
          <table:table-cell table:formula="of:=SUM([.L446])" ns42:value-type="float" table:style-name="ce61" office:value-type="float" office:value="0">
            <text:p>0</text:p>
          </table:table-cell>
          <table:table-cell table:formula="of:=SUM([.M446])" ns42:value-type="float" table:style-name="ce61" office:value-type="float" office:value="0">
            <text:p>0</text:p>
          </table:table-cell>
          <table:table-cell table:formula="of:=SUM([.N446])" ns42:value-type="float" table:style-name="ce61" office:value-type="float" office:value="517">
            <text:p>517</text:p>
          </table:table-cell>
          <table:table-cell table:formula="of:=SUM([.O446])" ns42:value-type="float" table:style-name="ce61" office:value-type="float" office:value="554">
            <text:p>554</text:p>
          </table:table-cell>
          <table:table-cell table:formula="of:=SUM([.P446])" ns42:value-type="float" table:style-name="ce61" office:value-type="float" office:value="11">
            <text:p>11</text:p>
          </table:table-cell>
          <table:table-cell table:formula="of:=SUM([.Q446])" ns42:value-type="float" table:style-name="ce61" office:value-type="float" office:value="4">
            <text:p>4</text:p>
          </table:table-cell>
          <table:table-cell table:formula="of:=SUM([.R446])" ns42:value-type="float" table:style-name="ce61" office:value-type="float" office:value="528">
            <text:p>528</text:p>
          </table:table-cell>
          <table:table-cell table:formula="of:=SUM([.S446])" ns42:value-type="float" table:style-name="ce61" office:value-type="float" office:value="558">
            <text:p>558</text:p>
          </table:table-cell>
          <table:table-cell table:formula="of:=SUM([.T446])" ns42:value-type="float" table:style-name="ce61" office:value-type="float" office:value="6">
            <text:p>6</text:p>
          </table:table-cell>
          <table:table-cell table:formula="of:=SUM([.U446])" ns42:value-type="float" table:style-name="ce76" office:value-type="float" office:value="41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mark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447:.I453])" ns42:value-type="float" table:style-name="ce53" office:value-type="float" office:value="352">
            <text:p>352</text:p>
          </table:table-cell>
          <table:table-cell table:formula="of:=SUM([.J447:.J453])" ns42:value-type="float" table:style-name="ce61" office:value-type="float" office:value="11">
            <text:p>11</text:p>
          </table:table-cell>
          <table:table-cell table:formula="of:=SUM([.K447:.K453])" ns42:value-type="float" table:style-name="ce61" office:value-type="float" office:value="1">
            <text:p>1</text:p>
          </table:table-cell>
          <table:table-cell table:formula="of:=SUM([.L447:.L453])" ns42:value-type="float" table:style-name="ce61" office:value-type="float" office:value="11">
            <text:p>11</text:p>
          </table:table-cell>
          <table:table-cell table:formula="of:=SUM([.M447:.M453])" ns42:value-type="float" table:style-name="ce61" office:value-type="float" office:value="0">
            <text:p>0</text:p>
          </table:table-cell>
          <table:table-cell table:formula="of:=SUM([.N447:.N453])" ns42:value-type="float" table:style-name="ce61" office:value-type="float" office:value="849">
            <text:p>849</text:p>
          </table:table-cell>
          <table:table-cell table:formula="of:=SUM([.O447:.O453])" ns42:value-type="float" table:style-name="ce61" office:value-type="float" office:value="788">
            <text:p>788</text:p>
          </table:table-cell>
          <table:table-cell table:formula="of:=SUM([.P447:.P453])" ns42:value-type="float" table:style-name="ce61" office:value-type="float" office:value="18">
            <text:p>18</text:p>
          </table:table-cell>
          <table:table-cell table:formula="of:=SUM([.Q447:.Q453])" ns42:value-type="float" table:style-name="ce61" office:value-type="float" office:value="16">
            <text:p>16</text:p>
          </table:table-cell>
          <table:table-cell table:formula="of:=SUM([.R447:.R453])" ns42:value-type="float" table:style-name="ce61" office:value-type="float" office:value="867">
            <text:p>867</text:p>
          </table:table-cell>
          <table:table-cell table:formula="of:=SUM([.S447:.S453])" ns42:value-type="float" table:style-name="ce61" office:value-type="float" office:value="804">
            <text:p>804</text:p>
          </table:table-cell>
          <table:table-cell table:formula="of:=SUM([.T447:.T453])" ns42:value-type="float" table:style-name="ce61" office:value-type="float" office:value="7">
            <text:p>7</text:p>
          </table:table-cell>
          <table:table-cell table:formula="of:=SUM([.U447:.U453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454:.I455])" ns42:value-type="float" table:style-name="ce53" office:value-type="float" office:value="618">
            <text:p>618</text:p>
          </table:table-cell>
          <table:table-cell table:formula="of:=SUM([.J454:.J455])" ns42:value-type="float" table:style-name="ce61" office:value-type="float" office:value="15">
            <text:p>15</text:p>
          </table:table-cell>
          <table:table-cell table:formula="of:=SUM([.K454:.K455])" ns42:value-type="float" table:style-name="ce61" office:value-type="float" office:value="1">
            <text:p>1</text:p>
          </table:table-cell>
          <table:table-cell table:formula="of:=SUM([.L454:.L455])" ns42:value-type="float" table:style-name="ce61" office:value-type="float" office:value="11">
            <text:p>11</text:p>
          </table:table-cell>
          <table:table-cell table:formula="of:=SUM([.M454:.M455])" ns42:value-type="float" table:style-name="ce61" office:value-type="float" office:value="0">
            <text:p>0</text:p>
          </table:table-cell>
          <table:table-cell table:formula="of:=SUM([.N454:.N455])" ns42:value-type="float" table:style-name="ce61" office:value-type="float" office:value="1366">
            <text:p>1366</text:p>
          </table:table-cell>
          <table:table-cell table:formula="of:=SUM([.O454:.O455])" ns42:value-type="float" table:style-name="ce61" office:value-type="float" office:value="1342">
            <text:p>1342</text:p>
          </table:table-cell>
          <table:table-cell table:formula="of:=SUM([.P454:.P455])" ns42:value-type="float" table:style-name="ce61" office:value-type="float" office:value="29">
            <text:p>29</text:p>
          </table:table-cell>
          <table:table-cell table:formula="of:=SUM([.Q454:.Q455])" ns42:value-type="float" table:style-name="ce61" office:value-type="float" office:value="20">
            <text:p>20</text:p>
          </table:table-cell>
          <table:table-cell table:formula="of:=SUM([.R454:.R455])" ns42:value-type="float" table:style-name="ce61" office:value-type="float" office:value="1395">
            <text:p>1395</text:p>
          </table:table-cell>
          <table:table-cell table:formula="of:=SUM([.S454:.S455])" ns42:value-type="float" table:style-name="ce61" office:value-type="float" office:value="1362">
            <text:p>1362</text:p>
          </table:table-cell>
          <table:table-cell table:formula="of:=SUM([.T454:.T455])" ns42:value-type="float" table:style-name="ce61" office:value-type="float" office:value="13">
            <text:p>13</text:p>
          </table:table-cell>
          <table:table-cell table:formula="of:=SUM([.U454:.U455])" ns42:value-type="float" table:style-name="ce76" office:value-type="float" office:value="47">
            <text:p>4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4"/>
          <table:table-cell table:formula="of:=SUM([.N457];[.P457])" ns42:value-type="float" table:style-name="ce61" office:value-type="float" office:value="0">
            <text:p>0</text:p>
          </table:table-cell>
          <table:table-cell table:formula="of:=SUM([.O457];[.Q457])" ns42:value-type="float" table:style-name="ce61" office:value-type="float" office:value="0">
            <text:p>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looster van de orde der Franciscaness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87" office:value-type="float">
            <text:p>8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8];[.P458])" ns42:value-type="float" table:style-name="ce61" office:value-type="float" office:value="0">
            <text:p>0</text:p>
          </table:table-cell>
          <table:table-cell table:formula="of:=SUM([.O458];[.Q458])" ns42:value-type="float" table:style-name="ce61" office:value-type="float" office:value="88">
            <text:p>8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30" office:value-type="float">
            <text:p>6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1390" office:value-type="float">
            <text:p>1390</text:p>
          </table:table-cell>
          <table:table-cell ns42:value-type="float" table:style-name="ce61" office:value="1509" office:value-type="float">
            <text:p>1509</text:p>
          </table:table-cell>
          <table:table-cell ns42:value-type="float" table:style-name="ce61" office:value="56" office:value-type="float">
            <text:p>56</text:p>
          </table:table-cell>
          <table:table-cell ns42:value-type="float" table:style-name="ce61" office:value="23" office:value-type="float">
            <text:p>23</text:p>
          </table:table-cell>
          <table:table-cell table:formula="of:=SUM([.N459];[.P459])" ns42:value-type="float" table:style-name="ce61" office:value-type="float" office:value="1446">
            <text:p>1446</text:p>
          </table:table-cell>
          <table:table-cell table:formula="of:=SUM([.O459];[.Q459])" ns42:value-type="float" table:style-name="ce61" office:value-type="float" office:value="1532">
            <text:p>1532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looster van de orde der Benedictijn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9" office:value-type="float">
            <text:p>49</text:p>
          </table:table-cell>
          <table:table-cell table:style-name="ce61" table:number-columns-repeated="2"/>
          <table:table-cell table:formula="of:=SUM([.N460];[.P460])" ns42:value-type="float" table:style-name="ce61" office:value-type="float" office:value="0">
            <text:p>0</text:p>
          </table:table-cell>
          <table:table-cell table:formula="of:=SUM([.O460];[.Q460])" ns42:value-type="float" table:style-name="ce61" office:value-type="float" office:value="49">
            <text:p>4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7" office:value-type="float">
            <text:p>257</text:p>
          </table:table-cell>
          <table:table-cell ns42:value-type="float" table:style-name="ce61" office:value="284" office:value-type="float">
            <text:p>28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3" office:value-type="float">
            <text:p>3</text:p>
          </table:table-cell>
          <table:table-cell table:formula="of:=SUM([.N461];[.P461])" ns42:value-type="float" table:style-name="ce61" office:value-type="float" office:value="267">
            <text:p>267</text:p>
          </table:table-cell>
          <table:table-cell table:formula="of:=SUM([.O461];[.Q461])" ns42:value-type="float" table:style-name="ce61" office:value-type="float" office:value="287">
            <text:p>28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4" office:value-type="float">
            <text:p>94</text:p>
          </table:table-cell>
          <table:table-cell ns42:value-type="float" table:style-name="ce61" office:value="84" office:value-type="float">
            <text:p>8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62];[.P462])" ns42:value-type="float" table:style-name="ce61" office:value-type="float" office:value="95">
            <text:p>95</text:p>
          </table:table-cell>
          <table:table-cell table:formula="of:=SUM([.O462];[.Q462])" ns42:value-type="float" table:style-name="ce61" office:value-type="float" office:value="84">
            <text:p>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458:.I461])" ns42:value-type="float" table:style-name="ce53" office:value-type="float" office:value="741">
            <text:p>741</text:p>
          </table:table-cell>
          <table:table-cell table:formula="of:=SUM([.J458:.J461])" ns42:value-type="float" table:style-name="ce61" office:value-type="float" office:value="23">
            <text:p>23</text:p>
          </table:table-cell>
          <table:table-cell table:formula="of:=SUM([.K458:.K461])" ns42:value-type="float" table:style-name="ce61" office:value-type="float" office:value="2">
            <text:p>2</text:p>
          </table:table-cell>
          <table:table-cell table:formula="of:=SUM([.L458:.L461])" ns42:value-type="float" table:style-name="ce61" office:value-type="float" office:value="0">
            <text:p>0</text:p>
          </table:table-cell>
          <table:table-cell table:formula="of:=SUM([.M458:.M461])" ns42:value-type="float" table:style-name="ce61" office:value-type="float" office:value="0">
            <text:p>0</text:p>
          </table:table-cell>
          <table:table-cell table:formula="of:=SUM([.N458:.N461])" ns42:value-type="float" table:style-name="ce61" office:value-type="float" office:value="1647">
            <text:p>1647</text:p>
          </table:table-cell>
          <table:table-cell table:formula="of:=SUM([.O458:.O461])" ns42:value-type="float" table:style-name="ce61" office:value-type="float" office:value="1929">
            <text:p>1929</text:p>
          </table:table-cell>
          <table:table-cell table:formula="of:=SUM([.P458:.P461])" ns42:value-type="float" table:style-name="ce61" office:value-type="float" office:value="66">
            <text:p>66</text:p>
          </table:table-cell>
          <table:table-cell table:formula="of:=SUM([.Q458:.Q461])" ns42:value-type="float" table:style-name="ce61" office:value-type="float" office:value="27">
            <text:p>27</text:p>
          </table:table-cell>
          <table:table-cell table:formula="of:=SUM([.R458:.R461])" ns42:value-type="float" table:style-name="ce61" office:value-type="float" office:value="1713">
            <text:p>1713</text:p>
          </table:table-cell>
          <table:table-cell table:formula="of:=SUM([.S458:.S461])" ns42:value-type="float" table:style-name="ce61" office:value-type="float" office:value="1956">
            <text:p>1956</text:p>
          </table:table-cell>
          <table:table-cell table:formula="of:=SUM([.T458:.T461])" ns42:value-type="float" table:style-name="ce61" office:value-type="float" office:value="22">
            <text:p>22</text:p>
          </table:table-cell>
          <table:table-cell table:formula="of:=SUM([.U458:.U46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462])" ns42:value-type="float" table:style-name="ce53" office:value-type="float" office:value="32">
            <text:p>32</text:p>
          </table:table-cell>
          <table:table-cell table:formula="of:=SUM([.J462])" ns42:value-type="float" table:style-name="ce61" office:value-type="float" office:value="2">
            <text:p>2</text:p>
          </table:table-cell>
          <table:table-cell table:formula="of:=SUM([.K462])" ns42:value-type="float" table:style-name="ce61" office:value-type="float" office:value="0">
            <text:p>0</text:p>
          </table:table-cell>
          <table:table-cell table:formula="of:=SUM([.L462])" ns42:value-type="float" table:style-name="ce61" office:value-type="float" office:value="0">
            <text:p>0</text:p>
          </table:table-cell>
          <table:table-cell table:formula="of:=SUM([.M462])" ns42:value-type="float" table:style-name="ce61" office:value-type="float" office:value="0">
            <text:p>0</text:p>
          </table:table-cell>
          <table:table-cell table:formula="of:=SUM([.N462])" ns42:value-type="float" table:style-name="ce61" office:value-type="float" office:value="94">
            <text:p>94</text:p>
          </table:table-cell>
          <table:table-cell table:formula="of:=SUM([.O462])" ns42:value-type="float" table:style-name="ce61" office:value-type="float" office:value="84">
            <text:p>84</text:p>
          </table:table-cell>
          <table:table-cell table:formula="of:=SUM([.P462])" ns42:value-type="float" table:style-name="ce61" office:value-type="float" office:value="1">
            <text:p>1</text:p>
          </table:table-cell>
          <table:table-cell table:formula="of:=SUM([.Q462])" ns42:value-type="float" table:style-name="ce61" office:value-type="float" office:value="0">
            <text:p>0</text:p>
          </table:table-cell>
          <table:table-cell table:formula="of:=SUM([.R462])" ns42:value-type="float" table:style-name="ce61" office:value-type="float" office:value="95">
            <text:p>95</text:p>
          </table:table-cell>
          <table:table-cell table:formula="of:=SUM([.S462])" ns42:value-type="float" table:style-name="ce61" office:value-type="float" office:value="84">
            <text:p>84</text:p>
          </table:table-cell>
          <table:table-cell table:formula="of:=SUM([.T462])" ns42:value-type="float" table:style-name="ce61" office:value-type="float" office:value="2">
            <text:p>2</text:p>
          </table:table-cell>
          <table:table-cell table:formula="of:=SUM([.U46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nzaal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463:.I464])" ns42:value-type="float" table:style-name="ce53" office:value-type="float" office:value="773">
            <text:p>773</text:p>
          </table:table-cell>
          <table:table-cell table:formula="of:=SUM([.J463:.J464])" ns42:value-type="float" table:style-name="ce61" office:value-type="float" office:value="25">
            <text:p>25</text:p>
          </table:table-cell>
          <table:table-cell table:formula="of:=SUM([.K463:.K464])" ns42:value-type="float" table:style-name="ce61" office:value-type="float" office:value="2">
            <text:p>2</text:p>
          </table:table-cell>
          <table:table-cell table:formula="of:=SUM([.L463:.L464])" ns42:value-type="float" table:style-name="ce61" office:value-type="float" office:value="0">
            <text:p>0</text:p>
          </table:table-cell>
          <table:table-cell table:formula="of:=SUM([.M463:.M464])" ns42:value-type="float" table:style-name="ce61" office:value-type="float" office:value="0">
            <text:p>0</text:p>
          </table:table-cell>
          <table:table-cell table:formula="of:=SUM([.N463:.N464])" ns42:value-type="float" table:style-name="ce61" office:value-type="float" office:value="1741">
            <text:p>1741</text:p>
          </table:table-cell>
          <table:table-cell table:formula="of:=SUM([.O463:.O464])" ns42:value-type="float" table:style-name="ce61" office:value-type="float" office:value="2013">
            <text:p>2013</text:p>
          </table:table-cell>
          <table:table-cell table:formula="of:=SUM([.P463:.P464])" ns42:value-type="float" table:style-name="ce61" office:value-type="float" office:value="67">
            <text:p>67</text:p>
          </table:table-cell>
          <table:table-cell table:formula="of:=SUM([.Q463:.Q464])" ns42:value-type="float" table:style-name="ce61" office:value-type="float" office:value="27">
            <text:p>27</text:p>
          </table:table-cell>
          <table:table-cell table:formula="of:=SUM([.R463:.R464])" ns42:value-type="float" table:style-name="ce61" office:value-type="float" office:value="1808">
            <text:p>1808</text:p>
          </table:table-cell>
          <table:table-cell table:formula="of:=SUM([.S463:.S464])" ns42:value-type="float" table:style-name="ce61" office:value-type="float" office:value="2040">
            <text:p>2040</text:p>
          </table:table-cell>
          <table:table-cell table:formula="of:=SUM([.T463:.T464])" ns42:value-type="float" table:style-name="ce61" office:value-type="float" office:value="24">
            <text:p>24</text:p>
          </table:table-cell>
          <table:table-cell table:formula="of:=SUM([.U463:.U464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denzaal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466];[.P466])" ns42:value-type="float" table:style-name="ce61" office:value-type="float" office:value="3">
            <text:p>3</text:p>
          </table:table-cell>
          <table:table-cell table:formula="of:=SUM([.O466];[.Q466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465:.I466])" ns42:value-type="float" table:style-name="ce53" office:value-type="float" office:value="773">
            <text:p>773</text:p>
          </table:table-cell>
          <table:table-cell table:formula="of:=SUM([.J465:.J466])" ns42:value-type="float" table:style-name="ce61" office:value-type="float" office:value="25">
            <text:p>25</text:p>
          </table:table-cell>
          <table:table-cell table:formula="of:=SUM([.K465:.K466])" ns42:value-type="float" table:style-name="ce61" office:value-type="float" office:value="2">
            <text:p>2</text:p>
          </table:table-cell>
          <table:table-cell table:formula="of:=SUM([.L465:.L466])" ns42:value-type="float" table:style-name="ce61" office:value-type="float" office:value="0">
            <text:p>0</text:p>
          </table:table-cell>
          <table:table-cell table:formula="of:=SUM([.M465:.M466])" ns42:value-type="float" table:style-name="ce61" office:value-type="float" office:value="0">
            <text:p>0</text:p>
          </table:table-cell>
          <table:table-cell table:formula="of:=SUM([.N465:.N466])" ns42:value-type="float" table:style-name="ce61" office:value-type="float" office:value="1741">
            <text:p>1741</text:p>
          </table:table-cell>
          <table:table-cell table:formula="of:=SUM([.O465:.O466])" ns42:value-type="float" table:style-name="ce61" office:value-type="float" office:value="2013">
            <text:p>2013</text:p>
          </table:table-cell>
          <table:table-cell table:formula="of:=SUM([.P465:.P466])" ns42:value-type="float" table:style-name="ce61" office:value-type="float" office:value="70">
            <text:p>70</text:p>
          </table:table-cell>
          <table:table-cell table:formula="of:=SUM([.Q465:.Q466])" ns42:value-type="float" table:style-name="ce61" office:value-type="float" office:value="27">
            <text:p>27</text:p>
          </table:table-cell>
          <table:table-cell table:formula="of:=SUM([.R465:.R466])" ns42:value-type="float" table:style-name="ce61" office:value-type="float" office:value="1811">
            <text:p>1811</text:p>
          </table:table-cell>
          <table:table-cell table:formula="of:=SUM([.S465:.S466])" ns42:value-type="float" table:style-name="ce61" office:value-type="float" office:value="2040">
            <text:p>2040</text:p>
          </table:table-cell>
          <table:table-cell table:formula="of:=SUM([.T465:.T466])" ns42:value-type="float" table:style-name="ce61" office:value-type="float" office:value="24">
            <text:p>24</text:p>
          </table:table-cell>
          <table:table-cell table:formula="of:=SUM([.U465:.U466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89" office:value-type="float">
            <text:p>189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451" office:value-type="float">
            <text:p>451</text:p>
          </table:table-cell>
          <table:table-cell ns42:value-type="float" table:style-name="ce61" office:value="461" office:value-type="float">
            <text:p>461</text:p>
          </table:table-cell>
          <table:table-cell ns42:value-type="float" office:value="11" table:style-name="ce61" table:number-columns-repeated="2" office:value-type="float">
            <text:p>11</text:p>
          </table:table-cell>
          <table:table-cell table:formula="of:=SUM([.N468];[.P468])" ns42:value-type="float" table:style-name="ce61" office:value-type="float" office:value="462">
            <text:p>462</text:p>
          </table:table-cell>
          <table:table-cell table:formula="of:=SUM([.O468];[.Q468])" ns42:value-type="float" table:style-name="ce61" office:value-type="float" office:value="472">
            <text:p>472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9" office:value-type="float">
            <text:p>99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69];[.P469])" ns42:value-type="float" table:style-name="ce61" office:value-type="float" office:value="102">
            <text:p>102</text:p>
          </table:table-cell>
          <table:table-cell table:formula="of:=SUM([.O469];[.Q469])" ns42:value-type="float" table:style-name="ce61" office:value-type="float" office:value="81">
            <text:p>8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</table:table-cell>
          <table:table-cell table:style-name="ce21"/>
          <table:table-cell ns42:value-type="string" table:style-name="ce21" office:value-type="string">
            <text:p>Buurtschap Overwetering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1" office:value-type="float">
            <text:p>181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table:formula="of:=SUM([.N470];[.P470])" ns42:value-type="float" table:style-name="ce61" office:value-type="float" office:value="185">
            <text:p>185</text:p>
          </table:table-cell>
          <table:table-cell table:formula="of:=SUM([.O470];[.Q470])" ns42:value-type="float" table:style-name="ce61" office:value-type="float" office:value="163">
            <text:p>163</text:p>
          </table:table-cell>
          <table:table-cell table:style-name="ce61"/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</table:table-cell>
          <table:table-cell table:style-name="ce21"/>
          <table:table-cell ns42:value-type="string" table:style-name="ce21" office:value-type="string">
            <text:p>Buurtschap Midd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9" office:value-type="float">
            <text:p>179</text:p>
          </table:table-cell>
          <table:table-cell ns42:value-type="float" table:style-name="ce61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SUM([.N471];[.P471])" ns42:value-type="float" table:style-name="ce61" office:value-type="float" office:value="181">
            <text:p>181</text:p>
          </table:table-cell>
          <table:table-cell table:formula="of:=SUM([.O471];[.Q471])" ns42:value-type="float" table:style-name="ce61" office:value-type="float" office:value="165">
            <text:p>16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</table:table-cell>
          <table:table-cell table:style-name="ce21"/>
          <table:table-cell ns42:value-type="string" table:style-name="ce21" office:value-type="string">
            <text:p>Buurtschap Duu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472];[.P472])" ns42:value-type="float" table:style-name="ce61" office:value-type="float" office:value="297">
            <text:p>297</text:p>
          </table:table-cell>
          <table:table-cell table:formula="of:=SUM([.O472];[.Q472])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</table:table-cell>
          <table:table-cell table:style-name="ce21"/>
          <table:table-cell ns42:value-type="string" table:style-name="ce21" office:value-type="string">
            <text:p>Buurtschap Hengfo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473];[.P473])" ns42:value-type="float" table:style-name="ce61" office:value-type="float" office:value="297">
            <text:p>297</text:p>
          </table:table-cell>
          <table:table-cell table:formula="of:=SUM([.O473];[.Q473])" ns42:value-type="float" table:style-name="ce61" office:value-type="float" office:value="297">
            <text:p>29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</table:table-cell>
          <table:table-cell table:style-name="ce21"/>
          <table:table-cell ns42:value-type="string" table:style-name="ce21" office:value-type="string">
            <text:p>Buurtschap Wesep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3" office:value-type="float">
            <text:p>263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474];[.P474])" ns42:value-type="float" table:style-name="ce61" office:value-type="float" office:value="268">
            <text:p>268</text:p>
          </table:table-cell>
          <table:table-cell table:formula="of:=SUM([.O474];[.Q474])" ns42:value-type="float" table:style-name="ce61" office:value-type="float" office:value="237">
            <text:p>23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</table:table-cell>
          <table:table-cell table:style-name="ce21"/>
          <table:table-cell ns42:value-type="string" table:style-name="ce21" office:value-type="string">
            <text:p>Buurtschap Welsum (Geldersche Veluwe)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04" office:value-type="float">
            <text:p>504</text:p>
          </table:table-cell>
          <table:table-cell ns42:value-type="float" table:style-name="ce61" office:value="449" office:value-type="float">
            <text:p>44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475];[.P475])" ns42:value-type="float" table:style-name="ce61" office:value-type="float" office:value="509">
            <text:p>509</text:p>
          </table:table-cell>
          <table:table-cell table:formula="of:=SUM([.O475];[.Q475])" ns42:value-type="float" table:style-name="ce61" office:value-type="float" office:value="451">
            <text:p>4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468])" ns42:value-type="float" table:style-name="ce53" office:value-type="float" office:value="189">
            <text:p>189</text:p>
          </table:table-cell>
          <table:table-cell table:formula="of:=SUM([.J468])" ns42:value-type="float" table:style-name="ce61" office:value-type="float" office:value="7">
            <text:p>7</text:p>
          </table:table-cell>
          <table:table-cell table:formula="of:=SUM([.K468])" ns42:value-type="float" table:style-name="ce61" office:value-type="float" office:value="0">
            <text:p>0</text:p>
          </table:table-cell>
          <table:table-cell table:formula="of:=SUM([.L468])" ns42:value-type="float" table:style-name="ce61" office:value-type="float" office:value="0">
            <text:p>0</text:p>
          </table:table-cell>
          <table:table-cell table:formula="of:=SUM([.M468])" ns42:value-type="float" table:style-name="ce61" office:value-type="float" office:value="0">
            <text:p>0</text:p>
          </table:table-cell>
          <table:table-cell table:formula="of:=SUM([.N468])" ns42:value-type="float" table:style-name="ce61" office:value-type="float" office:value="451">
            <text:p>451</text:p>
          </table:table-cell>
          <table:table-cell table:formula="of:=SUM([.O468])" ns42:value-type="float" table:style-name="ce61" office:value-type="float" office:value="461">
            <text:p>461</text:p>
          </table:table-cell>
          <table:table-cell table:formula="of:=SUM([.P468])" ns42:value-type="float" table:style-name="ce61" office:value-type="float" office:value="11">
            <text:p>11</text:p>
          </table:table-cell>
          <table:table-cell table:formula="of:=SUM([.Q468])" ns42:value-type="float" table:style-name="ce61" office:value-type="float" office:value="11">
            <text:p>11</text:p>
          </table:table-cell>
          <table:table-cell table:formula="of:=SUM([.R468])" ns42:value-type="float" table:style-name="ce61" office:value-type="float" office:value="462">
            <text:p>462</text:p>
          </table:table-cell>
          <table:table-cell table:formula="of:=SUM([.S468])" ns42:value-type="float" table:style-name="ce61" office:value-type="float" office:value="472">
            <text:p>472</text:p>
          </table:table-cell>
          <table:table-cell table:formula="of:=SUM([.T468])" ns42:value-type="float" table:style-name="ce61" office:value-type="float" office:value="19">
            <text:p>19</text:p>
          </table:table-cell>
          <table:table-cell table:formula="of:=SUM([.U468])" ns42:value-type="float" table:style-name="ce76" office:value-type="float" office:value="19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469:.I475])" ns42:value-type="float" table:style-name="ce53" office:value-type="float" office:value="636">
            <text:p>636</text:p>
          </table:table-cell>
          <table:table-cell table:formula="of:=SUM([.J469:.J475])" ns42:value-type="float" table:style-name="ce61" office:value-type="float" office:value="24">
            <text:p>24</text:p>
          </table:table-cell>
          <table:table-cell table:formula="of:=SUM([.K469:.K475])" ns42:value-type="float" table:style-name="ce61" office:value-type="float" office:value="2">
            <text:p>2</text:p>
          </table:table-cell>
          <table:table-cell table:formula="of:=SUM([.L469:.L475])" ns42:value-type="float" table:style-name="ce61" office:value-type="float" office:value="0">
            <text:p>0</text:p>
          </table:table-cell>
          <table:table-cell table:formula="of:=SUM([.M469:.M475])" ns42:value-type="float" table:style-name="ce61" office:value-type="float" office:value="0">
            <text:p>0</text:p>
          </table:table-cell>
          <table:table-cell table:formula="of:=SUM([.N469:.N475])" ns42:value-type="float" table:style-name="ce61" office:value-type="float" office:value="1806">
            <text:p>1806</text:p>
          </table:table-cell>
          <table:table-cell table:formula="of:=SUM([.O469:.O475])" ns42:value-type="float" table:style-name="ce61" office:value-type="float" office:value="1613">
            <text:p>1613</text:p>
          </table:table-cell>
          <table:table-cell table:formula="of:=SUM([.P469:.P475])" ns42:value-type="float" table:style-name="ce61" office:value-type="float" office:value="33">
            <text:p>33</text:p>
          </table:table-cell>
          <table:table-cell table:formula="of:=SUM([.Q469:.Q475])" ns42:value-type="float" table:style-name="ce61" office:value-type="float" office:value="33">
            <text:p>33</text:p>
          </table:table-cell>
          <table:table-cell table:formula="of:=SUM([.R469:.R475])" ns42:value-type="float" table:style-name="ce61" office:value-type="float" office:value="1839">
            <text:p>1839</text:p>
          </table:table-cell>
          <table:table-cell table:formula="of:=SUM([.S469:.S475])" ns42:value-type="float" table:style-name="ce61" office:value-type="float" office:value="1646">
            <text:p>1646</text:p>
          </table:table-cell>
          <table:table-cell table:formula="of:=SUM([.T469:.T475])" ns42:value-type="float" table:style-name="ce61" office:value-type="float" office:value="16">
            <text:p>16</text:p>
          </table:table-cell>
          <table:table-cell table:formula="of:=SUM([.U469:.U475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s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476:.I477])" ns42:value-type="float" table:style-name="ce53" office:value-type="float" office:value="825">
            <text:p>825</text:p>
          </table:table-cell>
          <table:table-cell table:formula="of:=SUM([.J476:.J477])" ns42:value-type="float" table:style-name="ce61" office:value-type="float" office:value="31">
            <text:p>31</text:p>
          </table:table-cell>
          <table:table-cell table:formula="of:=SUM([.K476:.K477])" ns42:value-type="float" table:style-name="ce61" office:value-type="float" office:value="2">
            <text:p>2</text:p>
          </table:table-cell>
          <table:table-cell table:formula="of:=SUM([.L476:.L477])" ns42:value-type="float" table:style-name="ce61" office:value-type="float" office:value="0">
            <text:p>0</text:p>
          </table:table-cell>
          <table:table-cell table:formula="of:=SUM([.M476:.M477])" ns42:value-type="float" table:style-name="ce61" office:value-type="float" office:value="0">
            <text:p>0</text:p>
          </table:table-cell>
          <table:table-cell table:formula="of:=SUM([.N476:.N477])" ns42:value-type="float" table:style-name="ce61" office:value-type="float" office:value="2257">
            <text:p>2257</text:p>
          </table:table-cell>
          <table:table-cell table:formula="of:=SUM([.O476:.O477])" ns42:value-type="float" table:style-name="ce61" office:value-type="float" office:value="2074">
            <text:p>2074</text:p>
          </table:table-cell>
          <table:table-cell table:formula="of:=SUM([.P476:.P477])" ns42:value-type="float" table:style-name="ce61" office:value-type="float" office:value="44">
            <text:p>44</text:p>
          </table:table-cell>
          <table:table-cell table:formula="of:=SUM([.Q476:.Q477])" ns42:value-type="float" table:style-name="ce61" office:value-type="float" office:value="44">
            <text:p>44</text:p>
          </table:table-cell>
          <table:table-cell table:formula="of:=SUM([.R476:.R477])" ns42:value-type="float" table:style-name="ce61" office:value-type="float" office:value="2301">
            <text:p>2301</text:p>
          </table:table-cell>
          <table:table-cell table:formula="of:=SUM([.S476:.S477])" ns42:value-type="float" table:style-name="ce61" office:value-type="float" office:value="2118">
            <text:p>2118</text:p>
          </table:table-cell>
          <table:table-cell table:formula="of:=SUM([.T476:.T477])" ns42:value-type="float" table:style-name="ce61" office:value-type="float" office:value="35">
            <text:p>35</text:p>
          </table:table-cell>
          <table:table-cell table:formula="of:=SUM([.U476:.U477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s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79];[.P479])" ns42:value-type="float" table:style-name="ce61" office:value-type="float" office:value="3">
            <text:p>3</text:p>
          </table:table-cell>
          <table:table-cell table:formula="of:=SUM([.O479];[.Q479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478:.I479])" ns42:value-type="float" table:style-name="ce53" office:value-type="float" office:value="825">
            <text:p>825</text:p>
          </table:table-cell>
          <table:table-cell table:formula="of:=SUM([.J478:.J479])" ns42:value-type="float" table:style-name="ce61" office:value-type="float" office:value="31">
            <text:p>31</text:p>
          </table:table-cell>
          <table:table-cell table:formula="of:=SUM([.K478:.K479])" ns42:value-type="float" table:style-name="ce61" office:value-type="float" office:value="2">
            <text:p>2</text:p>
          </table:table-cell>
          <table:table-cell table:formula="of:=SUM([.L478:.L479])" ns42:value-type="float" table:style-name="ce61" office:value-type="float" office:value="0">
            <text:p>0</text:p>
          </table:table-cell>
          <table:table-cell table:formula="of:=SUM([.M478:.M479])" ns42:value-type="float" table:style-name="ce61" office:value-type="float" office:value="0">
            <text:p>0</text:p>
          </table:table-cell>
          <table:table-cell table:formula="of:=SUM([.N478:.N479])" ns42:value-type="float" table:style-name="ce61" office:value-type="float" office:value="2257">
            <text:p>2257</text:p>
          </table:table-cell>
          <table:table-cell table:formula="of:=SUM([.O478:.O479])" ns42:value-type="float" table:style-name="ce61" office:value-type="float" office:value="2074">
            <text:p>2074</text:p>
          </table:table-cell>
          <table:table-cell table:formula="of:=SUM([.P478:.P479])" ns42:value-type="float" table:style-name="ce61" office:value-type="float" office:value="47">
            <text:p>47</text:p>
          </table:table-cell>
          <table:table-cell table:formula="of:=SUM([.Q478:.Q479])" ns42:value-type="float" table:style-name="ce61" office:value-type="float" office:value="45">
            <text:p>45</text:p>
          </table:table-cell>
          <table:table-cell table:formula="of:=SUM([.R478:.R479])" ns42:value-type="float" table:style-name="ce61" office:value-type="float" office:value="2304">
            <text:p>2304</text:p>
          </table:table-cell>
          <table:table-cell table:formula="of:=SUM([.S478:.S479])" ns42:value-type="float" table:style-name="ce61" office:value-type="float" office:value="2119">
            <text:p>2119</text:p>
          </table:table-cell>
          <table:table-cell table:formula="of:=SUM([.T478:.T479])" ns42:value-type="float" table:style-name="ce61" office:value-type="float" office:value="35">
            <text:p>35</text:p>
          </table:table-cell>
          <table:table-cell table:formula="of:=SUM([.U478:.U479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481];[.P481])" ns42:value-type="float" table:style-name="ce61" office:value-type="float" office:value="3">
            <text:p>3</text:p>
          </table:table-cell>
          <table:table-cell table:formula="of:=SUM([.O481];[.Q481])" ns42:value-type="float" table:style-name="ce61" office:value-type="float" office:value="2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75" office:value-type="float">
            <text:p>275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560" office:value-type="float">
            <text:p>560</text:p>
          </table:table-cell>
          <table:table-cell ns42:value-type="float" table:style-name="ce61" office:value="582" office:value-type="float">
            <text:p>582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0" office:value-type="float">
            <text:p>10</text:p>
          </table:table-cell>
          <table:table-cell table:formula="of:=SUM([.N482];[.P482])" ns42:value-type="float" table:style-name="ce61" office:value-type="float" office:value="583">
            <text:p>583</text:p>
          </table:table-cell>
          <table:table-cell table:formula="of:=SUM([.O482];[.Q482])" ns42:value-type="float" table:style-name="ce61" office:value-type="float" office:value="592">
            <text:p>5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483];[.P483])" ns42:value-type="float" table:style-name="ce61" office:value-type="float" office:value="141">
            <text:p>141</text:p>
          </table:table-cell>
          <table:table-cell table:formula="of:=SUM([.O483];[.Q483])" ns42:value-type="float" table:style-name="ce61" office:value-type="float" office:value="131">
            <text:p>13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Stad)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mmerschans (Rijksgesticht)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060" office:value-type="float">
            <text:p>1060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16" office:value-type="float">
            <text:p>16</text:p>
          </table:table-cell>
          <table:table-cell table:style-name="ce61"/>
          <table:table-cell table:formula="of:=SUM([.N484];[.P484])" ns42:value-type="float" table:style-name="ce61" office:value-type="float" office:value="1076">
            <text:p>1076</text:p>
          </table:table-cell>
          <table:table-cell table:formula="of:=SUM([.O484];[.Q484])" ns42:value-type="float" table:style-name="ce61" office:value-type="float" office:value="107">
            <text:p>107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table:formula="of:=SUM([.N485];[.P485])" ns42:value-type="float" table:style-name="ce61" office:value-type="float" office:value="14">
            <text:p>14</text:p>
          </table:table-cell>
          <table:table-cell table:formula="of:=SUM([.O485];[.Q485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481:.I482])" ns42:value-type="float" table:style-name="ce53" office:value-type="float" office:value="276">
            <text:p>276</text:p>
          </table:table-cell>
          <table:table-cell table:formula="of:=SUM([.J481:.J482])" ns42:value-type="float" table:style-name="ce61" office:value-type="float" office:value="10">
            <text:p>10</text:p>
          </table:table-cell>
          <table:table-cell table:formula="of:=SUM([.K481:.K482])" ns42:value-type="float" table:style-name="ce61" office:value-type="float" office:value="0">
            <text:p>0</text:p>
          </table:table-cell>
          <table:table-cell table:formula="of:=SUM([.L481:.L482])" ns42:value-type="float" table:style-name="ce61" office:value-type="float" office:value="0">
            <text:p>0</text:p>
          </table:table-cell>
          <table:table-cell table:formula="of:=SUM([.M481:.M482])" ns42:value-type="float" table:style-name="ce61" office:value-type="float" office:value="0">
            <text:p>0</text:p>
          </table:table-cell>
          <table:table-cell table:formula="of:=SUM([.N481:.N482])" ns42:value-type="float" table:style-name="ce61" office:value-type="float" office:value="563">
            <text:p>563</text:p>
          </table:table-cell>
          <table:table-cell table:formula="of:=SUM([.O481:.O482])" ns42:value-type="float" table:style-name="ce61" office:value-type="float" office:value="584">
            <text:p>584</text:p>
          </table:table-cell>
          <table:table-cell table:formula="of:=SUM([.P481:.P482])" ns42:value-type="float" table:style-name="ce61" office:value-type="float" office:value="23">
            <text:p>23</text:p>
          </table:table-cell>
          <table:table-cell table:formula="of:=SUM([.Q481:.Q482])" ns42:value-type="float" table:style-name="ce61" office:value-type="float" office:value="10">
            <text:p>10</text:p>
          </table:table-cell>
          <table:table-cell table:formula="of:=SUM([.R481:.R482])" ns42:value-type="float" table:style-name="ce61" office:value-type="float" office:value="586">
            <text:p>586</text:p>
          </table:table-cell>
          <table:table-cell table:formula="of:=SUM([.S481:.S482])" ns42:value-type="float" table:style-name="ce61" office:value-type="float" office:value="594">
            <text:p>594</text:p>
          </table:table-cell>
          <table:table-cell table:formula="of:=SUM([.T481:.T482])" ns42:value-type="float" table:style-name="ce61" office:value-type="float" office:value="32">
            <text:p>32</text:p>
          </table:table-cell>
          <table:table-cell table:formula="of:=SUM([.U481:.U482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483:.I485])" ns42:value-type="float" table:style-name="ce53" office:value-type="float" office:value="101">
            <text:p>101</text:p>
          </table:table-cell>
          <table:table-cell table:formula="of:=SUM([.J483:.J485])" ns42:value-type="float" table:style-name="ce61" office:value-type="float" office:value="2">
            <text:p>2</text:p>
          </table:table-cell>
          <table:table-cell table:formula="of:=SUM([.K483:.K485])" ns42:value-type="float" table:style-name="ce61" office:value-type="float" office:value="0">
            <text:p>0</text:p>
          </table:table-cell>
          <table:table-cell table:formula="of:=SUM([.L483:.L485])" ns42:value-type="float" table:style-name="ce61" office:value-type="float" office:value="0">
            <text:p>0</text:p>
          </table:table-cell>
          <table:table-cell table:formula="of:=SUM([.M483:.M485])" ns42:value-type="float" table:style-name="ce61" office:value-type="float" office:value="0">
            <text:p>0</text:p>
          </table:table-cell>
          <table:table-cell table:formula="of:=SUM([.N483:.N485])" ns42:value-type="float" table:style-name="ce61" office:value-type="float" office:value="1205">
            <text:p>1205</text:p>
          </table:table-cell>
          <table:table-cell table:formula="of:=SUM([.O483:.O485])" ns42:value-type="float" table:style-name="ce61" office:value-type="float" office:value="243">
            <text:p>243</text:p>
          </table:table-cell>
          <table:table-cell table:formula="of:=SUM([.P483:.P485])" ns42:value-type="float" table:style-name="ce61" office:value-type="float" office:value="26">
            <text:p>26</text:p>
          </table:table-cell>
          <table:table-cell table:formula="of:=SUM([.Q483:.Q485])" ns42:value-type="float" table:style-name="ce61" office:value-type="float" office:value="6">
            <text:p>6</text:p>
          </table:table-cell>
          <table:table-cell table:formula="of:=SUM([.R483:.R485])" ns42:value-type="float" table:style-name="ce61" office:value-type="float" office:value="1231">
            <text:p>1231</text:p>
          </table:table-cell>
          <table:table-cell table:formula="of:=SUM([.S483:.S485])" ns42:value-type="float" table:style-name="ce61" office:value-type="float" office:value="249">
            <text:p>249</text:p>
          </table:table-cell>
          <table:table-cell table:formula="of:=SUM([.T483:.T485])" ns42:value-type="float" table:style-name="ce61" office:value-type="float" office:value="14">
            <text:p>14</text:p>
          </table:table-cell>
          <table:table-cell table:formula="of:=SUM([.U483:.U485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Stad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486:.I487])" ns42:value-type="float" table:style-name="ce53" office:value-type="float" office:value="377">
            <text:p>377</text:p>
          </table:table-cell>
          <table:table-cell table:formula="of:=SUM([.J486:.J487])" ns42:value-type="float" table:style-name="ce61" office:value-type="float" office:value="12">
            <text:p>12</text:p>
          </table:table-cell>
          <table:table-cell table:formula="of:=SUM([.K486:.K487])" ns42:value-type="float" table:style-name="ce61" office:value-type="float" office:value="0">
            <text:p>0</text:p>
          </table:table-cell>
          <table:table-cell table:formula="of:=SUM([.L486:.L487])" ns42:value-type="float" table:style-name="ce61" office:value-type="float" office:value="0">
            <text:p>0</text:p>
          </table:table-cell>
          <table:table-cell table:formula="of:=SUM([.M486:.M487])" ns42:value-type="float" table:style-name="ce61" office:value-type="float" office:value="0">
            <text:p>0</text:p>
          </table:table-cell>
          <table:table-cell table:formula="of:=SUM([.N486:.N487])" ns42:value-type="float" table:style-name="ce61" office:value-type="float" office:value="1768">
            <text:p>1768</text:p>
          </table:table-cell>
          <table:table-cell table:formula="of:=SUM([.O486:.O487])" ns42:value-type="float" table:style-name="ce61" office:value-type="float" office:value="827">
            <text:p>827</text:p>
          </table:table-cell>
          <table:table-cell table:formula="of:=SUM([.P486:.P487])" ns42:value-type="float" table:style-name="ce61" office:value-type="float" office:value="49">
            <text:p>49</text:p>
          </table:table-cell>
          <table:table-cell table:formula="of:=SUM([.Q486:.Q487])" ns42:value-type="float" table:style-name="ce61" office:value-type="float" office:value="16">
            <text:p>16</text:p>
          </table:table-cell>
          <table:table-cell table:formula="of:=SUM([.R486:.R487])" ns42:value-type="float" table:style-name="ce61" office:value-type="float" office:value="1817">
            <text:p>1817</text:p>
          </table:table-cell>
          <table:table-cell table:formula="of:=SUM([.S486:.S487])" ns42:value-type="float" table:style-name="ce61" office:value-type="float" office:value="843">
            <text:p>843</text:p>
          </table:table-cell>
          <table:table-cell table:formula="of:=SUM([.T486:.T487])" ns42:value-type="float" table:style-name="ce61" office:value-type="float" office:value="46">
            <text:p>46</text:p>
          </table:table-cell>
          <table:table-cell table:formula="of:=SUM([.U486:.U487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Stad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89];[.P489])" ns42:value-type="float" table:style-name="ce61" office:value-type="float" office:value="2">
            <text:p>2</text:p>
          </table:table-cell>
          <table:table-cell table:formula="of:=SUM([.O489];[.Q489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488:.I489])" ns42:value-type="float" table:style-name="ce53" office:value-type="float" office:value="377">
            <text:p>377</text:p>
          </table:table-cell>
          <table:table-cell table:formula="of:=SUM([.J488:.J489])" ns42:value-type="float" table:style-name="ce61" office:value-type="float" office:value="12">
            <text:p>12</text:p>
          </table:table-cell>
          <table:table-cell table:formula="of:=SUM([.K488:.K489])" ns42:value-type="float" table:style-name="ce61" office:value-type="float" office:value="0">
            <text:p>0</text:p>
          </table:table-cell>
          <table:table-cell table:formula="of:=SUM([.L488:.L489])" ns42:value-type="float" table:style-name="ce61" office:value-type="float" office:value="0">
            <text:p>0</text:p>
          </table:table-cell>
          <table:table-cell table:formula="of:=SUM([.M488:.M489])" ns42:value-type="float" table:style-name="ce61" office:value-type="float" office:value="0">
            <text:p>0</text:p>
          </table:table-cell>
          <table:table-cell table:formula="of:=SUM([.N488:.N489])" ns42:value-type="float" table:style-name="ce61" office:value-type="float" office:value="1768">
            <text:p>1768</text:p>
          </table:table-cell>
          <table:table-cell table:formula="of:=SUM([.O488:.O489])" ns42:value-type="float" table:style-name="ce61" office:value-type="float" office:value="827">
            <text:p>827</text:p>
          </table:table-cell>
          <table:table-cell table:formula="of:=SUM([.P488:.P489])" ns42:value-type="float" table:style-name="ce61" office:value-type="float" office:value="51">
            <text:p>51</text:p>
          </table:table-cell>
          <table:table-cell table:formula="of:=SUM([.Q488:.Q489])" ns42:value-type="float" table:style-name="ce61" office:value-type="float" office:value="16">
            <text:p>16</text:p>
          </table:table-cell>
          <table:table-cell table:formula="of:=SUM([.R488:.R489])" ns42:value-type="float" table:style-name="ce61" office:value-type="float" office:value="1819">
            <text:p>1819</text:p>
          </table:table-cell>
          <table:table-cell table:formula="of:=SUM([.S488:.S489])" ns42:value-type="float" table:style-name="ce61" office:value-type="float" office:value="843">
            <text:p>843</text:p>
          </table:table-cell>
          <table:table-cell table:formula="of:=SUM([.T488:.T489])" ns42:value-type="float" table:style-name="ce61" office:value-type="float" office:value="46">
            <text:p>46</text:p>
          </table:table-cell>
          <table:table-cell table:formula="of:=SUM([.U488:.U489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6" office:value-type="float">
            <text:p>56</text:p>
          </table:table-cell>
          <table:table-cell ns42:value-type="float" table:style-name="ce61" office:value="54" office:value-type="float">
            <text:p>5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91];[.P491])" ns42:value-type="float" table:style-name="ce61" office:value-type="float" office:value="58">
            <text:p>58</text:p>
          </table:table-cell>
          <table:table-cell table:formula="of:=SUM([.O491];[.Q491])" ns42:value-type="float" table:style-name="ce61" office:value-type="float" office:value="56">
            <text:p>5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92];[.P492])" ns42:value-type="float" table:style-name="ce61" office:value-type="float" office:value="34">
            <text:p>34</text:p>
          </table:table-cell>
          <table:table-cell table:formula="of:=SUM([.O492];[.Q492])" ns42:value-type="float" table:style-name="ce61" office:value-type="float" office:value="26">
            <text:p>2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Vilster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table:style-name="ce61" table:number-columns-repeated="4"/>
          <table:table-cell ns42:value-type="float" table:style-name="ce61" office:value="79" office:value-type="float">
            <text:p>79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9" office:value-type="float">
            <text:p>9</text:p>
          </table:table-cell>
          <table:table-cell table:formula="of:=SUM([.N493];[.P493])" ns42:value-type="float" table:style-name="ce61" office:value-type="float" office:value="84">
            <text:p>84</text:p>
          </table:table-cell>
          <table:table-cell table:formula="of:=SUM([.O493];[.Q493])" ns42:value-type="float" table:style-name="ce61" office:value-type="float" office:value="77">
            <text:p>7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Giethm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1" office:value-type="float">
            <text:p>8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94];[.P494])" ns42:value-type="float" table:style-name="ce61" office:value-type="float" office:value="95">
            <text:p>95</text:p>
          </table:table-cell>
          <table:table-cell table:formula="of:=SUM([.O494];[.Q494])" ns42:value-type="float" table:style-name="ce61" office:value-type="float" office:value="89">
            <text:p>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Lemel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495];[.P495])" ns42:value-type="float" table:style-name="ce61" office:value-type="float" office:value="238">
            <text:p>238</text:p>
          </table:table-cell>
          <table:table-cell table:formula="of:=SUM([.O495];[.Q495])" ns42:value-type="float" table:style-name="ce61" office:value-type="float" office:value="177">
            <text:p>17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Lemelerveld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290" office:value-type="float">
            <text:p>29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496];[.P496])" ns42:value-type="float" table:style-name="ce61" office:value-type="float" office:value="318">
            <text:p>318</text:p>
          </table:table-cell>
          <table:table-cell table:formula="of:=SUM([.O496];[.Q496])" ns42:value-type="float" table:style-name="ce61" office:value-type="float" office:value="294">
            <text:p>29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Archem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497];[.P497])" ns42:value-type="float" table:style-name="ce61" office:value-type="float" office:value="155">
            <text:p>155</text:p>
          </table:table-cell>
          <table:table-cell table:formula="of:=SUM([.O497];[.Q497])" ns42:value-type="float" table:style-name="ce61" office:value-type="float" office:value="158">
            <text:p>158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Besthmen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table:formula="of:=SUM([.N498];[.P498])" ns42:value-type="float" table:style-name="ce61" office:value-type="float" office:value="70">
            <text:p>70</text:p>
          </table:table-cell>
          <table:table-cell table:formula="of:=SUM([.O498];[.Q498])" ns42:value-type="float" table:style-name="ce61" office:value-type="float" office:value="70">
            <text:p>7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Eerde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3" office:value-type="float">
            <text:p>43</text:p>
          </table:table-cell>
          <table:table-cell ns42:value-type="float" table:style-name="ce61" office:value="46" office:value-type="float">
            <text:p>4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499];[.P499])" ns42:value-type="float" table:style-name="ce61" office:value-type="float" office:value="49">
            <text:p>49</text:p>
          </table:table-cell>
          <table:table-cell table:formula="of:=SUM([.O499];[.Q499])" ns42:value-type="float" table:style-name="ce61" office:value-type="float" office:value="50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Jun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83" office:value-type="float">
            <text:p>83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00];[.P500])" ns42:value-type="float" table:style-name="ce61" office:value-type="float" office:value="87">
            <text:p>87</text:p>
          </table:table-cell>
          <table:table-cell table:formula="of:=SUM([.O500];[.Q500])" ns42:value-type="float" table:style-name="ce61" office:value-type="float" office:value="95">
            <text:p>9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Beerze</text:p>
          </table:table-cell>
          <table:table-cell ns42:value-type="string" table:style-name="ce25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01];[.P501])" ns42:value-type="float" table:style-name="ce61" office:value-type="float" office:value="139">
            <text:p>139</text:p>
          </table:table-cell>
          <table:table-cell table:formula="of:=SUM([.O501];[.Q501])" ns42:value-type="float" table:style-name="ce61" office:value-type="float" office:value="119">
            <text:p>1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Beerzerveld</text:p>
          </table:table-cell>
          <table:table-cell ns42:value-type="string" table:style-name="ce25" office:value-type="string">
            <text:p>Wijk L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89" office:value-type="float">
            <text:p>8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3" office:value-type="float">
            <text:p>213</text:p>
          </table:table-cell>
          <table:table-cell ns42:value-type="float" table:style-name="ce61" office:value="221" office:value-type="float">
            <text:p>22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2];[.P502])" ns42:value-type="float" table:style-name="ce61" office:value-type="float" office:value="227">
            <text:p>227</text:p>
          </table:table-cell>
          <table:table-cell table:formula="of:=SUM([.O502];[.Q502])" ns42:value-type="float" table:style-name="ce61" office:value-type="float" office:value="228">
            <text:p>2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Stegeren</text:p>
          </table:table-cell>
          <table:table-cell ns42:value-type="string" table:style-name="ce25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503];[.P503])" ns42:value-type="float" table:style-name="ce61" office:value-type="float" office:value="154">
            <text:p>154</text:p>
          </table:table-cell>
          <table:table-cell table:formula="of:=SUM([.O503];[.Q503])" ns42:value-type="float" table:style-name="ce61" office:value-type="float" office:value="139">
            <text:p>1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Arrien</text:p>
          </table:table-cell>
          <table:table-cell ns42:value-type="string" table:style-name="ce25" office:value-type="string">
            <text:p>Wijk N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7" office:value-type="float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4];[.P504])" ns42:value-type="float" table:style-name="ce61" office:value-type="float" office:value="167">
            <text:p>167</text:p>
          </table:table-cell>
          <table:table-cell table:formula="of:=SUM([.O504];[.Q504])" ns42:value-type="float" table:style-name="ce61" office:value-type="float" office:value="144">
            <text:p>14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Varsen</text:p>
          </table:table-cell>
          <table:table-cell ns42:value-type="string" table:style-name="ce25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table:formula="of:=SUM([.N505];[.P505])" ns42:value-type="float" table:style-name="ce61" office:value-type="float" office:value="122">
            <text:p>122</text:p>
          </table:table-cell>
          <table:table-cell table:formula="of:=SUM([.O505];[.Q505])" ns42:value-type="float" table:style-name="ce61" office:value-type="float" office:value="103">
            <text:p>1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Rijksgesticht Ommerschans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table:formula="of:=SUM([.N506];[.P506])" ns42:value-type="float" table:style-name="ce61" office:value-type="float" office:value="1">
            <text:p>1</text:p>
          </table:table-cell>
          <table:table-cell table:formula="of:=SUM([.O506];[.Q506])" ns42:value-type="float" table:style-name="ce61" office:value-type="float" office:value="1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13" office:value-type="float">
            <text:p>113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507];[.P507])" ns42:value-type="float" table:style-name="ce61" office:value-type="float" office:value="153">
            <text:p>153</text:p>
          </table:table-cell>
          <table:table-cell table:formula="of:=SUM([.O507];[.Q507])" ns42:value-type="float" table:style-name="ce61" office:value-type="float" office:value="115">
            <text:p>11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491])" ns42:value-type="float" table:style-name="ce53" office:value-type="float" office:value="21">
            <text:p>21</text:p>
          </table:table-cell>
          <table:table-cell table:formula="of:=SUM([.J491])" ns42:value-type="float" table:style-name="ce61" office:value-type="float" office:value="3">
            <text:p>3</text:p>
          </table:table-cell>
          <table:table-cell table:formula="of:=SUM([.K491])" ns42:value-type="float" table:style-name="ce61" office:value-type="float" office:value="0">
            <text:p>0</text:p>
          </table:table-cell>
          <table:table-cell table:formula="of:=SUM([.L491])" ns42:value-type="float" table:style-name="ce61" office:value-type="float" office:value="0">
            <text:p>0</text:p>
          </table:table-cell>
          <table:table-cell table:formula="of:=SUM([.M491])" ns42:value-type="float" table:style-name="ce61" office:value-type="float" office:value="0">
            <text:p>0</text:p>
          </table:table-cell>
          <table:table-cell table:formula="of:=SUM([.N491])" ns42:value-type="float" table:style-name="ce61" office:value-type="float" office:value="56">
            <text:p>56</text:p>
          </table:table-cell>
          <table:table-cell table:formula="of:=SUM([.O491])" ns42:value-type="float" table:style-name="ce61" office:value-type="float" office:value="54">
            <text:p>54</text:p>
          </table:table-cell>
          <table:table-cell table:formula="of:=SUM([.P491])" ns42:value-type="float" table:style-name="ce61" office:value-type="float" office:value="2">
            <text:p>2</text:p>
          </table:table-cell>
          <table:table-cell table:formula="of:=SUM([.Q491])" ns42:value-type="float" table:style-name="ce61" office:value-type="float" office:value="2">
            <text:p>2</text:p>
          </table:table-cell>
          <table:table-cell table:formula="of:=SUM([.R491])" ns42:value-type="float" table:style-name="ce61" office:value-type="float" office:value="58">
            <text:p>58</text:p>
          </table:table-cell>
          <table:table-cell table:formula="of:=SUM([.S491])" ns42:value-type="float" table:style-name="ce61" office:value-type="float" office:value="56">
            <text:p>56</text:p>
          </table:table-cell>
          <table:table-cell table:formula="of:=SUM([.T491])" ns42:value-type="float" table:style-name="ce61" office:value-type="float" office:value="1">
            <text:p>1</text:p>
          </table:table-cell>
          <table:table-cell table:formula="of:=SUM([.U491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492:.I507])" ns42:value-type="float" table:style-name="ce53" office:value-type="float" office:value="714">
            <text:p>714</text:p>
          </table:table-cell>
          <table:table-cell table:formula="of:=SUM([.J492:.J507])" ns42:value-type="float" table:style-name="ce61" office:value-type="float" office:value="33">
            <text:p>33</text:p>
          </table:table-cell>
          <table:table-cell table:formula="of:=SUM([.K492:.K507])" ns42:value-type="float" table:style-name="ce61" office:value-type="float" office:value="0">
            <text:p>0</text:p>
          </table:table-cell>
          <table:table-cell table:formula="of:=SUM([.L492:.L507])" ns42:value-type="float" table:style-name="ce61" office:value-type="float" office:value="0">
            <text:p>0</text:p>
          </table:table-cell>
          <table:table-cell table:formula="of:=SUM([.M492:.M507])" ns42:value-type="float" table:style-name="ce61" office:value-type="float" office:value="0">
            <text:p>0</text:p>
          </table:table-cell>
          <table:table-cell table:formula="of:=SUM([.N492:.N507])" ns42:value-type="float" table:style-name="ce61" office:value-type="float" office:value="1963">
            <text:p>1963</text:p>
          </table:table-cell>
          <table:table-cell table:formula="of:=SUM([.O492:.O507])" ns42:value-type="float" table:style-name="ce61" office:value-type="float" office:value="1785">
            <text:p>1785</text:p>
          </table:table-cell>
          <table:table-cell table:formula="of:=SUM([.P492:.P507])" ns42:value-type="float" table:style-name="ce61" office:value-type="float" office:value="130">
            <text:p>130</text:p>
          </table:table-cell>
          <table:table-cell table:formula="of:=SUM([.Q492:.Q507])" ns42:value-type="float" table:style-name="ce61" office:value-type="float" office:value="100">
            <text:p>100</text:p>
          </table:table-cell>
          <table:table-cell table:formula="of:=SUM([.R492:.R507])" ns42:value-type="float" table:style-name="ce61" office:value-type="float" office:value="2093">
            <text:p>2093</text:p>
          </table:table-cell>
          <table:table-cell table:formula="of:=SUM([.S492:.S507])" ns42:value-type="float" table:style-name="ce61" office:value-type="float" office:value="1885">
            <text:p>1885</text:p>
          </table:table-cell>
          <table:table-cell table:formula="of:=SUM([.T492:.T507])" ns42:value-type="float" table:style-name="ce61" office:value-type="float" office:value="111">
            <text:p>111</text:p>
          </table:table-cell>
          <table:table-cell table:formula="of:=SUM([.U492:.U507])" ns42:value-type="float" table:style-name="ce76" office:value-type="float" office:value="93">
            <text:p>9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508:.I509])" ns42:value-type="float" table:style-name="ce53" office:value-type="float" office:value="735">
            <text:p>735</text:p>
          </table:table-cell>
          <table:table-cell table:formula="of:=SUM([.J508:.J509])" ns42:value-type="float" table:style-name="ce61" office:value-type="float" office:value="36">
            <text:p>36</text:p>
          </table:table-cell>
          <table:table-cell table:formula="of:=SUM([.K508:.K509])" ns42:value-type="float" table:style-name="ce61" office:value-type="float" office:value="0">
            <text:p>0</text:p>
          </table:table-cell>
          <table:table-cell table:formula="of:=SUM([.L508:.L509])" ns42:value-type="float" table:style-name="ce61" office:value-type="float" office:value="0">
            <text:p>0</text:p>
          </table:table-cell>
          <table:table-cell table:formula="of:=SUM([.M508:.M509])" ns42:value-type="float" table:style-name="ce61" office:value-type="float" office:value="0">
            <text:p>0</text:p>
          </table:table-cell>
          <table:table-cell table:formula="of:=SUM([.N508:.N509])" ns42:value-type="float" table:style-name="ce61" office:value-type="float" office:value="2019">
            <text:p>2019</text:p>
          </table:table-cell>
          <table:table-cell table:formula="of:=SUM([.O508:.O509])" ns42:value-type="float" table:style-name="ce61" office:value-type="float" office:value="1839">
            <text:p>1839</text:p>
          </table:table-cell>
          <table:table-cell table:formula="of:=SUM([.P508:.P509])" ns42:value-type="float" table:style-name="ce61" office:value-type="float" office:value="132">
            <text:p>132</text:p>
          </table:table-cell>
          <table:table-cell table:formula="of:=SUM([.Q508:.Q509])" ns42:value-type="float" table:style-name="ce61" office:value-type="float" office:value="102">
            <text:p>102</text:p>
          </table:table-cell>
          <table:table-cell table:formula="of:=SUM([.R508:.R509])" ns42:value-type="float" table:style-name="ce61" office:value-type="float" office:value="2151">
            <text:p>2151</text:p>
          </table:table-cell>
          <table:table-cell table:formula="of:=SUM([.S508:.S509])" ns42:value-type="float" table:style-name="ce61" office:value-type="float" office:value="1941">
            <text:p>1941</text:p>
          </table:table-cell>
          <table:table-cell table:formula="of:=SUM([.T508:.T509])" ns42:value-type="float" table:style-name="ce61" office:value-type="float" office:value="112">
            <text:p>112</text:p>
          </table:table-cell>
          <table:table-cell table:formula="of:=SUM([.U508:.U509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Ambt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511];[.P511])" ns42:value-type="float" table:style-name="ce61" office:value-type="float" office:value="1">
            <text:p>1</text:p>
          </table:table-cell>
          <table:table-cell table:formula="of:=SUM([.O511];[.Q511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510:.I511])" ns42:value-type="float" table:style-name="ce53" office:value-type="float" office:value="735">
            <text:p>735</text:p>
          </table:table-cell>
          <table:table-cell table:formula="of:=SUM([.J510:.J511])" ns42:value-type="float" table:style-name="ce61" office:value-type="float" office:value="36">
            <text:p>36</text:p>
          </table:table-cell>
          <table:table-cell table:formula="of:=SUM([.K510:.K511])" ns42:value-type="float" table:style-name="ce61" office:value-type="float" office:value="0">
            <text:p>0</text:p>
          </table:table-cell>
          <table:table-cell table:formula="of:=SUM([.L510:.L511])" ns42:value-type="float" table:style-name="ce61" office:value-type="float" office:value="0">
            <text:p>0</text:p>
          </table:table-cell>
          <table:table-cell table:formula="of:=SUM([.M510:.M511])" ns42:value-type="float" table:style-name="ce61" office:value-type="float" office:value="0">
            <text:p>0</text:p>
          </table:table-cell>
          <table:table-cell table:formula="of:=SUM([.N510:.N511])" ns42:value-type="float" table:style-name="ce61" office:value-type="float" office:value="2019">
            <text:p>2019</text:p>
          </table:table-cell>
          <table:table-cell table:formula="of:=SUM([.O510:.O511])" ns42:value-type="float" table:style-name="ce61" office:value-type="float" office:value="1839">
            <text:p>1839</text:p>
          </table:table-cell>
          <table:table-cell table:formula="of:=SUM([.P510:.P511])" ns42:value-type="float" table:style-name="ce61" office:value-type="float" office:value="133">
            <text:p>133</text:p>
          </table:table-cell>
          <table:table-cell table:formula="of:=SUM([.Q510:.Q511])" ns42:value-type="float" table:style-name="ce61" office:value-type="float" office:value="103">
            <text:p>103</text:p>
          </table:table-cell>
          <table:table-cell table:formula="of:=SUM([.R510:.R511])" ns42:value-type="float" table:style-name="ce61" office:value-type="float" office:value="2152">
            <text:p>2152</text:p>
          </table:table-cell>
          <table:table-cell table:formula="of:=SUM([.S510:.S511])" ns42:value-type="float" table:style-name="ce61" office:value-type="float" office:value="1942">
            <text:p>1942</text:p>
          </table:table-cell>
          <table:table-cell table:formula="of:=SUM([.T510:.T511])" ns42:value-type="float" table:style-name="ce61" office:value-type="float" office:value="112">
            <text:p>112</text:p>
          </table:table-cell>
          <table:table-cell table:formula="of:=SUM([.U510:.U511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4" office:value-type="float">
            <text:p>24</text:p>
          </table:table-cell>
          <table:table-cell table:style-name="ce61" table:number-columns-repeated="4"/>
          <table:table-cell table:formula="of:=SUM([.N520];[.P513])" ns42:value-type="float" table:style-name="ce61" office:value-type="float" office:value="0">
            <text:p>0</text:p>
          </table:table-cell>
          <table:table-cell table:formula="of:=SUM([.O513];[.Q513])" ns42:value-type="float" table:style-name="ce61" office:value-type="float" office:value="0">
            <text:p>0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76" office:value="54" office:value-type="float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otmarsum</text:p>
          </table:table-cell>
          <table:table-cell table:style-name="ce21" table:number-columns-repeated="4"/>
          <table:table-cell ns42:value-type="string" table:style-name="ce33" office:value-type="string">
            <text:p>Klooster: "Onze Lieve Vrouwe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84" office:value-type="float">
            <text:p>84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14];[.P514])" ns42:value-type="float" table:style-name="ce61" office:value-type="float" office:value="1">
            <text:p>1</text:p>
          </table:table-cell>
          <table:table-cell table:formula="of:=SUM([.O514];[.Q514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21" office:value-type="float">
            <text:p>22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82" office:value-type="float">
            <text:p>482</text:p>
          </table:table-cell>
          <table:table-cell ns42:value-type="float" table:style-name="ce61" office:value="462" office:value-type="float">
            <text:p>46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5" office:value-type="float">
            <text:p>5</text:p>
          </table:table-cell>
          <table:table-cell table:formula="of:=SUM([.N515];[.P515])" ns42:value-type="float" table:style-name="ce61" office:value-type="float" office:value="494">
            <text:p>494</text:p>
          </table:table-cell>
          <table:table-cell table:formula="of:=SUM([.O515];[.Q515])" ns42:value-type="float" table:style-name="ce61" office:value-type="float" office:value="467">
            <text:p>46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office:value="248" table:style-name="ce61" table:number-columns-repeated="2" office:value-type="float">
            <text:p>24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516];[.P516])" ns42:value-type="float" table:style-name="ce61" office:value-type="float" office:value="255">
            <text:p>255</text:p>
          </table:table-cell>
          <table:table-cell table:formula="of:=SUM([.O516];[.Q516])" ns42:value-type="float" table:style-name="ce61" office:value-type="float" office:value="254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514:.I515])" ns42:value-type="float" table:style-name="ce53" office:value-type="float" office:value="222">
            <text:p>222</text:p>
          </table:table-cell>
          <table:table-cell table:formula="of:=SUM([.J514:.J515])" ns42:value-type="float" table:style-name="ce61" office:value-type="float" office:value="6">
            <text:p>6</text:p>
          </table:table-cell>
          <table:table-cell table:formula="of:=SUM([.K514:.K515])" ns42:value-type="float" table:style-name="ce61" office:value-type="float" office:value="0">
            <text:p>0</text:p>
          </table:table-cell>
          <table:table-cell table:formula="of:=SUM([.L514:.L515])" ns42:value-type="float" table:style-name="ce61" office:value-type="float" office:value="0">
            <text:p>0</text:p>
          </table:table-cell>
          <table:table-cell table:formula="of:=SUM([.M514:.M515])" ns42:value-type="float" table:style-name="ce61" office:value-type="float" office:value="0">
            <text:p>0</text:p>
          </table:table-cell>
          <table:table-cell table:formula="of:=SUM([.N514:.N515])" ns42:value-type="float" table:style-name="ce61" office:value-type="float" office:value="483">
            <text:p>483</text:p>
          </table:table-cell>
          <table:table-cell table:formula="of:=SUM([.O514:.O515])" ns42:value-type="float" table:style-name="ce61" office:value-type="float" office:value="546">
            <text:p>546</text:p>
          </table:table-cell>
          <table:table-cell table:formula="of:=SUM([.P514:.P515])" ns42:value-type="float" table:style-name="ce61" office:value-type="float" office:value="12">
            <text:p>12</text:p>
          </table:table-cell>
          <table:table-cell table:formula="of:=SUM([.Q514:.Q515])" ns42:value-type="float" table:style-name="ce61" office:value-type="float" office:value="6">
            <text:p>6</text:p>
          </table:table-cell>
          <table:table-cell table:formula="of:=SUM([.R514:.R515])" ns42:value-type="float" table:style-name="ce61" office:value-type="float" office:value="495">
            <text:p>495</text:p>
          </table:table-cell>
          <table:table-cell table:formula="of:=SUM([.S514:.S515])" ns42:value-type="float" table:style-name="ce61" office:value-type="float" office:value="552">
            <text:p>552</text:p>
          </table:table-cell>
          <table:table-cell table:formula="of:=SUM([.T514:.T515])" ns42:value-type="float" table:style-name="ce61" office:value-type="float" office:value="15">
            <text:p>15</text:p>
          </table:table-cell>
          <table:table-cell table:formula="of:=SUM([.U514:.U515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516])" ns42:value-type="float" table:style-name="ce53" office:value-type="float" office:value="117">
            <text:p>117</text:p>
          </table:table-cell>
          <table:table-cell table:formula="of:=SUM([.J516])" ns42:value-type="float" table:style-name="ce61" office:value-type="float" office:value="3">
            <text:p>3</text:p>
          </table:table-cell>
          <table:table-cell table:formula="of:=SUM([.K516])" ns42:value-type="float" table:style-name="ce61" office:value-type="float" office:value="0">
            <text:p>0</text:p>
          </table:table-cell>
          <table:table-cell table:formula="of:=SUM([.L516])" ns42:value-type="float" table:style-name="ce61" office:value-type="float" office:value="0">
            <text:p>0</text:p>
          </table:table-cell>
          <table:table-cell table:formula="of:=SUM([.M516])" ns42:value-type="float" table:style-name="ce61" office:value-type="float" office:value="0">
            <text:p>0</text:p>
          </table:table-cell>
          <table:table-cell table:formula="of:=SUM([.N516])" ns42:value-type="float" table:style-name="ce61" office:value-type="float" office:value="248">
            <text:p>248</text:p>
          </table:table-cell>
          <table:table-cell table:formula="of:=SUM([.O516])" ns42:value-type="float" table:style-name="ce61" office:value-type="float" office:value="248">
            <text:p>248</text:p>
          </table:table-cell>
          <table:table-cell table:formula="of:=SUM([.P516])" ns42:value-type="float" table:style-name="ce61" office:value-type="float" office:value="7">
            <text:p>7</text:p>
          </table:table-cell>
          <table:table-cell table:formula="of:=SUM([.Q516])" ns42:value-type="float" table:style-name="ce61" office:value-type="float" office:value="6">
            <text:p>6</text:p>
          </table:table-cell>
          <table:table-cell table:formula="of:=SUM([.R516])" ns42:value-type="float" table:style-name="ce61" office:value-type="float" office:value="255">
            <text:p>255</text:p>
          </table:table-cell>
          <table:table-cell table:formula="of:=SUM([.S516])" ns42:value-type="float" table:style-name="ce61" office:value-type="float" office:value="254">
            <text:p>254</text:p>
          </table:table-cell>
          <table:table-cell table:formula="of:=SUM([.T516])" ns42:value-type="float" table:style-name="ce61" office:value-type="float" office:value="4">
            <text:p>4</text:p>
          </table:table-cell>
          <table:table-cell table:formula="of:=SUM([.U5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otmarsum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517:.I518])" ns42:value-type="float" table:style-name="ce53" office:value-type="float" office:value="339">
            <text:p>339</text:p>
          </table:table-cell>
          <table:table-cell table:formula="of:=SUM([.J517:.J518])" ns42:value-type="float" table:style-name="ce61" office:value-type="float" office:value="9">
            <text:p>9</text:p>
          </table:table-cell>
          <table:table-cell table:formula="of:=SUM([.K517:.K518])" ns42:value-type="float" table:style-name="ce61" office:value-type="float" office:value="0">
            <text:p>0</text:p>
          </table:table-cell>
          <table:table-cell table:formula="of:=SUM([.L517:.L518])" ns42:value-type="float" table:style-name="ce61" office:value-type="float" office:value="0">
            <text:p>0</text:p>
          </table:table-cell>
          <table:table-cell table:formula="of:=SUM([.M517:.M518])" ns42:value-type="float" table:style-name="ce61" office:value-type="float" office:value="0">
            <text:p>0</text:p>
          </table:table-cell>
          <table:table-cell table:formula="of:=SUM([.N517:.N518])" ns42:value-type="float" table:style-name="ce61" office:value-type="float" office:value="731">
            <text:p>731</text:p>
          </table:table-cell>
          <table:table-cell table:formula="of:=SUM([.O517:.O518])" ns42:value-type="float" table:style-name="ce61" office:value-type="float" office:value="794">
            <text:p>794</text:p>
          </table:table-cell>
          <table:table-cell table:formula="of:=SUM([.P517:.P518])" ns42:value-type="float" table:style-name="ce61" office:value-type="float" office:value="19">
            <text:p>19</text:p>
          </table:table-cell>
          <table:table-cell table:formula="of:=SUM([.Q517:.Q518])" ns42:value-type="float" table:style-name="ce61" office:value-type="float" office:value="12">
            <text:p>12</text:p>
          </table:table-cell>
          <table:table-cell table:formula="of:=SUM([.R517:.R518])" ns42:value-type="float" table:style-name="ce61" office:value-type="float" office:value="750">
            <text:p>750</text:p>
          </table:table-cell>
          <table:table-cell table:formula="of:=SUM([.S517:.S518])" ns42:value-type="float" table:style-name="ce61" office:value-type="float" office:value="806">
            <text:p>806</text:p>
          </table:table-cell>
          <table:table-cell table:formula="of:=SUM([.T517:.T518])" ns42:value-type="float" table:style-name="ce61" office:value-type="float" office:value="19">
            <text:p>19</text:p>
          </table:table-cell>
          <table:table-cell table:formula="of:=SUM([.U517:.U5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otmarsum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20];[.P520])" ns42:value-type="float" table:style-name="ce61" office:value-type="float" office:value="1">
            <text:p>1</text:p>
          </table:table-cell>
          <table:table-cell table:formula="of:=SUM([.O520];[.Q520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519:.I520])" ns42:value-type="float" table:style-name="ce53" office:value-type="float" office:value="339">
            <text:p>339</text:p>
          </table:table-cell>
          <table:table-cell table:formula="of:=SUM([.J519:.J520])" ns42:value-type="float" table:style-name="ce61" office:value-type="float" office:value="9">
            <text:p>9</text:p>
          </table:table-cell>
          <table:table-cell table:formula="of:=SUM([.K519:.K520])" ns42:value-type="float" table:style-name="ce61" office:value-type="float" office:value="0">
            <text:p>0</text:p>
          </table:table-cell>
          <table:table-cell table:formula="of:=SUM([.L519:.L520])" ns42:value-type="float" table:style-name="ce61" office:value-type="float" office:value="0">
            <text:p>0</text:p>
          </table:table-cell>
          <table:table-cell table:formula="of:=SUM([.M519:.M520])" ns42:value-type="float" table:style-name="ce61" office:value-type="float" office:value="0">
            <text:p>0</text:p>
          </table:table-cell>
          <table:table-cell table:formula="of:=SUM([.N519:.N520])" ns42:value-type="float" table:style-name="ce61" office:value-type="float" office:value="731">
            <text:p>731</text:p>
          </table:table-cell>
          <table:table-cell table:formula="of:=SUM([.O519:.O520])" ns42:value-type="float" table:style-name="ce61" office:value-type="float" office:value="794">
            <text:p>794</text:p>
          </table:table-cell>
          <table:table-cell table:formula="of:=SUM([.P519:.P520])" ns42:value-type="float" table:style-name="ce61" office:value-type="float" office:value="20">
            <text:p>20</text:p>
          </table:table-cell>
          <table:table-cell table:formula="of:=SUM([.Q519:.Q520])" ns42:value-type="float" table:style-name="ce61" office:value-type="float" office:value="12">
            <text:p>12</text:p>
          </table:table-cell>
          <table:table-cell table:formula="of:=SUM([.R519:.R520])" ns42:value-type="float" table:style-name="ce61" office:value-type="float" office:value="751">
            <text:p>751</text:p>
          </table:table-cell>
          <table:table-cell table:formula="of:=SUM([.S519:.S520])" ns42:value-type="float" table:style-name="ce61" office:value-type="float" office:value="806">
            <text:p>806</text:p>
          </table:table-cell>
          <table:table-cell table:formula="of:=SUM([.T519:.T520])" ns42:value-type="float" table:style-name="ce61" office:value-type="float" office:value="19">
            <text:p>19</text:p>
          </table:table-cell>
          <table:table-cell table:formula="of:=SUM([.U519:.U520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</table:table-cell>
          <table:table-cell table:style-name="ce21"/>
          <table:table-cell ns42:value-type="string" table:style-name="ce21" office:value-type="string">
            <text:p>Dorp Raalte</text:p>
          </table:table-cell>
          <table:table-cell ns42:value-type="string" table:style-name="ce21" office:value-type="string">
            <text:p>Wijk A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522];[.P522])" ns42:value-type="float" table:style-name="ce61" office:value-type="float" office:value="252">
            <text:p>252</text:p>
          </table:table-cell>
          <table:table-cell table:formula="of:=SUM([.O522];[.Q522])" ns42:value-type="float" table:style-name="ce61" office:value-type="float" office:value="284">
            <text:p>28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3" office:value-type="float">
            <text:p>1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formula="of:=SUM([.N523];[.P523])" ns42:value-type="float" table:style-name="ce61" office:value-type="float" office:value="304">
            <text:p>304</text:p>
          </table:table-cell>
          <table:table-cell table:formula="of:=SUM([.O523];[.Q523])" ns42:value-type="float" table:style-name="ce61" office:value-type="float" office:value="281">
            <text:p>281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723" office:value-type="float">
            <text:p>723</text:p>
          </table:table-cell>
          <table:table-cell ns42:value-type="float" table:style-name="ce61" office:value="609" office:value-type="float">
            <text:p>60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25" office:value-type="float">
            <text:p>25</text:p>
          </table:table-cell>
          <table:table-cell table:formula="of:=SUM([.N524];[.P524])" ns42:value-type="float" table:style-name="ce61" office:value-type="float" office:value="737">
            <text:p>737</text:p>
          </table:table-cell>
          <table:table-cell table:formula="of:=SUM([.O524];[.Q524])" ns42:value-type="float" table:style-name="ce61" office:value-type="float" office:value="634">
            <text:p>6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</table:table-cell>
          <table:table-cell table:style-name="ce21"/>
          <table:table-cell ns42:value-type="string" table:style-name="ce21" office:value-type="string">
            <text:p>Buurtschap Linderte</text:p>
          </table:table-cell>
          <table:table-cell ns42:value-type="string" table:style-name="ce21" office:value-type="string">
            <text:p>Wijk C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24" office:value-type="float">
            <text:p>124</text:p>
          </table:table-cell>
          <table:table-cell table:style-name="ce61" table:number-columns-repeated="4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07" office:value-type="float">
            <text:p>30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5];[.P525])" ns42:value-type="float" table:style-name="ce61" office:value-type="float" office:value="361">
            <text:p>361</text:p>
          </table:table-cell>
          <table:table-cell table:formula="of:=SUM([.O525];[.Q525])" ns42:value-type="float" table:style-name="ce61" office:value-type="float" office:value="314">
            <text:p>3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</table:table-cell>
          <table:table-cell table:style-name="ce21"/>
          <table:table-cell ns42:value-type="string" table:style-name="ce21" office:value-type="string">
            <text:p>Buurtschap Luttenberg</text:p>
          </table:table-cell>
          <table:table-cell ns42:value-type="string" table:style-name="ce21" office:value-type="string">
            <text:p>Wijk D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table:style-name="ce61" table:number-columns-repeated="4"/>
          <table:table-cell ns42:value-type="float" table:style-name="ce61" office:value="203" office:value-type="float">
            <text:p>203</text:p>
          </table:table-cell>
          <table:table-cell ns42:value-type="float" table:style-name="ce61" office:value="209" office:value-type="float">
            <text:p>2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SUM([.N526];[.P526])" ns42:value-type="float" table:style-name="ce61" office:value-type="float" office:value="209">
            <text:p>209</text:p>
          </table:table-cell>
          <table:table-cell table:formula="of:=SUM([.O526];[.Q526])" ns42:value-type="float" table:style-name="ce61" office:value-type="float" office:value="219">
            <text:p>21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</table:table-cell>
          <table:table-cell table:style-name="ce21"/>
          <table:table-cell ns42:value-type="string" table:style-name="ce21" office:value-type="string">
            <text:p>Buurtschap Boetele</text:p>
          </table:table-cell>
          <table:table-cell ns42:value-type="string" table:style-name="ce21" office:value-type="string">
            <text:p>Wijk E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4" office:value-type="float">
            <text:p>4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04" office:value-type="float">
            <text:p>10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7];[.P527])" ns42:value-type="float" table:style-name="ce61" office:value-type="float" office:value="128">
            <text:p>128</text:p>
          </table:table-cell>
          <table:table-cell table:formula="of:=SUM([.O527];[.Q527])" ns42:value-type="float" table:style-name="ce61" office:value-type="float" office:value="111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</table:table-cell>
          <table:table-cell table:style-name="ce21"/>
          <table:table-cell ns42:value-type="string" table:style-name="ce21" office:value-type="string">
            <text:p>Buurtschap Heeten</text:p>
          </table:table-cell>
          <table:table-cell ns42:value-type="string" table:style-name="ce21" office:value-type="string">
            <text:p>Wijk F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31" office:value-type="float">
            <text:p>231</text:p>
          </table:table-cell>
          <table:table-cell table:style-name="ce61" table:number-columns-repeated="4"/>
          <table:table-cell ns42:value-type="float" table:style-name="ce61" office:value="607" office:value-type="float">
            <text:p>607</text:p>
          </table:table-cell>
          <table:table-cell ns42:value-type="float" table:style-name="ce61" office:value="553" office:value-type="float">
            <text:p>5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4" office:value-type="float">
            <text:p>14</text:p>
          </table:table-cell>
          <table:table-cell table:formula="of:=SUM([.N528];[.P528])" ns42:value-type="float" table:style-name="ce61" office:value-type="float" office:value="618">
            <text:p>618</text:p>
          </table:table-cell>
          <table:table-cell table:formula="of:=SUM([.O528];[.Q528])" ns42:value-type="float" table:style-name="ce61" office:value-type="float" office:value="567">
            <text:p>567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9" office:value-type="float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</table:table-cell>
          <table:table-cell table:style-name="ce21"/>
          <table:table-cell ns42:value-type="string" table:style-name="ce21" office:value-type="string">
            <text:p>Buurtschap Ramelo</text:p>
          </table:table-cell>
          <table:table-cell ns42:value-type="string" table:style-name="ce21" office:value-type="string">
            <text:p>Wijk G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9];[.P529])" ns42:value-type="float" table:style-name="ce61" office:value-type="float" office:value="143">
            <text:p>143</text:p>
          </table:table-cell>
          <table:table-cell table:formula="of:=SUM([.O529];[.Q529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</table:table-cell>
          <table:table-cell table:style-name="ce21"/>
          <table:table-cell ns42:value-type="string" table:style-name="ce21" office:value-type="string">
            <text:p>Buurtschap Pleegste</text:p>
          </table:table-cell>
          <table:table-cell ns42:value-type="string" table:style-name="ce21" office:value-type="string">
            <text:p>Wijk H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530];[.P530])" ns42:value-type="float" table:style-name="ce61" office:value-type="float" office:value="157">
            <text:p>157</text:p>
          </table:table-cell>
          <table:table-cell table:formula="of:=SUM([.O530];[.Q530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</table:table-cell>
          <table:table-cell table:style-name="ce21"/>
          <table:table-cell ns42:value-type="string" table:style-name="ce21" office:value-type="string">
            <text:p>Buurtschap Broekland</text:p>
          </table:table-cell>
          <table:table-cell ns42:value-type="string" table:style-name="ce21" office:value-type="string">
            <text:p>Wijk 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90" office:value-type="float">
            <text:p>90</text:p>
          </table:table-cell>
          <table:table-cell ns42:value-type="float" table:style-name="ce61" office:value="83" office:value-type="float">
            <text:p>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31];[.P531])" ns42:value-type="float" table:style-name="ce61" office:value-type="float" office:value="91">
            <text:p>91</text:p>
          </table:table-cell>
          <table:table-cell table:formula="of:=SUM([.O531];[.Q531])" ns42:value-type="float" table:style-name="ce61" office:value-type="float" office:value="88">
            <text:p>8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522:.I523])" ns42:value-type="float" table:style-name="ce53" office:value-type="float" office:value="166">
            <text:p>166</text:p>
          </table:table-cell>
          <table:table-cell table:formula="of:=SUM([.J522:.J523])" ns42:value-type="float" table:style-name="ce61" office:value-type="float" office:value="6">
            <text:p>6</text:p>
          </table:table-cell>
          <table:table-cell table:formula="of:=SUM([.K522:.K523])" ns42:value-type="float" table:style-name="ce61" office:value-type="float" office:value="1">
            <text:p>1</text:p>
          </table:table-cell>
          <table:table-cell table:formula="of:=SUM([.L522:.L523])" ns42:value-type="float" table:style-name="ce61" office:value-type="float" office:value="0">
            <text:p>0</text:p>
          </table:table-cell>
          <table:table-cell table:formula="of:=SUM([.M522:.M523])" ns42:value-type="float" table:style-name="ce61" office:value-type="float" office:value="0">
            <text:p>0</text:p>
          </table:table-cell>
          <table:table-cell table:formula="of:=SUM([.N522:.N523])" ns42:value-type="float" table:style-name="ce61" office:value-type="float" office:value="537">
            <text:p>537</text:p>
          </table:table-cell>
          <table:table-cell table:formula="of:=SUM([.O522:.O523])" ns42:value-type="float" table:style-name="ce61" office:value-type="float" office:value="556">
            <text:p>556</text:p>
          </table:table-cell>
          <table:table-cell table:formula="of:=SUM([.P522:.P523])" ns42:value-type="float" table:style-name="ce61" office:value-type="float" office:value="19">
            <text:p>19</text:p>
          </table:table-cell>
          <table:table-cell table:formula="of:=SUM([.Q522:.Q523])" ns42:value-type="float" table:style-name="ce61" office:value-type="float" office:value="9">
            <text:p>9</text:p>
          </table:table-cell>
          <table:table-cell table:formula="of:=SUM([.R522:.R523])" ns42:value-type="float" table:style-name="ce61" office:value-type="float" office:value="556">
            <text:p>556</text:p>
          </table:table-cell>
          <table:table-cell table:formula="of:=SUM([.S522:.S523])" ns42:value-type="float" table:style-name="ce61" office:value-type="float" office:value="565">
            <text:p>565</text:p>
          </table:table-cell>
          <table:table-cell table:formula="of:=SUM([.T522:.T523])" ns42:value-type="float" table:style-name="ce61" office:value-type="float" office:value="23">
            <text:p>23</text:p>
          </table:table-cell>
          <table:table-cell table:formula="of:=SUM([.U522:.U523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aalte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524:.I531])" ns42:value-type="float" table:style-name="ce53" office:value-type="float" office:value="877">
            <text:p>877</text:p>
          </table:table-cell>
          <table:table-cell table:formula="of:=SUM([.J524:.J531])" ns42:value-type="float" table:style-name="ce61" office:value-type="float" office:value="8">
            <text:p>8</text:p>
          </table:table-cell>
          <table:table-cell table:formula="of:=SUM([.K524:.K531])" ns42:value-type="float" table:style-name="ce61" office:value-type="float" office:value="1">
            <text:p>1</text:p>
          </table:table-cell>
          <table:table-cell table:formula="of:=SUM([.L524:.L531])" ns42:value-type="float" table:style-name="ce61" office:value-type="float" office:value="0">
            <text:p>0</text:p>
          </table:table-cell>
          <table:table-cell table:formula="of:=SUM([.M524:.M531])" ns42:value-type="float" table:style-name="ce61" office:value-type="float" office:value="0">
            <text:p>0</text:p>
          </table:table-cell>
          <table:table-cell table:formula="of:=SUM([.N524:.N531])" ns42:value-type="float" table:style-name="ce61" office:value-type="float" office:value="2405">
            <text:p>2405</text:p>
          </table:table-cell>
          <table:table-cell table:formula="of:=SUM([.O524:.O531])" ns42:value-type="float" table:style-name="ce61" office:value-type="float" office:value="2152">
            <text:p>2152</text:p>
          </table:table-cell>
          <table:table-cell table:formula="of:=SUM([.P524:.P531])" ns42:value-type="float" table:style-name="ce61" office:value-type="float" office:value="39">
            <text:p>39</text:p>
          </table:table-cell>
          <table:table-cell table:formula="of:=SUM([.Q524:.Q531])" ns42:value-type="float" table:style-name="ce61" office:value-type="float" office:value="78">
            <text:p>78</text:p>
          </table:table-cell>
          <table:table-cell table:formula="of:=SUM([.R524:.R531])" ns42:value-type="float" table:style-name="ce61" office:value-type="float" office:value="2444">
            <text:p>2444</text:p>
          </table:table-cell>
          <table:table-cell table:formula="of:=SUM([.S524:.S531])" ns42:value-type="float" table:style-name="ce61" office:value-type="float" office:value="2230">
            <text:p>2230</text:p>
          </table:table-cell>
          <table:table-cell table:formula="of:=SUM([.T524:.T531])" ns42:value-type="float" table:style-name="ce61" office:value-type="float" office:value="25">
            <text:p>25</text:p>
          </table:table-cell>
          <table:table-cell table:formula="of:=SUM([.U524:.U531])" ns42:value-type="float" table:style-name="ce76" office:value-type="float" office:value="91">
            <text:p>9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532:.I533])" ns42:value-type="float" table:style-name="ce53" office:value-type="float" office:value="1043">
            <text:p>1043</text:p>
          </table:table-cell>
          <table:table-cell table:formula="of:=SUM([.J532:.J533])" ns42:value-type="float" table:style-name="ce61" office:value-type="float" office:value="14">
            <text:p>14</text:p>
          </table:table-cell>
          <table:table-cell table:formula="of:=SUM([.K532:.K533])" ns42:value-type="float" table:style-name="ce61" office:value-type="float" office:value="2">
            <text:p>2</text:p>
          </table:table-cell>
          <table:table-cell table:formula="of:=SUM([.L532:.L533])" ns42:value-type="float" table:style-name="ce61" office:value-type="float" office:value="0">
            <text:p>0</text:p>
          </table:table-cell>
          <table:table-cell table:formula="of:=SUM([.M532:.M533])" ns42:value-type="float" table:style-name="ce61" office:value-type="float" office:value="0">
            <text:p>0</text:p>
          </table:table-cell>
          <table:table-cell table:formula="of:=SUM([.N532:.N533])" ns42:value-type="float" table:style-name="ce61" office:value-type="float" office:value="2942">
            <text:p>2942</text:p>
          </table:table-cell>
          <table:table-cell table:formula="of:=SUM([.O532:.O533])" ns42:value-type="float" table:style-name="ce61" office:value-type="float" office:value="2708">
            <text:p>2708</text:p>
          </table:table-cell>
          <table:table-cell table:formula="of:=SUM([.P532:.P533])" ns42:value-type="float" table:style-name="ce61" office:value-type="float" office:value="58">
            <text:p>58</text:p>
          </table:table-cell>
          <table:table-cell table:formula="of:=SUM([.Q532:.Q533])" ns42:value-type="float" table:style-name="ce61" office:value-type="float" office:value="87">
            <text:p>87</text:p>
          </table:table-cell>
          <table:table-cell table:formula="of:=SUM([.R532:.R533])" ns42:value-type="float" table:style-name="ce61" office:value-type="float" office:value="3000">
            <text:p>3000</text:p>
          </table:table-cell>
          <table:table-cell table:formula="of:=SUM([.S532:.S533])" ns42:value-type="float" table:style-name="ce61" office:value-type="float" office:value="2795">
            <text:p>2795</text:p>
          </table:table-cell>
          <table:table-cell table:formula="of:=SUM([.T532:.T533])" ns42:value-type="float" table:style-name="ce61" office:value-type="float" office:value="48">
            <text:p>48</text:p>
          </table:table-cell>
          <table:table-cell table:formula="of:=SUM([.U532:.U533])" ns42:value-type="float" table:style-name="ce76" office:value-type="float" office:value="109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1" office:value-type="float">
            <text:p>11</text:p>
          </table:table-cell>
          <table:table-cell table:style-name="ce61" table:number-columns-repeated="4"/>
          <table:table-cell table:formula="of:=SUM([.P535];[.N535])" ns42:value-type="float" table:style-name="ce61" office:value-type="float" office:value="0">
            <text:p>0</text:p>
          </table:table-cell>
          <table:table-cell table:formula="of:=SUM([.O535];[.Q535])" ns42:value-type="float" table:style-name="ce61" office:value-type="float" office:value="0">
            <text:p>0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25" office:value-type="float">
            <text:p>625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645" office:value-type="float">
            <text:p>1645</text:p>
          </table:table-cell>
          <table:table-cell ns42:value-type="float" table:style-name="ce61" office:value="1547" office:value-type="float">
            <text:p>154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3" office:value-type="float">
            <text:p>13</text:p>
          </table:table-cell>
          <table:table-cell table:formula="of:=SUM([.N536];[.P536])" ns42:value-type="float" table:style-name="ce61" office:value-type="float" office:value="1673">
            <text:p>1673</text:p>
          </table:table-cell>
          <table:table-cell table:formula="of:=SUM([.O536];[.Q536])" ns42:value-type="float" table:style-name="ce61" office:value-type="float" office:value="1560">
            <text:p>1560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76" office:value="31" office:value-type="float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5" office:value-type="float">
            <text:p>355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537];[.P537])" ns42:value-type="float" table:style-name="ce61" office:value-type="float" office:value="364">
            <text:p>364</text:p>
          </table:table-cell>
          <table:table-cell table:formula="of:=SUM([.O537];[.Q537])" ns42:value-type="float" table:style-name="ce61" office:value-type="float" office:value="291">
            <text:p>29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ijss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536:.I537])" ns42:value-type="float" table:style-name="ce53" office:value-type="float" office:value="677">
            <text:p>677</text:p>
          </table:table-cell>
          <table:table-cell table:formula="of:=SUM([.J536:.J537])" ns42:value-type="float" table:style-name="ce61" office:value-type="float" office:value="18">
            <text:p>18</text:p>
          </table:table-cell>
          <table:table-cell table:formula="of:=SUM([.K536:.K537])" ns42:value-type="float" table:style-name="ce61" office:value-type="float" office:value="0">
            <text:p>0</text:p>
          </table:table-cell>
          <table:table-cell table:formula="of:=SUM([.L536:.L537])" ns42:value-type="float" table:style-name="ce61" office:value-type="float" office:value="0">
            <text:p>0</text:p>
          </table:table-cell>
          <table:table-cell table:formula="of:=SUM([.M536:.M537])" ns42:value-type="float" table:style-name="ce61" office:value-type="float" office:value="0">
            <text:p>0</text:p>
          </table:table-cell>
          <table:table-cell table:formula="of:=SUM([.N536:.N537])" ns42:value-type="float" table:style-name="ce61" office:value-type="float" office:value="2000">
            <text:p>2000</text:p>
          </table:table-cell>
          <table:table-cell table:formula="of:=SUM([.O536:.O537])" ns42:value-type="float" table:style-name="ce61" office:value-type="float" office:value="1836">
            <text:p>1836</text:p>
          </table:table-cell>
          <table:table-cell table:formula="of:=SUM([.P536:.P537])" ns42:value-type="float" table:style-name="ce61" office:value-type="float" office:value="37">
            <text:p>37</text:p>
          </table:table-cell>
          <table:table-cell table:formula="of:=SUM([.Q536:.Q537])" ns42:value-type="float" table:style-name="ce61" office:value-type="float" office:value="15">
            <text:p>15</text:p>
          </table:table-cell>
          <table:table-cell table:formula="of:=SUM([.R536:.R537])" ns42:value-type="float" table:style-name="ce61" office:value-type="float" office:value="2037">
            <text:p>2037</text:p>
          </table:table-cell>
          <table:table-cell table:formula="of:=SUM([.S536:.S537])" ns42:value-type="float" table:style-name="ce61" office:value-type="float" office:value="1851">
            <text:p>1851</text:p>
          </table:table-cell>
          <table:table-cell table:formula="of:=SUM([.T536:.T537])" ns42:value-type="float" table:style-name="ce61" office:value-type="float" office:value="48">
            <text:p>48</text:p>
          </table:table-cell>
          <table:table-cell table:formula="of:=SUM([.U536:.U537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Rijss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3" table:style-name="ce61" table:number-columns-repeated="2" office:value-type="float">
            <text:p>3</text:p>
          </table:table-cell>
          <table:table-cell table:formula="of:=SUM([.N539];[.P539])" ns42:value-type="float" table:style-name="ce61" office:value-type="float" office:value="3">
            <text:p>3</text:p>
          </table:table-cell>
          <table:table-cell table:formula="of:=SUM([.O539];[.Q53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ijss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538:.I539])" ns42:value-type="float" table:style-name="ce53" office:value-type="float" office:value="677">
            <text:p>677</text:p>
          </table:table-cell>
          <table:table-cell table:formula="of:=SUM([.J538:.J539])" ns42:value-type="float" table:style-name="ce61" office:value-type="float" office:value="18">
            <text:p>18</text:p>
          </table:table-cell>
          <table:table-cell table:formula="of:=SUM([.K538:.K539])" ns42:value-type="float" table:style-name="ce61" office:value-type="float" office:value="0">
            <text:p>0</text:p>
          </table:table-cell>
          <table:table-cell table:formula="of:=SUM([.L538:.L539])" ns42:value-type="float" table:style-name="ce61" office:value-type="float" office:value="0">
            <text:p>0</text:p>
          </table:table-cell>
          <table:table-cell table:formula="of:=SUM([.M538:.M539])" ns42:value-type="float" table:style-name="ce61" office:value-type="float" office:value="0">
            <text:p>0</text:p>
          </table:table-cell>
          <table:table-cell table:formula="of:=SUM([.N538:.N539])" ns42:value-type="float" table:style-name="ce61" office:value-type="float" office:value="2000">
            <text:p>2000</text:p>
          </table:table-cell>
          <table:table-cell table:formula="of:=SUM([.O538:.O539])" ns42:value-type="float" table:style-name="ce61" office:value-type="float" office:value="1836">
            <text:p>1836</text:p>
          </table:table-cell>
          <table:table-cell table:formula="of:=SUM([.P538:.P539])" ns42:value-type="float" table:style-name="ce61" office:value-type="float" office:value="40">
            <text:p>40</text:p>
          </table:table-cell>
          <table:table-cell table:formula="of:=SUM([.Q538:.Q539])" ns42:value-type="float" table:style-name="ce61" office:value-type="float" office:value="18">
            <text:p>18</text:p>
          </table:table-cell>
          <table:table-cell table:formula="of:=SUM([.R538:.R539])" ns42:value-type="float" table:style-name="ce61" office:value-type="float" office:value="2040">
            <text:p>2040</text:p>
          </table:table-cell>
          <table:table-cell table:formula="of:=SUM([.S538:.S539])" ns42:value-type="float" table:style-name="ce61" office:value-type="float" office:value="1854">
            <text:p>1854</text:p>
          </table:table-cell>
          <table:table-cell table:formula="of:=SUM([.T538:.T539])" ns42:value-type="float" table:style-name="ce61" office:value-type="float" office:value="48">
            <text:p>48</text:p>
          </table:table-cell>
          <table:table-cell table:formula="of:=SUM([.U538:.U539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A</text:p>
          </table:table-cell>
          <table:table-cell ns42:value-type="string" table:style-name="ce21" office:value-type="string">
            <text:p>Zuidein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327" office:value-type="float">
            <text:p>327</text:p>
          </table:table-cell>
          <table:table-cell ns42:value-type="float" table:style-name="ce61" office:value="309" office:value-type="float">
            <text:p>309</text:p>
          </table:table-cell>
          <table:table-cell table:style-name="ce61" table:number-columns-repeated="2"/>
          <table:table-cell table:formula="of:=SUM([.N541];[.P541])" ns42:value-type="float" table:style-name="ce61" office:value-type="float" office:value="327">
            <text:p>327</text:p>
          </table:table-cell>
          <table:table-cell table:formula="of:=SUM([.O541];[.Q541])" ns42:value-type="float" table:style-name="ce61" office:value-type="float" office:value="309">
            <text:p>30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Munnik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4" office:value-type="float">
            <text:p>7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2];[.P542])" ns42:value-type="float" table:style-name="ce61" office:value-type="float" office:value="200">
            <text:p>200</text:p>
          </table:table-cell>
          <table:table-cell table:formula="of:=SUM([.O542];[.Q542])" ns42:value-type="float" table:style-name="ce61" office:value-type="float" office:value="196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Bisschop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3];[.P543])" ns42:value-type="float" table:style-name="ce61" office:value-type="float" office:value="255">
            <text:p>255</text:p>
          </table:table-cell>
          <table:table-cell table:formula="of:=SUM([.O543];[.Q543])" ns42:value-type="float" table:style-name="ce61" office:value-type="float" office:value="222">
            <text:p>2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D</text:p>
          </table:table-cell>
          <table:table-cell ns42:value-type="string" table:style-name="ce21" office:value-type="string">
            <text:p>Oost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3" office:value-type="float">
            <text:p>8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44];[.P544])" ns42:value-type="float" table:style-name="ce61" office:value-type="float" office:value="203">
            <text:p>203</text:p>
          </table:table-cell>
          <table:table-cell table:formula="of:=SUM([.O544];[.Q544])" ns42:value-type="float" table:style-name="ce61" office:value-type="float" office:value="206">
            <text:p>206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E</text:p>
          </table:table-cell>
          <table:table-cell ns42:value-type="string" table:style-name="ce21" office:value-type="string">
            <text:p>Midwol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55" office:value-type="float">
            <text:p>25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45];[.P545])" ns42:value-type="float" table:style-name="ce61" office:value-type="float" office:value="254">
            <text:p>254</text:p>
          </table:table-cell>
          <table:table-cell table:formula="of:=SUM([.O545];[.Q545])" ns42:value-type="float" table:style-name="ce61" office:value-type="float" office:value="255">
            <text:p>25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F</text:p>
          </table:table-cell>
          <table:table-cell ns42:value-type="string" table:style-name="ce21" office:value-type="string">
            <text:p>Achthoev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12" office:value-type="float">
            <text:p>212</text:p>
          </table:table-cell>
          <table:table-cell table:style-name="ce61" table:number-columns-repeated="2"/>
          <table:table-cell table:formula="of:=SUM([.N546];[.P546])" ns42:value-type="float" table:style-name="ce61" office:value-type="float" office:value="197">
            <text:p>197</text:p>
          </table:table-cell>
          <table:table-cell table:formula="of:=SUM([.O546];[.Q546])" ns42:value-type="float" table:style-name="ce61" office:value-type="float" office:value="212">
            <text:p>212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G</text:p>
          </table:table-cell>
          <table:table-cell ns42:value-type="string" table:style-name="ce21" office:value-type="string">
            <text:p>Ber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7" office:value-type="float">
            <text:p>12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7" office:value-type="float">
            <text:p>317</text:p>
          </table:table-cell>
          <table:table-cell ns42:value-type="float" table:style-name="ce61" office:value="280" office:value-type="float">
            <text:p>28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47];[.P547])" ns42:value-type="float" table:style-name="ce61" office:value-type="float" office:value="317">
            <text:p>317</text:p>
          </table:table-cell>
          <table:table-cell table:formula="of:=SUM([.O547];[.Q547])" ns42:value-type="float" table:style-name="ce61" office:value-type="float" office:value="281">
            <text:p>28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H</text:p>
          </table:table-cell>
          <table:table-cell ns42:value-type="string" table:style-name="ce21" office:value-type="string">
            <text:p>Bullin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48];[.P548])" ns42:value-type="float" table:style-name="ce61" office:value-type="float" office:value="297">
            <text:p>297</text:p>
          </table:table-cell>
          <table:table-cell table:formula="of:=SUM([.O548];[.Q548])" ns42:value-type="float" table:style-name="ce61" office:value-type="float" office:value="288">
            <text:p>2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I</text:p>
          </table:table-cell>
          <table:table-cell ns42:value-type="string" table:style-name="ce21" office:value-type="string">
            <text:p>Leij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9];[.P549])" ns42:value-type="float" table:style-name="ce61" office:value-type="float" office:value="148">
            <text:p>148</text:p>
          </table:table-cell>
          <table:table-cell table:formula="of:=SUM([.O549];[.Q549])" ns42:value-type="float" table:style-name="ce61" office:value-type="float" office:value="135">
            <text:p>1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K</text:p>
          </table:table-cell>
          <table:table-cell ns42:value-type="string" table:style-name="ce21" office:value-type="string">
            <text:p>Lank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57" office:value-type="float">
            <text:p>5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0];[.P550])" ns42:value-type="float" table:style-name="ce61" office:value-type="float" office:value="58">
            <text:p>58</text:p>
          </table:table-cell>
          <table:table-cell table:formula="of:=SUM([.O550];[.Q550])" ns42:value-type="float" table:style-name="ce61" office:value-type="float" office:value="53">
            <text:p>5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L</text:p>
          </table:table-cell>
          <table:table-cell ns42:value-type="string" table:style-name="ce21" office:value-type="string">
            <text:p>IJ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table:style-name="ce61" table:number-columns-repeated="4"/>
          <table:table-cell ns42:value-type="float" table:style-name="ce61" office:value="164" office:value-type="float">
            <text:p>164</text:p>
          </table:table-cell>
          <table:table-cell ns42:value-type="float" table:style-name="ce61" office:value="141" office:value-type="float">
            <text:p>141</text:p>
          </table:table-cell>
          <table:table-cell table:style-name="ce61" table:number-columns-repeated="2"/>
          <table:table-cell table:formula="of:=SUM([.N551];[.P551])" ns42:value-type="float" table:style-name="ce61" office:value-type="float" office:value="164">
            <text:p>164</text:p>
          </table:table-cell>
          <table:table-cell table:formula="of:=SUM([.O551];[.Q551])" ns42:value-type="float" table:style-name="ce61" office:value-type="float" office:value="141">
            <text:p>1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M</text:p>
          </table:table-cell>
          <table:table-cell ns42:value-type="string" table:style-name="ce21" office:value-type="string">
            <text:p>den Hul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2" office:value-type="float">
            <text:p>92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2];[.P552])" ns42:value-type="float" table:style-name="ce61" office:value-type="float" office:value="93">
            <text:p>93</text:p>
          </table:table-cell>
          <table:table-cell table:formula="of:=SUM([.O552];[.Q552])" ns42:value-type="float" table:style-name="ce61" office:value-type="float" office:value="81">
            <text:p>8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aphorst</text:p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N</text:p>
          </table:table-cell>
          <table:table-cell ns42:value-type="string" table:style-name="ce21" office:value-type="string">
            <text:p>Hesselingen en Haming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83" office:value-type="float">
            <office:annotation draw:style-name="gr1" svg:height="86.97pt" draw:caption-point-y="12.27pt" svg:width="101.54pt" svg:x="889.48pt" draw:caption-point-x="-1.08pt" svg:y="14182.5pt" draw:text-style-name="P2">
              <dc:creator>CDM</dc:creator>
              <dc:date>2014-12-12T00:00:00</dc:date>
              <text:p text:style-name="P1"><text:span text:style-name="T1">3</text:span></text:p>
            </office:annotation>
            <text:p>83</text:p>
          </table:table-cell>
          <table:table-cell ns42:value-type="float" table:style-name="ce61" office:value="89" office:value-type="float">
            <text:p>8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53];[.P553])" ns42:value-type="float" table:style-name="ce61" office:value-type="float" office:value="85">
            <text:p>85</text:p>
          </table:table-cell>
          <table:table-cell table:formula="of:=SUM([.O553];[.Q553])" ns42:value-type="float" table:style-name="ce61" office:value-type="float" office:value="92">
            <text:p>9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541:.I553])" ns42:value-type="float" table:style-name="ce53" office:value-type="float" office:value="1018">
            <text:p>1018</text:p>
          </table:table-cell>
          <table:table-cell table:formula="of:=SUM([.J541:.J553])" ns42:value-type="float" table:style-name="ce61" office:value-type="float" office:value="35">
            <text:p>35</text:p>
          </table:table-cell>
          <table:table-cell table:formula="of:=SUM([.K541:.K553])" ns42:value-type="float" table:style-name="ce61" office:value-type="float" office:value="0">
            <text:p>0</text:p>
          </table:table-cell>
          <table:table-cell table:formula="of:=SUM([.L541:.L553])" ns42:value-type="float" table:style-name="ce61" office:value-type="float" office:value="0">
            <text:p>0</text:p>
          </table:table-cell>
          <table:table-cell table:formula="of:=SUM([.M541:.M553])" ns42:value-type="float" table:style-name="ce61" office:value-type="float" office:value="0">
            <text:p>0</text:p>
          </table:table-cell>
          <table:table-cell table:formula="of:=SUM([.N541:.N553])" ns42:value-type="float" table:style-name="ce61" office:value-type="float" office:value="2584">
            <text:p>2584</text:p>
          </table:table-cell>
          <table:table-cell table:formula="of:=SUM([.O541:.O553])" ns42:value-type="float" table:style-name="ce61" office:value-type="float" office:value="2464">
            <text:p>2464</text:p>
          </table:table-cell>
          <table:table-cell table:formula="of:=SUM([.P541:.P553])" ns42:value-type="float" table:style-name="ce61" office:value-type="float" office:value="14">
            <text:p>14</text:p>
          </table:table-cell>
          <table:table-cell table:formula="of:=SUM([.Q541:.Q553])" ns42:value-type="float" table:style-name="ce61" office:value-type="float" office:value="7">
            <text:p>7</text:p>
          </table:table-cell>
          <table:table-cell table:formula="of:=SUM([.R541:.R553])" ns42:value-type="float" table:style-name="ce61" office:value-type="float" office:value="2598">
            <text:p>2598</text:p>
          </table:table-cell>
          <table:table-cell table:formula="of:=SUM([.S541:.S553])" ns42:value-type="float" table:style-name="ce61" office:value-type="float" office:value="2471">
            <text:p>2471</text:p>
          </table:table-cell>
          <table:table-cell table:formula="of:=SUM([.T541:.T553])" ns42:value-type="float" table:style-name="ce61" office:value-type="float" office:value="7">
            <text:p>7</text:p>
          </table:table-cell>
          <table:table-cell table:formula="of:=SUM([.U541:.U55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562];[.P555])" ns42:value-type="float" table:style-name="ce61" office:value-type="float" office:value="67">
            <text:p>67</text:p>
          </table:table-cell>
          <table:table-cell table:formula="of:=SUM([.O555];[.Q55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72" office:value-type="float">
            <text:p>37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556];[.P556])" ns42:value-type="float" table:style-name="ce61" office:value-type="float" office:value="356">
            <text:p>356</text:p>
          </table:table-cell>
          <table:table-cell table:formula="of:=SUM([.O556];[.Q556])" ns42:value-type="float" table:style-name="ce61" office:value-type="float" office:value="380">
            <text:p>3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49" office:value-type="float">
            <text:p>149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57];[.P557])" ns42:value-type="float" table:style-name="ce61" office:value-type="float" office:value="156">
            <text:p>156</text:p>
          </table:table-cell>
          <table:table-cell table:formula="of:=SUM([.O557];[.Q557])" ns42:value-type="float" table:style-name="ce61" office:value-type="float" office:value="151">
            <text:p>151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4" office:value-type="float">
            <text:p>114</text:p>
          </table:table-cell>
          <table:table-cell table:style-name="ce61" table:number-columns-repeated="2"/>
          <table:table-cell table:formula="of:=SUM([.N558];[.P558])" ns42:value-type="float" table:style-name="ce61" office:value-type="float" office:value="119">
            <text:p>119</text:p>
          </table:table-cell>
          <table:table-cell table:formula="of:=SUM([.O558];[.Q558])" ns42:value-type="float" table:style-name="ce61" office:value-type="float" office:value="114">
            <text:p>114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80" office:value-type="float">
            <text:p>8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559];[.P559])" ns42:value-type="float" table:style-name="ce61" office:value-type="float" office:value="185">
            <text:p>185</text:p>
          </table:table-cell>
          <table:table-cell table:formula="of:=SUM([.O559];[.Q559])" ns42:value-type="float" table:style-name="ce61" office:value-type="float" office:value="200">
            <text:p>20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20" office:value-type="float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ns42:value-type="float" table:style-name="ce61" office:value="253" office:value-type="float">
            <text:p>253</text:p>
          </table:table-cell>
          <table:table-cell ns42:value-type="float" table:style-name="ce61" office:value="267" office:value-type="float">
            <text:p>267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60];[.P560])" ns42:value-type="float" table:style-name="ce61" office:value-type="float" office:value="256">
            <text:p>256</text:p>
          </table:table-cell>
          <table:table-cell table:formula="of:=SUM([.O560];[.Q560])" ns42:value-type="float" table:style-name="ce61" office:value-type="float" office:value="267">
            <text:p>26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</table:table-cell>
          <table:table-cell table:style-name="ce21" table:number-columns-repeated="2"/>
          <table:table-cell ns42:value-type="string" table:style-name="ce21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61];[.P561])" ns42:value-type="float" table:style-name="ce61" office:value-type="float" office:value="142">
            <text:p>142</text:p>
          </table:table-cell>
          <table:table-cell table:formula="of:=SUM([.O561];[.Q56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</table:table-cell>
          <table:table-cell table:style-name="ce21" table:number-columns-repeated="2"/>
          <table:table-cell ns42:value-type="string" table:style-name="ce21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62];[.P562])" ns42:value-type="float" table:style-name="ce61" office:value-type="float" office:value="68">
            <text:p>68</text:p>
          </table:table-cell>
          <table:table-cell table:formula="of:=SUM([.O562];[.Q562])" ns42:value-type="float" table:style-name="ce61" office:value-type="float" office:value="111">
            <text:p>1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</table:table-cell>
          <table:table-cell table:style-name="ce21" table:number-columns-repeated="2"/>
          <table:table-cell ns42:value-type="string" table:style-name="ce21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7" office:value-type="float">
            <text:p>14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63];[.P563])" ns42:value-type="float" table:style-name="ce61" office:value-type="float" office:value="145">
            <text:p>145</text:p>
          </table:table-cell>
          <table:table-cell table:formula="of:=SUM([.O563];[.Q563])" ns42:value-type="float" table:style-name="ce61" office:value-type="float" office:value="148">
            <text:p>1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</table:table-cell>
          <table:table-cell table:style-name="ce21" table:number-columns-repeated="2"/>
          <table:table-cell ns42:value-type="string" table:style-name="ce21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table:style-name="ce61" table:number-columns-repeated="4"/>
          <table:table-cell ns42:value-type="float" table:style-name="ce61" office:value="227" office:value-type="float">
            <text:p>227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564];[.P564])" ns42:value-type="float" table:style-name="ce61" office:value-type="float" office:value="229">
            <text:p>229</text:p>
          </table:table-cell>
          <table:table-cell table:formula="of:=SUM([.O564];[.Q564])" ns42:value-type="float" table:style-name="ce61" office:value-type="float" office:value="217">
            <text:p>217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Steenwijk</text:p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Armhuis der N.H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565];[.P565])" ns42:value-type="float" table:style-name="ce61" office:value-type="float" office:value="30">
            <text:p>30</text:p>
          </table:table-cell>
          <table:table-cell table:formula="of:=SUM([.O565];[.Q565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38" office:value-type="float">
            <text:p>138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ns42:value-type="float" table:style-name="ce61" office:value="309" office:value-type="float">
            <text:p>309</text:p>
          </table:table-cell>
          <table:table-cell ns42:value-type="float" table:style-name="ce61" office:value="325" office:value-type="float">
            <text:p>3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0" office:value-type="float">
            <text:p>10</text:p>
          </table:table-cell>
          <table:table-cell table:formula="of:=SUM([.N566];[.P566])" ns42:value-type="float" table:style-name="ce61" office:value-type="float" office:value="324">
            <text:p>324</text:p>
          </table:table-cell>
          <table:table-cell table:formula="of:=SUM([.O566];[.Q566])" ns42:value-type="float" table:style-name="ce61" office:value-type="float" office:value="335">
            <text:p>33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217" office:value-type="float">
            <text:p>21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67];[.P567])" ns42:value-type="float" table:style-name="ce61" office:value-type="float" office:value="224">
            <text:p>224</text:p>
          </table:table-cell>
          <table:table-cell table:formula="of:=SUM([.O567];[.Q567])" ns42:value-type="float" table:style-name="ce61" office:value-type="float" office:value="219">
            <text:p>21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2" office:value-type="float">
            <text:p>12</text:p>
          </table:table-cell>
          <table:table-cell table:style-name="ce61"/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9" office:value-type="float">
            <text:p>19</text:p>
          </table:table-cell>
          <table:table-cell table:formula="of:=SUM([.N568];[.P568])" ns42:value-type="float" table:style-name="ce61" office:value-type="float" office:value="32">
            <text:p>32</text:p>
          </table:table-cell>
          <table:table-cell table:formula="of:=SUM([.O568];[.Q568])" ns42:value-type="float" table:style-name="ce61" office:value-type="float" office:value="27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44" office:value-type="float">
            <text:p>44</text:p>
          </table:table-cell>
          <table:table-cell table:style-name="ce61" table:number-columns-repeated="2"/>
          <table:table-cell table:formula="of:=SUM([.N569];[.P569])" ns42:value-type="float" table:style-name="ce61" office:value-type="float" office:value="49">
            <text:p>49</text:p>
          </table:table-cell>
          <table:table-cell table:formula="of:=SUM([.O569];[.Q569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style-name="ce61" table:number-columns-repeated="2"/>
          <table:table-cell ns42:value-type="float" table:style-name="ce61" office:value="8" office:value-type="float">
            <text:p>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570];[.P570])" ns42:value-type="float" table:style-name="ce61" office:value-type="float" office:value="8">
            <text:p>8</text:p>
          </table:table-cell>
          <table:table-cell table:formula="of:=SUM([.O570];[.Q57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571];[.P571])" ns42:value-type="float" table:style-name="ce61" office:value-type="float" office:value="33">
            <text:p>33</text:p>
          </table:table-cell>
          <table:table-cell table:formula="of:=SUM([.O571];[.Q571])" ns42:value-type="float" table:style-name="ce61" office:value-type="float" office:value="35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</table:table-cell>
          <table:table-cell table:style-name="ce21" table:number-columns-repeated="2"/>
          <table:table-cell ns42:value-type="string" table:style-name="ce21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8" office:value-type="float">
            <text:p>98</text:p>
          </table:table-cell>
          <table:table-cell ns42:value-type="float" table:style-name="ce61" office:value="73" office:value-type="float">
            <text:p>73</text:p>
          </table:table-cell>
          <table:table-cell table:style-name="ce61" table:number-columns-repeated="2"/>
          <table:table-cell table:formula="of:=SUM([.N572];[.P572])" ns42:value-type="float" table:style-name="ce61" office:value-type="float" office:value="98">
            <text:p>98</text:p>
          </table:table-cell>
          <table:table-cell table:formula="of:=SUM([.O572];[.Q572])" ns42:value-type="float" table:style-name="ce61" office:value-type="float" office:value="73">
            <text:p>73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556:.I568])" ns42:value-type="float" table:style-name="ce53" office:value-type="float" office:value="957">
            <text:p>957</text:p>
          </table:table-cell>
          <table:table-cell table:formula="of:=SUM([.J556:.J568])" ns42:value-type="float" table:style-name="ce61" office:value-type="float" office:value="10">
            <text:p>10</text:p>
          </table:table-cell>
          <table:table-cell table:formula="of:=SUM([.K556:.K568])" ns42:value-type="float" table:style-name="ce61" office:value-type="float" office:value="43">
            <text:p>43</text:p>
          </table:table-cell>
          <table:table-cell table:formula="of:=SUM([.L556:.L568])" ns42:value-type="float" table:style-name="ce61" office:value-type="float" office:value="12">
            <text:p>12</text:p>
          </table:table-cell>
          <table:table-cell table:formula="of:=SUM([.M556:.M568])" ns42:value-type="float" table:style-name="ce61" office:value-type="float" office:value="0">
            <text:p>0</text:p>
          </table:table-cell>
          <table:table-cell table:formula="of:=SUM([.N556:.N568])" ns42:value-type="float" table:style-name="ce61" office:value-type="float" office:value="2198">
            <text:p>2198</text:p>
          </table:table-cell>
          <table:table-cell table:formula="of:=SUM([.O556:.O568])" ns42:value-type="float" table:style-name="ce61" office:value-type="float" office:value="2266">
            <text:p>2266</text:p>
          </table:table-cell>
          <table:table-cell table:formula="of:=SUM([.P556:.P568])" ns42:value-type="float" table:style-name="ce61" office:value-type="float" office:value="68">
            <text:p>68</text:p>
          </table:table-cell>
          <table:table-cell table:formula="of:=SUM([.Q556:.Q568])" ns42:value-type="float" table:style-name="ce61" office:value-type="float" office:value="49">
            <text:p>49</text:p>
          </table:table-cell>
          <table:table-cell table:formula="of:=SUM([.R556:.R568])" ns42:value-type="float" table:style-name="ce61" office:value-type="float" office:value="2266">
            <text:p>2266</text:p>
          </table:table-cell>
          <table:table-cell table:formula="of:=SUM([.S556:.S568])" ns42:value-type="float" table:style-name="ce61" office:value-type="float" office:value="2315">
            <text:p>2315</text:p>
          </table:table-cell>
          <table:table-cell table:formula="of:=SUM([.T556:.T568])" ns42:value-type="float" table:style-name="ce61" office:value-type="float" office:value="44">
            <text:p>44</text:p>
          </table:table-cell>
          <table:table-cell table:formula="of:=SUM([.U556:.U568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569:.I572])" ns42:value-type="float" table:style-name="ce53" office:value-type="float" office:value="72">
            <text:p>72</text:p>
          </table:table-cell>
          <table:table-cell table:formula="of:=SUM([.J569:.J572])" ns42:value-type="float" table:style-name="ce61" office:value-type="float" office:value="0">
            <text:p>0</text:p>
          </table:table-cell>
          <table:table-cell table:formula="of:=SUM([.K569:.K572])" ns42:value-type="float" table:style-name="ce61" office:value-type="float" office:value="8">
            <text:p>8</text:p>
          </table:table-cell>
          <table:table-cell table:formula="of:=SUM([.L569:.L572])" ns42:value-type="float" table:style-name="ce61" office:value-type="float" office:value="0">
            <text:p>0</text:p>
          </table:table-cell>
          <table:table-cell table:formula="of:=SUM([.M569:.M572])" ns42:value-type="float" table:style-name="ce61" office:value-type="float" office:value="0">
            <text:p>0</text:p>
          </table:table-cell>
          <table:table-cell table:formula="of:=SUM([.N569:.N572])" ns42:value-type="float" table:style-name="ce61" office:value-type="float" office:value="185">
            <text:p>185</text:p>
          </table:table-cell>
          <table:table-cell table:formula="of:=SUM([.O569:.O572])" ns42:value-type="float" table:style-name="ce61" office:value-type="float" office:value="156">
            <text:p>156</text:p>
          </table:table-cell>
          <table:table-cell table:formula="of:=SUM([.P569:.P572])" ns42:value-type="float" table:style-name="ce61" office:value-type="float" office:value="3">
            <text:p>3</text:p>
          </table:table-cell>
          <table:table-cell table:formula="of:=SUM([.Q569:.Q572])" ns42:value-type="float" table:style-name="ce61" office:value-type="float" office:value="1">
            <text:p>1</text:p>
          </table:table-cell>
          <table:table-cell table:formula="of:=SUM([.R569:.R572])" ns42:value-type="float" table:style-name="ce61" office:value-type="float" office:value="188">
            <text:p>188</text:p>
          </table:table-cell>
          <table:table-cell table:formula="of:=SUM([.S569:.S572])" ns42:value-type="float" table:style-name="ce61" office:value-type="float" office:value="157">
            <text:p>157</text:p>
          </table:table-cell>
          <table:table-cell table:formula="of:=SUM([.T569:.T572])" ns42:value-type="float" table:style-name="ce61" office:value-type="float" office:value="1">
            <text:p>1</text:p>
          </table:table-cell>
          <table:table-cell table:formula="of:=SUM([.U569:.U57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573:.I574])" ns42:value-type="float" table:style-name="ce53" office:value-type="float" office:value="1029">
            <text:p>1029</text:p>
          </table:table-cell>
          <table:table-cell table:formula="of:=SUM([.J573:.J574])" ns42:value-type="float" table:style-name="ce61" office:value-type="float" office:value="10">
            <text:p>10</text:p>
          </table:table-cell>
          <table:table-cell table:formula="of:=SUM([.K573:.K574])" ns42:value-type="float" table:style-name="ce61" office:value-type="float" office:value="51">
            <text:p>51</text:p>
          </table:table-cell>
          <table:table-cell table:formula="of:=SUM([.L573:.L574])" ns42:value-type="float" table:style-name="ce61" office:value-type="float" office:value="12">
            <text:p>12</text:p>
          </table:table-cell>
          <table:table-cell table:formula="of:=SUM([.M573:.M574])" ns42:value-type="float" table:style-name="ce61" office:value-type="float" office:value="0">
            <text:p>0</text:p>
          </table:table-cell>
          <table:table-cell table:formula="of:=SUM([.N573:.N574])" ns42:value-type="float" table:style-name="ce61" office:value-type="float" office:value="2383">
            <text:p>2383</text:p>
          </table:table-cell>
          <table:table-cell table:formula="of:=SUM([.O573:.O574])" ns42:value-type="float" table:style-name="ce61" office:value-type="float" office:value="2422">
            <text:p>2422</text:p>
          </table:table-cell>
          <table:table-cell table:formula="of:=SUM([.P573:.P574])" ns42:value-type="float" table:style-name="ce61" office:value-type="float" office:value="71">
            <text:p>71</text:p>
          </table:table-cell>
          <table:table-cell table:formula="of:=SUM([.Q573:.Q574])" ns42:value-type="float" table:style-name="ce61" office:value-type="float" office:value="50">
            <text:p>50</text:p>
          </table:table-cell>
          <table:table-cell table:formula="of:=SUM([.R573:.R574])" ns42:value-type="float" table:style-name="ce61" office:value-type="float" office:value="2454">
            <text:p>2454</text:p>
          </table:table-cell>
          <table:table-cell table:formula="of:=SUM([.S573:.S574])" ns42:value-type="float" table:style-name="ce61" office:value-type="float" office:value="2472">
            <text:p>2472</text:p>
          </table:table-cell>
          <table:table-cell table:formula="of:=SUM([.T573:.T574])" ns42:value-type="float" table:style-name="ce61" office:value-type="float" office:value="45">
            <text:p>45</text:p>
          </table:table-cell>
          <table:table-cell table:formula="of:=SUM([.U573:.U574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</table:table-cell>
          <table:table-cell table:style-name="ce21"/>
          <table:table-cell ns42:value-type="string" table:style-name="ce21" office:value-type="string">
            <text:p>Zuidveen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03" office:value-type="float">
            <text:p>30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77];[.P577])" ns42:value-type="float" table:style-name="ce61" office:value-type="float" office:value="325">
            <text:p>325</text:p>
          </table:table-cell>
          <table:table-cell table:formula="of:=SUM([.O577];[.Q577])" ns42:value-type="float" table:style-name="ce61" office:value-type="float" office:value="305">
            <text:p>30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</table:table-cell>
          <table:table-cell table:style-name="ce21"/>
          <table:table-cell ns42:value-type="string" table:style-name="ce21" office:value-type="string">
            <text:p>Steenwijkerwold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95" office:value-type="float">
            <text:p>495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3"/>
          <table:table-cell ns42:value-type="float" table:style-name="ce61" office:value="1227" office:value-type="float">
            <text:p>1227</text:p>
          </table:table-cell>
          <table:table-cell ns42:value-type="float" table:style-name="ce61" office:value="1117" office:value-type="float">
            <text:p>111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8" office:value-type="float">
            <text:p>8</text:p>
          </table:table-cell>
          <table:table-cell table:formula="of:=SUM([.N578];[.P578])" ns42:value-type="float" table:style-name="ce61" office:value-type="float" office:value="1242">
            <text:p>1242</text:p>
          </table:table-cell>
          <table:table-cell table:formula="of:=SUM([.O578];[.Q578])" ns42:value-type="float" table:style-name="ce61" office:value-type="float" office:value="1125">
            <text:p>11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</table:table-cell>
          <table:table-cell table:style-name="ce21"/>
          <table:table-cell ns42:value-type="string" table:style-name="ce21" office:value-type="string">
            <text:p>het Verlaat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579];[.P579])" ns42:value-type="float" table:style-name="ce61" office:value-type="float" office:value="96">
            <text:p>96</text:p>
          </table:table-cell>
          <table:table-cell table:formula="of:=SUM([.O579];[.Q579])" ns42:value-type="float" table:style-name="ce61" office:value-type="float" office:value="76">
            <text:p>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</table:table-cell>
          <table:table-cell table:style-name="ce21"/>
          <table:table-cell ns42:value-type="string" table:style-name="ce21" office:value-type="string">
            <text:p>Onna</text:p>
          </table:table-cell>
          <table:table-cell ns42:value-type="string" table:style-name="ce25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80];[.P580])" ns42:value-type="float" table:style-name="ce61" office:value-type="float" office:value="200">
            <text:p>200</text:p>
          </table:table-cell>
          <table:table-cell table:formula="of:=SUM([.O580];[.Q580])" ns42:value-type="float" table:style-name="ce61" office:value-type="float" office:value="194">
            <text:p>19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</table:table-cell>
          <table:table-cell table:style-name="ce21"/>
          <table:table-cell ns42:value-type="string" table:style-name="ce21" office:value-type="string">
            <text:p>Kallenkote</text:p>
          </table:table-cell>
          <table:table-cell ns42:value-type="string" table:style-name="ce25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table:style-name="ce61" table:number-columns-repeated="4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69" office:value-type="float">
            <text:p>1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81];[.P581])" ns42:value-type="float" table:style-name="ce61" office:value-type="float" office:value="198">
            <text:p>198</text:p>
          </table:table-cell>
          <table:table-cell table:formula="of:=SUM([.O581];[.Q581])" ns42:value-type="float" table:style-name="ce61" office:value-type="float" office:value="170">
            <text:p>17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</table:table-cell>
          <table:table-cell table:style-name="ce21"/>
          <table:table-cell ns42:value-type="string" table:style-name="ce21" office:value-type="string">
            <text:p>Eesveen</text:p>
          </table:table-cell>
          <table:table-cell ns42:value-type="string" table:style-name="ce25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38" office:value-type="float">
            <text:p>238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82];[.P582])" ns42:value-type="float" table:style-name="ce61" office:value-type="float" office:value="240">
            <text:p>240</text:p>
          </table:table-cell>
          <table:table-cell table:formula="of:=SUM([.O582];[.Q582])" ns42:value-type="float" table:style-name="ce61" office:value-type="float" office:value="206">
            <text:p>2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34" office:value-type="float">
            <text:p>34</text:p>
          </table:table-cell>
          <table:table-cell table:style-name="ce61" table:number-columns-repeated="3"/>
          <table:table-cell ns42:value-type="float" table:style-name="ce61" office:value="391" office:value-type="float">
            <text:p>391</text:p>
          </table:table-cell>
          <table:table-cell ns42:value-type="float" table:style-name="ce61" office:value="361" office:value-type="float">
            <text:p>36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formula="of:=SUM([.N583];[.P583])" ns42:value-type="float" table:style-name="ce61" office:value-type="float" office:value="399">
            <text:p>399</text:p>
          </table:table-cell>
          <table:table-cell table:formula="of:=SUM([.O583];[.Q583])" ns42:value-type="float" table:style-name="ce61" office:value-type="float" office:value="364">
            <text:p>36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84];[.P584])" ns42:value-type="float" table:style-name="ce61" office:value-type="float" office:value="6">
            <text:p>6</text:p>
          </table:table-cell>
          <table:table-cell table:formula="of:=SUM([.O584];[.Q584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</table:table-cell>
          <table:table-cell table:style-name="ce21"/>
          <table:table-cell ns42:value-type="string" table:style-name="ce21" office:value-type="string">
            <text:p>Muggenbeet</text:p>
          </table:table-cell>
          <table:table-cell ns42:value-type="string" table:style-name="ce25" office:value-type="string">
            <text:p>Wijk V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48" office:value-type="float">
            <text:p>48</text:p>
          </table:table-cell>
          <table:table-cell table:style-name="ce61" table:number-columns-repeated="2"/>
          <table:table-cell table:formula="of:=SUM([.N585];[.P585])" ns42:value-type="float" table:style-name="ce61" office:value-type="float" office:value="59">
            <text:p>59</text:p>
          </table:table-cell>
          <table:table-cell table:formula="of:=SUM([.O585];[.Q585])" ns42:value-type="float" table:style-name="ce61" office:value-type="float" office:value="48">
            <text:p>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</table:table-cell>
          <table:table-cell table:style-name="ce21"/>
          <table:table-cell ns42:value-type="string" table:style-name="ce21" office:value-type="string">
            <text:p>Willemsoord</text:p>
          </table:table-cell>
          <table:table-cell ns42:value-type="string" table:style-name="ce25" office:value-type="string">
            <text:p>Wijk VIII</text:p>
          </table:table-cell>
          <table:table-cell table:style-name="ce21"/>
          <table:table-cell ns42:value-type="string" table:style-name="ce33" office:value-type="string">
            <text:p>Kolonie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table:style-name="ce61" table:number-columns-repeated="4"/>
          <table:table-cell ns42:value-type="float" table:style-name="ce61" office:value="315" office:value-type="float">
            <text:p>315</text:p>
          </table:table-cell>
          <table:table-cell ns42:value-type="float" table:style-name="ce61" office:value="291" office:value-type="float">
            <text:p>29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586];[.P586])" ns42:value-type="float" table:style-name="ce61" office:value-type="float" office:value="321">
            <text:p>321</text:p>
          </table:table-cell>
          <table:table-cell table:formula="of:=SUM([.O586];[.Q586])" ns42:value-type="float" table:style-name="ce61" office:value-type="float" office:value="293">
            <text:p>29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577])" ns42:value-type="float" table:style-name="ce53" office:value-type="float" office:value="136">
            <text:p>136</text:p>
          </table:table-cell>
          <table:table-cell table:formula="of:=SUM([.J577])" ns42:value-type="float" table:style-name="ce61" office:value-type="float" office:value="3">
            <text:p>3</text:p>
          </table:table-cell>
          <table:table-cell table:formula="of:=SUM([.K577])" ns42:value-type="float" table:style-name="ce61" office:value-type="float" office:value="0">
            <text:p>0</text:p>
          </table:table-cell>
          <table:table-cell table:formula="of:=SUM([.L577])" ns42:value-type="float" table:style-name="ce61" office:value-type="float" office:value="0">
            <text:p>0</text:p>
          </table:table-cell>
          <table:table-cell table:formula="of:=SUM([.M577])" ns42:value-type="float" table:style-name="ce61" office:value-type="float" office:value="0">
            <text:p>0</text:p>
          </table:table-cell>
          <table:table-cell table:formula="of:=SUM([.N577])" ns42:value-type="float" table:style-name="ce61" office:value-type="float" office:value="323">
            <text:p>323</text:p>
          </table:table-cell>
          <table:table-cell table:formula="of:=SUM([.O577])" ns42:value-type="float" table:style-name="ce61" office:value-type="float" office:value="303">
            <text:p>303</text:p>
          </table:table-cell>
          <table:table-cell table:formula="of:=SUM([.P577])" ns42:value-type="float" table:style-name="ce61" office:value-type="float" office:value="2">
            <text:p>2</text:p>
          </table:table-cell>
          <table:table-cell table:formula="of:=SUM([.Q577])" ns42:value-type="float" table:style-name="ce61" office:value-type="float" office:value="2">
            <text:p>2</text:p>
          </table:table-cell>
          <table:table-cell table:formula="of:=SUM([.R577])" ns42:value-type="float" table:style-name="ce61" office:value-type="float" office:value="325">
            <text:p>325</text:p>
          </table:table-cell>
          <table:table-cell table:formula="of:=SUM([.S577])" ns42:value-type="float" table:style-name="ce61" office:value-type="float" office:value="305">
            <text:p>305</text:p>
          </table:table-cell>
          <table:table-cell table:formula="of:=SUM([.T577])" ns42:value-type="float" table:style-name="ce61" office:value-type="float" office:value="1">
            <text:p>1</text:p>
          </table:table-cell>
          <table:table-cell table:formula="of:=SUM([.U577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578:.I586])" ns42:value-type="float" table:style-name="ce53" office:value-type="float" office:value="1086">
            <text:p>1086</text:p>
          </table:table-cell>
          <table:table-cell table:formula="of:=SUM([.J578:.J586])" ns42:value-type="float" table:style-name="ce61" office:value-type="float" office:value="72">
            <text:p>72</text:p>
          </table:table-cell>
          <table:table-cell table:formula="of:=SUM([.K578:.K586])" ns42:value-type="float" table:style-name="ce61" office:value-type="float" office:value="0">
            <text:p>0</text:p>
          </table:table-cell>
          <table:table-cell table:formula="of:=SUM([.L578:.L586])" ns42:value-type="float" table:style-name="ce61" office:value-type="float" office:value="3">
            <text:p>3</text:p>
          </table:table-cell>
          <table:table-cell table:formula="of:=SUM([.M578:.M586])" ns42:value-type="float" table:style-name="ce61" office:value-type="float" office:value="0">
            <text:p>0</text:p>
          </table:table-cell>
          <table:table-cell table:formula="of:=SUM([.N578:.N586])" ns42:value-type="float" table:style-name="ce61" office:value-type="float" office:value="2722">
            <text:p>2722</text:p>
          </table:table-cell>
          <table:table-cell table:formula="of:=SUM([.O578:.O586])" ns42:value-type="float" table:style-name="ce61" office:value-type="float" office:value="2461">
            <text:p>2461</text:p>
          </table:table-cell>
          <table:table-cell table:formula="of:=SUM([.P578:.P586])" ns42:value-type="float" table:style-name="ce61" office:value-type="float" office:value="39">
            <text:p>39</text:p>
          </table:table-cell>
          <table:table-cell table:formula="of:=SUM([.Q578:.Q586])" ns42:value-type="float" table:style-name="ce61" office:value-type="float" office:value="19">
            <text:p>19</text:p>
          </table:table-cell>
          <table:table-cell table:formula="of:=SUM([.R578:.R586])" ns42:value-type="float" table:style-name="ce61" office:value-type="float" office:value="2761">
            <text:p>2761</text:p>
          </table:table-cell>
          <table:table-cell table:formula="of:=SUM([.S578:.S586])" ns42:value-type="float" table:style-name="ce61" office:value-type="float" office:value="2480">
            <text:p>2480</text:p>
          </table:table-cell>
          <table:table-cell table:formula="of:=SUM([.T578:.T586])" ns42:value-type="float" table:style-name="ce61" office:value-type="float" office:value="33">
            <text:p>33</text:p>
          </table:table-cell>
          <table:table-cell table:formula="of:=SUM([.U578:.U586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587:.I588])" ns42:value-type="float" table:style-name="ce53" office:value-type="float" office:value="1222">
            <text:p>1222</text:p>
          </table:table-cell>
          <table:table-cell table:formula="of:=SUM([.J587:.J588])" ns42:value-type="float" table:style-name="ce61" office:value-type="float" office:value="75">
            <text:p>75</text:p>
          </table:table-cell>
          <table:table-cell table:formula="of:=SUM([.K587:.K588])" ns42:value-type="float" table:style-name="ce61" office:value-type="float" office:value="0">
            <text:p>0</text:p>
          </table:table-cell>
          <table:table-cell table:formula="of:=SUM([.L587:.L588])" ns42:value-type="float" table:style-name="ce61" office:value-type="float" office:value="3">
            <text:p>3</text:p>
          </table:table-cell>
          <table:table-cell table:formula="of:=SUM([.M587:.M588])" ns42:value-type="float" table:style-name="ce61" office:value-type="float" office:value="0">
            <text:p>0</text:p>
          </table:table-cell>
          <table:table-cell table:formula="of:=SUM([.N587:.N588])" ns42:value-type="float" table:style-name="ce61" office:value-type="float" office:value="3045">
            <text:p>3045</text:p>
          </table:table-cell>
          <table:table-cell table:formula="of:=SUM([.O587:.O588])" ns42:value-type="float" table:style-name="ce61" office:value-type="float" office:value="2764">
            <text:p>2764</text:p>
          </table:table-cell>
          <table:table-cell table:formula="of:=SUM([.P587:.P588])" ns42:value-type="float" table:style-name="ce61" office:value-type="float" office:value="41">
            <text:p>41</text:p>
          </table:table-cell>
          <table:table-cell table:formula="of:=SUM([.Q587:.Q588])" ns42:value-type="float" table:style-name="ce61" office:value-type="float" office:value="21">
            <text:p>21</text:p>
          </table:table-cell>
          <table:table-cell table:formula="of:=SUM([.R587:.R588])" ns42:value-type="float" table:style-name="ce61" office:value-type="float" office:value="3086">
            <text:p>3086</text:p>
          </table:table-cell>
          <table:table-cell table:formula="of:=SUM([.S587:.S588])" ns42:value-type="float" table:style-name="ce61" office:value-type="float" office:value="2785">
            <text:p>2785</text:p>
          </table:table-cell>
          <table:table-cell table:formula="of:=SUM([.T587:.T588])" ns42:value-type="float" table:style-name="ce61" office:value-type="float" office:value="34">
            <text:p>34</text:p>
          </table:table-cell>
          <table:table-cell table:formula="of:=SUM([.U587:.U588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Steenwijkerwold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O590];[.Q59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589:.I590])" ns42:value-type="float" table:style-name="ce53" office:value-type="float" office:value="1222">
            <text:p>1222</text:p>
          </table:table-cell>
          <table:table-cell table:formula="of:=SUM([.J589:.J590])" ns42:value-type="float" table:style-name="ce61" office:value-type="float" office:value="75">
            <text:p>75</text:p>
          </table:table-cell>
          <table:table-cell table:formula="of:=SUM([.K589:.K590])" ns42:value-type="float" table:style-name="ce61" office:value-type="float" office:value="0">
            <text:p>0</text:p>
          </table:table-cell>
          <table:table-cell table:formula="of:=SUM([.L589:.L590])" ns42:value-type="float" table:style-name="ce61" office:value-type="float" office:value="3">
            <text:p>3</text:p>
          </table:table-cell>
          <table:table-cell table:formula="of:=SUM([.M589:.M590])" ns42:value-type="float" table:style-name="ce61" office:value-type="float" office:value="0">
            <text:p>0</text:p>
          </table:table-cell>
          <table:table-cell table:formula="of:=SUM([.N589:.N590])" ns42:value-type="float" table:style-name="ce61" office:value-type="float" office:value="3045">
            <text:p>3045</text:p>
          </table:table-cell>
          <table:table-cell table:formula="of:=SUM([.O589:.O590])" ns42:value-type="float" table:style-name="ce61" office:value-type="float" office:value="2764">
            <text:p>2764</text:p>
          </table:table-cell>
          <table:table-cell table:formula="of:=SUM([.P589:.P590])" ns42:value-type="float" table:style-name="ce61" office:value-type="float" office:value="41">
            <text:p>41</text:p>
          </table:table-cell>
          <table:table-cell table:formula="of:=SUM([.Q589:.Q590])" ns42:value-type="float" table:style-name="ce61" office:value-type="float" office:value="22">
            <text:p>22</text:p>
          </table:table-cell>
          <table:table-cell table:formula="of:=SUM([.R589:.R590])" ns42:value-type="float" table:style-name="ce61" office:value-type="float" office:value="3086">
            <text:p>3086</text:p>
          </table:table-cell>
          <table:table-cell table:formula="of:=SUM([.S589:.S590])" ns42:value-type="float" table:style-name="ce61" office:value-type="float" office:value="2786">
            <text:p>2786</text:p>
          </table:table-cell>
          <table:table-cell table:formula="of:=SUM([.T589:.T590])" ns42:value-type="float" table:style-name="ce61" office:value-type="float" office:value="34">
            <text:p>34</text:p>
          </table:table-cell>
          <table:table-cell table:formula="of:=SUM([.U589:.U59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SUM([.N599];[.P592])" ns42:value-type="float" table:style-name="ce61" office:value-type="float" office:value="117">
            <text:p>117</text:p>
          </table:table-cell>
          <table:table-cell table:formula="of:=SUM([.O592];[.Q592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00" office:value-type="float">
            <text:p>10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73" office:value-type="float">
            <text:p>173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formula="of:=SUM([.N593];[.P593])" ns42:value-type="float" table:style-name="ce61" office:value-type="float" office:value="184">
            <text:p>184</text:p>
          </table:table-cell>
          <table:table-cell table:formula="of:=SUM([.O593];[.Q593])" ns42:value-type="float" table:style-name="ce61" office:value-type="float" office:value="203">
            <text:p>20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</table:table-cell>
          <table:table-cell table:style-name="ce21"/>
          <table:table-cell ns42:value-type="string" table:style-name="ce21" office:value-type="string">
            <text:p>Tubberg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2" office:value-type="float">
            <text:p>10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39" office:value-type="float">
            <text:p>239</text:p>
          </table:table-cell>
          <table:table-cell ns42:value-type="float" table:style-name="ce61" office:value="233" office:value-type="float">
            <text:p>23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594];[.P594])" ns42:value-type="float" table:style-name="ce61" office:value-type="float" office:value="243">
            <text:p>243</text:p>
          </table:table-cell>
          <table:table-cell table:formula="of:=SUM([.O594];[.Q594])" ns42:value-type="float" table:style-name="ce61" office:value-type="float" office:value="237">
            <text:p>2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</table:table-cell>
          <table:table-cell table:style-name="ce21"/>
          <table:table-cell ns42:value-type="string" table:style-name="ce21" office:value-type="string">
            <text:p>Flering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95];[.P595])" ns42:value-type="float" table:style-name="ce61" office:value-type="float" office:value="177">
            <text:p>177</text:p>
          </table:table-cell>
          <table:table-cell table:formula="of:=SUM([.O595];[.Q595])" ns42:value-type="float" table:style-name="ce61" office:value-type="float" office:value="144">
            <text:p>14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</table:table-cell>
          <table:table-cell table:style-name="ce21"/>
          <table:table-cell ns42:value-type="string" table:style-name="ce21" office:value-type="string">
            <text:p>Alberge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95" office:value-type="float">
            <text:p>495</text:p>
          </table:table-cell>
          <table:table-cell ns42:value-type="float" table:style-name="ce61" office:value="457" office:value-type="float">
            <text:p>45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96];[.P596])" ns42:value-type="float" table:style-name="ce61" office:value-type="float" office:value="507">
            <text:p>507</text:p>
          </table:table-cell>
          <table:table-cell table:formula="of:=SUM([.O596];[.Q596])" ns42:value-type="float" table:style-name="ce61" office:value-type="float" office:value="463">
            <text:p>46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</table:table-cell>
          <table:table-cell table:style-name="ce21"/>
          <table:table-cell ns42:value-type="string" table:style-name="ce21" office:value-type="string">
            <text:p>Geester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39" office:value-type="float">
            <text:p>839</text:p>
          </table:table-cell>
          <table:table-cell ns42:value-type="float" table:style-name="ce61" office:value="712" office:value-type="float">
            <text:p>71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597];[.P597])" ns42:value-type="float" table:style-name="ce61" office:value-type="float" office:value="851">
            <text:p>851</text:p>
          </table:table-cell>
          <table:table-cell table:formula="of:=SUM([.O597];[.Q597])" ns42:value-type="float" table:style-name="ce61" office:value-type="float" office:value="721">
            <text:p>72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</table:table-cell>
          <table:table-cell table:style-name="ce21"/>
          <table:table-cell ns42:value-type="string" table:style-name="ce21" office:value-type="string">
            <text:p>Langeveen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20" office:value-type="float">
            <text:p>32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598];[.P598])" ns42:value-type="float" table:style-name="ce61" office:value-type="float" office:value="331">
            <text:p>331</text:p>
          </table:table-cell>
          <table:table-cell table:formula="of:=SUM([.O598];[.Q598])" ns42:value-type="float" table:style-name="ce61" office:value-type="float" office:value="324">
            <text:p>324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</table:table-cell>
          <table:table-cell table:style-name="ce21"/>
          <table:table-cell ns42:value-type="string" table:style-name="ce21" office:value-type="string">
            <text:p>Hezingen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7" office:value-type="float">
            <text:p>117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599];[.P599])" ns42:value-type="float" table:style-name="ce61" office:value-type="float" office:value="125">
            <text:p>125</text:p>
          </table:table-cell>
          <table:table-cell table:formula="of:=SUM([.O599];[.Q599])" ns42:value-type="float" table:style-name="ce61" office:value-type="float" office:value="109">
            <text:p>10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</table:table-cell>
          <table:table-cell table:style-name="ce21"/>
          <table:table-cell ns42:value-type="string" table:style-name="ce21" office:value-type="string">
            <text:p>Mander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99" office:value-type="float">
            <text:p>299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8" office:value-type="float">
            <text:p>8</text:p>
          </table:table-cell>
          <table:table-cell table:formula="of:=SUM([.N600];[.P600])" ns42:value-type="float" table:style-name="ce61" office:value-type="float" office:value="318">
            <text:p>318</text:p>
          </table:table-cell>
          <table:table-cell table:formula="of:=SUM([.O600];[.Q600])" ns42:value-type="float" table:style-name="ce61" office:value-type="float" office:value="284">
            <text:p>28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</table:table-cell>
          <table:table-cell table:style-name="ce21"/>
          <table:table-cell ns42:value-type="string" table:style-name="ce21" office:value-type="string">
            <text:p>Vasse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601];[.P601])" ns42:value-type="float" table:style-name="ce61" office:value-type="float" office:value="159">
            <text:p>159</text:p>
          </table:table-cell>
          <table:table-cell table:formula="of:=SUM([.O601];[.Q601])" ns42:value-type="float" table:style-name="ce61" office:value-type="float" office:value="152">
            <text:p>1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J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02];[.P602])" ns42:value-type="float" table:style-name="ce61" office:value-type="float" office:value="63">
            <text:p>63</text:p>
          </table:table-cell>
          <table:table-cell table:formula="of:=SUM([.O602];[.Q602])" ns42:value-type="float" table:style-name="ce61" office:value-type="float" office:value="54">
            <text:p>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</table:table-cell>
          <table:table-cell table:style-name="ce21"/>
          <table:table-cell ns42:value-type="string" table:style-name="ce21" office:value-type="string">
            <text:p>Reutum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1" office:value-type="float">
            <text:p>271</text:p>
          </table:table-cell>
          <table:table-cell ns42:value-type="float" table:style-name="ce61" office:value="252" office:value-type="float">
            <text:p>252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603];[.P603])" ns42:value-type="float" table:style-name="ce61" office:value-type="float" office:value="277">
            <text:p>277</text:p>
          </table:table-cell>
          <table:table-cell table:formula="of:=SUM([.O603];[.Q60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593])" ns42:value-type="float" table:style-name="ce53" office:value-type="float" office:value="100">
            <text:p>100</text:p>
          </table:table-cell>
          <table:table-cell table:formula="of:=SUM([.J593])" ns42:value-type="float" table:style-name="ce61" office:value-type="float" office:value="6">
            <text:p>6</text:p>
          </table:table-cell>
          <table:table-cell table:formula="of:=SUM([.K593])" ns42:value-type="float" table:style-name="ce61" office:value-type="float" office:value="1">
            <text:p>1</text:p>
          </table:table-cell>
          <table:table-cell table:formula="of:=SUM([.L593])" ns42:value-type="float" table:style-name="ce61" office:value-type="float" office:value="0">
            <text:p>0</text:p>
          </table:table-cell>
          <table:table-cell table:formula="of:=SUM([.M593])" ns42:value-type="float" table:style-name="ce61" office:value-type="float" office:value="0">
            <text:p>0</text:p>
          </table:table-cell>
          <table:table-cell table:formula="of:=SUM([.N593])" ns42:value-type="float" table:style-name="ce61" office:value-type="float" office:value="173">
            <text:p>173</text:p>
          </table:table-cell>
          <table:table-cell table:formula="of:=SUM([.O593])" ns42:value-type="float" table:style-name="ce61" office:value-type="float" office:value="203">
            <text:p>203</text:p>
          </table:table-cell>
          <table:table-cell table:formula="of:=SUM([.P593])" ns42:value-type="float" table:style-name="ce61" office:value-type="float" office:value="11">
            <text:p>11</text:p>
          </table:table-cell>
          <table:table-cell table:formula="of:=SUM([.Q593])" ns42:value-type="float" table:style-name="ce61" office:value-type="float" office:value="0">
            <text:p>0</text:p>
          </table:table-cell>
          <table:table-cell table:formula="of:=SUM([.R593])" ns42:value-type="float" table:style-name="ce61" office:value-type="float" office:value="184">
            <text:p>184</text:p>
          </table:table-cell>
          <table:table-cell table:formula="of:=SUM([.S593])" ns42:value-type="float" table:style-name="ce61" office:value-type="float" office:value="203">
            <text:p>203</text:p>
          </table:table-cell>
          <table:table-cell table:formula="of:=SUM([.T593])" ns42:value-type="float" table:style-name="ce61" office:value-type="float" office:value="8">
            <text:p>8</text:p>
          </table:table-cell>
          <table:table-cell table:formula="of:=SUM([.U593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594:.I603])" ns42:value-type="float" table:style-name="ce53" office:value-type="float" office:value="1120">
            <text:p>1120</text:p>
          </table:table-cell>
          <table:table-cell table:formula="of:=SUM([.J594:.J603])" ns42:value-type="float" table:style-name="ce61" office:value-type="float" office:value="21">
            <text:p>21</text:p>
          </table:table-cell>
          <table:table-cell table:formula="of:=SUM([.K594:.K603])" ns42:value-type="float" table:style-name="ce61" office:value-type="float" office:value="2">
            <text:p>2</text:p>
          </table:table-cell>
          <table:table-cell table:formula="of:=SUM([.L594:.L603])" ns42:value-type="float" table:style-name="ce61" office:value-type="float" office:value="0">
            <text:p>0</text:p>
          </table:table-cell>
          <table:table-cell table:formula="of:=SUM([.M594:.M603])" ns42:value-type="float" table:style-name="ce61" office:value-type="float" office:value="0">
            <text:p>0</text:p>
          </table:table-cell>
          <table:table-cell table:formula="of:=SUM([.N594:.N603])" ns42:value-type="float" table:style-name="ce61" office:value-type="float" office:value="2965">
            <text:p>2965</text:p>
          </table:table-cell>
          <table:table-cell table:formula="of:=SUM([.O594:.O603])" ns42:value-type="float" table:style-name="ce61" office:value-type="float" office:value="2693">
            <text:p>2693</text:p>
          </table:table-cell>
          <table:table-cell table:formula="of:=SUM([.P594:.P603])" ns42:value-type="float" table:style-name="ce61" office:value-type="float" office:value="86">
            <text:p>86</text:p>
          </table:table-cell>
          <table:table-cell table:formula="of:=SUM([.Q594:.Q603])" ns42:value-type="float" table:style-name="ce61" office:value-type="float" office:value="53">
            <text:p>53</text:p>
          </table:table-cell>
          <table:table-cell table:formula="of:=SUM([.R594:.R603])" ns42:value-type="float" table:style-name="ce61" office:value-type="float" office:value="3051">
            <text:p>3051</text:p>
          </table:table-cell>
          <table:table-cell table:formula="of:=SUM([.S594:.S603])" ns42:value-type="float" table:style-name="ce61" office:value-type="float" office:value="2746">
            <text:p>2746</text:p>
          </table:table-cell>
          <table:table-cell table:formula="of:=SUM([.T594:.T603])" ns42:value-type="float" table:style-name="ce61" office:value-type="float" office:value="93">
            <text:p>93</text:p>
          </table:table-cell>
          <table:table-cell table:formula="of:=SUM([.U594:.U603])" ns42:value-type="float" table:style-name="ce76" office:value-type="float" office:value="72">
            <text:p>7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Tubberg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604:.I605])" ns42:value-type="float" table:style-name="ce53" office:value-type="float" office:value="1220">
            <text:p>1220</text:p>
          </table:table-cell>
          <table:table-cell table:formula="of:=SUM([.J604:.J605])" ns42:value-type="float" table:style-name="ce61" office:value-type="float" office:value="27">
            <text:p>27</text:p>
          </table:table-cell>
          <table:table-cell table:formula="of:=SUM([.K604:.K605])" ns42:value-type="float" table:style-name="ce61" office:value-type="float" office:value="3">
            <text:p>3</text:p>
          </table:table-cell>
          <table:table-cell table:formula="of:=SUM([.L604:.L605])" ns42:value-type="float" table:style-name="ce61" office:value-type="float" office:value="0">
            <text:p>0</text:p>
          </table:table-cell>
          <table:table-cell table:formula="of:=SUM([.M604:.M605])" ns42:value-type="float" table:style-name="ce61" office:value-type="float" office:value="0">
            <text:p>0</text:p>
          </table:table-cell>
          <table:table-cell table:formula="of:=SUM([.N604:.N605])" ns42:value-type="float" table:style-name="ce61" office:value-type="float" office:value="3138">
            <text:p>3138</text:p>
          </table:table-cell>
          <table:table-cell table:formula="of:=SUM([.O604:.O605])" ns42:value-type="float" table:style-name="ce61" office:value-type="float" office:value="2896">
            <text:p>2896</text:p>
          </table:table-cell>
          <table:table-cell table:formula="of:=SUM([.P604:.P605])" ns42:value-type="float" table:style-name="ce61" office:value-type="float" office:value="97">
            <text:p>97</text:p>
          </table:table-cell>
          <table:table-cell table:formula="of:=SUM([.Q604:.Q605])" ns42:value-type="float" table:style-name="ce61" office:value-type="float" office:value="53">
            <text:p>53</text:p>
          </table:table-cell>
          <table:table-cell table:formula="of:=SUM([.R604:.R605])" ns42:value-type="float" table:style-name="ce61" office:value-type="float" office:value="3235">
            <text:p>3235</text:p>
          </table:table-cell>
          <table:table-cell table:formula="of:=SUM([.S604:.S605])" ns42:value-type="float" table:style-name="ce61" office:value-type="float" office:value="2949">
            <text:p>2949</text:p>
          </table:table-cell>
          <table:table-cell table:formula="of:=SUM([.T604:.T605])" ns42:value-type="float" table:style-name="ce61" office:value-type="float" office:value="101">
            <text:p>101</text:p>
          </table:table-cell>
          <table:table-cell table:formula="of:=SUM([.U604:.U605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Tubberg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07];[.P607])" ns42:value-type="float" table:style-name="ce61" office:value-type="float" office:value="1">
            <text:p>1</text:p>
          </table:table-cell>
          <table:table-cell table:formula="of:=SUM([.O607];[.Q607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606:.I607])" ns42:value-type="float" table:style-name="ce53" office:value-type="float" office:value="1220">
            <text:p>1220</text:p>
          </table:table-cell>
          <table:table-cell table:formula="of:=SUM([.J606:.J607])" ns42:value-type="float" table:style-name="ce61" office:value-type="float" office:value="27">
            <text:p>27</text:p>
          </table:table-cell>
          <table:table-cell table:formula="of:=SUM([.K606:.K607])" ns42:value-type="float" table:style-name="ce61" office:value-type="float" office:value="3">
            <text:p>3</text:p>
          </table:table-cell>
          <table:table-cell table:formula="of:=SUM([.L606:.L607])" ns42:value-type="float" table:style-name="ce61" office:value-type="float" office:value="0">
            <text:p>0</text:p>
          </table:table-cell>
          <table:table-cell table:formula="of:=SUM([.M606:.M607])" ns42:value-type="float" table:style-name="ce61" office:value-type="float" office:value="0">
            <text:p>0</text:p>
          </table:table-cell>
          <table:table-cell table:formula="of:=SUM([.N606:.N607])" ns42:value-type="float" table:style-name="ce61" office:value-type="float" office:value="3138">
            <text:p>3138</text:p>
          </table:table-cell>
          <table:table-cell table:formula="of:=SUM([.O606:.O607])" ns42:value-type="float" table:style-name="ce61" office:value-type="float" office:value="2896">
            <text:p>2896</text:p>
          </table:table-cell>
          <table:table-cell table:formula="of:=SUM([.P606:.P607])" ns42:value-type="float" table:style-name="ce61" office:value-type="float" office:value="98">
            <text:p>98</text:p>
          </table:table-cell>
          <table:table-cell table:formula="of:=SUM([.Q606:.Q607])" ns42:value-type="float" table:style-name="ce61" office:value-type="float" office:value="53">
            <text:p>53</text:p>
          </table:table-cell>
          <table:table-cell table:formula="of:=SUM([.R606:.R607])" ns42:value-type="float" table:style-name="ce61" office:value-type="float" office:value="3236">
            <text:p>3236</text:p>
          </table:table-cell>
          <table:table-cell table:formula="of:=SUM([.S606:.S607])" ns42:value-type="float" table:style-name="ce61" office:value-type="float" office:value="2949">
            <text:p>2949</text:p>
          </table:table-cell>
          <table:table-cell table:formula="of:=SUM([.T606:.T607])" ns42:value-type="float" table:style-name="ce61" office:value-type="float" office:value="101">
            <text:p>101</text:p>
          </table:table-cell>
          <table:table-cell table:formula="of:=SUM([.U606:.U607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Vollenhove (Stad)</text:p>
          </table:table-cell>
          <table:table-cell table:style-name="ce21" table:number-columns-repeated="4"/>
          <table:table-cell ns42:value-type="string" table:style-name="ce33" office:value-type="string">
            <text:p>Armhuis der Ned. Herv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3" table:style-name="ce61" table:number-columns-repeated="2" office:value-type="float">
            <text:p>13</text:p>
          </table:table-cell>
          <table:table-cell table:style-name="ce61" table:number-columns-repeated="2"/>
          <table:table-cell table:formula="of:=SUM([.N609];[.P609])" ns42:value-type="float" table:style-name="ce61" office:value-type="float" office:value="13">
            <text:p>13</text:p>
          </table:table-cell>
          <table:table-cell table:formula="of:=SUM([.O609];[.Q609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312" office:value-type="float">
            <text:p>31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16" office:value-type="float">
            <text:p>816</text:p>
          </table:table-cell>
          <table:table-cell ns42:value-type="float" table:style-name="ce61" office:value="788" office:value-type="float">
            <text:p>7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610];[.P610])" ns42:value-type="float" table:style-name="ce61" office:value-type="float" office:value="823">
            <text:p>823</text:p>
          </table:table-cell>
          <table:table-cell table:formula="of:=SUM([.O610];[.Q610])" ns42:value-type="float" table:style-name="ce61" office:value-type="float" office:value="797">
            <text:p>79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2" table:style-name="ce61" table:number-columns-repeated="2" office:value-type="float">
            <text:p>2</text:p>
          </table:table-cell>
          <table:table-cell table:formula="of:=SUM([.N611];[.P611])" ns42:value-type="float" table:style-name="ce61" office:value-type="float" office:value="2">
            <text:p>2</text:p>
          </table:table-cell>
          <table:table-cell table:formula="of:=SUM([.O611];[.Q61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609:.I611])" ns42:value-type="float" table:style-name="ce53" office:value-type="float" office:value="313">
            <text:p>313</text:p>
          </table:table-cell>
          <table:table-cell table:formula="of:=SUM([.J609:.J611])" ns42:value-type="float" table:style-name="ce61" office:value-type="float" office:value="4">
            <text:p>4</text:p>
          </table:table-cell>
          <table:table-cell table:formula="of:=SUM([.K609:.K611])" ns42:value-type="float" table:style-name="ce61" office:value-type="float" office:value="0">
            <text:p>0</text:p>
          </table:table-cell>
          <table:table-cell table:formula="of:=SUM([.L609:.L611])" ns42:value-type="float" table:style-name="ce61" office:value-type="float" office:value="1">
            <text:p>1</text:p>
          </table:table-cell>
          <table:table-cell table:formula="of:=SUM([.M609:.M611])" ns42:value-type="float" table:style-name="ce61" office:value-type="float" office:value="0">
            <text:p>0</text:p>
          </table:table-cell>
          <table:table-cell table:formula="of:=SUM([.N609:.N611])" ns42:value-type="float" table:style-name="ce61" office:value-type="float" office:value="829">
            <text:p>829</text:p>
          </table:table-cell>
          <table:table-cell table:formula="of:=SUM([.O609:.O611])" ns42:value-type="float" table:style-name="ce61" office:value-type="float" office:value="801">
            <text:p>801</text:p>
          </table:table-cell>
          <table:table-cell table:formula="of:=SUM([.P609:.P611])" ns42:value-type="float" table:style-name="ce61" office:value-type="float" office:value="9">
            <text:p>9</text:p>
          </table:table-cell>
          <table:table-cell table:formula="of:=SUM([.Q609:.Q611])" ns42:value-type="float" table:style-name="ce61" office:value-type="float" office:value="11">
            <text:p>11</text:p>
          </table:table-cell>
          <table:table-cell table:formula="of:=SUM([.R609:.R611])" ns42:value-type="float" table:style-name="ce61" office:value-type="float" office:value="838">
            <text:p>838</text:p>
          </table:table-cell>
          <table:table-cell table:formula="of:=SUM([.S609:.S611])" ns42:value-type="float" table:style-name="ce61" office:value-type="float" office:value="812">
            <text:p>812</text:p>
          </table:table-cell>
          <table:table-cell table:formula="of:=SUM([.T609:.T611])" ns42:value-type="float" table:style-name="ce61" office:value-type="float" office:value="6">
            <text:p>6</text:p>
          </table:table-cell>
          <table:table-cell table:formula="of:=SUM([.U609:.U6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Vollenhove (Stad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613];[.P613])" ns42:value-type="float" table:style-name="ce61" office:value-type="float" office:value="1">
            <text:p>1</text:p>
          </table:table-cell>
          <table:table-cell table:formula="of:=SUM([.O613];[.Q6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612:.I613])" ns42:value-type="float" table:style-name="ce53" office:value-type="float" office:value="313">
            <text:p>313</text:p>
          </table:table-cell>
          <table:table-cell table:formula="of:=SUM([.J612:.J613])" ns42:value-type="float" table:style-name="ce61" office:value-type="float" office:value="4">
            <text:p>4</text:p>
          </table:table-cell>
          <table:table-cell table:formula="of:=SUM([.K612:.K613])" ns42:value-type="float" table:style-name="ce61" office:value-type="float" office:value="0">
            <text:p>0</text:p>
          </table:table-cell>
          <table:table-cell table:formula="of:=SUM([.L612:.L613])" ns42:value-type="float" table:style-name="ce61" office:value-type="float" office:value="1">
            <text:p>1</text:p>
          </table:table-cell>
          <table:table-cell table:formula="of:=SUM([.M612:.M613])" ns42:value-type="float" table:style-name="ce61" office:value-type="float" office:value="0">
            <text:p>0</text:p>
          </table:table-cell>
          <table:table-cell table:formula="of:=SUM([.N612:.N613])" ns42:value-type="float" table:style-name="ce61" office:value-type="float" office:value="829">
            <text:p>829</text:p>
          </table:table-cell>
          <table:table-cell table:formula="of:=SUM([.O612:.O613])" ns42:value-type="float" table:style-name="ce61" office:value-type="float" office:value="801">
            <text:p>801</text:p>
          </table:table-cell>
          <table:table-cell table:formula="of:=SUM([.P612:.P613])" ns42:value-type="float" table:style-name="ce61" office:value-type="float" office:value="10">
            <text:p>10</text:p>
          </table:table-cell>
          <table:table-cell table:formula="of:=SUM([.Q612:.Q613])" ns42:value-type="float" table:style-name="ce61" office:value-type="float" office:value="12">
            <text:p>12</text:p>
          </table:table-cell>
          <table:table-cell table:formula="of:=SUM([.R612:.R613])" ns42:value-type="float" table:style-name="ce61" office:value-type="float" office:value="839">
            <text:p>839</text:p>
          </table:table-cell>
          <table:table-cell table:formula="of:=SUM([.S612:.S613])" ns42:value-type="float" table:style-name="ce61" office:value-type="float" office:value="813">
            <text:p>813</text:p>
          </table:table-cell>
          <table:table-cell table:formula="of:=SUM([.T612:.T613])" ns42:value-type="float" table:style-name="ce61" office:value-type="float" office:value="6">
            <text:p>6</text:p>
          </table:table-cell>
          <table:table-cell table:formula="of:=SUM([.U612:.U6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615];[.P615])" ns42:value-type="float" table:style-name="ce61" office:value-type="float" office:value="0">
            <text:p>0</text:p>
          </table:table-cell>
          <table:table-cell table:formula="of:=SUM([.O615];[.Q61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table:style-name="ce61" table:number-columns-repeated="4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42" office:value-type="float">
            <text:p>142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6];[.P616])" ns42:value-type="float" table:style-name="ce61" office:value-type="float" office:value="141">
            <text:p>141</text:p>
          </table:table-cell>
          <table:table-cell table:formula="of:=SUM([.O616];[.Q616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</table:table-cell>
          <table:table-cell table:style-name="ce21"/>
          <table:table-cell ns42:value-type="string" table:style-name="ce21" office:value-type="string">
            <text:p>Leeuwt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46" office:value-type="float">
            <text:p>446</text:p>
          </table:table-cell>
          <table:table-cell ns42:value-type="float" table:style-name="ce61" office:value="436" office:value-type="float">
            <text:p>43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7];[.P617])" ns42:value-type="float" table:style-name="ce61" office:value-type="float" office:value="448">
            <text:p>448</text:p>
          </table:table-cell>
          <table:table-cell table:formula="of:=SUM([.O617];[.Q617])" ns42:value-type="float" table:style-name="ce61" office:value-type="float" office:value="436">
            <text:p>43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70" office:value-type="float">
            <text:p>470</text:p>
          </table:table-cell>
          <table:table-cell ns42:value-type="float" table:style-name="ce61" office:value="420" office:value-type="float">
            <text:p>42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18];[.P618])" ns42:value-type="float" table:style-name="ce61" office:value-type="float" office:value="474">
            <text:p>474</text:p>
          </table:table-cell>
          <table:table-cell table:formula="of:=SUM([.O618];[.Q618])" ns42:value-type="float" table:style-name="ce61" office:value-type="float" office:value="422">
            <text:p>42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</table:table-cell>
          <table:table-cell table:style-name="ce21"/>
          <table:table-cell ns42:value-type="string" table:style-name="ce21" office:value-type="string">
            <text:p>Baarlo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75" office:value-type="float">
            <text:p>75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19];[.P619])" ns42:value-type="float" table:style-name="ce61" office:value-type="float" office:value="77">
            <text:p>77</text:p>
          </table:table-cell>
          <table:table-cell table:formula="of:=SUM([.O619];[.Q619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0];[.P620])" ns42:value-type="float" table:style-name="ce61" office:value-type="float" office:value="2">
            <text:p>2</text:p>
          </table:table-cell>
          <table:table-cell table:formula="of:=SUM([.O620];[.Q62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616])" ns42:value-type="float" table:style-name="ce53" office:value-type="float" office:value="53">
            <text:p>53</text:p>
          </table:table-cell>
          <table:table-cell table:formula="of:=SUM([.J616])" ns42:value-type="float" table:style-name="ce61" office:value-type="float" office:value="0">
            <text:p>0</text:p>
          </table:table-cell>
          <table:table-cell table:formula="of:=SUM([.K616])" ns42:value-type="float" table:style-name="ce61" office:value-type="float" office:value="0">
            <text:p>0</text:p>
          </table:table-cell>
          <table:table-cell table:formula="of:=SUM([.L616])" ns42:value-type="float" table:style-name="ce61" office:value-type="float" office:value="0">
            <text:p>0</text:p>
          </table:table-cell>
          <table:table-cell table:formula="of:=SUM([.M616])" ns42:value-type="float" table:style-name="ce61" office:value-type="float" office:value="0">
            <text:p>0</text:p>
          </table:table-cell>
          <table:table-cell table:formula="of:=SUM([.N616])" ns42:value-type="float" table:style-name="ce61" office:value-type="float" office:value="139">
            <text:p>139</text:p>
          </table:table-cell>
          <table:table-cell table:formula="of:=SUM([.O616])" ns42:value-type="float" table:style-name="ce61" office:value-type="float" office:value="142">
            <text:p>142</text:p>
          </table:table-cell>
          <table:table-cell table:formula="of:=SUM([.P616])" ns42:value-type="float" table:style-name="ce61" office:value-type="float" office:value="2">
            <text:p>2</text:p>
          </table:table-cell>
          <table:table-cell table:formula="of:=SUM([.Q616])" ns42:value-type="float" table:style-name="ce61" office:value-type="float" office:value="0">
            <text:p>0</text:p>
          </table:table-cell>
          <table:table-cell table:formula="of:=SUM([.R616])" ns42:value-type="float" table:style-name="ce61" office:value-type="float" office:value="141">
            <text:p>141</text:p>
          </table:table-cell>
          <table:table-cell table:formula="of:=SUM([.S616])" ns42:value-type="float" table:style-name="ce61" office:value-type="float" office:value="142">
            <text:p>142</text:p>
          </table:table-cell>
          <table:table-cell table:formula="of:=SUM([.T616])" ns42:value-type="float" table:style-name="ce61" office:value-type="float" office:value="0">
            <text:p>0</text:p>
          </table:table-cell>
          <table:table-cell table:formula="of:=SUM([.U6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617:.I620])" ns42:value-type="float" table:style-name="ce53" office:value-type="float" office:value="370">
            <text:p>370</text:p>
          </table:table-cell>
          <table:table-cell table:formula="of:=SUM([.J617:.J620])" ns42:value-type="float" table:style-name="ce61" office:value-type="float" office:value="7">
            <text:p>7</text:p>
          </table:table-cell>
          <table:table-cell table:formula="of:=SUM([.K617:.K620])" ns42:value-type="float" table:style-name="ce61" office:value-type="float" office:value="0">
            <text:p>0</text:p>
          </table:table-cell>
          <table:table-cell table:formula="of:=SUM([.L617:.L620])" ns42:value-type="float" table:style-name="ce61" office:value-type="float" office:value="1">
            <text:p>1</text:p>
          </table:table-cell>
          <table:table-cell table:formula="of:=SUM([.M617:.M620])" ns42:value-type="float" table:style-name="ce61" office:value-type="float" office:value="0">
            <text:p>0</text:p>
          </table:table-cell>
          <table:table-cell table:formula="of:=SUM([.N617:.N620])" ns42:value-type="float" table:style-name="ce61" office:value-type="float" office:value="991">
            <text:p>991</text:p>
          </table:table-cell>
          <table:table-cell table:formula="of:=SUM([.O617:.O620])" ns42:value-type="float" table:style-name="ce61" office:value-type="float" office:value="924">
            <text:p>924</text:p>
          </table:table-cell>
          <table:table-cell table:formula="of:=SUM([.P617:.P620])" ns42:value-type="float" table:style-name="ce61" office:value-type="float" office:value="10">
            <text:p>10</text:p>
          </table:table-cell>
          <table:table-cell table:formula="of:=SUM([.Q617:.Q620])" ns42:value-type="float" table:style-name="ce61" office:value-type="float" office:value="6">
            <text:p>6</text:p>
          </table:table-cell>
          <table:table-cell table:formula="of:=SUM([.R617:.R620])" ns42:value-type="float" table:style-name="ce61" office:value-type="float" office:value="1001">
            <text:p>1001</text:p>
          </table:table-cell>
          <table:table-cell table:formula="of:=SUM([.S617:.S620])" ns42:value-type="float" table:style-name="ce61" office:value-type="float" office:value="930">
            <text:p>930</text:p>
          </table:table-cell>
          <table:table-cell table:formula="of:=SUM([.T617:.T620])" ns42:value-type="float" table:style-name="ce61" office:value-type="float" office:value="5">
            <text:p>5</text:p>
          </table:table-cell>
          <table:table-cell table:formula="of:=SUM([.U617:.U62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621:.I622])" ns42:value-type="float" table:style-name="ce53" office:value-type="float" office:value="423">
            <text:p>423</text:p>
          </table:table-cell>
          <table:table-cell table:formula="of:=SUM([.J621:.J622])" ns42:value-type="float" table:style-name="ce61" office:value-type="float" office:value="7">
            <text:p>7</text:p>
          </table:table-cell>
          <table:table-cell table:formula="of:=SUM([.K621:.K622])" ns42:value-type="float" table:style-name="ce61" office:value-type="float" office:value="0">
            <text:p>0</text:p>
          </table:table-cell>
          <table:table-cell table:formula="of:=SUM([.L621:.L622])" ns42:value-type="float" table:style-name="ce61" office:value-type="float" office:value="1">
            <text:p>1</text:p>
          </table:table-cell>
          <table:table-cell table:formula="of:=SUM([.M621:.M622])" ns42:value-type="float" table:style-name="ce61" office:value-type="float" office:value="0">
            <text:p>0</text:p>
          </table:table-cell>
          <table:table-cell table:formula="of:=SUM([.N621:.N622])" ns42:value-type="float" table:style-name="ce61" office:value-type="float" office:value="1130">
            <text:p>1130</text:p>
          </table:table-cell>
          <table:table-cell table:formula="of:=SUM([.O621:.O622])" ns42:value-type="float" table:style-name="ce61" office:value-type="float" office:value="1066">
            <text:p>1066</text:p>
          </table:table-cell>
          <table:table-cell table:formula="of:=SUM([.P621:.P622])" ns42:value-type="float" table:style-name="ce61" office:value-type="float" office:value="12">
            <text:p>12</text:p>
          </table:table-cell>
          <table:table-cell table:formula="of:=SUM([.Q621:.Q622])" ns42:value-type="float" table:style-name="ce61" office:value-type="float" office:value="6">
            <text:p>6</text:p>
          </table:table-cell>
          <table:table-cell table:formula="of:=SUM([.R621:.R622])" ns42:value-type="float" table:style-name="ce61" office:value-type="float" office:value="1142">
            <text:p>1142</text:p>
          </table:table-cell>
          <table:table-cell table:formula="of:=SUM([.S621:.S622])" ns42:value-type="float" table:style-name="ce61" office:value-type="float" office:value="1072">
            <text:p>1072</text:p>
          </table:table-cell>
          <table:table-cell table:formula="of:=SUM([.T621:.T622])" ns42:value-type="float" table:style-name="ce61" office:value-type="float" office:value="5">
            <text:p>5</text:p>
          </table:table-cell>
          <table:table-cell table:formula="of:=SUM([.U621:.U622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25];[.P625])" ns42:value-type="float" table:style-name="ce61" office:value-type="float" office:value="327">
            <text:p>327</text:p>
          </table:table-cell>
          <table:table-cell table:formula="of:=SUM([.O625];[.Q625])" ns42:value-type="float" table:style-name="ce61" office:value-type="float" office:value="297">
            <text:p>29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626];[.P626])" ns42:value-type="float" table:style-name="ce61" office:value-type="float" office:value="246">
            <text:p>246</text:p>
          </table:table-cell>
          <table:table-cell table:formula="of:=SUM([.O626];[.Q626])" ns42:value-type="float" table:style-name="ce61" office:value-type="float" office:value="219">
            <text:p>21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208" office:value-type="float">
            <text:p>20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7];[.P627])" ns42:value-type="float" table:style-name="ce61" office:value-type="float" office:value="185">
            <text:p>185</text:p>
          </table:table-cell>
          <table:table-cell table:formula="of:=SUM([.O627];[.Q627])" ns42:value-type="float" table:style-name="ce61" office:value-type="float" office:value="209">
            <text:p>20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54" office:value-type="float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628];[.P628])" ns42:value-type="float" table:style-name="ce61" office:value-type="float" office:value="281">
            <text:p>281</text:p>
          </table:table-cell>
          <table:table-cell table:formula="of:=SUM([.O628];[.Q628])" ns42:value-type="float" table:style-name="ce61" office:value-type="float" office:value="255">
            <text:p>255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</table:table-cell>
          <table:table-cell table:style-name="ce21" table:number-columns-repeated="2"/>
          <table:table-cell ns42:value-type="string" table:style-name="ce21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74" office:value-type="float">
            <text:p>174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29];[.P629])" ns42:value-type="float" table:style-name="ce61" office:value-type="float" office:value="178">
            <text:p>178</text:p>
          </table:table-cell>
          <table:table-cell table:formula="of:=SUM([.O629];[.Q629])" ns42:value-type="float" table:style-name="ce61" office:value-type="float" office:value="174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</table:table-cell>
          <table:table-cell table:style-name="ce21" table:number-columns-repeated="2"/>
          <table:table-cell ns42:value-type="string" table:style-name="ce21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8" office:value-type="float">
            <text:p>12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3" office:value-type="float">
            <text:p>3</text:p>
          </table:table-cell>
          <table:table-cell table:formula="of:=SUM([.N630];[.P630])" ns42:value-type="float" table:style-name="ce61" office:value-type="float" office:value="303">
            <text:p>303</text:p>
          </table:table-cell>
          <table:table-cell table:formula="of:=SUM([.O630];[.Q630])" ns42:value-type="float" table:style-name="ce61" office:value-type="float" office:value="261">
            <text:p>2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23" office:value-type="float">
            <text:p>123</text:p>
          </table:table-cell>
          <table:table-cell ns42:value-type="float" table:style-name="ce61" office:value="115" office:value-type="float">
            <text:p>11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631];[.P631])" ns42:value-type="float" table:style-name="ce61" office:value-type="float" office:value="129">
            <text:p>129</text:p>
          </table:table-cell>
          <table:table-cell table:formula="of:=SUM([.O631];[.Q631])" ns42:value-type="float" table:style-name="ce61" office:value-type="float" office:value="119">
            <text:p>1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</table:table-cell>
          <table:table-cell table:style-name="ce21"/>
          <table:table-cell ns42:value-type="string" table:style-name="ce21" office:value-type="string">
            <text:p>Buurtschap Bruinehaa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32];[.P632])" ns42:value-type="float" table:style-name="ce61" office:value-type="float" office:value="62">
            <text:p>62</text:p>
          </table:table-cell>
          <table:table-cell table:formula="of:=SUM([.O632];[.Q632])" ns42:value-type="float" table:style-name="ce61" office:value-type="float" office:value="57">
            <text:p>5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</table:table-cell>
          <table:table-cell table:style-name="ce21"/>
          <table:table-cell ns42:value-type="string" table:style-name="ce21" office:value-type="string">
            <text:p>Buurtschap Poll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table:style-name="ce61" table:number-columns-repeated="4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3];[.P633])" ns42:value-type="float" table:style-name="ce61" office:value-type="float" office:value="138">
            <text:p>138</text:p>
          </table:table-cell>
          <table:table-cell table:formula="of:=SUM([.O633];[.Q633])" ns42:value-type="float" table:style-name="ce61" office:value-type="float" office:value="129">
            <text:p>12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</table:table-cell>
          <table:table-cell table:style-name="ce21"/>
          <table:table-cell ns42:value-type="string" table:style-name="ce21" office:value-type="string">
            <text:p>Buurtschap 't Slot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table:style-name="ce61" table:number-columns-repeated="2"/>
          <table:table-cell table:formula="of:=SUM([.N634];[.P634])" ns42:value-type="float" table:style-name="ce61" office:value-type="float" office:value="20">
            <text:p>20</text:p>
          </table:table-cell>
          <table:table-cell table:formula="of:=SUM([.O634];[.Q634])" ns42:value-type="float" table:style-name="ce61" office:value-type="float" office:value="21">
            <text:p>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</table:table-cell>
          <table:table-cell table:style-name="ce21"/>
          <table:table-cell ns42:value-type="string" table:style-name="ce21" office:value-type="string">
            <text:p>Buurtschap de A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5];[.P635])" ns42:value-type="float" table:style-name="ce61" office:value-type="float" office:value="9">
            <text:p>9</text:p>
          </table:table-cell>
          <table:table-cell table:formula="of:=SUM([.O635];[.Q635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</table:table-cell>
          <table:table-cell table:style-name="ce21"/>
          <table:table-cell ns42:value-type="string" table:style-name="ce21" office:value-type="string">
            <text:p>Buurtschap Westerhoev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7" office:value-type="float">
            <text:p>2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6];[.P636])" ns42:value-type="float" table:style-name="ce61" office:value-type="float" office:value="28">
            <text:p>28</text:p>
          </table:table-cell>
          <table:table-cell table:formula="of:=SUM([.O636];[.Q636])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riezenve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625:.I636])" ns42:value-type="float" table:style-name="ce53" office:value-type="float" office:value="778">
            <text:p>778</text:p>
          </table:table-cell>
          <table:table-cell table:formula="of:=SUM([.J625:.J636])" ns42:value-type="float" table:style-name="ce61" office:value-type="float" office:value="56">
            <text:p>56</text:p>
          </table:table-cell>
          <table:table-cell table:formula="of:=SUM([.K625:.K636])" ns42:value-type="float" table:style-name="ce61" office:value-type="float" office:value="1">
            <text:p>1</text:p>
          </table:table-cell>
          <table:table-cell table:formula="of:=SUM([.L625:.L636])" ns42:value-type="float" table:style-name="ce61" office:value-type="float" office:value="0">
            <text:p>0</text:p>
          </table:table-cell>
          <table:table-cell table:formula="of:=SUM([.M625:.M636])" ns42:value-type="float" table:style-name="ce61" office:value-type="float" office:value="0">
            <text:p>0</text:p>
          </table:table-cell>
          <table:table-cell table:formula="of:=SUM([.N625:.N636])" ns42:value-type="float" table:style-name="ce61" office:value-type="float" office:value="1863">
            <text:p>1863</text:p>
          </table:table-cell>
          <table:table-cell table:formula="of:=SUM([.O625:.O636])" ns42:value-type="float" table:style-name="ce61" office:value-type="float" office:value="1760">
            <text:p>1760</text:p>
          </table:table-cell>
          <table:table-cell table:formula="of:=SUM([.P625:.P636])" ns42:value-type="float" table:style-name="ce61" office:value-type="float" office:value="43">
            <text:p>43</text:p>
          </table:table-cell>
          <table:table-cell table:formula="of:=SUM([.Q625:.Q636])" ns42:value-type="float" table:style-name="ce61" office:value-type="float" office:value="16">
            <text:p>16</text:p>
          </table:table-cell>
          <table:table-cell table:formula="of:=SUM([.R625:.R636])" ns42:value-type="float" table:style-name="ce61" office:value-type="float" office:value="1906">
            <text:p>1906</text:p>
          </table:table-cell>
          <table:table-cell table:formula="of:=SUM([.S625:.S636])" ns42:value-type="float" table:style-name="ce61" office:value-type="float" office:value="1776">
            <text:p>1776</text:p>
          </table:table-cell>
          <table:table-cell table:formula="of:=SUM([.T625:.T636])" ns42:value-type="float" table:style-name="ce61" office:value-type="float" office:value="20">
            <text:p>20</text:p>
          </table:table-cell>
          <table:table-cell table:formula="of:=SUM([.U625:.U636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</table:table-cell>
          <table:table-cell table:style-name="ce21"/>
          <table:table-cell ns42:value-type="string" table:style-name="ce21" office:value-type="string">
            <text:p>Gehucht Dinxterveen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44" office:value-type="float">
            <text:p>144</text:p>
          </table:table-cell>
          <table:table-cell table:style-name="ce61" table:number-columns-repeated="2"/>
          <table:table-cell table:formula="of:=SUM([.N638];[.P638])" ns42:value-type="float" table:style-name="ce61" office:value-type="float" office:value="156">
            <text:p>156</text:p>
          </table:table-cell>
          <table:table-cell table:formula="of:=SUM([.O638];[.Q638])" ns42:value-type="float" table:style-name="ce61" office:value-type="float" office:value="144">
            <text:p>14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5" office:value-type="float">
            <text:p>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9];[.P639])" ns42:value-type="float" table:style-name="ce61" office:value-type="float" office:value="138">
            <text:p>138</text:p>
          </table:table-cell>
          <table:table-cell table:formula="of:=SUM([.O639];[.Q639])" ns42:value-type="float" table:style-name="ce61" office:value-type="float" office:value="126">
            <text:p>12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</table:table-cell>
          <table:table-cell table:style-name="ce21"/>
          <table:table-cell ns42:value-type="string" table:style-name="ce21" office:value-type="string">
            <text:p>Gehucht Keutelstraat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40];[.P640])" ns42:value-type="float" table:style-name="ce61" office:value-type="float" office:value="22">
            <text:p>22</text:p>
          </table:table-cell>
          <table:table-cell table:formula="of:=SUM([.O640];[.Q640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</table:table-cell>
          <table:table-cell table:style-name="ce21"/>
          <table:table-cell ns42:value-type="string" table:style-name="ce21" office:value-type="string">
            <text:p>Gehucht Roekebos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office:value="27" table:style-name="ce61" table:number-columns-repeated="2" office:value-type="float">
            <text:p>27</text:p>
          </table:table-cell>
          <table:table-cell table:style-name="ce61" table:number-columns-repeated="2"/>
          <table:table-cell table:formula="of:=SUM([.N641];[.P641])" ns42:value-type="float" table:style-name="ce61" office:value-type="float" office:value="27">
            <text:p>27</text:p>
          </table:table-cell>
          <table:table-cell table:formula="of:=SUM([.O641];[.Q641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</table:table-cell>
          <table:table-cell table:style-name="ce21"/>
          <table:table-cell ns42:value-type="string" table:style-name="ce21" office:value-type="string">
            <text:p>Gehucht Bovenbo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642];[.P642])" ns42:value-type="float" table:style-name="ce61" office:value-type="float" office:value="19">
            <text:p>19</text:p>
          </table:table-cell>
          <table:table-cell table:formula="of:=SUM([.O642];[.Q64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14" office:value-type="float">
            <text:p>114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table:formula="of:=SUM([.N643];[.P643])" ns42:value-type="float" table:style-name="ce61" office:value-type="float" office:value="114">
            <text:p>114</text:p>
          </table:table-cell>
          <table:table-cell table:formula="of:=SUM([.O643];[.Q643])" ns42:value-type="float" table:style-name="ce61" office:value-type="float" office:value="99">
            <text:p>9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</table:table-cell>
          <table:table-cell table:style-name="ce21"/>
          <table:table-cell ns42:value-type="string" table:style-name="ce21" office:value-type="string">
            <text:p>Gehucht Ronduite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644];[.P644])" ns42:value-type="float" table:style-name="ce61" office:value-type="float" office:value="30">
            <text:p>30</text:p>
          </table:table-cell>
          <table:table-cell table:formula="of:=SUM([.O644];[.Q644])" ns42:value-type="float" table:style-name="ce61" office:value-type="float" office:value="25">
            <text:p>2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</table:table-cell>
          <table:table-cell table:style-name="ce21"/>
          <table:table-cell ns42:value-type="string" table:style-name="ce21" office:value-type="string">
            <text:p>Gehucht Schutsloo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1" office:value-type="float">
            <text:p>111</text:p>
          </table:table-cell>
          <table:table-cell ns42:value-type="float" table:style-name="ce61" office:value="87" office:value-type="float">
            <text:p>87</text:p>
          </table:table-cell>
          <table:table-cell table:style-name="ce61" table:number-columns-repeated="2"/>
          <table:table-cell table:formula="of:=SUM([.N645];[.P645])" ns42:value-type="float" table:style-name="ce61" office:value-type="float" office:value="111">
            <text:p>111</text:p>
          </table:table-cell>
          <table:table-cell table:formula="of:=SUM([.O645];[.Q645])" ns42:value-type="float" table:style-name="ce61" office:value-type="float" office:value="87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</table:table-cell>
          <table:table-cell table:style-name="ce21"/>
          <table:table-cell ns42:value-type="string" table:style-name="ce21" office:value-type="string">
            <text:p>Gehucht Zandbel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46];[.P646])" ns42:value-type="float" table:style-name="ce61" office:value-type="float" office:value="111">
            <text:p>111</text:p>
          </table:table-cell>
          <table:table-cell table:formula="of:=SUM([.O646];[.Q646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</table:table-cell>
          <table:table-cell table:style-name="ce21"/>
          <table:table-cell ns42:value-type="string" table:style-name="ce21" office:value-type="string">
            <text:p>Gehucht Zomerdijk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2" office:value-type="float">
            <text:p>3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SUM([.N647];[.P647])" ns42:value-type="float" table:style-name="ce61" office:value-type="float" office:value="32">
            <text:p>32</text:p>
          </table:table-cell>
          <table:table-cell table:formula="of:=SUM([.O647];[.Q647])" ns42:value-type="float" table:style-name="ce61" office:value-type="float" office:value="23">
            <text:p>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formula="of:=SUM([.N648];[.P648])" ns42:value-type="float" table:style-name="ce61" office:value-type="float" office:value="14">
            <text:p>14</text:p>
          </table:table-cell>
          <table:table-cell table:formula="of:=SUM([.O648];[.Q64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638:.I639])" ns42:value-type="float" table:style-name="ce53" office:value-type="float" office:value="138">
            <text:p>138</text:p>
          </table:table-cell>
          <table:table-cell table:formula="of:=SUM([.J638:.J639])" ns42:value-type="float" table:style-name="ce61" office:value-type="float" office:value="3">
            <text:p>3</text:p>
          </table:table-cell>
          <table:table-cell table:formula="of:=SUM([.K638:.K639])" ns42:value-type="float" table:style-name="ce61" office:value-type="float" office:value="0">
            <text:p>0</text:p>
          </table:table-cell>
          <table:table-cell table:formula="of:=SUM([.L638:.L639])" ns42:value-type="float" table:style-name="ce61" office:value-type="float" office:value="0">
            <text:p>0</text:p>
          </table:table-cell>
          <table:table-cell table:formula="of:=SUM([.M638:.M639])" ns42:value-type="float" table:style-name="ce61" office:value-type="float" office:value="0">
            <text:p>0</text:p>
          </table:table-cell>
          <table:table-cell table:formula="of:=SUM([.N638:.N639])" ns42:value-type="float" table:style-name="ce61" office:value-type="float" office:value="291">
            <text:p>291</text:p>
          </table:table-cell>
          <table:table-cell table:formula="of:=SUM([.O638:.O639])" ns42:value-type="float" table:style-name="ce61" office:value-type="float" office:value="269">
            <text:p>269</text:p>
          </table:table-cell>
          <table:table-cell table:formula="of:=SUM([.P638:.P639])" ns42:value-type="float" table:style-name="ce61" office:value-type="float" office:value="3">
            <text:p>3</text:p>
          </table:table-cell>
          <table:table-cell table:formula="of:=SUM([.Q638:.Q639])" ns42:value-type="float" table:style-name="ce61" office:value-type="float" office:value="1">
            <text:p>1</text:p>
          </table:table-cell>
          <table:table-cell table:formula="of:=SUM([.R638:.R639])" ns42:value-type="float" table:style-name="ce61" office:value-type="float" office:value="294">
            <text:p>294</text:p>
          </table:table-cell>
          <table:table-cell table:formula="of:=SUM([.S638:.S639])" ns42:value-type="float" table:style-name="ce61" office:value-type="float" office:value="270">
            <text:p>270</text:p>
          </table:table-cell>
          <table:table-cell table:formula="of:=SUM([.T638:.T639])" ns42:value-type="float" table:style-name="ce61" office:value-type="float" office:value="3">
            <text:p>3</text:p>
          </table:table-cell>
          <table:table-cell table:formula="of:=SUM([.U638:.U63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640:.I648])" ns42:value-type="float" table:style-name="ce53" office:value-type="float" office:value="208">
            <text:p>208</text:p>
          </table:table-cell>
          <table:table-cell table:formula="of:=SUM([.J640:.J648])" ns42:value-type="float" table:style-name="ce61" office:value-type="float" office:value="3">
            <text:p>3</text:p>
          </table:table-cell>
          <table:table-cell table:formula="of:=SUM([.K640:.K648])" ns42:value-type="float" table:style-name="ce61" office:value-type="float" office:value="0">
            <text:p>0</text:p>
          </table:table-cell>
          <table:table-cell table:formula="of:=SUM([.L640:.L648])" ns42:value-type="float" table:style-name="ce61" office:value-type="float" office:value="5">
            <text:p>5</text:p>
          </table:table-cell>
          <table:table-cell table:formula="of:=SUM([.M640:.M648])" ns42:value-type="float" table:style-name="ce61" office:value-type="float" office:value="0">
            <text:p>0</text:p>
          </table:table-cell>
          <table:table-cell table:formula="of:=SUM([.N640:.N648])" ns42:value-type="float" table:style-name="ce61" office:value-type="float" office:value="464">
            <text:p>464</text:p>
          </table:table-cell>
          <table:table-cell table:formula="of:=SUM([.O640:.O648])" ns42:value-type="float" table:style-name="ce61" office:value-type="float" office:value="391">
            <text:p>391</text:p>
          </table:table-cell>
          <table:table-cell table:formula="of:=SUM([.P640:.P648])" ns42:value-type="float" table:style-name="ce61" office:value-type="float" office:value="16">
            <text:p>16</text:p>
          </table:table-cell>
          <table:table-cell table:formula="of:=SUM([.Q640:.Q648])" ns42:value-type="float" table:style-name="ce61" office:value-type="float" office:value="13">
            <text:p>13</text:p>
          </table:table-cell>
          <table:table-cell table:formula="of:=SUM([.R640:.R648])" ns42:value-type="float" table:style-name="ce61" office:value-type="float" office:value="480">
            <text:p>480</text:p>
          </table:table-cell>
          <table:table-cell table:formula="of:=SUM([.S640:.S648])" ns42:value-type="float" table:style-name="ce61" office:value-type="float" office:value="404">
            <text:p>404</text:p>
          </table:table-cell>
          <table:table-cell table:formula="of:=SUM([.T640:.T648])" ns42:value-type="float" table:style-name="ce61" office:value-type="float" office:value="6">
            <text:p>6</text:p>
          </table:table-cell>
          <table:table-cell table:formula="of:=SUM([.U640:.U648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649:.I650])" ns42:value-type="float" table:style-name="ce53" office:value-type="float" office:value="346">
            <text:p>346</text:p>
          </table:table-cell>
          <table:table-cell table:formula="of:=SUM([.J649:.J650])" ns42:value-type="float" table:style-name="ce61" office:value-type="float" office:value="6">
            <text:p>6</text:p>
          </table:table-cell>
          <table:table-cell table:formula="of:=SUM([.K649:.K650])" ns42:value-type="float" table:style-name="ce61" office:value-type="float" office:value="0">
            <text:p>0</text:p>
          </table:table-cell>
          <table:table-cell table:formula="of:=SUM([.L649:.L650])" ns42:value-type="float" table:style-name="ce61" office:value-type="float" office:value="5">
            <text:p>5</text:p>
          </table:table-cell>
          <table:table-cell table:formula="of:=SUM([.M649:.M650])" ns42:value-type="float" table:style-name="ce61" office:value-type="float" office:value="0">
            <text:p>0</text:p>
          </table:table-cell>
          <table:table-cell table:formula="of:=SUM([.N649:.N650])" ns42:value-type="float" table:style-name="ce61" office:value-type="float" office:value="755">
            <text:p>755</text:p>
          </table:table-cell>
          <table:table-cell table:formula="of:=SUM([.O649:.O650])" ns42:value-type="float" table:style-name="ce61" office:value-type="float" office:value="660">
            <text:p>660</text:p>
          </table:table-cell>
          <table:table-cell table:formula="of:=SUM([.P649:.P650])" ns42:value-type="float" table:style-name="ce61" office:value-type="float" office:value="19">
            <text:p>19</text:p>
          </table:table-cell>
          <table:table-cell table:formula="of:=SUM([.Q649:.Q650])" ns42:value-type="float" table:style-name="ce61" office:value-type="float" office:value="14">
            <text:p>14</text:p>
          </table:table-cell>
          <table:table-cell table:formula="of:=SUM([.R649:.R650])" ns42:value-type="float" table:style-name="ce61" office:value-type="float" office:value="774">
            <text:p>774</text:p>
          </table:table-cell>
          <table:table-cell table:formula="of:=SUM([.S649:.S650])" ns42:value-type="float" table:style-name="ce61" office:value-type="float" office:value="674">
            <text:p>674</text:p>
          </table:table-cell>
          <table:table-cell table:formula="of:=SUM([.T649:.T650])" ns42:value-type="float" table:style-name="ce61" office:value-type="float" office:value="9">
            <text:p>9</text:p>
          </table:table-cell>
          <table:table-cell table:formula="of:=SUM([.U649:.U650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anneperve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52];[.P652])" ns42:value-type="float" table:style-name="ce61" office:value-type="float" office:value="1">
            <text:p>1</text:p>
          </table:table-cell>
          <table:table-cell table:formula="of:=SUM([.O652];[.Q652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651:.I652])" ns42:value-type="float" table:style-name="ce53" office:value-type="float" office:value="346">
            <text:p>346</text:p>
          </table:table-cell>
          <table:table-cell table:formula="of:=SUM([.J651:.J652])" ns42:value-type="float" table:style-name="ce61" office:value-type="float" office:value="6">
            <text:p>6</text:p>
          </table:table-cell>
          <table:table-cell table:formula="of:=SUM([.K651:.K652])" ns42:value-type="float" table:style-name="ce61" office:value-type="float" office:value="0">
            <text:p>0</text:p>
          </table:table-cell>
          <table:table-cell table:formula="of:=SUM([.L651:.L652])" ns42:value-type="float" table:style-name="ce61" office:value-type="float" office:value="5">
            <text:p>5</text:p>
          </table:table-cell>
          <table:table-cell table:formula="of:=SUM([.M651:.M652])" ns42:value-type="float" table:style-name="ce61" office:value-type="float" office:value="0">
            <text:p>0</text:p>
          </table:table-cell>
          <table:table-cell table:formula="of:=SUM([.N651:.N652])" ns42:value-type="float" table:style-name="ce61" office:value-type="float" office:value="755">
            <text:p>755</text:p>
          </table:table-cell>
          <table:table-cell table:formula="of:=SUM([.O651:.O652])" ns42:value-type="float" table:style-name="ce61" office:value-type="float" office:value="660">
            <text:p>660</text:p>
          </table:table-cell>
          <table:table-cell table:formula="of:=SUM([.P651:.P652])" ns42:value-type="float" table:style-name="ce61" office:value-type="float" office:value="20">
            <text:p>20</text:p>
          </table:table-cell>
          <table:table-cell table:formula="of:=SUM([.Q651:.Q652])" ns42:value-type="float" table:style-name="ce61" office:value-type="float" office:value="14">
            <text:p>14</text:p>
          </table:table-cell>
          <table:table-cell table:formula="of:=SUM([.R651:.R652])" ns42:value-type="float" table:style-name="ce61" office:value-type="float" office:value="775">
            <text:p>775</text:p>
          </table:table-cell>
          <table:table-cell table:formula="of:=SUM([.S651:.S652])" ns42:value-type="float" table:style-name="ce61" office:value-type="float" office:value="674">
            <text:p>674</text:p>
          </table:table-cell>
          <table:table-cell table:formula="of:=SUM([.T651:.T652])" ns42:value-type="float" table:style-name="ce61" office:value-type="float" office:value="9">
            <text:p>9</text:p>
          </table:table-cell>
          <table:table-cell table:formula="of:=SUM([.U651:.U652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0" office:value-type="float">
            <text:p>10</text:p>
          </table:table-cell>
          <table:table-cell table:style-name="ce61" table:number-columns-repeated="4"/>
          <table:table-cell table:formula="of:=SUM([.N662];[.P654])" ns42:value-type="float" table:style-name="ce61" office:value-type="float" office:value="374">
            <text:p>374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</table:table-cell>
          <table:table-cell table:style-name="ce21"/>
          <table:table-cell ns42:value-type="string" table:style-name="ce21" office:value-type="string">
            <text:p>Weerselo</text:p>
          </table:table-cell>
          <table:table-cell ns42:value-type="string" table:style-name="ce25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655];[.P655])" ns42:value-type="float" table:style-name="ce61" office:value-type="float" office:value="247">
            <text:p>247</text:p>
          </table:table-cell>
          <table:table-cell table:formula="of:=SUM([.O655];[.Q655])" ns42:value-type="float" table:style-name="ce61" office:value-type="float" office:value="260">
            <text:p>2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</table:table-cell>
          <table:table-cell table:style-name="ce21"/>
          <table:table-cell ns42:value-type="string" table:style-name="ce21" office:value-type="string">
            <text:p>Dulder</text:p>
          </table:table-cell>
          <table:table-cell ns42:value-type="string" table:style-name="ce25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74" office:value-type="float">
            <text:p>47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656];[.P656])" ns42:value-type="float" table:style-name="ce61" office:value-type="float" office:value="457">
            <text:p>457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table:style-name="ce61"/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</table:table-cell>
          <table:table-cell table:style-name="ce21"/>
          <table:table-cell ns42:value-type="string" table:style-name="ce21" office:value-type="string">
            <text:p>Volthe</text:p>
          </table:table-cell>
          <table:table-cell ns42:value-type="string" table:style-name="ce25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57];[.P657])" ns42:value-type="float" table:style-name="ce61" office:value-type="float" office:value="233">
            <text:p>233</text:p>
          </table:table-cell>
          <table:table-cell table:formula="of:=SUM([.O657];[.Q657])" ns42:value-type="float" table:style-name="ce61" office:value-type="float" office:value="256">
            <text:p>25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</table:table-cell>
          <table:table-cell table:style-name="ce21"/>
          <table:table-cell ns42:value-type="string" table:style-name="ce21" office:value-type="string">
            <text:p>Rossum</text:p>
          </table:table-cell>
          <table:table-cell ns42:value-type="string" table:style-name="ce25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3" office:value-type="float">
            <text:p>10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5" office:value-type="float">
            <text:p>225</text:p>
          </table:table-cell>
          <table:table-cell ns42:value-type="float" table:style-name="ce61" office:value="236" office:value-type="float">
            <text:p>2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58];[.P658])" ns42:value-type="float" table:style-name="ce61" office:value-type="float" office:value="230">
            <text:p>230</text:p>
          </table:table-cell>
          <table:table-cell table:formula="of:=SUM([.O658];[.Q658])" ns42:value-type="float" table:style-name="ce61" office:value-type="float" office:value="236">
            <text:p>2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</table:table-cell>
          <table:table-cell table:style-name="ce21"/>
          <table:table-cell ns42:value-type="string" table:style-name="ce21" office:value-type="string">
            <text:p>Lemselo</text:p>
          </table:table-cell>
          <table:table-cell ns42:value-type="string" table:style-name="ce25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1" office:value-type="float">
            <text:p>19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659];[.P659])" ns42:value-type="float" table:style-name="ce61" office:value-type="float" office:value="204">
            <text:p>204</text:p>
          </table:table-cell>
          <table:table-cell table:formula="of:=SUM([.O659];[.Q659])" ns42:value-type="float" table:style-name="ce61" office:value-type="float" office:value="193">
            <text:p>19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</table:table-cell>
          <table:table-cell table:style-name="ce21"/>
          <table:table-cell ns42:value-type="string" table:style-name="ce21" office:value-type="string">
            <text:p>Nijstad</text:p>
          </table:table-cell>
          <table:table-cell ns42:value-type="string" table:style-name="ce25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72" table:style-name="ce61" table:number-columns-repeated="2" office:value-type="float">
            <text:p>72</text:p>
          </table:table-cell>
          <table:table-cell table:style-name="ce61" table:number-columns-repeated="2"/>
          <table:table-cell table:formula="of:=SUM([.N660];[.P660])" ns42:value-type="float" table:style-name="ce61" office:value-type="float" office:value="72">
            <text:p>72</text:p>
          </table:table-cell>
          <table:table-cell table:formula="of:=SUM([.O660];[.Q660])" ns42:value-type="float" table:style-name="ce61" office:value-type="float" office:value="72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</table:table-cell>
          <table:table-cell table:style-name="ce21"/>
          <table:table-cell ns42:value-type="string" table:style-name="ce21" office:value-type="string">
            <text:p>Gammelke</text:p>
          </table:table-cell>
          <table:table-cell ns42:value-type="string" table:style-name="ce25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61];[.P661])" ns42:value-type="float" table:style-name="ce61" office:value-type="float" office:value="135">
            <text:p>135</text:p>
          </table:table-cell>
          <table:table-cell table:formula="of:=SUM([.O661];[.Q661])" ns42:value-type="float" table:style-name="ce61" office:value-type="float" office:value="139">
            <text:p>139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</table:table-cell>
          <table:table-cell table:style-name="ce21"/>
          <table:table-cell ns42:value-type="string" table:style-name="ce21" office:value-type="string">
            <text:p>Deurningen</text:p>
          </table:table-cell>
          <table:table-cell ns42:value-type="string" table:style-name="ce25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74" office:value-type="float">
            <text:p>374</text:p>
          </table:table-cell>
          <table:table-cell ns42:value-type="float" table:style-name="ce61" office:value="360" office:value-type="float">
            <text:p>36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62];[.P662])" ns42:value-type="float" table:style-name="ce61" office:value-type="float" office:value="378">
            <text:p>378</text:p>
          </table:table-cell>
          <table:table-cell table:formula="of:=SUM([.O662];[.Q662])" ns42:value-type="float" table:style-name="ce61" office:value-type="float" office:value="363">
            <text:p>36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</table:table-cell>
          <table:table-cell table:style-name="ce21"/>
          <table:table-cell ns42:value-type="string" table:style-name="ce21" office:value-type="string">
            <text:p>Hasselo</text:p>
          </table:table-cell>
          <table:table-cell ns42:value-type="string" table:style-name="ce25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438" office:value-type="float">
            <text:p>438</text:p>
          </table:table-cell>
          <table:table-cell ns42:value-type="float" table:style-name="ce61" office:value="417" office:value-type="float">
            <text:p>41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663];[.P663])" ns42:value-type="float" table:style-name="ce61" office:value-type="float" office:value="446">
            <text:p>446</text:p>
          </table:table-cell>
          <table:table-cell table:formula="of:=SUM([.O663];[.Q663])" ns42:value-type="float" table:style-name="ce61" office:value-type="float" office:value="418">
            <text:p>41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</table:table-cell>
          <table:table-cell table:style-name="ce21"/>
          <table:table-cell ns42:value-type="string" table:style-name="ce21" office:value-type="string">
            <text:p>Klein Driene</text:p>
          </table:table-cell>
          <table:table-cell ns42:value-type="string" table:style-name="ce25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59" office:value-type="float">
            <text:p>1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64];[.P664])" ns42:value-type="float" table:style-name="ce61" office:value-type="float" office:value="145">
            <text:p>145</text:p>
          </table:table-cell>
          <table:table-cell table:formula="of:=SUM([.O664];[.Q664])" ns42:value-type="float" table:style-name="ce61" office:value-type="float" office:value="159">
            <text:p>15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eerselo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655:.I664])" ns42:value-type="float" table:style-name="ce53" office:value-type="float" office:value="1024">
            <text:p>1024</text:p>
          </table:table-cell>
          <table:table-cell table:formula="of:=SUM([.J655:.J664])" ns42:value-type="float" table:style-name="ce61" office:value-type="float" office:value="32">
            <text:p>32</text:p>
          </table:table-cell>
          <table:table-cell table:formula="of:=SUM([.K655:.K664])" ns42:value-type="float" table:style-name="ce61" office:value-type="float" office:value="0">
            <text:p>0</text:p>
          </table:table-cell>
          <table:table-cell table:formula="of:=SUM([.L655:.L664])" ns42:value-type="float" table:style-name="ce61" office:value-type="float" office:value="0">
            <text:p>0</text:p>
          </table:table-cell>
          <table:table-cell table:formula="of:=SUM([.M655:.M664])" ns42:value-type="float" table:style-name="ce61" office:value-type="float" office:value="0">
            <text:p>0</text:p>
          </table:table-cell>
          <table:table-cell table:formula="of:=SUM([.N655:.N664])" ns42:value-type="float" table:style-name="ce61" office:value-type="float" office:value="2504">
            <text:p>2504</text:p>
          </table:table-cell>
          <table:table-cell table:formula="of:=SUM([.O655:.O664])" ns42:value-type="float" table:style-name="ce61" office:value-type="float" office:value="2559">
            <text:p>2559</text:p>
          </table:table-cell>
          <table:table-cell table:formula="of:=SUM([.P655:.P664])" ns42:value-type="float" table:style-name="ce61" office:value-type="float" office:value="43">
            <text:p>43</text:p>
          </table:table-cell>
          <table:table-cell table:formula="of:=SUM([.Q655:.Q664])" ns42:value-type="float" table:style-name="ce61" office:value-type="float" office:value="15">
            <text:p>15</text:p>
          </table:table-cell>
          <table:table-cell table:formula="of:=SUM([.R655:.R664])" ns42:value-type="float" table:style-name="ce61" office:value-type="float" office:value="2547">
            <text:p>2547</text:p>
          </table:table-cell>
          <table:table-cell table:formula="of:=SUM([.S655:.S664])" ns42:value-type="float" table:style-name="ce61" office:value-type="float" office:value="2574">
            <text:p>2574</text:p>
          </table:table-cell>
          <table:table-cell table:formula="of:=SUM([.T655:.T664])" ns42:value-type="float" table:style-name="ce61" office:value-type="float" office:value="12">
            <text:p>12</text:p>
          </table:table-cell>
          <table:table-cell table:formula="of:=SUM([.U655:.U664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</table:table-cell>
          <table:table-cell table:style-name="ce21"/>
          <table:table-cell ns42:value-type="string" table:style-name="ce21" office:value-type="string">
            <text:p>Dorp Wierden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7" office:value-type="float">
            <text:p>347</text:p>
          </table:table-cell>
          <table:table-cell ns42:value-type="float" table:style-name="ce61" office:value="359" office:value-type="float">
            <text:p>35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5" office:value-type="float">
            <text:p>5</text:p>
          </table:table-cell>
          <table:table-cell table:formula="of:=SUM([.N666];[.P666])" ns42:value-type="float" table:style-name="ce61" office:value-type="float" office:value="361">
            <text:p>361</text:p>
          </table:table-cell>
          <table:table-cell table:formula="of:=SUM([.O666];[.Q666])" ns42:value-type="float" table:style-name="ce61" office:value-type="float" office:value="364">
            <text:p>36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</table:table-cell>
          <table:table-cell table:style-name="ce21"/>
          <table:table-cell ns42:value-type="string" table:style-name="ce21" office:value-type="string">
            <text:p>Dorp Enter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76" office:value-type="float">
            <text:p>176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406" office:value-type="float">
            <text:p>406</text:p>
          </table:table-cell>
          <table:table-cell ns42:value-type="float" table:style-name="ce61" office:value="344" office:value-type="float">
            <text:p>34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67];[.P667])" ns42:value-type="float" table:style-name="ce61" office:value-type="float" office:value="410">
            <text:p>410</text:p>
          </table:table-cell>
          <table:table-cell table:formula="of:=SUM([.O667];[.Q667])" ns42:value-type="float" table:style-name="ce61" office:value-type="float" office:value="349">
            <text:p>349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</table:table-cell>
          <table:table-cell table:style-name="ce21"/>
          <table:table-cell ns42:value-type="string" table:style-name="ce21" office:value-type="string">
            <text:p>Buurtschap Wie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61" office:value-type="float">
            <text:p>26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45" office:value-type="float">
            <text:p>645</text:p>
          </table:table-cell>
          <table:table-cell ns42:value-type="float" table:style-name="ce61" office:value="618" office:value-type="float">
            <text:p>618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9" office:value-type="float">
            <text:p>9</text:p>
          </table:table-cell>
          <table:table-cell table:formula="of:=SUM([.N668];[.P668])" ns42:value-type="float" table:style-name="ce61" office:value-type="float" office:value="660">
            <text:p>660</text:p>
          </table:table-cell>
          <table:table-cell table:formula="of:=SUM([.O668];[.Q668])" ns42:value-type="float" table:style-name="ce61" office:value-type="float" office:value="627">
            <text:p>62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</table:table-cell>
          <table:table-cell table:style-name="ce21"/>
          <table:table-cell ns42:value-type="string" table:style-name="ce21" office:value-type="string">
            <text:p>Buurtschap Hooge Hex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18" office:value-type="float">
            <text:p>11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5" office:value-type="float">
            <text:p>5</text:p>
          </table:table-cell>
          <table:table-cell table:formula="of:=SUM([.N669];[.P669])" ns42:value-type="float" table:style-name="ce61" office:value-type="float" office:value="139">
            <text:p>139</text:p>
          </table:table-cell>
          <table:table-cell table:formula="of:=SUM([.O669];[.Q669])" ns42:value-type="float" table:style-name="ce61" office:value-type="float" office:value="123">
            <text:p>12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</table:table-cell>
          <table:table-cell table:style-name="ce21"/>
          <table:table-cell ns42:value-type="string" table:style-name="ce21" office:value-type="string">
            <text:p>Buurtschap Not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12" office:value-type="float">
            <text:p>12</text:p>
          </table:table-cell>
          <table:table-cell table:formula="of:=SUM([.N670];[.P670])" ns42:value-type="float" table:style-name="ce61" office:value-type="float" office:value="303">
            <text:p>303</text:p>
          </table:table-cell>
          <table:table-cell table:formula="of:=SUM([.O670];[.Q670])" ns42:value-type="float" table:style-name="ce61" office:value-type="float" office:value="292">
            <text:p>29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</table:table-cell>
          <table:table-cell table:style-name="ce21"/>
          <table:table-cell ns42:value-type="string" table:style-name="ce21" office:value-type="string">
            <text:p>Buurtschap Zuna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79" office:value-type="float">
            <text:p>17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71];[.P671])" ns42:value-type="float" table:style-name="ce61" office:value-type="float" office:value="183">
            <text:p>183</text:p>
          </table:table-cell>
          <table:table-cell table:formula="of:=SUM([.O671];[.Q671])" ns42:value-type="float" table:style-name="ce61" office:value-type="float" office:value="183">
            <text:p>18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</table:table-cell>
          <table:table-cell table:style-name="ce21"/>
          <table:table-cell ns42:value-type="string" table:style-name="ce21" office:value-type="string">
            <text:p>Buurtschap Rectum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1" office:value-type="float">
            <text:p>71</text:p>
          </table:table-cell>
          <table:table-cell table:style-name="ce61" table:number-columns-repeated="4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73" office:value-type="float">
            <text:p>17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672];[.P672])" ns42:value-type="float" table:style-name="ce61" office:value-type="float" office:value="203">
            <text:p>203</text:p>
          </table:table-cell>
          <table:table-cell table:formula="of:=SUM([.O672];[.Q672])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</table:table-cell>
          <table:table-cell table:style-name="ce21"/>
          <table:table-cell ns42:value-type="string" table:style-name="ce21" office:value-type="string">
            <text:p>Buurtschap Ype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673];[.P673])" ns42:value-type="float" table:style-name="ce61" office:value-type="float" office:value="125">
            <text:p>125</text:p>
          </table:table-cell>
          <table:table-cell table:formula="of:=SUM([.O673];[.Q673])" ns42:value-type="float" table:style-name="ce61" office:value-type="float" office:value="98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</table:table-cell>
          <table:table-cell table:style-name="ce21"/>
          <table:table-cell ns42:value-type="string" table:style-name="ce21" office:value-type="string">
            <text:p>Buurtschap Enterbroek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68" office:value-type="float">
            <text:p>16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674];[.P674])" ns42:value-type="float" table:style-name="ce61" office:value-type="float" office:value="460">
            <text:p>460</text:p>
          </table:table-cell>
          <table:table-cell table:formula="of:=SUM([.O674];[.Q674])" ns42:value-type="float" table:style-name="ce61" office:value-type="float" office:value="409">
            <text:p>40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</table:table-cell>
          <table:table-cell table:style-name="ce21"/>
          <table:table-cell ns42:value-type="string" table:style-name="ce21" office:value-type="string">
            <text:p>Buurtschap En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6" office:value-type="float">
            <text:p>24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675];[.P675])" ns42:value-type="float" table:style-name="ce61" office:value-type="float" office:value="265">
            <text:p>265</text:p>
          </table:table-cell>
          <table:table-cell table:formula="of:=SUM([.O675];[.Q675])" ns42:value-type="float" table:style-name="ce61" office:value-type="float" office:value="248">
            <text:p>24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666:.I667])" ns42:value-type="float" table:style-name="ce53" office:value-type="float" office:value="311">
            <text:p>311</text:p>
          </table:table-cell>
          <table:table-cell table:formula="of:=SUM([.J666:.J667])" ns42:value-type="float" table:style-name="ce61" office:value-type="float" office:value="15">
            <text:p>15</text:p>
          </table:table-cell>
          <table:table-cell table:formula="of:=SUM([.K666:.K667])" ns42:value-type="float" table:style-name="ce61" office:value-type="float" office:value="1">
            <text:p>1</text:p>
          </table:table-cell>
          <table:table-cell table:formula="of:=SUM([.L666:.L667])" ns42:value-type="float" table:style-name="ce61" office:value-type="float" office:value="0">
            <text:p>0</text:p>
          </table:table-cell>
          <table:table-cell table:formula="of:=SUM([.M666:.M667])" ns42:value-type="float" table:style-name="ce61" office:value-type="float" office:value="0">
            <text:p>0</text:p>
          </table:table-cell>
          <table:table-cell table:formula="of:=SUM([.N666:.N667])" ns42:value-type="float" table:style-name="ce61" office:value-type="float" office:value="753">
            <text:p>753</text:p>
          </table:table-cell>
          <table:table-cell table:formula="of:=SUM([.O666:.O667])" ns42:value-type="float" table:style-name="ce61" office:value-type="float" office:value="703">
            <text:p>703</text:p>
          </table:table-cell>
          <table:table-cell table:formula="of:=SUM([.P666:.P667])" ns42:value-type="float" table:style-name="ce61" office:value-type="float" office:value="18">
            <text:p>18</text:p>
          </table:table-cell>
          <table:table-cell table:formula="of:=SUM([.Q666:.Q667])" ns42:value-type="float" table:style-name="ce61" office:value-type="float" office:value="10">
            <text:p>10</text:p>
          </table:table-cell>
          <table:table-cell table:formula="of:=SUM([.R666:.R667])" ns42:value-type="float" table:style-name="ce61" office:value-type="float" office:value="771">
            <text:p>771</text:p>
          </table:table-cell>
          <table:table-cell table:formula="of:=SUM([.S666:.S667])" ns42:value-type="float" table:style-name="ce61" office:value-type="float" office:value="713">
            <text:p>713</text:p>
          </table:table-cell>
          <table:table-cell table:formula="of:=SUM([.T666:.T667])" ns42:value-type="float" table:style-name="ce61" office:value-type="float" office:value="47">
            <text:p>47</text:p>
          </table:table-cell>
          <table:table-cell table:formula="of:=SUM([.U666:.U667])" ns42:value-type="float" table:style-name="ce76" office:value-type="float" office:value="34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erd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668:.I675])" ns42:value-type="float" table:style-name="ce53" office:value-type="float" office:value="881">
            <text:p>881</text:p>
          </table:table-cell>
          <table:table-cell table:formula="of:=SUM([.J668:.J675])" ns42:value-type="float" table:style-name="ce61" office:value-type="float" office:value="16">
            <text:p>16</text:p>
          </table:table-cell>
          <table:table-cell table:formula="of:=SUM([.K668:.K675])" ns42:value-type="float" table:style-name="ce61" office:value-type="float" office:value="2">
            <text:p>2</text:p>
          </table:table-cell>
          <table:table-cell table:formula="of:=SUM([.L668:.L675])" ns42:value-type="float" table:style-name="ce61" office:value-type="float" office:value="0">
            <text:p>0</text:p>
          </table:table-cell>
          <table:table-cell table:formula="of:=SUM([.M668:.M675])" ns42:value-type="float" table:style-name="ce61" office:value-type="float" office:value="0">
            <text:p>0</text:p>
          </table:table-cell>
          <table:table-cell table:formula="of:=SUM([.N668:.N675])" ns42:value-type="float" table:style-name="ce61" office:value-type="float" office:value="2269">
            <text:p>2269</text:p>
          </table:table-cell>
          <table:table-cell table:formula="of:=SUM([.O668:.O675])" ns42:value-type="float" table:style-name="ce61" office:value-type="float" office:value="2111">
            <text:p>2111</text:p>
          </table:table-cell>
          <table:table-cell table:formula="of:=SUM([.P668:.P675])" ns42:value-type="float" table:style-name="ce61" office:value-type="float" office:value="69">
            <text:p>69</text:p>
          </table:table-cell>
          <table:table-cell table:formula="of:=SUM([.Q668:.Q675])" ns42:value-type="float" table:style-name="ce61" office:value-type="float" office:value="46">
            <text:p>46</text:p>
          </table:table-cell>
          <table:table-cell table:formula="of:=SUM([.R668:.R675])" ns42:value-type="float" table:style-name="ce61" office:value-type="float" office:value="2338">
            <text:p>2338</text:p>
          </table:table-cell>
          <table:table-cell table:formula="of:=SUM([.S668:.S675])" ns42:value-type="float" table:style-name="ce61" office:value-type="float" office:value="2157">
            <text:p>2157</text:p>
          </table:table-cell>
          <table:table-cell table:formula="of:=SUM([.T668:.T675])" ns42:value-type="float" table:style-name="ce61" office:value-type="float" office:value="89">
            <text:p>89</text:p>
          </table:table-cell>
          <table:table-cell table:formula="of:=SUM([.U668:.U675])" ns42:value-type="float" table:style-name="ce76" office:value-type="float" office:value="105">
            <text:p>10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erd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676:.I677])" ns42:value-type="float" table:style-name="ce53" office:value-type="float" office:value="1192">
            <text:p>1192</text:p>
          </table:table-cell>
          <table:table-cell table:formula="of:=SUM([.J676:.J677])" ns42:value-type="float" table:style-name="ce61" office:value-type="float" office:value="31">
            <text:p>31</text:p>
          </table:table-cell>
          <table:table-cell table:formula="of:=SUM([.K676:.K677])" ns42:value-type="float" table:style-name="ce61" office:value-type="float" office:value="3">
            <text:p>3</text:p>
          </table:table-cell>
          <table:table-cell table:formula="of:=SUM([.L676:.L677])" ns42:value-type="float" table:style-name="ce61" office:value-type="float" office:value="0">
            <text:p>0</text:p>
          </table:table-cell>
          <table:table-cell table:formula="of:=SUM([.M676:.M677])" ns42:value-type="float" table:style-name="ce61" office:value-type="float" office:value="0">
            <text:p>0</text:p>
          </table:table-cell>
          <table:table-cell table:formula="of:=SUM([.N676:.N677])" ns42:value-type="float" table:style-name="ce61" office:value-type="float" office:value="3022">
            <text:p>3022</text:p>
          </table:table-cell>
          <table:table-cell table:formula="of:=SUM([.O676:.O677])" ns42:value-type="float" table:style-name="ce61" office:value-type="float" office:value="2814">
            <text:p>2814</text:p>
          </table:table-cell>
          <table:table-cell table:formula="of:=SUM([.P676:.P677])" ns42:value-type="float" table:style-name="ce61" office:value-type="float" office:value="87">
            <text:p>87</text:p>
          </table:table-cell>
          <table:table-cell table:formula="of:=SUM([.Q676:.Q677])" ns42:value-type="float" table:style-name="ce61" office:value-type="float" office:value="56">
            <text:p>56</text:p>
          </table:table-cell>
          <table:table-cell table:formula="of:=SUM([.R676:.R677])" ns42:value-type="float" table:style-name="ce61" office:value-type="float" office:value="3109">
            <text:p>3109</text:p>
          </table:table-cell>
          <table:table-cell table:formula="of:=SUM([.S676:.S677])" ns42:value-type="float" table:style-name="ce61" office:value-type="float" office:value="2870">
            <text:p>2870</text:p>
          </table:table-cell>
          <table:table-cell table:formula="of:=SUM([.T676:.T677])" ns42:value-type="float" table:style-name="ce61" office:value-type="float" office:value="136">
            <text:p>136</text:p>
          </table:table-cell>
          <table:table-cell table:formula="of:=SUM([.U676:.U677])" ns42:value-type="float" table:style-name="ce76" office:value-type="float" office:value="139">
            <text:p>13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01" office:value-type="float">
            <text:p>601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1" office:value-type="float">
            <text:p>11</text:p>
          </table:table-cell>
          <table:table-cell table:formula="of:=SUM([.N679];[.P679])" ns42:value-type="float" table:style-name="ce61" office:value-type="float" office:value="627">
            <text:p>627</text:p>
          </table:table-cell>
          <table:table-cell table:formula="of:=SUM([.O679];[.Q679])" ns42:value-type="float" table:style-name="ce61" office:value-type="float" office:value="635">
            <text:p>635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24" office:value-type="float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680];[.P680])" ns42:value-type="float" table:style-name="ce61" office:value-type="float" office:value="5">
            <text:p>5</text:p>
          </table:table-cell>
          <table:table-cell table:formula="of:=SUM([.O680];[.Q68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</table:table-cell>
          <table:table-cell table:style-name="ce21"/>
          <table:table-cell table:style-name="ce25"/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Wengelo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81];[.P681])" ns42:value-type="float" table:style-name="ce61" office:value-type="float" office:value="262">
            <text:p>262</text:p>
          </table:table-cell>
          <table:table-cell table:formula="of:=SUM([.O681];[.Q681])" ns42:value-type="float" table:style-name="ce61" office:value-type="float" office:value="237">
            <text:p>23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</table:table-cell>
          <table:table-cell table:style-name="ce21"/>
          <table:table-cell table:style-name="ce25"/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Hengeveld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682];[.P682])" ns42:value-type="float" table:style-name="ce61" office:value-type="float" office:value="133">
            <text:p>133</text:p>
          </table:table-cell>
          <table:table-cell table:formula="of:=SUM([.O682];[.Q682])" ns42:value-type="float" table:style-name="ce61" office:value-type="float" office:value="136">
            <text:p>136</text:p>
          </table:table-cell>
          <table:table-cell table:style-name="ce61"/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</table:table-cell>
          <table:table-cell table:style-name="ce21"/>
          <table:table-cell table:style-name="ce25"/>
          <table:table-cell ns42:value-type="string" table:style-name="ce21" office:value-type="string">
            <text:p>Wijk D en E</text:p>
          </table:table-cell>
          <table:table-cell ns42:value-type="string" table:style-name="ce21" office:value-type="string">
            <text:p>Tonger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22" office:value-type="float">
            <text:p>1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45" office:value-type="float">
            <text:p>345</text:p>
          </table:table-cell>
          <table:table-cell ns42:value-type="float" table:style-name="ce61" office:value="286" office:value-type="float">
            <text:p>28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6" office:value-type="float">
            <text:p>16</text:p>
          </table:table-cell>
          <table:table-cell table:formula="of:=SUM([.N683];[.P683])" ns42:value-type="float" table:style-name="ce61" office:value-type="float" office:value="350">
            <text:p>350</text:p>
          </table:table-cell>
          <table:table-cell table:formula="of:=SUM([.O683];[.Q683])" ns42:value-type="float" table:style-name="ce61" office:value-type="float" office:value="302">
            <text:p>3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Wegterholt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194" office:value-type="float">
            <text:p>19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" office:value-type="float">
            <text:p>11</text:p>
          </table:table-cell>
          <table:table-cell table:formula="of:=SUM([.N684];[.P684])" ns42:value-type="float" table:style-name="ce61" office:value-type="float" office:value="238">
            <text:p>238</text:p>
          </table:table-cell>
          <table:table-cell table:formula="of:=SUM([.O684];[.Q684])" ns42:value-type="float" table:style-name="ce61" office:value-type="float" office:value="205">
            <text:p>2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</table:table-cell>
          <table:table-cell table:style-name="ce21"/>
          <table:table-cell table:style-name="ce25"/>
          <table:table-cell ns42:value-type="string" table:style-name="ce21" office:value-type="string">
            <text:p>Wijk G</text:p>
          </table:table-cell>
          <table:table-cell ns42:value-type="string" table:style-name="ce21" office:value-type="string">
            <text:p>Herx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0" office:value-type="float">
            <text:p>170</text:p>
          </table:table-cell>
          <table:table-cell ns42:value-type="float" table:style-name="ce61" office:value="173" office:value-type="float">
            <text:p>173</text:p>
          </table:table-cell>
          <table:table-cell table:style-name="ce61"/>
          <table:table-cell ns42:value-type="float" table:style-name="ce61" office:value="4" office:value-type="float">
            <text:p>4</text:p>
          </table:table-cell>
          <table:table-cell table:formula="of:=SUM([.N685];[.P685])" ns42:value-type="float" table:style-name="ce61" office:value-type="float" office:value="170">
            <text:p>170</text:p>
          </table:table-cell>
          <table:table-cell table:formula="of:=SUM([.O685];[.Q685])" ns42:value-type="float" table:style-name="ce61" office:value-type="float" office:value="177">
            <text:p>17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</table:table-cell>
          <table:table-cell table:style-name="ce21"/>
          <table:table-cell table:style-name="ce25"/>
          <table:table-cell ns42:value-type="string" table:style-name="ce21" office:value-type="string">
            <text:p>Wijk H</text:p>
          </table:table-cell>
          <table:table-cell ns42:value-type="string" table:style-name="ce21" office:value-type="string">
            <text:p>Wijnvoorden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204" office:value-type="float">
            <text:p>204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86];[.P686])" ns42:value-type="float" table:style-name="ce61" office:value-type="float" office:value="206">
            <text:p>206</text:p>
          </table:table-cell>
          <table:table-cell table:formula="of:=SUM([.O686];[.Q686])" ns42:value-type="float" table:style-name="ce61" office:value-type="float" office:value="174">
            <text:p>17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</table:table-cell>
          <table:table-cell table:style-name="ce21"/>
          <table:table-cell table:style-name="ce25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Marle (Geldersche Veluwe)</text:p>
          </table:table-cell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87];[.P687])" ns42:value-type="float" table:style-name="ce61" office:value-type="float" office:value="69">
            <text:p>69</text:p>
          </table:table-cell>
          <table:table-cell table:formula="of:=SUM([.O687];[.Q687])" ns42:value-type="float" table:style-name="ce61" office:value-type="float" office:value="58">
            <text:p>5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679:.I680])" ns42:value-type="float" table:style-name="ce53" office:value-type="float" office:value="294">
            <text:p>294</text:p>
          </table:table-cell>
          <table:table-cell table:formula="of:=SUM([.J679:.J680])" ns42:value-type="float" table:style-name="ce61" office:value-type="float" office:value="4">
            <text:p>4</text:p>
          </table:table-cell>
          <table:table-cell table:formula="of:=SUM([.K679:.K680])" ns42:value-type="float" table:style-name="ce61" office:value-type="float" office:value="0">
            <text:p>0</text:p>
          </table:table-cell>
          <table:table-cell table:formula="of:=SUM([.L679:.L680])" ns42:value-type="float" table:style-name="ce61" office:value-type="float" office:value="2">
            <text:p>2</text:p>
          </table:table-cell>
          <table:table-cell table:formula="of:=SUM([.M679:.M680])" ns42:value-type="float" table:style-name="ce61" office:value-type="float" office:value="0">
            <text:p>0</text:p>
          </table:table-cell>
          <table:table-cell table:formula="of:=SUM([.N679:.N680])" ns42:value-type="float" table:style-name="ce61" office:value-type="float" office:value="603">
            <text:p>603</text:p>
          </table:table-cell>
          <table:table-cell table:formula="of:=SUM([.O679:.O680])" ns42:value-type="float" table:style-name="ce61" office:value-type="float" office:value="627">
            <text:p>627</text:p>
          </table:table-cell>
          <table:table-cell table:formula="of:=SUM([.P679:.P680])" ns42:value-type="float" table:style-name="ce61" office:value-type="float" office:value="29">
            <text:p>29</text:p>
          </table:table-cell>
          <table:table-cell table:formula="of:=SUM([.Q679:.Q680])" ns42:value-type="float" table:style-name="ce61" office:value-type="float" office:value="13">
            <text:p>13</text:p>
          </table:table-cell>
          <table:table-cell table:formula="of:=SUM([.R679:.R680])" ns42:value-type="float" table:style-name="ce61" office:value-type="float" office:value="632">
            <text:p>632</text:p>
          </table:table-cell>
          <table:table-cell table:formula="of:=SUM([.S679:.S680])" ns42:value-type="float" table:style-name="ce61" office:value-type="float" office:value="640">
            <text:p>640</text:p>
          </table:table-cell>
          <table:table-cell table:formula="of:=SUM([.T679:.T680])" ns42:value-type="float" table:style-name="ce61" office:value-type="float" office:value="20">
            <text:p>20</text:p>
          </table:table-cell>
          <table:table-cell table:formula="of:=SUM([.U679:.U68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681:.I687])" ns42:value-type="float" table:style-name="ce53" office:value-type="float" office:value="541">
            <text:p>541</text:p>
          </table:table-cell>
          <table:table-cell table:formula="of:=SUM([.J681:.J687])" ns42:value-type="float" table:style-name="ce61" office:value-type="float" office:value="15">
            <text:p>15</text:p>
          </table:table-cell>
          <table:table-cell table:formula="of:=SUM([.K681:.K687])" ns42:value-type="float" table:style-name="ce61" office:value-type="float" office:value="0">
            <text:p>0</text:p>
          </table:table-cell>
          <table:table-cell table:formula="of:=SUM([.L681:.L687])" ns42:value-type="float" table:style-name="ce61" office:value-type="float" office:value="0">
            <text:p>0</text:p>
          </table:table-cell>
          <table:table-cell table:formula="of:=SUM([.M681:.M687])" ns42:value-type="float" table:style-name="ce61" office:value-type="float" office:value="0">
            <text:p>0</text:p>
          </table:table-cell>
          <table:table-cell table:formula="of:=SUM([.N681:.N687])" ns42:value-type="float" table:style-name="ce61" office:value-type="float" office:value="1412">
            <text:p>1412</text:p>
          </table:table-cell>
          <table:table-cell table:formula="of:=SUM([.O681:.O687])" ns42:value-type="float" table:style-name="ce61" office:value-type="float" office:value="1246">
            <text:p>1246</text:p>
          </table:table-cell>
          <table:table-cell table:formula="of:=SUM([.P681:.P687])" ns42:value-type="float" table:style-name="ce61" office:value-type="float" office:value="16">
            <text:p>16</text:p>
          </table:table-cell>
          <table:table-cell table:formula="of:=SUM([.Q681:.Q687])" ns42:value-type="float" table:style-name="ce61" office:value-type="float" office:value="43">
            <text:p>43</text:p>
          </table:table-cell>
          <table:table-cell table:formula="of:=SUM([.R681:.R687])" ns42:value-type="float" table:style-name="ce61" office:value-type="float" office:value="1428">
            <text:p>1428</text:p>
          </table:table-cell>
          <table:table-cell table:formula="of:=SUM([.S681:.S687])" ns42:value-type="float" table:style-name="ce61" office:value-type="float" office:value="1289">
            <text:p>1289</text:p>
          </table:table-cell>
          <table:table-cell table:formula="of:=SUM([.T681:.T687])" ns42:value-type="float" table:style-name="ce61" office:value-type="float" office:value="19">
            <text:p>19</text:p>
          </table:table-cell>
          <table:table-cell table:formula="of:=SUM([.U681:.U687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688:.I689])" ns42:value-type="float" table:style-name="ce53" office:value-type="float" office:value="835">
            <text:p>835</text:p>
          </table:table-cell>
          <table:table-cell table:formula="of:=SUM([.J688:.J689])" ns42:value-type="float" table:style-name="ce61" office:value-type="float" office:value="19">
            <text:p>19</text:p>
          </table:table-cell>
          <table:table-cell table:formula="of:=SUM([.K688:.K689])" ns42:value-type="float" table:style-name="ce61" office:value-type="float" office:value="0">
            <text:p>0</text:p>
          </table:table-cell>
          <table:table-cell table:formula="of:=SUM([.L688:.L689])" ns42:value-type="float" table:style-name="ce61" office:value-type="float" office:value="2">
            <text:p>2</text:p>
          </table:table-cell>
          <table:table-cell table:formula="of:=SUM([.M688:.M689])" ns42:value-type="float" table:style-name="ce61" office:value-type="float" office:value="0">
            <text:p>0</text:p>
          </table:table-cell>
          <table:table-cell table:formula="of:=SUM([.N688:.N689])" ns42:value-type="float" table:style-name="ce61" office:value-type="float" office:value="2015">
            <text:p>2015</text:p>
          </table:table-cell>
          <table:table-cell table:formula="of:=SUM([.O688:.O689])" ns42:value-type="float" table:style-name="ce61" office:value-type="float" office:value="1873">
            <text:p>1873</text:p>
          </table:table-cell>
          <table:table-cell table:formula="of:=SUM([.P688:.P689])" ns42:value-type="float" table:style-name="ce61" office:value-type="float" office:value="45">
            <text:p>45</text:p>
          </table:table-cell>
          <table:table-cell table:formula="of:=SUM([.Q688:.Q689])" ns42:value-type="float" table:style-name="ce61" office:value-type="float" office:value="56">
            <text:p>56</text:p>
          </table:table-cell>
          <table:table-cell table:formula="of:=SUM([.R688:.R689])" ns42:value-type="float" table:style-name="ce61" office:value-type="float" office:value="2060">
            <text:p>2060</text:p>
          </table:table-cell>
          <table:table-cell table:formula="of:=SUM([.S688:.S689])" ns42:value-type="float" table:style-name="ce61" office:value-type="float" office:value="1929">
            <text:p>1929</text:p>
          </table:table-cell>
          <table:table-cell table:formula="of:=SUM([.T688:.T689])" ns42:value-type="float" table:style-name="ce61" office:value-type="float" office:value="39">
            <text:p>39</text:p>
          </table:table-cell>
          <table:table-cell table:formula="of:=SUM([.U688:.U689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ijhe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SUM([.N691];[.P691])" ns42:value-type="float" table:style-name="ce61" office:value-type="float" office:value="8">
            <text:p>8</text:p>
          </table:table-cell>
          <table:table-cell table:formula="of:=SUM([.O691];[.Q691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690:.I691])" ns42:value-type="float" table:style-name="ce53" office:value-type="float" office:value="835">
            <text:p>835</text:p>
          </table:table-cell>
          <table:table-cell table:formula="of:=SUM([.J690:.J691])" ns42:value-type="float" table:style-name="ce61" office:value-type="float" office:value="19">
            <text:p>19</text:p>
          </table:table-cell>
          <table:table-cell table:formula="of:=SUM([.K690:.K691])" ns42:value-type="float" table:style-name="ce61" office:value-type="float" office:value="0">
            <text:p>0</text:p>
          </table:table-cell>
          <table:table-cell table:formula="of:=SUM([.L690:.L691])" ns42:value-type="float" table:style-name="ce61" office:value-type="float" office:value="2">
            <text:p>2</text:p>
          </table:table-cell>
          <table:table-cell table:formula="of:=SUM([.M690:.M691])" ns42:value-type="float" table:style-name="ce61" office:value-type="float" office:value="0">
            <text:p>0</text:p>
          </table:table-cell>
          <table:table-cell table:formula="of:=SUM([.N690:.N691])" ns42:value-type="float" table:style-name="ce61" office:value-type="float" office:value="2015">
            <text:p>2015</text:p>
          </table:table-cell>
          <table:table-cell table:formula="of:=SUM([.O690:.O691])" ns42:value-type="float" table:style-name="ce61" office:value-type="float" office:value="1873">
            <text:p>1873</text:p>
          </table:table-cell>
          <table:table-cell table:formula="of:=SUM([.P690:.P691])" ns42:value-type="float" table:style-name="ce61" office:value-type="float" office:value="53">
            <text:p>53</text:p>
          </table:table-cell>
          <table:table-cell table:formula="of:=SUM([.Q690:.Q691])" ns42:value-type="float" table:style-name="ce61" office:value-type="float" office:value="63">
            <text:p>63</text:p>
          </table:table-cell>
          <table:table-cell table:formula="of:=SUM([.R690:.R691])" ns42:value-type="float" table:style-name="ce61" office:value-type="float" office:value="2068">
            <text:p>2068</text:p>
          </table:table-cell>
          <table:table-cell table:formula="of:=SUM([.S690:.S691])" ns42:value-type="float" table:style-name="ce61" office:value-type="float" office:value="1936">
            <text:p>1936</text:p>
          </table:table-cell>
          <table:table-cell table:formula="of:=SUM([.T690:.T691])" ns42:value-type="float" table:style-name="ce61" office:value-type="float" office:value="39">
            <text:p>39</text:p>
          </table:table-cell>
          <table:table-cell table:formula="of:=SUM([.U690:.U691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700];[.P693])" ns42:value-type="float" table:style-name="ce61" office:value-type="float" office:value="111">
            <text:p>111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office:annotation draw:style-name="gr1" svg:height="16.5pt" draw:caption-point-y="10930.03pt" svg:width="115pt" svg:x="1325.54pt" draw:caption-point-x="-132.75pt" svg:y="6401.25pt" draw:text-style-name="P2">
              <dc:creator>CDM</dc:creator>
              <dc:date>2014-12-12T00:00:00</dc:date>
              <text:p text:style-name="P1"><text:span text:style-name="T1">scan van VT zeer moeilijk leesbaar: ben van '2' uitgegaan.</text:span></text:p>
              <text:p text:style-name="P1"><text:span text:style-name="T2"/></text:p>
            </office:annotation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47" office:value-type="float">
            <text:p>24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94];[.P694])" ns42:value-type="float" table:style-name="ce61" office:value-type="float" office:value="249">
            <text:p>249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95];[.P695])" ns42:value-type="float" table:style-name="ce61" office:value-type="float" office:value="35">
            <text:p>35</text:p>
          </table:table-cell>
          <table:table-cell table:formula="of:=SUM([.O695];[.Q69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4" office:value-type="float">
            <text:p>24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696];[.P696])" ns42:value-type="float" table:style-name="ce61" office:value-type="float" office:value="24">
            <text:p>24</text:p>
          </table:table-cell>
          <table:table-cell table:formula="of:=SUM([.O696];[.Q696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1" table:style-name="ce61" table:number-columns-repeated="2" office:value-type="float">
            <text:p>51</text:p>
          </table:table-cell>
          <table:table-cell table:style-name="ce61" table:number-columns-repeated="2"/>
          <table:table-cell table:formula="of:=SUM([.N697];[.P697])" ns42:value-type="float" table:style-name="ce61" office:value-type="float" office:value="51">
            <text:p>51</text:p>
          </table:table-cell>
          <table:table-cell table:formula="of:=SUM([.O697];[.Q697])" ns42:value-type="float" table:style-name="ce61" office:value-type="float" office:value="51">
            <text:p>5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698];[.P698])" ns42:value-type="float" table:style-name="ce61" office:value-type="float" office:value="1">
            <text:p>1</text:p>
          </table:table-cell>
          <table:table-cell table:formula="of:=SUM([.O698];[.Q698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694])" ns42:value-type="float" table:style-name="ce53" office:value-type="float" office:value="107">
            <text:p>107</text:p>
          </table:table-cell>
          <table:table-cell table:formula="of:=SUM([.J694])" ns42:value-type="float" table:style-name="ce61" office:value-type="float" office:value="3">
            <text:p>3</text:p>
          </table:table-cell>
          <table:table-cell table:formula="of:=SUM([.K694])" ns42:value-type="float" table:style-name="ce61" office:value-type="float" office:value="0">
            <text:p>0</text:p>
          </table:table-cell>
          <table:table-cell table:formula="of:=SUM([.L694])" ns42:value-type="float" table:style-name="ce61" office:value-type="float" office:value="0">
            <text:p>0</text:p>
          </table:table-cell>
          <table:table-cell table:formula="of:=SUM([.M694])" ns42:value-type="float" table:style-name="ce61" office:value-type="float" office:value="0">
            <text:p>0</text:p>
          </table:table-cell>
          <table:table-cell table:formula="of:=SUM([.N694])" ns42:value-type="float" table:style-name="ce61" office:value-type="float" office:value="247">
            <text:p>247</text:p>
          </table:table-cell>
          <table:table-cell table:formula="of:=SUM([.O694])" ns42:value-type="float" table:style-name="ce61" office:value-type="float" office:value="239">
            <text:p>239</text:p>
          </table:table-cell>
          <table:table-cell table:formula="of:=SUM([.P694])" ns42:value-type="float" table:style-name="ce61" office:value-type="float" office:value="2">
            <text:p>2</text:p>
          </table:table-cell>
          <table:table-cell table:formula="of:=SUM([.Q694])" ns42:value-type="float" table:style-name="ce61" office:value-type="float" office:value="3">
            <text:p>3</text:p>
          </table:table-cell>
          <table:table-cell table:formula="of:=SUM([.R694])" ns42:value-type="float" table:style-name="ce61" office:value-type="float" office:value="249">
            <text:p>249</text:p>
          </table:table-cell>
          <table:table-cell table:formula="of:=SUM([.S694])" ns42:value-type="float" table:style-name="ce61" office:value-type="float" office:value="242">
            <text:p>242</text:p>
          </table:table-cell>
          <table:table-cell table:formula="of:=SUM([.T694])" ns42:value-type="float" table:style-name="ce61" office:value-type="float" office:value="0">
            <text:p>0</text:p>
          </table:table-cell>
          <table:table-cell table:formula="of:=SUM([.U694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lsum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695:.I698])" ns42:value-type="float" table:style-name="ce53" office:value-type="float" office:value="42">
            <text:p>42</text:p>
          </table:table-cell>
          <table:table-cell table:formula="of:=SUM([.J695:.J698])" ns42:value-type="float" table:style-name="ce61" office:value-type="float" office:value="1">
            <text:p>1</text:p>
          </table:table-cell>
          <table:table-cell table:formula="of:=SUM([.K695:.K698])" ns42:value-type="float" table:style-name="ce61" office:value-type="float" office:value="0">
            <text:p>0</text:p>
          </table:table-cell>
          <table:table-cell table:formula="of:=SUM([.L695:.L698])" ns42:value-type="float" table:style-name="ce61" office:value-type="float" office:value="1">
            <text:p>1</text:p>
          </table:table-cell>
          <table:table-cell table:formula="of:=SUM([.M695:.M698])" ns42:value-type="float" table:style-name="ce61" office:value-type="float" office:value="0">
            <text:p>0</text:p>
          </table:table-cell>
          <table:table-cell table:formula="of:=SUM([.N695:.N698])" ns42:value-type="float" table:style-name="ce61" office:value-type="float" office:value="111">
            <text:p>111</text:p>
          </table:table-cell>
          <table:table-cell table:formula="of:=SUM([.O695:.O698])" ns42:value-type="float" table:style-name="ce61" office:value-type="float" office:value="108">
            <text:p>108</text:p>
          </table:table-cell>
          <table:table-cell table:formula="of:=SUM([.P695:.P698])" ns42:value-type="float" table:style-name="ce61" office:value-type="float" office:value="0">
            <text:p>0</text:p>
          </table:table-cell>
          <table:table-cell table:formula="of:=SUM([.Q695:.Q698])" ns42:value-type="float" table:style-name="ce61" office:value-type="float" office:value="0">
            <text:p>0</text:p>
          </table:table-cell>
          <table:table-cell table:formula="of:=SUM([.R695:.R698])" ns42:value-type="float" table:style-name="ce61" office:value-type="float" office:value="111">
            <text:p>111</text:p>
          </table:table-cell>
          <table:table-cell table:formula="of:=SUM([.S695:.S698])" ns42:value-type="float" table:style-name="ce61" office:value-type="float" office:value="108">
            <text:p>108</text:p>
          </table:table-cell>
          <table:table-cell table:formula="of:=SUM([.T695:.T698])" ns42:value-type="float" table:style-name="ce61" office:value-type="float" office:value="0">
            <text:p>0</text:p>
          </table:table-cell>
          <table:table-cell table:formula="of:=SUM([.U695:.U698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lsum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699:.I700])" ns42:value-type="float" table:style-name="ce53" office:value-type="float" office:value="149">
            <text:p>149</text:p>
          </table:table-cell>
          <table:table-cell table:formula="of:=SUM([.J699:.J700])" ns42:value-type="float" table:style-name="ce61" office:value-type="float" office:value="4">
            <text:p>4</text:p>
          </table:table-cell>
          <table:table-cell table:formula="of:=SUM([.K699:.K700])" ns42:value-type="float" table:style-name="ce61" office:value-type="float" office:value="0">
            <text:p>0</text:p>
          </table:table-cell>
          <table:table-cell table:formula="of:=SUM([.L699:.L700])" ns42:value-type="float" table:style-name="ce61" office:value-type="float" office:value="1">
            <text:p>1</text:p>
          </table:table-cell>
          <table:table-cell table:formula="of:=SUM([.M699:.M700])" ns42:value-type="float" table:style-name="ce61" office:value-type="float" office:value="0">
            <text:p>0</text:p>
          </table:table-cell>
          <table:table-cell table:formula="of:=SUM([.N699:.N700])" ns42:value-type="float" table:style-name="ce61" office:value-type="float" office:value="358">
            <text:p>358</text:p>
          </table:table-cell>
          <table:table-cell table:formula="of:=SUM([.O699:.O700])" ns42:value-type="float" table:style-name="ce61" office:value-type="float" office:value="347">
            <text:p>347</text:p>
          </table:table-cell>
          <table:table-cell table:formula="of:=SUM([.P699:.P700])" ns42:value-type="float" table:style-name="ce61" office:value-type="float" office:value="2">
            <text:p>2</text:p>
          </table:table-cell>
          <table:table-cell table:formula="of:=SUM([.Q699:.Q700])" ns42:value-type="float" table:style-name="ce61" office:value-type="float" office:value="3">
            <text:p>3</text:p>
          </table:table-cell>
          <table:table-cell table:formula="of:=SUM([.R699:.R700])" ns42:value-type="float" table:style-name="ce61" office:value-type="float" office:value="360">
            <text:p>360</text:p>
          </table:table-cell>
          <table:table-cell table:formula="of:=SUM([.S699:.S700])" ns42:value-type="float" table:style-name="ce61" office:value-type="float" office:value="350">
            <text:p>350</text:p>
          </table:table-cell>
          <table:table-cell table:formula="of:=SUM([.T699:.T700])" ns42:value-type="float" table:style-name="ce61" office:value-type="float" office:value="0">
            <text:p>0</text:p>
          </table:table-cell>
          <table:table-cell table:formula="of:=SUM([.U699:.U700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77" office:value-type="float">
            <text:p>77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02];[.P702])" ns42:value-type="float" table:style-name="ce61" office:value-type="float" office:value="188">
            <text:p>188</text:p>
          </table:table-cell>
          <table:table-cell table:formula="of:=SUM([.O702];[.Q702])" ns42:value-type="float" table:style-name="ce61" office:value-type="float" office:value="178">
            <text:p>17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92" office:value-type="float">
            <text:p>9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703];[.P703])" ns42:value-type="float" table:style-name="ce61" office:value-type="float" office:value="207">
            <text:p>207</text:p>
          </table:table-cell>
          <table:table-cell table:formula="of:=SUM([.O703];[.Q703])" ns42:value-type="float" table:style-name="ce61" office:value-type="float" office:value="253">
            <text:p>2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39" office:value-type="float">
            <text:p>13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9" office:value-type="float">
            <text:p>349</text:p>
          </table:table-cell>
          <table:table-cell ns42:value-type="float" table:style-name="ce61" office:value="345" office:value-type="float">
            <text:p>34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704];[.P704])" ns42:value-type="float" table:style-name="ce61" office:value-type="float" office:value="363">
            <text:p>363</text:p>
          </table:table-cell>
          <table:table-cell table:formula="of:=SUM([.O704];[.Q704])" ns42:value-type="float" table:style-name="ce61" office:value-type="float" office:value="356">
            <text:p>35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05];[.P705])" ns42:value-type="float" table:style-name="ce61" office:value-type="float" office:value="158">
            <text:p>158</text:p>
          </table:table-cell>
          <table:table-cell table:formula="of:=SUM([.O705];[.Q705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table:style-name="ce61" table:number-columns-repeated="4"/>
          <table:table-cell ns42:value-type="float" table:style-name="ce61" office:value="66" office:value-type="float">
            <text:p>66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06];[.P706])" ns42:value-type="float" table:style-name="ce61" office:value-type="float" office:value="67">
            <text:p>67</text:p>
          </table:table-cell>
          <table:table-cell table:formula="of:=SUM([.O706];[.Q706])" ns42:value-type="float" table:style-name="ce61" office:value-type="float" office:value="74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1" office:value-type="float">
            <text:p>51</text:p>
          </table:table-cell>
          <table:table-cell ns42:value-type="float" table:style-name="ce61" office:value="41" office:value-type="float">
            <text:p>41</text:p>
          </table:table-cell>
          <table:table-cell table:style-name="ce61" table:number-columns-repeated="2"/>
          <table:table-cell table:formula="of:=SUM([.N707];[.P707])" ns42:value-type="float" table:style-name="ce61" office:value-type="float" office:value="51">
            <text:p>51</text:p>
          </table:table-cell>
          <table:table-cell table:formula="of:=SUM([.O707];[.Q707])" ns42:value-type="float" table:style-name="ce61" office:value-type="float" office:value="41">
            <text:p>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702])" ns42:value-type="float" table:style-name="ce53" office:value-type="float" office:value="77">
            <text:p>77</text:p>
          </table:table-cell>
          <table:table-cell table:formula="of:=SUM([.J702])" ns42:value-type="float" table:style-name="ce61" office:value-type="float" office:value="5">
            <text:p>5</text:p>
          </table:table-cell>
          <table:table-cell table:formula="of:=SUM([.K702])" ns42:value-type="float" table:style-name="ce61" office:value-type="float" office:value="0">
            <text:p>0</text:p>
          </table:table-cell>
          <table:table-cell table:formula="of:=SUM([.L702])" ns42:value-type="float" table:style-name="ce61" office:value-type="float" office:value="0">
            <text:p>0</text:p>
          </table:table-cell>
          <table:table-cell table:formula="of:=SUM([.M702])" ns42:value-type="float" table:style-name="ce61" office:value-type="float" office:value="0">
            <text:p>0</text:p>
          </table:table-cell>
          <table:table-cell table:formula="of:=SUM([.N702])" ns42:value-type="float" table:style-name="ce61" office:value-type="float" office:value="183">
            <text:p>183</text:p>
          </table:table-cell>
          <table:table-cell table:formula="of:=SUM([.O702])" ns42:value-type="float" table:style-name="ce61" office:value-type="float" office:value="178">
            <text:p>178</text:p>
          </table:table-cell>
          <table:table-cell table:formula="of:=SUM([.P702])" ns42:value-type="float" table:style-name="ce61" office:value-type="float" office:value="5">
            <text:p>5</text:p>
          </table:table-cell>
          <table:table-cell table:formula="of:=SUM([.Q702])" ns42:value-type="float" table:style-name="ce61" office:value-type="float" office:value="0">
            <text:p>0</text:p>
          </table:table-cell>
          <table:table-cell table:formula="of:=SUM([.R702])" ns42:value-type="float" table:style-name="ce61" office:value-type="float" office:value="188">
            <text:p>188</text:p>
          </table:table-cell>
          <table:table-cell table:formula="of:=SUM([.S702])" ns42:value-type="float" table:style-name="ce61" office:value-type="float" office:value="178">
            <text:p>178</text:p>
          </table:table-cell>
          <table:table-cell table:formula="of:=SUM([.T702])" ns42:value-type="float" table:style-name="ce61" office:value-type="float" office:value="0">
            <text:p>0</text:p>
          </table:table-cell>
          <table:table-cell table:formula="of:=SUM([.U702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IJsselmuid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703:.I707])" ns42:value-type="float" table:style-name="ce53" office:value-type="float" office:value="316">
            <text:p>316</text:p>
          </table:table-cell>
          <table:table-cell table:formula="of:=SUM([.J703:.J707])" ns42:value-type="float" table:style-name="ce61" office:value-type="float" office:value="35">
            <text:p>35</text:p>
          </table:table-cell>
          <table:table-cell table:formula="of:=SUM([.K703:.K707])" ns42:value-type="float" table:style-name="ce61" office:value-type="float" office:value="0">
            <text:p>0</text:p>
          </table:table-cell>
          <table:table-cell table:formula="of:=SUM([.L703:.L707])" ns42:value-type="float" table:style-name="ce61" office:value-type="float" office:value="0">
            <text:p>0</text:p>
          </table:table-cell>
          <table:table-cell table:formula="of:=SUM([.M703:.M707])" ns42:value-type="float" table:style-name="ce61" office:value-type="float" office:value="0">
            <text:p>0</text:p>
          </table:table-cell>
          <table:table-cell table:formula="of:=SUM([.N703:.N707])" ns42:value-type="float" table:style-name="ce61" office:value-type="float" office:value="825">
            <text:p>825</text:p>
          </table:table-cell>
          <table:table-cell table:formula="of:=SUM([.O703:.O707])" ns42:value-type="float" table:style-name="ce61" office:value-type="float" office:value="860">
            <text:p>860</text:p>
          </table:table-cell>
          <table:table-cell table:formula="of:=SUM([.P703:.P707])" ns42:value-type="float" table:style-name="ce61" office:value-type="float" office:value="21">
            <text:p>21</text:p>
          </table:table-cell>
          <table:table-cell table:formula="of:=SUM([.Q703:.Q707])" ns42:value-type="float" table:style-name="ce61" office:value-type="float" office:value="14">
            <text:p>14</text:p>
          </table:table-cell>
          <table:table-cell table:formula="of:=SUM([.R703:.R707])" ns42:value-type="float" table:style-name="ce61" office:value-type="float" office:value="846">
            <text:p>846</text:p>
          </table:table-cell>
          <table:table-cell table:formula="of:=SUM([.S703:.S707])" ns42:value-type="float" table:style-name="ce61" office:value-type="float" office:value="874">
            <text:p>874</text:p>
          </table:table-cell>
          <table:table-cell table:formula="of:=SUM([.T703:.T707])" ns42:value-type="float" table:style-name="ce61" office:value-type="float" office:value="1">
            <text:p>1</text:p>
          </table:table-cell>
          <table:table-cell table:formula="of:=SUM([.U703:.U70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708:.I709])" ns42:value-type="float" table:style-name="ce53" office:value-type="float" office:value="393">
            <text:p>393</text:p>
          </table:table-cell>
          <table:table-cell table:formula="of:=SUM([.J708:.J709])" ns42:value-type="float" table:style-name="ce61" office:value-type="float" office:value="40">
            <text:p>40</text:p>
          </table:table-cell>
          <table:table-cell table:formula="of:=SUM([.K708:.K709])" ns42:value-type="float" table:style-name="ce61" office:value-type="float" office:value="0">
            <text:p>0</text:p>
          </table:table-cell>
          <table:table-cell table:formula="of:=SUM([.L708:.L709])" ns42:value-type="float" table:style-name="ce61" office:value-type="float" office:value="0">
            <text:p>0</text:p>
          </table:table-cell>
          <table:table-cell table:formula="of:=SUM([.M708:.M709])" ns42:value-type="float" table:style-name="ce61" office:value-type="float" office:value="0">
            <text:p>0</text:p>
          </table:table-cell>
          <table:table-cell table:formula="of:=SUM([.N708:.N709])" ns42:value-type="float" table:style-name="ce61" office:value-type="float" office:value="1008">
            <text:p>1008</text:p>
          </table:table-cell>
          <table:table-cell table:formula="of:=SUM([.O708:.O709])" ns42:value-type="float" table:style-name="ce61" office:value-type="float" office:value="1038">
            <text:p>1038</text:p>
          </table:table-cell>
          <table:table-cell table:formula="of:=SUM([.P708:.P709])" ns42:value-type="float" table:style-name="ce61" office:value-type="float" office:value="26">
            <text:p>26</text:p>
          </table:table-cell>
          <table:table-cell table:formula="of:=SUM([.Q708:.Q709])" ns42:value-type="float" table:style-name="ce61" office:value-type="float" office:value="14">
            <text:p>14</text:p>
          </table:table-cell>
          <table:table-cell table:formula="of:=SUM([.R708:.R709])" ns42:value-type="float" table:style-name="ce61" office:value-type="float" office:value="1034">
            <text:p>1034</text:p>
          </table:table-cell>
          <table:table-cell table:formula="of:=SUM([.S708:.S709])" ns42:value-type="float" table:style-name="ce61" office:value-type="float" office:value="1052">
            <text:p>1052</text:p>
          </table:table-cell>
          <table:table-cell table:formula="of:=SUM([.T708:.T709])" ns42:value-type="float" table:style-name="ce61" office:value-type="float" office:value="1">
            <text:p>1</text:p>
          </table:table-cell>
          <table:table-cell table:formula="of:=SUM([.U708:.U70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table:style-name="ce61" table:number-columns-repeated="4"/>
          <table:table-cell table:formula="of:=SUM([.N711];[.P711])" ns42:value-type="float" table:style-name="ce61" office:value-type="float" office:value="0">
            <text:p>0</text:p>
          </table:table-cell>
          <table:table-cell table:formula="of:=SUM([.O711];[.Q711])" ns42:value-type="float" table:style-name="ce61" office:value-type="float" office:value="0">
            <text:p>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2" office:value-type="float">
            <text:p>182</text:p>
          </table:table-cell>
          <table:table-cell ns42:value-type="float" table:style-name="ce61" office:value="184" office:value-type="float">
            <text:p>18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12];[.P712])" ns42:value-type="float" table:style-name="ce61" office:value-type="float" office:value="184">
            <text:p>184</text:p>
          </table:table-cell>
          <table:table-cell table:formula="of:=SUM([.O712];[.Q712])" ns42:value-type="float" table:style-name="ce61" office:value-type="float" office:value="186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43" office:value-type="float">
            <text:p>143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713];[.P713])" ns42:value-type="float" table:style-name="ce61" office:value-type="float" office:value="145">
            <text:p>145</text:p>
          </table:table-cell>
          <table:table-cell table:formula="of:=SUM([.O713];[.Q713])" ns42:value-type="float" table:style-name="ce61" office:value-type="float" office:value="138">
            <text:p>13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7" office:value-type="float">
            <text:p>167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14];[.P714])" ns42:value-type="float" table:style-name="ce61" office:value-type="float" office:value="167">
            <text:p>167</text:p>
          </table:table-cell>
          <table:table-cell table:formula="of:=SUM([.O714];[.Q714])" ns42:value-type="float" table:style-name="ce61" office:value-type="float" office:value="151">
            <text:p>15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712])" ns42:value-type="float" table:style-name="ce53" office:value-type="float" office:value="81">
            <text:p>81</text:p>
          </table:table-cell>
          <table:table-cell table:formula="of:=SUM([.J712])" ns42:value-type="float" table:style-name="ce61" office:value-type="float" office:value="1">
            <text:p>1</text:p>
          </table:table-cell>
          <table:table-cell table:formula="of:=SUM([.K712])" ns42:value-type="float" table:style-name="ce61" office:value-type="float" office:value="0">
            <text:p>0</text:p>
          </table:table-cell>
          <table:table-cell table:formula="of:=SUM([.L712])" ns42:value-type="float" table:style-name="ce61" office:value-type="float" office:value="0">
            <text:p>0</text:p>
          </table:table-cell>
          <table:table-cell table:formula="of:=SUM([.M712])" ns42:value-type="float" table:style-name="ce61" office:value-type="float" office:value="0">
            <text:p>0</text:p>
          </table:table-cell>
          <table:table-cell table:formula="of:=SUM([.N712])" ns42:value-type="float" table:style-name="ce61" office:value-type="float" office:value="182">
            <text:p>182</text:p>
          </table:table-cell>
          <table:table-cell table:formula="of:=SUM([.O712])" ns42:value-type="float" table:style-name="ce61" office:value-type="float" office:value="184">
            <text:p>184</text:p>
          </table:table-cell>
          <table:table-cell table:formula="of:=SUM([.P712])" ns42:value-type="float" table:style-name="ce61" office:value-type="float" office:value="2">
            <text:p>2</text:p>
          </table:table-cell>
          <table:table-cell table:formula="of:=SUM([.Q712])" ns42:value-type="float" table:style-name="ce61" office:value-type="float" office:value="2">
            <text:p>2</text:p>
          </table:table-cell>
          <table:table-cell table:formula="of:=SUM([.R712])" ns42:value-type="float" table:style-name="ce61" office:value-type="float" office:value="184">
            <text:p>184</text:p>
          </table:table-cell>
          <table:table-cell table:formula="of:=SUM([.S712])" ns42:value-type="float" table:style-name="ce61" office:value-type="float" office:value="186">
            <text:p>186</text:p>
          </table:table-cell>
          <table:table-cell table:formula="of:=SUM([.T712])" ns42:value-type="float" table:style-name="ce61" office:value-type="float" office:value="1">
            <text:p>1</text:p>
          </table:table-cell>
          <table:table-cell table:formula="of:=SUM([.U71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713:.I714])" ns42:value-type="float" table:style-name="ce53" office:value-type="float" office:value="107">
            <text:p>107</text:p>
          </table:table-cell>
          <table:table-cell table:formula="of:=SUM([.J713:.J714])" ns42:value-type="float" table:style-name="ce61" office:value-type="float" office:value="3">
            <text:p>3</text:p>
          </table:table-cell>
          <table:table-cell table:formula="of:=SUM([.K713:.K714])" ns42:value-type="float" table:style-name="ce61" office:value-type="float" office:value="1">
            <text:p>1</text:p>
          </table:table-cell>
          <table:table-cell table:formula="of:=SUM([.L713:.L714])" ns42:value-type="float" table:style-name="ce61" office:value-type="float" office:value="0">
            <text:p>0</text:p>
          </table:table-cell>
          <table:table-cell table:formula="of:=SUM([.M713:.M714])" ns42:value-type="float" table:style-name="ce61" office:value-type="float" office:value="0">
            <text:p>0</text:p>
          </table:table-cell>
          <table:table-cell table:formula="of:=SUM([.N713:.N714])" ns42:value-type="float" table:style-name="ce61" office:value-type="float" office:value="310">
            <text:p>310</text:p>
          </table:table-cell>
          <table:table-cell table:formula="of:=SUM([.O713:.O714])" ns42:value-type="float" table:style-name="ce61" office:value-type="float" office:value="284">
            <text:p>284</text:p>
          </table:table-cell>
          <table:table-cell table:formula="of:=SUM([.P713:.P714])" ns42:value-type="float" table:style-name="ce61" office:value-type="float" office:value="2">
            <text:p>2</text:p>
          </table:table-cell>
          <table:table-cell table:formula="of:=SUM([.Q713:.Q714])" ns42:value-type="float" table:style-name="ce61" office:value-type="float" office:value="5">
            <text:p>5</text:p>
          </table:table-cell>
          <table:table-cell table:formula="of:=SUM([.R713:.R714])" ns42:value-type="float" table:style-name="ce61" office:value-type="float" office:value="312">
            <text:p>312</text:p>
          </table:table-cell>
          <table:table-cell table:formula="of:=SUM([.S713:.S714])" ns42:value-type="float" table:style-name="ce61" office:value-type="float" office:value="289">
            <text:p>289</text:p>
          </table:table-cell>
          <table:table-cell table:formula="of:=SUM([.T713:.T714])" ns42:value-type="float" table:style-name="ce61" office:value-type="float" office:value="1">
            <text:p>1</text:p>
          </table:table-cell>
          <table:table-cell table:formula="of:=SUM([.U713:.U714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alk en Veecaten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715:.I716])" ns42:value-type="float" table:style-name="ce53" office:value-type="float" office:value="188">
            <text:p>188</text:p>
          </table:table-cell>
          <table:table-cell table:formula="of:=SUM([.J715:.J716])" ns42:value-type="float" table:style-name="ce61" office:value-type="float" office:value="4">
            <text:p>4</text:p>
          </table:table-cell>
          <table:table-cell table:formula="of:=SUM([.K715:.K716])" ns42:value-type="float" table:style-name="ce61" office:value-type="float" office:value="1">
            <text:p>1</text:p>
          </table:table-cell>
          <table:table-cell table:formula="of:=SUM([.L715:.L716])" ns42:value-type="float" table:style-name="ce61" office:value-type="float" office:value="0">
            <text:p>0</text:p>
          </table:table-cell>
          <table:table-cell table:formula="of:=SUM([.M715:.M716])" ns42:value-type="float" table:style-name="ce61" office:value-type="float" office:value="0">
            <text:p>0</text:p>
          </table:table-cell>
          <table:table-cell table:formula="of:=SUM([.N715:.N716])" ns42:value-type="float" table:style-name="ce61" office:value-type="float" office:value="492">
            <text:p>492</text:p>
          </table:table-cell>
          <table:table-cell table:formula="of:=SUM([.O715:.O716])" ns42:value-type="float" table:style-name="ce61" office:value-type="float" office:value="468">
            <text:p>468</text:p>
          </table:table-cell>
          <table:table-cell table:formula="of:=SUM([.P715:.P716])" ns42:value-type="float" table:style-name="ce61" office:value-type="float" office:value="4">
            <text:p>4</text:p>
          </table:table-cell>
          <table:table-cell table:formula="of:=SUM([.Q715:.Q716])" ns42:value-type="float" table:style-name="ce61" office:value-type="float" office:value="7">
            <text:p>7</text:p>
          </table:table-cell>
          <table:table-cell table:formula="of:=SUM([.R715:.R716])" ns42:value-type="float" table:style-name="ce61" office:value-type="float" office:value="496">
            <text:p>496</text:p>
          </table:table-cell>
          <table:table-cell table:formula="of:=SUM([.S715:.S716])" ns42:value-type="float" table:style-name="ce61" office:value-type="float" office:value="475">
            <text:p>475</text:p>
          </table:table-cell>
          <table:table-cell table:formula="of:=SUM([.T715:.T716])" ns42:value-type="float" table:style-name="ce61" office:value-type="float" office:value="2">
            <text:p>2</text:p>
          </table:table-cell>
          <table:table-cell table:formula="of:=SUM([.U715:.U716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718];[.P718])" ns42:value-type="float" table:style-name="ce61" office:value-type="float" office:value="17">
            <text:p>17</text:p>
          </table:table-cell>
          <table:table-cell table:formula="of:=SUM([.O718];[.Q718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9" office:value-type="float">
            <text:p>319</text:p>
          </table:table-cell>
          <table:table-cell ns42:value-type="float" table:style-name="ce61" office:value="350" office:value-type="float">
            <text:p>35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6" office:value-type="float">
            <text:p>6</text:p>
          </table:table-cell>
          <table:table-cell table:formula="of:=SUM([.N719];[.P719])" ns42:value-type="float" table:style-name="ce61" office:value-type="float" office:value="330">
            <text:p>330</text:p>
          </table:table-cell>
          <table:table-cell table:formula="of:=SUM([.O719];[.Q719])" ns42:value-type="float" table:style-name="ce61" office:value-type="float" office:value="356">
            <text:p>3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59" office:value-type="float">
            <text:p>259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94" office:value-type="float">
            <text:p>494</text:p>
          </table:table-cell>
          <table:table-cell ns42:value-type="float" table:style-name="ce61" office:value="534" office:value-type="float">
            <text:p>53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1" office:value-type="float">
            <text:p>11</text:p>
          </table:table-cell>
          <table:table-cell table:formula="of:=SUM([.N720];[.P720])" ns42:value-type="float" table:style-name="ce61" office:value-type="float" office:value="519">
            <text:p>519</text:p>
          </table:table-cell>
          <table:table-cell table:formula="of:=SUM([.O720];[.Q720])" ns42:value-type="float" table:style-name="ce61" office:value-type="float" office:value="545">
            <text:p>5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501" office:value-type="float">
            <text:p>501</text:p>
          </table:table-cell>
          <table:table-cell ns42:value-type="float" table:style-name="ce61" office:value="509" office:value-type="float">
            <text:p>50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721];[.P721])" ns42:value-type="float" table:style-name="ce61" office:value-type="float" office:value="509">
            <text:p>509</text:p>
          </table:table-cell>
          <table:table-cell table:formula="of:=SUM([.O721];[.Q721])" ns42:value-type="float" table:style-name="ce61" office:value-type="float" office:value="511">
            <text:p>51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1" office:value-type="float">
            <text:p>21</text:p>
          </table:table-cell>
          <table:table-cell ns42:value-type="float" table:style-name="ce61" office:value="28" office:value-type="float">
            <text:p>2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22];[.P722])" ns42:value-type="float" table:style-name="ce61" office:value-type="float" office:value="21">
            <text:p>21</text:p>
          </table:table-cell>
          <table:table-cell table:formula="of:=SUM([.O722];[.Q722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08" office:value-type="float">
            <text:p>208</text:p>
          </table:table-cell>
          <table:table-cell table:style-name="ce61"/>
          <table:table-cell ns42:value-type="float" table:style-name="ce61" office:value="54" office:value-type="float">
            <text:p>54</text:p>
          </table:table-cell>
          <table:table-cell ns42:value-type="float" table:style-name="ce61" office:value="55" office:value-type="float">
            <text:p>55</text:p>
          </table:table-cell>
          <table:table-cell ns42:value-type="float" table:style-name="ce61" office:value="424" office:value-type="float">
            <text:p>424</text:p>
          </table:table-cell>
          <table:table-cell ns42:value-type="float" table:style-name="ce61" office:value="375" office:value-type="float">
            <text:p>375</text:p>
          </table:table-cell>
          <table:table-cell table:formula="of:=SUM([.N723];[.P723])" ns42:value-type="float" table:style-name="ce61" office:value-type="float" office:value="478">
            <text:p>478</text:p>
          </table:table-cell>
          <table:table-cell table:formula="of:=SUM([.O723];[.Q723])" ns42:value-type="float" table:style-name="ce61" office:value-type="float" office:value="430">
            <text:p>4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05" office:value-type="float">
            <text:p>205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724];[.P724])" ns42:value-type="float" table:style-name="ce61" office:value-type="float" office:value="210">
            <text:p>210</text:p>
          </table:table-cell>
          <table:table-cell table:formula="of:=SUM([.O724];[.Q724])" ns42:value-type="float" table:style-name="ce61" office:value-type="float" office:value="200">
            <text:p>20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8" office:value-type="float">
            <text:p>58</text:p>
          </table:table-cell>
          <table:table-cell table:style-name="ce61" table:number-columns-repeated="2"/>
          <table:table-cell table:formula="of:=SUM([.N725];[.P725])" ns42:value-type="float" table:style-name="ce61" office:value-type="float" office:value="60">
            <text:p>60</text:p>
          </table:table-cell>
          <table:table-cell table:formula="of:=SUM([.O725];[.Q725])" ns42:value-type="float" table:style-name="ce61" office:value-type="float" office:value="58">
            <text:p>58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718:.I723])" ns42:value-type="float" table:style-name="ce53" office:value-type="float" office:value="685">
            <text:p>685</text:p>
          </table:table-cell>
          <table:table-cell table:formula="of:=SUM([.J718:.J723])" ns42:value-type="float" table:style-name="ce61" office:value-type="float" office:value="32">
            <text:p>32</text:p>
          </table:table-cell>
          <table:table-cell table:formula="of:=SUM([.K718:.K723])" ns42:value-type="float" table:style-name="ce61" office:value-type="float" office:value="2">
            <text:p>2</text:p>
          </table:table-cell>
          <table:table-cell table:formula="of:=SUM([.L718:.L723])" ns42:value-type="float" table:style-name="ce61" office:value-type="float" office:value="208">
            <text:p>208</text:p>
          </table:table-cell>
          <table:table-cell table:formula="of:=SUM([.M718:.M723])" ns42:value-type="float" table:style-name="ce61" office:value-type="float" office:value="0">
            <text:p>0</text:p>
          </table:table-cell>
          <table:table-cell table:formula="of:=SUM([.N718:.N723])" ns42:value-type="float" table:style-name="ce61" office:value-type="float" office:value="1406">
            <text:p>1406</text:p>
          </table:table-cell>
          <table:table-cell table:formula="of:=SUM([.O718:.O723])" ns42:value-type="float" table:style-name="ce61" office:value-type="float" office:value="1488">
            <text:p>1488</text:p>
          </table:table-cell>
          <table:table-cell table:formula="of:=SUM([.P718:.P723])" ns42:value-type="float" table:style-name="ce61" office:value-type="float" office:value="468">
            <text:p>468</text:p>
          </table:table-cell>
          <table:table-cell table:formula="of:=SUM([.Q718:.Q723])" ns42:value-type="float" table:style-name="ce61" office:value-type="float" office:value="396">
            <text:p>396</text:p>
          </table:table-cell>
          <table:table-cell table:formula="of:=SUM([.R718:.R723])" ns42:value-type="float" table:style-name="ce61" office:value-type="float" office:value="1874">
            <text:p>1874</text:p>
          </table:table-cell>
          <table:table-cell table:formula="of:=SUM([.S718:.S723])" ns42:value-type="float" table:style-name="ce61" office:value-type="float" office:value="1884">
            <text:p>1884</text:p>
          </table:table-cell>
          <table:table-cell table:formula="of:=SUM([.T718:.T723])" ns42:value-type="float" table:style-name="ce61" office:value-type="float" office:value="22">
            <text:p>22</text:p>
          </table:table-cell>
          <table:table-cell table:formula="of:=SUM([.U718:.U723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</table:table-cell>
          <table:table-cell table:style-name="ce28"/>
          <table:table-cell table:formula="of:=SUM([.I724:.I725])" ns42:value-type="float" table:style-name="ce53" office:value-type="float" office:value="121">
            <text:p>121</text:p>
          </table:table-cell>
          <table:table-cell table:formula="of:=SUM([.J724:.J725])" ns42:value-type="float" table:style-name="ce61" office:value-type="float" office:value="7">
            <text:p>7</text:p>
          </table:table-cell>
          <table:table-cell table:formula="of:=SUM([.K724:.K725])" ns42:value-type="float" table:style-name="ce61" office:value-type="float" office:value="0">
            <text:p>0</text:p>
          </table:table-cell>
          <table:table-cell table:formula="of:=SUM([.L724:.L725])" ns42:value-type="float" table:style-name="ce61" office:value-type="float" office:value="0">
            <text:p>0</text:p>
          </table:table-cell>
          <table:table-cell table:formula="of:=SUM([.M724:.M725])" ns42:value-type="float" table:style-name="ce61" office:value-type="float" office:value="0">
            <text:p>0</text:p>
          </table:table-cell>
          <table:table-cell table:formula="of:=SUM([.N724:.N725])" ns42:value-type="float" table:style-name="ce61" office:value-type="float" office:value="265">
            <text:p>265</text:p>
          </table:table-cell>
          <table:table-cell table:formula="of:=SUM([.O724:.O725])" ns42:value-type="float" table:style-name="ce61" office:value-type="float" office:value="257">
            <text:p>257</text:p>
          </table:table-cell>
          <table:table-cell table:formula="of:=SUM([.P724:.P725])" ns42:value-type="float" table:style-name="ce61" office:value-type="float" office:value="5">
            <text:p>5</text:p>
          </table:table-cell>
          <table:table-cell table:formula="of:=SUM([.Q724:.Q725])" ns42:value-type="float" table:style-name="ce61" office:value-type="float" office:value="1">
            <text:p>1</text:p>
          </table:table-cell>
          <table:table-cell table:formula="of:=SUM([.R724:.R725])" ns42:value-type="float" table:style-name="ce61" office:value-type="float" office:value="270">
            <text:p>270</text:p>
          </table:table-cell>
          <table:table-cell table:formula="of:=SUM([.S724:.S725])" ns42:value-type="float" table:style-name="ce61" office:value-type="float" office:value="258">
            <text:p>258</text:p>
          </table:table-cell>
          <table:table-cell table:formula="of:=SUM([.T724:.T725])" ns42:value-type="float" table:style-name="ce61" office:value-type="float" office:value="1">
            <text:p>1</text:p>
          </table:table-cell>
          <table:table-cell table:formula="of:=SUM([.U724:.U725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726:.I727])" ns42:value-type="float" table:style-name="ce53" office:value-type="float" office:value="806">
            <text:p>806</text:p>
          </table:table-cell>
          <table:table-cell table:formula="of:=SUM([.J726:.J727])" ns42:value-type="float" table:style-name="ce61" office:value-type="float" office:value="39">
            <text:p>39</text:p>
          </table:table-cell>
          <table:table-cell table:formula="of:=SUM([.K726:.K727])" ns42:value-type="float" table:style-name="ce61" office:value-type="float" office:value="2">
            <text:p>2</text:p>
          </table:table-cell>
          <table:table-cell table:formula="of:=SUM([.L726:.L727])" ns42:value-type="float" table:style-name="ce61" office:value-type="float" office:value="208">
            <text:p>208</text:p>
          </table:table-cell>
          <table:table-cell table:formula="of:=SUM([.M726:.M727])" ns42:value-type="float" table:style-name="ce61" office:value-type="float" office:value="0">
            <text:p>0</text:p>
          </table:table-cell>
          <table:table-cell table:formula="of:=SUM([.N726:.N727])" ns42:value-type="float" table:style-name="ce61" office:value-type="float" office:value="1671">
            <text:p>1671</text:p>
          </table:table-cell>
          <table:table-cell table:formula="of:=SUM([.O726:.O727])" ns42:value-type="float" table:style-name="ce61" office:value-type="float" office:value="1745">
            <text:p>1745</text:p>
          </table:table-cell>
          <table:table-cell table:formula="of:=SUM([.P726:.P727])" ns42:value-type="float" table:style-name="ce61" office:value-type="float" office:value="473">
            <text:p>473</text:p>
          </table:table-cell>
          <table:table-cell table:formula="of:=SUM([.Q726:.Q727])" ns42:value-type="float" table:style-name="ce61" office:value-type="float" office:value="397">
            <text:p>397</text:p>
          </table:table-cell>
          <table:table-cell table:formula="of:=SUM([.R726:.R727])" ns42:value-type="float" table:style-name="ce61" office:value-type="float" office:value="2144">
            <text:p>2144</text:p>
          </table:table-cell>
          <table:table-cell table:formula="of:=SUM([.S726:.S727])" ns42:value-type="float" table:style-name="ce61" office:value-type="float" office:value="2142">
            <text:p>2142</text:p>
          </table:table-cell>
          <table:table-cell table:formula="of:=SUM([.T726:.T727])" ns42:value-type="float" table:style-name="ce61" office:value-type="float" office:value="23">
            <text:p>23</text:p>
          </table:table-cell>
          <table:table-cell table:formula="of:=SUM([.U726:.U727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Zwartsluis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9" office:value-type="float">
            <text:p>19</text:p>
          </table:table-cell>
          <table:table-cell ns42:value-type="float" table:style-name="ce61" office:value="17" office:value-type="float">
            <text:p>17</text:p>
          </table:table-cell>
          <table:table-cell table:formula="of:=SUM([.N729];[.P729])" ns42:value-type="float" table:style-name="ce61" office:value-type="float" office:value="19">
            <text:p>19</text:p>
          </table:table-cell>
          <table:table-cell table:formula="of:=SUM([.O729];[.Q729])" ns42:value-type="float" table:style-name="ce61" office:value-type="float" office:value="17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728:.I729])" ns42:value-type="float" table:style-name="ce53" office:value-type="float" office:value="806">
            <text:p>806</text:p>
          </table:table-cell>
          <table:table-cell table:formula="of:=SUM([.J728:.J729])" ns42:value-type="float" table:style-name="ce61" office:value-type="float" office:value="39">
            <text:p>39</text:p>
          </table:table-cell>
          <table:table-cell table:formula="of:=SUM([.K728:.K729])" ns42:value-type="float" table:style-name="ce61" office:value-type="float" office:value="2">
            <text:p>2</text:p>
          </table:table-cell>
          <table:table-cell table:formula="of:=SUM([.L728:.L729])" ns42:value-type="float" table:style-name="ce61" office:value-type="float" office:value="208">
            <text:p>208</text:p>
          </table:table-cell>
          <table:table-cell table:formula="of:=SUM([.M728:.M729])" ns42:value-type="float" table:style-name="ce61" office:value-type="float" office:value="0">
            <text:p>0</text:p>
          </table:table-cell>
          <table:table-cell table:formula="of:=SUM([.N728:.N729])" ns42:value-type="float" table:style-name="ce61" office:value-type="float" office:value="1671">
            <text:p>1671</text:p>
          </table:table-cell>
          <table:table-cell table:formula="of:=SUM([.O728:.O729])" ns42:value-type="float" table:style-name="ce61" office:value-type="float" office:value="1745">
            <text:p>1745</text:p>
          </table:table-cell>
          <table:table-cell table:formula="of:=SUM([.P728:.P729])" ns42:value-type="float" table:style-name="ce61" office:value-type="float" office:value="492">
            <text:p>492</text:p>
          </table:table-cell>
          <table:table-cell table:formula="of:=SUM([.Q728:.Q729])" ns42:value-type="float" table:style-name="ce61" office:value-type="float" office:value="414">
            <text:p>414</text:p>
          </table:table-cell>
          <table:table-cell table:formula="of:=SUM([.R728:.R729])" ns42:value-type="float" table:style-name="ce61" office:value-type="float" office:value="2163">
            <text:p>2163</text:p>
          </table:table-cell>
          <table:table-cell table:formula="of:=SUM([.S728:.S729])" ns42:value-type="float" table:style-name="ce61" office:value-type="float" office:value="2159">
            <text:p>2159</text:p>
          </table:table-cell>
          <table:table-cell table:formula="of:=SUM([.T728:.T729])" ns42:value-type="float" table:style-name="ce61" office:value-type="float" office:value="23">
            <text:p>23</text:p>
          </table:table-cell>
          <table:table-cell table:formula="of:=SUM([.U728:.U729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table:style-name="ce61" table:number-columns-repeated="6"/>
          <table:table-cell ns42:value-type="float" table:style-name="ce61" office:value="169" office:value-type="float">
            <text:p>169</text:p>
          </table:table-cell>
          <table:table-cell ns42:value-type="float" table:style-name="ce76" office:value="152" office:value-type="float">
            <text:p>15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Vrouwen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2];[.P732])" ns42:value-type="float" table:style-name="ce61" office:value-type="float" office:value="0">
            <text:p>0</text:p>
          </table:table-cell>
          <table:table-cell table:formula="of:=SUM([.O732];[.Q732])" ns42:value-type="float" table:style-name="ce61" office:value-type="float" office:value="17">
            <text:p>1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8" office:value-type="float">
            <text:p>8</text:p>
          </table:table-cell>
          <table:table-cell table:formula="of:=SUM([.N733];[.P733])" ns42:value-type="float" table:style-name="ce61" office:value-type="float" office:value="443">
            <text:p>443</text:p>
          </table:table-cell>
          <table:table-cell table:formula="of:=SUM([.O733];[.Q733])" ns42:value-type="float" table:style-name="ce61" office:value-type="float" office:value="511">
            <text:p>511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ôtel "de Keizerskroon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34];[.P734])" ns42:value-type="float" table:style-name="ce61" office:value-type="float" office:value="5">
            <text:p>5</text:p>
          </table:table-cell>
          <table:table-cell table:formula="of:=SUM([.O734];[.Q734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3" office:value-type="float">
            <text:p>443</text:p>
          </table:table-cell>
          <table:table-cell ns42:value-type="float" table:style-name="ce61" office:value="556" office:value-type="float">
            <text:p>55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6" office:value-type="float">
            <text:p>6</text:p>
          </table:table-cell>
          <table:table-cell table:formula="of:=SUM([.N735];[.P735])" ns42:value-type="float" table:style-name="ce61" office:value-type="float" office:value="462">
            <text:p>462</text:p>
          </table:table-cell>
          <table:table-cell table:formula="of:=SUM([.O735];[.Q735])" ns42:value-type="float" table:style-name="ce61" office:value-type="float" office:value="562">
            <text:p>56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ôtel "Heerenlogement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736];[.P736])" ns42:value-type="float" table:style-name="ce61" office:value-type="float" office:value="4">
            <text:p>4</text:p>
          </table:table-cell>
          <table:table-cell table:formula="of:=SUM([.O736];[.Q736])" ns42:value-type="float" table:style-name="ce61" office:value-type="float" office:value="10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R. C. Wee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737];[.P737])" ns42:value-type="float" table:style-name="ce61" office:value-type="float" office:value="7">
            <text:p>7</text:p>
          </table:table-cell>
          <table:table-cell table:formula="of:=SUM([.O737];[.Q737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47" office:value-type="float">
            <text:p>247</text:p>
          </table:table-cell>
          <table:table-cell table:style-name="ce61" table:number-columns-repeated="4"/>
          <table:table-cell ns42:value-type="float" table:style-name="ce61" office:value="630" office:value-type="float">
            <text:p>630</text:p>
          </table:table-cell>
          <table:table-cell ns42:value-type="float" table:style-name="ce61" office:value="710" office:value-type="float">
            <text:p>71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2" office:value-type="float">
            <text:p>22</text:p>
          </table:table-cell>
          <table:table-cell table:formula="of:=SUM([.N738];[.P738])" ns42:value-type="float" table:style-name="ce61" office:value-type="float" office:value="657">
            <text:p>657</text:p>
          </table:table-cell>
          <table:table-cell table:formula="of:=SUM([.O738];[.Q738])" ns42:value-type="float" table:style-name="ce61" office:value-type="float" office:value="732">
            <text:p>73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Zwiersen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9];[.P739])" ns42:value-type="float" table:style-name="ce61" office:value-type="float" office:value="0">
            <text:p>0</text:p>
          </table:table-cell>
          <table:table-cell table:formula="of:=SUM([.O739];[.Q739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Broerenkazern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740];[.P740])" ns42:value-type="float" table:style-name="ce61" office:value-type="float" office:value="40">
            <text:p>40</text:p>
          </table:table-cell>
          <table:table-cell table:formula="of:=SUM([.O740];[.Q740])" ns42:value-type="float" table:style-name="ce61" office:value-type="float" office:value="2">
            <text:p>2</text:p>
          </table:table-cell>
          <table:table-cell ns42:value-type="float" table:style-name="ce61" office:value="71" office:value-type="float">
            <text:p>7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table:style-name="ce61" table:number-columns-repeated="4"/>
          <table:table-cell ns42:value-type="float" table:style-name="ce61" office:value="770" office:value-type="float">
            <text:p>770</text:p>
          </table:table-cell>
          <table:table-cell ns42:value-type="float" table:style-name="ce61" office:value="809" office:value-type="float">
            <text:p>80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8" office:value-type="float">
            <text:p>8</text:p>
          </table:table-cell>
          <table:table-cell table:formula="of:=SUM([.N741];[.P741])" ns42:value-type="float" table:style-name="ce61" office:value-type="float" office:value="787">
            <text:p>787</text:p>
          </table:table-cell>
          <table:table-cell table:formula="of:=SUM([.O741];[.Q741])" ns42:value-type="float" table:style-name="ce61" office:value-type="float" office:value="817">
            <text:p>81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innengast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2" office:value-type="float">
            <text:p>12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42];[.P742])" ns42:value-type="float" table:style-name="ce61" office:value-type="float" office:value="14">
            <text:p>14</text:p>
          </table:table-cell>
          <table:table-cell table:formula="of:=SUM([.O742];[.Q742])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463" office:value-type="float">
            <text:p>463</text:p>
          </table:table-cell>
          <table:table-cell ns42:value-type="float" table:style-name="ce61" office:value="531" office:value-type="float">
            <text:p>531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2" office:value-type="float">
            <text:p>12</text:p>
          </table:table-cell>
          <table:table-cell table:formula="of:=SUM([.N743];[.P743])" ns42:value-type="float" table:style-name="ce61" office:value-type="float" office:value="486">
            <text:p>486</text:p>
          </table:table-cell>
          <table:table-cell table:formula="of:=SUM([.O743];[.Q743])" ns42:value-type="float" table:style-name="ce61" office:value-type="float" office:value="543">
            <text:p>543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Ziekenhuis der N. H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44];[.P744])" ns42:value-type="float" table:style-name="ce61" office:value-type="float" office:value="7">
            <text:p>7</text:p>
          </table:table-cell>
          <table:table-cell table:formula="of:=SUM([.O744];[.Q744])" ns42:value-type="float" table:style-name="ce61" office:value-type="float" office:value="4">
            <text:p>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Weeshuis der N. H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45];[.P745])" ns42:value-type="float" table:style-name="ce61" office:value-type="float" office:value="31">
            <text:p>31</text:p>
          </table:table-cell>
          <table:table-cell table:formula="of:=SUM([.O745];[.Q745])" ns42:value-type="float" table:style-name="ce61" office:value-type="float" office:value="38">
            <text:p>3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49" office:value-type="float">
            <text:p>14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16" office:value-type="float">
            <text:p>316</text:p>
          </table:table-cell>
          <table:table-cell ns42:value-type="float" table:style-name="ce61" office:value="460" office:value-type="float">
            <text:p>46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4" office:value-type="float">
            <text:p>24</text:p>
          </table:table-cell>
          <table:table-cell table:formula="of:=SUM([.N746];[.P746])" ns42:value-type="float" table:style-name="ce61" office:value-type="float" office:value="333">
            <text:p>333</text:p>
          </table:table-cell>
          <table:table-cell table:formula="of:=SUM([.O746];[.Q746])" ns42:value-type="float" table:style-name="ce61" office:value-type="float" office:value="484">
            <text:p>48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Heerink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47];[.P747])" ns42:value-type="float" table:style-name="ce61" office:value-type="float" office:value="1">
            <text:p>1</text:p>
          </table:table-cell>
          <table:table-cell table:formula="of:=SUM([.O747];[.Q747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Gesticht van Liefd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21" office:value-type="float">
            <text:p>21</text:p>
          </table:table-cell>
          <table:table-cell ns42:value-type="float" table:style-name="ce61" office:value="78" office:value-type="float">
            <text:p>78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48];[.P748])" ns42:value-type="float" table:style-name="ce61" office:value-type="float" office:value="21">
            <text:p>21</text:p>
          </table:table-cell>
          <table:table-cell table:formula="of:=SUM([.O748];[.Q748])" ns42:value-type="float" table:style-name="ce61" office:value-type="float" office:value="79">
            <text:p>7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12" office:value-type="float">
            <text:p>2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74" office:value-type="float">
            <text:p>474</text:p>
          </table:table-cell>
          <table:table-cell ns42:value-type="float" table:style-name="ce61" office:value="648" office:value-type="float">
            <text:p>648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table:formula="of:=SUM([.N749];[.P749])" ns42:value-type="float" table:style-name="ce61" office:value-type="float" office:value="498">
            <text:p>498</text:p>
          </table:table-cell>
          <table:table-cell table:formula="of:=SUM([.O749];[.Q749])" ns42:value-type="float" table:style-name="ce61" office:value-type="float" office:value="673">
            <text:p>673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3" office:value-type="float">
            <text:p>13</text:p>
          </table:table-cell>
          <table:table-cell table:formula="of:=SUM([.N750];[.P750])" ns42:value-type="float" table:style-name="ce61" office:value-type="float" office:value="0">
            <text:p>0</text:p>
          </table:table-cell>
          <table:table-cell table:formula="of:=SUM([.O750];[.Q750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Vilsteren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2" office:value-type="float">
            <text:p>2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formula="of:=SUM([.N751];[.P751])" ns42:value-type="float" table:style-name="ce61" office:value-type="float" office:value="0">
            <text:p>0</text:p>
          </table:table-cell>
          <table:table-cell table:formula="of:=SUM([.O751];[.Q751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Emanuels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752];[.P752])" ns42:value-type="float" table:style-name="ce61" office:value-type="float" office:value="0">
            <text:p>0</text:p>
          </table:table-cell>
          <table:table-cell table:formula="of:=SUM([.O752];[.Q75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64" office:value-type="float">
            <text:p>364</text:p>
          </table:table-cell>
          <table:table-cell ns42:value-type="float" table:style-name="ce61" office:value="468" office:value-type="float">
            <text:p>46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2" office:value-type="float">
            <text:p>12</text:p>
          </table:table-cell>
          <table:table-cell table:formula="of:=SUM([.N753];[.P753])" ns42:value-type="float" table:style-name="ce61" office:value-type="float" office:value="390">
            <text:p>390</text:p>
          </table:table-cell>
          <table:table-cell table:formula="of:=SUM([.O753];[.Q753])" ns42:value-type="float" table:style-name="ce61" office:value-type="float" office:value="480">
            <text:p>480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33" office:value-type="float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Zwolle</text:p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ns42:value-type="string" table:style-name="ce34" office:value-type="string">
            <text:p>Kazerne: "de Ruiterstallen"</text:p>
          </table:table-cell>
          <table:table-cell ns42:value-type="string" table:style-name="ce41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54];[.P754])" ns42:value-type="float" table:style-name="ce61" office:value-type="float" office:value="25">
            <text:p>25</text:p>
          </table:table-cell>
          <table:table-cell table:formula="of:=SUM([.O754];[.Q754])" ns42:value-type="float" table:style-name="ce61" office:value-type="float" office:value="0">
            <text:p>0</text:p>
          </table:table-cell>
          <table:table-cell ns42:value-type="float" table:style-name="ce61" office:value="15" office:value-type="float">
            <text:p>1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Arrest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55];[.P755])" ns42:value-type="float" table:style-name="ce61" office:value-type="float" office:value="2">
            <text:p>2</text:p>
          </table:table-cell>
          <table:table-cell table:formula="of:=SUM([.O755];[.Q755])" ns42:value-type="float" table:style-name="ce61" office:value-type="float" office:value="4">
            <text:p>4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70" office:value-type="float">
            <text:p>670</text:p>
          </table:table-cell>
          <table:table-cell ns42:value-type="float" table:style-name="ce61" office:value="764" office:value-type="float">
            <text:p>76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756];[.P756])" ns42:value-type="float" table:style-name="ce61" office:value-type="float" office:value="689">
            <text:p>689</text:p>
          </table:table-cell>
          <table:table-cell table:formula="of:=SUM([.O756];[.Q756])" ns42:value-type="float" table:style-name="ce61" office:value-type="float" office:value="777">
            <text:p>7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Buitengasthuis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757];[.P757])" ns42:value-type="float" table:style-name="ce61" office:value-type="float" office:value="28">
            <text:p>28</text:p>
          </table:table-cell>
          <table:table-cell table:formula="of:=SUM([.O757];[.Q757])" ns42:value-type="float" table:style-name="ce61" office:value-type="float" office:value="35">
            <text:p>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Weeshuis der Chr. Ger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758];[.P758])" ns42:value-type="float" table:style-name="ce61" office:value-type="float" office:value="5">
            <text:p>5</text:p>
          </table:table-cell>
          <table:table-cell table:formula="of:=SUM([.O758];[.Q75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Hôtel "de Zeven Provinciën"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759];[.P759])" ns42:value-type="float" table:style-name="ce61" office:value-type="float" office:value="8">
            <text:p>8</text:p>
          </table:table-cell>
          <table:table-cell table:formula="of:=SUM([.O759];[.Q759])" ns42:value-type="float" table:style-name="ce61" office:value-type="float" office:value="9">
            <text:p>9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648" office:value-type="float">
            <text:p>648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1477" office:value-type="float">
            <text:p>1477</text:p>
          </table:table-cell>
          <table:table-cell ns42:value-type="float" table:style-name="ce61" office:value="1461" office:value-type="float">
            <text:p>146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6" office:value-type="float">
            <text:p>16</text:p>
          </table:table-cell>
          <table:table-cell table:formula="of:=SUM([.N760];[.P760])" ns42:value-type="float" table:style-name="ce61" office:value-type="float" office:value="1504">
            <text:p>1504</text:p>
          </table:table-cell>
          <table:table-cell table:formula="of:=SUM([.O760];[.Q760])" ns42:value-type="float" table:style-name="ce61" office:value-type="float" office:value="1477">
            <text:p>147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11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ude Mannen- en Vrouwenhuis van het Gem. Armbest. der N.H. gemeente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table:formula="of:=SUM([.N761];[.P761])" ns42:value-type="float" table:style-name="ce61" office:value-type="float" office:value="14">
            <text:p>14</text:p>
          </table:table-cell>
          <table:table-cell table:formula="of:=SUM([.O761];[.Q761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style-name="ce61" table:number-columns-repeated="2"/>
          <table:table-cell ns42:value-type="float" table:style-name="ce61" office:value="644" office:value-type="float">
            <text:p>644</text:p>
          </table:table-cell>
          <table:table-cell ns42:value-type="float" table:style-name="ce61" office:value="672" office:value-type="float">
            <text:p>67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6" office:value-type="float">
            <text:p>16</text:p>
          </table:table-cell>
          <table:table-cell table:formula="of:=SUM([.N762];[.P762])" ns42:value-type="float" table:style-name="ce61" office:value-type="float" office:value="659">
            <text:p>659</text:p>
          </table:table-cell>
          <table:table-cell table:formula="of:=SUM([.O762];[.Q762])" ns42:value-type="float" table:style-name="ce61" office:value-type="float" office:value="688">
            <text:p>68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023" office:value-type="float">
            <text:p>102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3" office:value-type="float">
            <text:p>2253</text:p>
          </table:table-cell>
          <table:table-cell ns42:value-type="float" table:style-name="ce61" office:value="2200" office:value-type="float">
            <text:p>2200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19" office:value-type="float">
            <text:p>19</text:p>
          </table:table-cell>
          <table:table-cell table:formula="of:=SUM([.N763];[.P763])" ns42:value-type="float" table:style-name="ce61" office:value-type="float" office:value="2298">
            <text:p>2298</text:p>
          </table:table-cell>
          <table:table-cell table:formula="of:=SUM([.O763];[.Q763])" ns42:value-type="float" table:style-name="ce61" office:value-type="float" office:value="2219">
            <text:p>2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</table:table-cell>
          <table:table-cell table:style-name="ce28"/>
          <table:table-cell ns42:value-type="float" table:style-name="ce53" office:value="188" office:value-type="float">
            <text:p>18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ns42:value-type="float" table:style-name="ce61" office:value="419" office:value-type="float">
            <text:p>419</text:p>
          </table:table-cell>
          <table:table-cell ns42:value-type="float" table:style-name="ce61" office:value="395" office:value-type="float">
            <text:p>39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764];[.P764])" ns42:value-type="float" table:style-name="ce61" office:value-type="float" office:value="428">
            <text:p>428</text:p>
          </table:table-cell>
          <table:table-cell table:formula="of:=SUM([.O764];[.Q764])" ns42:value-type="float" table:style-name="ce61" office:value-type="float" office:value="402">
            <text:p>4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7" office:value-type="float">
            <text:p>57</text:p>
          </table:table-cell>
          <table:table-cell table:style-name="ce61"/>
          <table:table-cell ns42:value-type="float" table:style-name="ce61" office:value="43" office:value-type="float">
            <text:p>43</text:p>
          </table:table-cell>
          <table:table-cell ns42:value-type="float" table:style-name="ce61" office:value="47" office:value-type="float">
            <text:p>47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57" office:value-type="float">
            <text:p>57</text:p>
          </table:table-cell>
          <table:table-cell table:formula="of:=SUM([.N765];[.P765])" ns42:value-type="float" table:style-name="ce61" office:value-type="float" office:value="112">
            <text:p>112</text:p>
          </table:table-cell>
          <table:table-cell table:formula="of:=SUM([.O765];[.Q765])" ns42:value-type="float" table:style-name="ce61" office:value-type="float" office:value="104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5" office:value-type="float">
            <text:p>3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2"/>
          <table:table-cell table:formula="of:=SUM([.N766];[.P766])" ns42:value-type="float" table:style-name="ce61" office:value-type="float" office:value="35">
            <text:p>35</text:p>
          </table:table-cell>
          <table:table-cell table:formula="of:=SUM([.O766];[.Q766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</table:table-cell>
          <table:table-cell table:style-name="ce20" table:number-columns-repeated="2"/>
          <table:table-cell ns42:value-type="string" table:style-name="ce20" office:value-type="string">
            <text:p>Wijk L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69" office:value-type="float">
            <text:p>69</text:p>
          </table:table-cell>
          <table:table-cell table:style-name="ce60"/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767];[.P767])" ns42:value-type="float" table:style-name="ce61" office:value-type="float" office:value="146">
            <text:p>146</text:p>
          </table:table-cell>
          <table:table-cell table:formula="of:=SUM([.O767];[.Q767])" ns42:value-type="float" table:style-name="ce61" office:value-type="float" office:value="137">
            <text:p>13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</table:table-cell>
          <table:table-cell table:style-name="ce20" table:number-columns-repeated="2"/>
          <table:table-cell ns42:value-type="string" table:style-name="ce20" office:value-type="string">
            <text:p>Wijk M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2" office:value="6" office:value-type="float">
            <text:p>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" office:value-type="float">
            <text:p>15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768];[.P768])" ns42:value-type="float" table:style-name="ce61" office:value-type="float" office:value="15">
            <text:p>15</text:p>
          </table:table-cell>
          <table:table-cell table:formula="of:=SUM([.O768];[.Q76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</table:table-cell>
          <table:table-cell table:style-name="ce20" table:number-columns-repeated="2"/>
          <table:table-cell ns42:value-type="string" table:style-name="ce20" office:value-type="string">
            <text:p>Wijk N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58" office:value-type="float">
            <text:p>158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69];[.P769])" ns42:value-type="float" table:style-name="ce61" office:value-type="float" office:value="161">
            <text:p>161</text:p>
          </table:table-cell>
          <table:table-cell table:formula="of:=SUM([.O769];[.Q769])" ns42:value-type="float" table:style-name="ce61" office:value-type="float" office:value="160">
            <text:p>1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Haersoltenhuis</text:p>
          </table:table-cell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70];[.P770])" ns42:value-type="float" table:style-name="ce61" office:value-type="float" office:value="0">
            <text:p>0</text:p>
          </table:table-cell>
          <table:table-cell table:formula="of:=SUM([.O770];[.Q770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4" office:value-type="float">
            <text:p>134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formula="of:=SUM([.N771];[.P771])" ns42:value-type="float" table:style-name="ce61" office:value-type="float" office:value="135">
            <text:p>135</text:p>
          </table:table-cell>
          <table:table-cell table:formula="of:=SUM([.O771];[.Q77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</table:table-cell>
          <table:table-cell table:style-name="ce20" table:number-columns-repeated="2"/>
          <table:table-cell ns42:value-type="string" table:style-name="ce20" office:value-type="string">
            <text:p>Wijk P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484" office:value-type="float">
            <text:p>484</text:p>
          </table:table-cell>
          <table:table-cell ns42:value-type="float" table:style-name="ce61" office:value="479" office:value-type="float">
            <text:p>47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9" office:value-type="float">
            <text:p>9</text:p>
          </table:table-cell>
          <table:table-cell table:formula="of:=SUM([.N772];[.P772])" ns42:value-type="float" table:style-name="ce61" office:value-type="float" office:value="488">
            <text:p>488</text:p>
          </table:table-cell>
          <table:table-cell table:formula="of:=SUM([.O772];[.Q772])" ns42:value-type="float" table:style-name="ce61" office:value-type="float" office:value="488">
            <text:p>48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Buiten d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kom</text:p>
          </table:table-cell>
          <table:table-cell table:style-name="ce28"/>
          <table:table-cell table:formula="of:=SUM([.I732:.I765])" ns42:value-type="float" table:style-name="ce53" office:value-type="float" office:value="3987">
            <text:p>3987</text:p>
          </table:table-cell>
          <table:table-cell table:formula="of:=SUM([.J732:.J765])" ns42:value-type="float" table:style-name="ce61" office:value-type="float" office:value="59">
            <text:p>59</text:p>
          </table:table-cell>
          <table:table-cell table:formula="of:=SUM([.K732:.K765])" ns42:value-type="float" table:style-name="ce61" office:value-type="float" office:value="14">
            <text:p>14</text:p>
          </table:table-cell>
          <table:table-cell table:formula="of:=SUM([.L732:.L765])" ns42:value-type="float" table:style-name="ce61" office:value-type="float" office:value="57">
            <text:p>57</text:p>
          </table:table-cell>
          <table:table-cell table:formula="of:=SUM([.M732:.M765])" ns42:value-type="float" table:style-name="ce61" office:value-type="float" office:value="0">
            <text:p>0</text:p>
          </table:table-cell>
          <table:table-cell table:formula="of:=SUM([.N732:.N765])" ns42:value-type="float" table:style-name="ce61" office:value-type="float" office:value="9577">
            <text:p>9577</text:p>
          </table:table-cell>
          <table:table-cell table:formula="of:=SUM([.O732:.O765])" ns42:value-type="float" table:style-name="ce61" office:value-type="float" office:value="10541">
            <text:p>10541</text:p>
          </table:table-cell>
          <table:table-cell table:formula="of:=SUM([.P732:.P765])" ns42:value-type="float" table:style-name="ce61" office:value-type="float" office:value="381">
            <text:p>381</text:p>
          </table:table-cell>
          <table:table-cell table:formula="of:=SUM([.Q732:.Q765])" ns42:value-type="float" table:style-name="ce61" office:value-type="float" office:value="277">
            <text:p>277</text:p>
          </table:table-cell>
          <table:table-cell table:formula="of:=SUM([.R732:.R765])" ns42:value-type="float" table:style-name="ce61" office:value-type="float" office:value="9958">
            <text:p>9958</text:p>
          </table:table-cell>
          <table:table-cell table:formula="of:=SUM([.S732:.S765])" ns42:value-type="float" table:style-name="ce61" office:value-type="float" office:value="10818">
            <text:p>10818</text:p>
          </table:table-cell>
          <table:table-cell table:formula="of:=SUM([.T732:.T765])" ns42:value-type="float" table:style-name="ce61" office:value-type="float" office:value="344">
            <text:p>344</text:p>
          </table:table-cell>
          <table:table-cell table:formula="of:=SUM([.U732:.U765])" ns42:value-type="float" table:style-name="ce76" office:value-type="float" office:value="226">
            <text:p>2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buiten de kom</text:p>
          </table:table-cell>
          <table:table-cell table:style-name="ce45"/>
          <table:table-cell table:formula="of:=SUM([.I766:.I773])" ns42:value-type="float" table:style-name="ce53" office:value-type="float" office:value="386">
            <text:p>386</text:p>
          </table:table-cell>
          <table:table-cell table:formula="of:=SUM([.J766:.J773])" ns42:value-type="float" table:style-name="ce61" office:value-type="float" office:value="22">
            <text:p>22</text:p>
          </table:table-cell>
          <table:table-cell table:formula="of:=SUM([.K766:.K773])" ns42:value-type="float" table:style-name="ce61" office:value-type="float" office:value="0">
            <text:p>0</text:p>
          </table:table-cell>
          <table:table-cell table:formula="of:=SUM([.L766:.L773])" ns42:value-type="float" table:style-name="ce61" office:value-type="float" office:value="6">
            <text:p>6</text:p>
          </table:table-cell>
          <table:table-cell table:formula="of:=SUM([.M766:.M773])" ns42:value-type="float" table:style-name="ce61" office:value-type="float" office:value="0">
            <text:p>0</text:p>
          </table:table-cell>
          <table:table-cell table:formula="of:=SUM([.N766:.N773])" ns42:value-type="float" table:style-name="ce61" office:value-type="float" office:value="990">
            <text:p>990</text:p>
          </table:table-cell>
          <table:table-cell table:formula="of:=SUM([.O766:.O773])" ns42:value-type="float" table:style-name="ce61" office:value-type="float" office:value="956">
            <text:p>956</text:p>
          </table:table-cell>
          <table:table-cell table:formula="of:=SUM([.P766:.P773])" ns42:value-type="float" table:style-name="ce61" office:value-type="float" office:value="9">
            <text:p>9</text:p>
          </table:table-cell>
          <table:table-cell table:formula="of:=SUM([.Q766:.Q773])" ns42:value-type="float" table:style-name="ce61" office:value-type="float" office:value="16">
            <text:p>16</text:p>
          </table:table-cell>
          <table:table-cell table:formula="of:=SUM([.R766:.R773])" ns42:value-type="float" table:style-name="ce61" office:value-type="float" office:value="999">
            <text:p>999</text:p>
          </table:table-cell>
          <table:table-cell table:formula="of:=SUM([.S766:.S773])" ns42:value-type="float" table:style-name="ce61" office:value-type="float" office:value="972">
            <text:p>972</text:p>
          </table:table-cell>
          <table:table-cell table:formula="of:=SUM([.T766:.T773])" ns42:value-type="float" table:style-name="ce61" office:value-type="float" office:value="5">
            <text:p>5</text:p>
          </table:table-cell>
          <table:table-cell table:formula="of:=SUM([.U766:.U77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774:.I775])" ns42:value-type="float" table:style-name="ce53" office:value-type="float" office:value="4373">
            <text:p>4373</text:p>
          </table:table-cell>
          <table:table-cell table:formula="of:=SUM([.J774:.J775])" ns42:value-type="float" table:style-name="ce61" office:value-type="float" office:value="81">
            <text:p>81</text:p>
          </table:table-cell>
          <table:table-cell table:formula="of:=SUM([.K774:.K775])" ns42:value-type="float" table:style-name="ce61" office:value-type="float" office:value="14">
            <text:p>14</text:p>
          </table:table-cell>
          <table:table-cell table:formula="of:=SUM([.L774:.L775])" ns42:value-type="float" table:style-name="ce61" office:value-type="float" office:value="63">
            <text:p>63</text:p>
          </table:table-cell>
          <table:table-cell table:formula="of:=SUM([.M774:.M775])" ns42:value-type="float" table:style-name="ce61" office:value-type="float" office:value="0">
            <text:p>0</text:p>
          </table:table-cell>
          <table:table-cell table:formula="of:=SUM([.N774:.N775])" ns42:value-type="float" table:style-name="ce61" office:value-type="float" office:value="10567">
            <text:p>10567</text:p>
          </table:table-cell>
          <table:table-cell table:formula="of:=SUM([.O774:.O775])" ns42:value-type="float" table:style-name="ce61" office:value-type="float" office:value="11497">
            <text:p>11497</text:p>
          </table:table-cell>
          <table:table-cell table:formula="of:=SUM([.P774:.P775])" ns42:value-type="float" table:style-name="ce61" office:value-type="float" office:value="390">
            <text:p>390</text:p>
          </table:table-cell>
          <table:table-cell table:formula="of:=SUM([.Q774:.Q775])" ns42:value-type="float" table:style-name="ce61" office:value-type="float" office:value="293">
            <text:p>293</text:p>
          </table:table-cell>
          <table:table-cell table:formula="of:=SUM([.R774:.R775])" ns42:value-type="float" table:style-name="ce61" office:value-type="float" office:value="10957">
            <text:p>10957</text:p>
          </table:table-cell>
          <table:table-cell table:formula="of:=SUM([.S774:.S775])" ns42:value-type="float" table:style-name="ce61" office:value-type="float" office:value="11790">
            <text:p>11790</text:p>
          </table:table-cell>
          <table:table-cell table:formula="of:=SUM([.T774:.T775])" ns42:value-type="float" table:style-name="ce61" office:value-type="float" office:value="349">
            <text:p>349</text:p>
          </table:table-cell>
          <table:table-cell table:formula="of:=SUM([.U774:.U775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Zwolle</text:p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6" table:style-name="ce61" table:number-columns-repeated="4" office:value-type="float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Algemeen totaal der bevolking</text:p>
          </table:table-cell>
          <table:table-cell table:style-name="ce28"/>
          <table:table-cell table:formula="of:=SUM([.I776:.I777])" ns42:value-type="float" table:style-name="ce53" office:value-type="float" office:value="4373">
            <text:p>4373</text:p>
          </table:table-cell>
          <table:table-cell table:formula="of:=SUM([.J776:.J777])" ns42:value-type="float" table:style-name="ce61" office:value-type="float" office:value="81">
            <text:p>81</text:p>
          </table:table-cell>
          <table:table-cell table:formula="of:=SUM([.K776:.K777])" ns42:value-type="float" table:style-name="ce61" office:value-type="float" office:value="14">
            <text:p>14</text:p>
          </table:table-cell>
          <table:table-cell table:formula="of:=SUM([.L776:.L777])" ns42:value-type="float" table:style-name="ce61" office:value-type="float" office:value="63">
            <text:p>63</text:p>
          </table:table-cell>
          <table:table-cell table:formula="of:=SUM([.M776:.M777])" ns42:value-type="float" table:style-name="ce61" office:value-type="float" office:value="0">
            <text:p>0</text:p>
          </table:table-cell>
          <table:table-cell table:formula="of:=SUM([.N776:.N777])" ns42:value-type="float" table:style-name="ce61" office:value-type="float" office:value="10567">
            <text:p>10567</text:p>
          </table:table-cell>
          <table:table-cell table:formula="of:=SUM([.O776:.O777])" ns42:value-type="float" table:style-name="ce61" office:value-type="float" office:value="11497">
            <text:p>11497</text:p>
          </table:table-cell>
          <table:table-cell table:formula="of:=SUM([.P776:.P777])" ns42:value-type="float" table:style-name="ce61" office:value-type="float" office:value="396">
            <text:p>396</text:p>
          </table:table-cell>
          <table:table-cell table:formula="of:=SUM([.Q776:.Q777])" ns42:value-type="float" table:style-name="ce61" office:value-type="float" office:value="299">
            <text:p>299</text:p>
          </table:table-cell>
          <table:table-cell table:formula="of:=SUM([.R776:.R777])" ns42:value-type="float" table:style-name="ce61" office:value-type="float" office:value="10963">
            <text:p>10963</text:p>
          </table:table-cell>
          <table:table-cell table:formula="of:=SUM([.S776:.S777])" ns42:value-type="float" table:style-name="ce61" office:value-type="float" office:value="11796">
            <text:p>11796</text:p>
          </table:table-cell>
          <table:table-cell table:formula="of:=SUM([.T776:.T777])" ns42:value-type="float" table:style-name="ce61" office:value-type="float" office:value="349">
            <text:p>349</text:p>
          </table:table-cell>
          <table:table-cell table:formula="of:=SUM([.U776:.U777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ijdelijk aanwezige schepen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9" office:value-type="float">
            <text:p>119</text:p>
          </table:table-cell>
          <table:table-cell table:style-name="ce61" table:number-columns-repeated="7"/>
          <table:table-cell ns42:value-type="float" table:style-name="ce61" office:value="264" office:value-type="float">
            <text:p>264</text:p>
          </table:table-cell>
          <table:table-cell ns42:value-type="float" table:style-name="ce76" office:value="230" office:value-type="float">
            <text:p>2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Cellemuid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2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Roebollige hoe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 table:number-columns-repeated="2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Hasselterdij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45" office:value-type="float">
            <text:p>45</text:p>
          </table:table-cell>
          <table:table-cell ns42:value-type="float" table:style-name="ce61" office:value="40" office:value-type="float">
            <text:p>4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Genne overwaters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table:style-name="ce61" table:number-columns-repeated="2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 table:number-columns-repeated="2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53" office:value-type="float">
            <text:p>53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 table:number-columns-repeated="2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edijk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is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's Heerenbr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West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230" office:value-type="float">
            <text:p>230</text:p>
          </table:table-cell>
          <table:table-cell ns42:value-type="float" table:style-name="ce61" office:value="196" office:value-type="float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Voo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46" office:value-type="float">
            <text:p>14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Spoold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5" office:value-type="float">
            <text:p>7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77" office:value-type="float">
            <text:p>177</text:p>
          </table:table-cell>
          <table:table-cell ns42:value-type="float" table:style-name="ce61" office:value="178" office:value-type="float">
            <text:p>178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Schell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6" office:value-type="float">
            <text:p>66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68" office:value-type="float">
            <text:p>68</text:p>
          </table:table-cell>
          <table:table-cell ns42:value-type="float" table:style-name="ce61" office:value="69" office:value-type="float">
            <text:p>69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Oldene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Harculo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table:style-name="ce61" table:number-columns-repeated="2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Windeshei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table:style-name="ce61" table:number-columns-repeated="4"/>
          <table:table-cell ns42:value-type="float" table:style-name="ce61" office:value="171" office:value-type="float">
            <text:p>171</text:p>
          </table:table-cell>
          <table:table-cell ns42:value-type="float" table:style-name="ce61" office:value="170" office:value-type="float">
            <text:p>170</text:p>
          </table:table-cell>
          <table:table-cell table:style-name="ce61"/>
          <table:table-cell ns42:value-type="float" table:style-name="ce61" office:value="6" office:value-type="float">
            <text:p>6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176" office:value-type="float">
            <text:p>1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Hoo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table:style-name="ce61" table:number-columns-repeated="4"/>
          <table:table-cell ns42:value-type="float" office:value="77" table:style-name="ce61" table:number-columns-repeated="2" office:value-type="float">
            <text:p>77</text:p>
          </table:table-cell>
          <table:table-cell table:style-name="ce61" table:number-columns-repeated="2"/>
          <table:table-cell ns42:value-type="float" office:value="77" table:style-name="ce61" table:number-columns-repeated="2" office:value-type="float">
            <text:p>7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Laa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table:style-name="ce61" office:value="28" office:value-type="float">
            <text:p>28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Ittersu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160" office:value-type="float">
            <text:p>160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Zalné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0" office:value-type="float">
            <text:p>90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91" office:value-type="float">
            <text:p>91</text:p>
          </table:table-cell>
          <table:table-cell ns42:value-type="float" table:style-name="ce61" office:value="74" office:value-type="float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Wijthm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Herf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8" office:value-type="float">
            <text:p>68</text:p>
          </table:table-cell>
          <table:table-cell ns42:value-type="float" table:style-name="ce61" office:value="60" office:value-type="float">
            <text:p>6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9" office:value-type="float">
            <text:p>69</text:p>
          </table:table-cell>
          <table:table-cell ns42:value-type="float" table:style-name="ce61" office:value="60" office:value-type="float">
            <text:p>60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Berkummer Veld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8" office:value-type="float">
            <text:p>118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04" office:value-type="float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Berkummer Poepers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table:style-name="ce61" table:number-columns-repeated="4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table:style-name="ce61" table:number-columns-repeated="2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Berkummer Bruggen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table:style-name="ce61" table:number-columns-repeated="4"/>
          <table:table-cell ns42:value-type="float" table:style-name="ce61" office:value="99" office:value-type="float">
            <text:p>99</text:p>
          </table:table-cell>
          <table:table-cell ns42:value-type="float" table:style-name="ce61" office:value="85" office:value-type="float">
            <text:p>85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Berkummer Brink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1" office:value-type="float">
            <text:p>61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Lang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 table:number-columns-repeated="2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Hae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33" office:value-type="float">
            <text:p>133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Genn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95" office:value-type="float">
            <text:p>95</text:p>
          </table:table-cell>
          <table:table-cell ns42:value-type="float" table:style-name="ce61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97" office:value-type="float">
            <text:p>97</text:p>
          </table:table-cell>
          <table:table-cell ns42:value-type="float" table:style-name="ce61" office:value="70" office:value-type="float">
            <text:p>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Holt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</table:table-cell>
          <table:table-cell table:style-name="ce20"/>
          <table:table-cell ns42:value-type="string" table:style-name="ce20" office:value-type="string">
            <text:p>Buurtschap Streuk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table:style-name="ce61" table:number-columns-repeated="4"/>
          <table:table-cell ns42:value-type="float" table:style-name="ce61" office:value="105" office:value-type="float">
            <text:p>105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06" office:value-type="float">
            <text:p>106</text:p>
          </table:table-cell>
          <table:table-cell ns42:value-type="float" table:style-name="ce61" office:value="87" office:value-type="float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780:.I812])" ns42:value-type="float" table:style-name="ce53" office:value-type="float" office:value="1063">
            <text:p>1063</text:p>
          </table:table-cell>
          <table:table-cell table:formula="of:=SUM([.J780:.J812])" ns42:value-type="float" table:style-name="ce61" office:value-type="float" office:value="25">
            <text:p>25</text:p>
          </table:table-cell>
          <table:table-cell table:formula="of:=SUM([.K780:.K812])" ns42:value-type="float" table:style-name="ce61" office:value-type="float" office:value="1">
            <text:p>1</text:p>
          </table:table-cell>
          <table:table-cell table:formula="of:=SUM([.L780:.L812])" ns42:value-type="float" table:style-name="ce61" office:value-type="float" office:value="0">
            <text:p>0</text:p>
          </table:table-cell>
          <table:table-cell table:formula="of:=SUM([.M780:.M812])" ns42:value-type="float" table:style-name="ce61" office:value-type="float" office:value="0">
            <text:p>0</text:p>
          </table:table-cell>
          <table:table-cell table:formula="of:=SUM([.N780:.N812])" ns42:value-type="float" table:style-name="ce61" office:value-type="float" office:value="2955">
            <text:p>2955</text:p>
          </table:table-cell>
          <table:table-cell table:formula="of:=SUM([.O780:.O812])" ns42:value-type="float" table:style-name="ce61" office:value-type="float" office:value="2642">
            <text:p>2642</text:p>
          </table:table-cell>
          <table:table-cell table:formula="of:=SUM([.P780:.P812])" ns42:value-type="float" table:style-name="ce61" office:value-type="float" office:value="34">
            <text:p>34</text:p>
          </table:table-cell>
          <table:table-cell table:formula="of:=SUM([.Q780:.Q812])" ns42:value-type="float" table:style-name="ce61" office:value-type="float" office:value="27">
            <text:p>27</text:p>
          </table:table-cell>
          <table:table-cell table:formula="of:=SUM([.R780:.R812])" ns42:value-type="float" table:style-name="ce61" office:value-type="float" office:value="2989">
            <text:p>2989</text:p>
          </table:table-cell>
          <table:table-cell table:formula="of:=SUM([.S780:.S812])" ns42:value-type="float" table:style-name="ce61" office:value-type="float" office:value="2669">
            <text:p>2669</text:p>
          </table:table-cell>
          <table:table-cell table:formula="of:=SUM([.T780:.T812])" ns42:value-type="float" table:style-name="ce61" office:value-type="float" office:value="26">
            <text:p>26</text:p>
          </table:table-cell>
          <table:table-cell table:formula="of:=SUM([.U780:.U81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12">
          <table:table-cell ns42:value-type="string" table:style-name="ce10" office:value-type="string">
            <text:p>Zwollerkarspel</text:p>
          </table:table-cell>
          <table:table-cell table:style-name="ce22" table:number-columns-repeated="4"/>
          <table:table-cell table:style-name="ce36"/>
          <table:table-cell ns42:value-type="string" table:style-name="ce43" office:value-type="string">
            <text:p>Tijdelijk aanwezige schepen</text:p>
          </table:table-cell>
          <table:table-cell table:style-name="ce28"/>
          <table:table-cell table:style-name="ce54"/>
          <table:table-cell table:style-name="ce62" table:number-columns-repeated="3"/>
          <table:table-cell ns42:value-type="float" table:style-name="ce62" office:value="9" office:value-type="float">
            <text:p>9</text:p>
          </table:table-cell>
          <table:table-cell table:style-name="ce62" table:number-columns-repeated="6"/>
          <table:table-cell ns42:value-type="float" table:style-name="ce62" office:value="14" office:value-type="float">
            <text:p>14</text:p>
          </table:table-cell>
          <table:table-cell ns42:value-type="float" table:style-name="ce77" office:value="12" office:value-type="float">
            <text:p>12</text:p>
          </table:table-cell>
          <table:table-cell ns42:value-type="string" table:style-name="ce86" office:value-type="string">
            <text:p>VT</text:p>
          </table:table-cell>
          <table:table-cell ns42:value-type="string" table:style-name="ce92" office:value-type="string">
            <text:p>1879_02_H1</text:p>
          </table:table-cell>
          <table:table-cell ns42:value-type="float" table:style-name="ce92" office:value="22" office:value-type="float">
            <text:p>22</text:p>
          </table:table-cell>
          <table:table-cell ns42:value-type="float" table:style-name="ce92" office:value="23" office:value-type="float">
            <text:p>23</text:p>
          </table:table-cell>
          <table:table-cell ns42:value-type="string" table:style-name="ce96" office:value-type="string">
            <text:p>Overijssel</text:p>
          </table:table-cell>
          <table:table-cell ns42:value-type="string" table:style-name="ce103" office:value-type="string">
            <text:p>34_0265</text:p>
          </table:table-cell>
          <table:table-cell table:style-name="ce25" table:number-columns-repeated="997"/>
        </table:table-row>
        <table:table-row table:style-name="ro2" table:number-rows-repeated="4">
          <table:table-cell table:style-name="ce11"/>
          <table:table-cell table:style-name="ce23" table:number-columns-repeated="4"/>
          <table:table-cell table:style-name="ce11" table:number-columns-repeated="2"/>
          <table:table-cell table:number-columns-repeated="1017"/>
        </table:table-row>
        <table:table-row table:style-name="ro2" table:number-rows-repeated="10477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cell-range-address="$Overijssel.$A$13:.$AA$814" table:name="Excel_BuiltIn__FilterDatabase" table:base-cell-address="$Overijssel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1190.55pt" fo:margin-left="53.86pt" style:num-format="1" style:print-orientation="landscape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49:26.1599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0:25:26</meta:creation-date>
    <dc:date>2015-03-26T15:54:53.826954000</dc:date>
    <meta:editing-duration>PT5M27S</meta:editing-duration>
    <meta:editing-cycles>1</meta:editing-cycles>
    <meta:document-statistic meta:object-count="0" meta:cell-count="14613" meta:table-count="1"/>
    <meta:generator>ODFPY/1.3.5</meta:generator>
  </office:meta>
</office:document-meta>
</file>